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mic Sans MS1" svg:font-family="'Comic Sans MS'"/>
    <style:font-face style:name="Georgia" svg:font-family="Georgia"/>
    <style:font-face style:name="Comic Sans MS" svg:font-family="'Comic Sans MS'" style:font-family-generic="scrip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2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" style:family="paragraph" style:parent-style-name="Standard">
      <style:paragraph-properties fo:margin-left="0in" fo:margin-right="0in" fo:margin-top="0in" fo:margin-bottom="0in" fo:line-height="115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5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6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7" style:family="paragraph" style:parent-style-name="Standard">
      <style:paragraph-properties fo:margin-left="0in" fo:margin-right="0in" fo:margin-top="0in" fo:margin-bottom="0in" fo:line-height="115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8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9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</style:style>
    <style:style style:name="P10" style:family="paragraph" style:parent-style-name="Standard">
      <style:paragraph-properties fo:margin-left="0.25in" fo:margin-right="0in" fo:text-indent="0in" style:auto-text-indent="false" fo:break-before="auto" fo:break-after="auto" style:writing-mode="lr-tb"/>
    </style:style>
    <style:style style:name="P11" style:family="paragraph" style:parent-style-name="Standard">
      <style:paragraph-properties fo:margin-left="0.5in" fo:margin-right="0in" fo:text-indent="0in" style:auto-text-indent="false" fo:break-before="auto" fo:break-after="auto" style:writing-mode="lr-tb"/>
    </style:style>
    <style:style style:name="P12" style:family="paragraph" style:parent-style-name="Standard">
      <style:paragraph-properties fo:margin-left="0.5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13" style:family="paragraph" style:parent-style-name="Standard">
      <style:paragraph-properties fo:margin-left="0.5in" fo:margin-right="0in" fo:margin-top="0in" fo:margin-bottom="0in" fo:line-height="115%" fo:text-align="start" style:justify-single-word="false" fo:text-indent="0in" style:auto-text-indent="false" fo:break-before="auto" fo:break-after="auto" style:writing-mode="lr-tb"/>
      <style:text-properties fo:font-weight="bold" style:font-weight-asian="bold" style:font-weight-complex="bold"/>
    </style:style>
    <style:style style:name="P14" style:family="paragraph" style:parent-style-name="Standard">
      <style:paragraph-properties fo:margin-left="1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15" style:family="paragraph" style:parent-style-name="Standard" style:master-page-name="Standard">
      <style:paragraph-properties fo:margin-left="0in" fo:margin-right="0in" fo:margin-top="0in" fo:margin-bottom="0in" fo:line-height="115%" fo:text-align="start" style:justify-single-word="false" fo:text-indent="0in" style:auto-text-indent="false" style:page-number="auto" fo:break-before="auto" fo:break-after="auto" style:writing-mode="lr-tb"/>
    </style:style>
    <style:style style:name="P16" style:family="paragraph" style:parent-style-name="Standard" style:list-style-name="LS1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17" style:family="paragraph" style:parent-style-name="Standard" style:list-style-name="LS2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18" style:family="paragraph" style:parent-style-name="Standard" style:list-style-name="LS3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19" style:family="paragraph" style:parent-style-name="Standard" style:list-style-name="LS4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20" style:family="paragraph" style:parent-style-name="Standard" style:list-style-name="LS5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21" style:family="paragraph" style:parent-style-name="Standard" style:list-style-name="LS6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22" style:family="paragraph" style:parent-style-name="Standard" style:list-style-name="LS17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23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" style:family="paragraph" style:parent-style-name="Standard" style:list-style-name="LS1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" style:family="paragraph" style:parent-style-name="Standard" style:list-style-name="LS3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" style:family="paragraph" style:parent-style-name="Standard" style:list-style-name="LS5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7" style:family="paragraph" style:parent-style-name="Standard" style:list-style-name="LS1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28" style:family="paragraph" style:parent-style-name="Standard" style:list-style-name="LS3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29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page" style:writing-mode="lr-tb"/>
      <style:text-properties fo:color="#00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30" style:family="paragraph" style:parent-style-name="Standard" style:list-style-name="LS7">
      <style:paragraph-properties fo:margin-top="0in" fo:margin-bottom="0in" fo:break-before="auto" fo:break-after="auto" style:writing-mode="lr-tb"/>
    </style:style>
    <style:style style:name="P31" style:family="paragraph" style:parent-style-name="Standard" style:list-style-name="LS8">
      <style:paragraph-properties fo:margin-top="0in" fo:margin-bottom="0in" fo:break-before="auto" fo:break-after="auto" style:writing-mode="lr-tb"/>
    </style:style>
    <style:style style:name="P32" style:family="paragraph" style:parent-style-name="Standard" style:list-style-name="LS9">
      <style:paragraph-properties fo:margin-top="0in" fo:margin-bottom="0in" fo:break-before="auto" fo:break-after="auto" style:writing-mode="lr-tb"/>
    </style:style>
    <style:style style:name="P33" style:family="paragraph" style:parent-style-name="Standard" style:list-style-name="LS10">
      <style:paragraph-properties fo:margin-top="0in" fo:margin-bottom="0in" fo:break-before="auto" fo:break-after="auto" style:writing-mode="lr-tb"/>
    </style:style>
    <style:style style:name="P34" style:family="paragraph" style:parent-style-name="Standard" style:list-style-name="LS11">
      <style:paragraph-properties fo:margin-top="0in" fo:margin-bottom="0in" fo:break-before="auto" fo:break-after="auto" style:writing-mode="lr-tb"/>
    </style:style>
    <style:style style:name="P35" style:family="paragraph" style:parent-style-name="Standard" style:list-style-name="LS12">
      <style:paragraph-properties fo:margin-top="0in" fo:margin-bottom="0in" fo:break-before="auto" fo:break-after="auto" style:writing-mode="lr-tb"/>
    </style:style>
    <style:style style:name="P36" style:family="paragraph" style:parent-style-name="Standard" style:list-style-name="LS13">
      <style:paragraph-properties fo:margin-top="0in" fo:margin-bottom="0in" fo:break-before="auto" fo:break-after="auto" style:writing-mode="lr-tb"/>
    </style:style>
    <style:style style:name="P37" style:family="paragraph" style:parent-style-name="Standard" style:list-style-name="LS14">
      <style:paragraph-properties fo:margin-top="0in" fo:margin-bottom="0in" fo:break-before="auto" fo:break-after="auto" style:writing-mode="lr-tb"/>
    </style:style>
    <style:style style:name="P38" style:family="paragraph" style:parent-style-name="Standard" style:list-style-name="LS15">
      <style:paragraph-properties fo:margin-top="0in" fo:margin-bottom="0in" fo:break-before="auto" fo:break-after="auto" style:writing-mode="lr-tb"/>
    </style:style>
    <style:style style:name="P39" style:family="paragraph" style:parent-style-name="Standard" style:list-style-name="LS16">
      <style:paragraph-properties fo:margin-top="0in" fo:margin-bottom="0in" fo:break-before="auto" fo:break-after="auto" style:writing-mode="lr-tb"/>
    </style:style>
    <style:style style:name="P40" style:family="paragraph" style:parent-style-name="Standard">
      <style:paragraph-properties fo:margin-left="0.5in" fo:margin-right="0in" fo:margin-top="0in" fo:margin-bottom="0in" fo:line-height="115%" fo:text-align="start" style:justify-single-word="false" fo:text-indent="0in" style:auto-text-indent="false" fo:break-before="auto" fo:break-after="auto" style:writing-mode="lr-tb"/>
      <style:text-properties fo:font-weight="bold" style:font-weight-asian="bold" style:font-weight-complex="bold"/>
    </style:style>
    <style:style style:name="P41" style:family="paragraph" style:parent-style-name="Heading_20_1">
      <style:paragraph-properties fo:margin-left="0in" fo:margin-right="0in" fo:margin-top="0.3335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42" style:family="paragraph" style:parent-style-name="Heading_20_1">
      <style:paragraph-properties fo:margin-left="0in" fo:margin-right="0in" fo:margin-top="0.3335in" fo:margin-bottom="0in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43" style:family="paragraph" style:parent-style-name="Heading_20_1">
      <style:paragraph-properties fo:margin-left="0in" fo:margin-right="0in" fo:margin-top="0.3335in" fo:margin-bottom="0.0835in" fo:line-height="115%" fo:text-align="start" style:justify-single-word="false" fo:text-indent="0in" style:auto-text-indent="false" fo:break-before="page" style:writing-mode="lr-tb"/>
    </style:style>
    <style:style style:name="P44" style:family="paragraph" style:parent-style-name="Heading_20_2">
      <style:paragraph-properties fo:margin-left="0in" fo:margin-right="0in" fo:margin-top="0.25in" fo:margin-bottom="0.0555in" fo:line-height="115%" fo:text-align="start" style:justify-single-word="false" fo:text-indent="0in" style:auto-text-indent="false" fo:break-before="auto" fo:break-after="auto" style:writing-mode="lr-tb"/>
    </style:style>
    <style:style style:name="P45" style:family="paragraph" style:parent-style-name="Heading_20_2">
      <style:paragraph-properties fo:margin-left="0in" fo:margin-right="0in" fo:margin-top="0.25in" fo:margin-bottom="0.0555in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46" style:family="paragraph" style:parent-style-name="Heading_20_2">
      <style:paragraph-properties fo:margin-left="0in" fo:margin-right="0in" fo:margin-top="0.25in" fo:margin-bottom="0.0555in" fo:line-height="115%" fo:text-align="start" style:justify-single-word="false" fo:text-indent="0in" style:auto-text-indent="false" fo:break-before="page" style:writing-mode="lr-tb"/>
    </style:style>
    <style:style style:name="P47" style:family="paragraph" style:parent-style-name="Heading_20_2">
      <style:paragraph-properties fo:margin-left="0in" fo:margin-right="0in" fo:margin-top="0.25in" fo:margin-bottom="0in" fo:line-height="115%" fo:text-align="start" style:justify-single-word="false" fo:text-indent="0in" style:auto-text-indent="false" fo:break-before="page" style:writing-mode="lr-tb"/>
      <style:text-properties fo:color="#00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48" style:family="paragraph" style:parent-style-name="Heading_20_2">
      <style:paragraph-properties fo:margin-left="0in" fo:margin-right="0in" fo:margin-top="0.25in" fo:margin-bottom="0in" fo:line-height="115%" fo:text-align="start" style:justify-single-word="false" fo:text-indent="0in" style:auto-text-indent="false" fo:break-before="auto" fo:break-after="auto" style:writing-mode="lr-tb"/>
    </style:style>
    <style:style style:name="T1" style:family="text">
      <style:text-properties fo:color="#000099" style:text-line-through-style="none" style:font-name="Arial" fo:font-size="11pt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" style:family="text">
      <style:text-properties fo:color="#00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6" style:family="text">
      <style:text-properties fo:color="#000000" style:text-line-through-style="none" style:font-name="Arial" fo:font-size="11pt" fo:font-style="italic" style:text-underline-style="solid" style:text-underline-width="auto" style:text-underline-color="font-color" fo:font-weight="bold" style:font-name-asian="Arial" style:font-size-asian="11pt" style:font-style-asian="italic" style:font-weight-asian="bold" style:font-name-complex="Arial" style:font-size-complex="11pt" style:font-style-complex="italic" style:font-weight-complex="bold"/>
    </style:style>
    <style:style style:name="T7" style:family="text"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8" style:family="text">
      <style:text-properties fo:color="#000000" style:text-line-through-style="none" style:font-name="Arial" fo:font-size="11pt" fo:font-style="italic" style:text-underline-style="none" fo:font-weight="bold" style:font-name-asian="Arial" style:font-size-asian="11pt" style:font-style-asian="italic" style:font-weight-asian="bold" style:font-name-complex="Arial" style:font-size-complex="11pt" style:font-style-complex="italic" style:font-weight-complex="bold"/>
    </style:style>
    <style:style style:name="T9" style:family="text">
      <style:text-properties fo:color="#000000" style:text-line-through-style="none" style:font-name="Arial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10" style:family="text">
      <style:text-properties fo:color="#999999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10"><text:a xlink:type="simple" xlink:href="#h.o1jixhn6iy1p"><text:span text:style-name="T1">Ongoing</text:span></text:a></text:p>
      <text:p text:style-name="P11"><text:a xlink:type="simple" xlink:href="#h.b1afit-a3k4pb"><text:span text:style-name="T1">Tasks</text:span></text:a></text:p>
      <text:p text:style-name="P11"><text:a xlink:type="simple" xlink:href="#h.dr6yofonl276"><text:span text:style-name="T1">Implementation</text:span></text:a></text:p>
      <text:p text:style-name="P11"><text:a xlink:type="simple" xlink:href="#h.2n4nqxtlstvv"><text:span text:style-name="T1">Ideas</text:span></text:a></text:p>
      <text:p text:style-name="P11"><text:a xlink:type="simple" xlink:href="#h.g3yrcs94h9kd"><text:span text:style-name="T1">Disks</text:span></text:a><text:a xlink:type="simple" xlink:href="#h.g3yrcs94h9kd"><text:span text:style-name="T1"> </text:span></text:a><text:a xlink:type="simple" xlink:href="#h.g3yrcs94h9kd"><text:span text:style-name="T1">in</text:span></text:a><text:a xlink:type="simple" xlink:href="#h.g3yrcs94h9kd"><text:span text:style-name="T1"> </text:span></text:a><text:a xlink:type="simple" xlink:href="#h.g3yrcs94h9kd"><text:span text:style-name="T1">Simulations</text:span></text:a></text:p>
      <text:p text:style-name="P11"><text:a xlink:type="simple" xlink:href="#h.gnzpt36lr3v"><text:span text:style-name="T1">H</text:span></text:a><text:a xlink:type="simple" xlink:href="#h.gnzpt36lr3v"><text:span text:style-name="T1">2</text:span></text:a><text:a xlink:type="simple" xlink:href="#h.gnzpt36lr3v"><text:span text:style-name="T1">SF</text:span></text:a></text:p>
      <text:p text:style-name="P11"><text:a xlink:type="simple" xlink:href="#h.unbxzkugp71g"><text:span text:style-name="T1">how</text:span></text:a><text:a xlink:type="simple" xlink:href="#h.unbxzkugp71g"><text:span text:style-name="T1"> </text:span></text:a><text:a xlink:type="simple" xlink:href="#h.unbxzkugp71g"><text:span text:style-name="T1">much</text:span></text:a><text:a xlink:type="simple" xlink:href="#h.unbxzkugp71g"><text:span text:style-name="T1"> </text:span></text:a><text:a xlink:type="simple" xlink:href="#h.unbxzkugp71g"><text:span text:style-name="T1">mass</text:span></text:a><text:a xlink:type="simple" xlink:href="#h.unbxzkugp71g"><text:span text:style-name="T1"> </text:span></text:a><text:a xlink:type="simple" xlink:href="#h.unbxzkugp71g"><text:span text:style-name="T1">is</text:span></text:a><text:a xlink:type="simple" xlink:href="#h.unbxzkugp71g"><text:span text:style-name="T1"> </text:span></text:a><text:a xlink:type="simple" xlink:href="#h.unbxzkugp71g"><text:span text:style-name="T1">in</text:span></text:a><text:a xlink:type="simple" xlink:href="#h.unbxzkugp71g"><text:span text:style-name="T1"> </text:span></text:a><text:a xlink:type="simple" xlink:href="#h.unbxzkugp71g"><text:span text:style-name="T1">the</text:span></text:a><text:a xlink:type="simple" xlink:href="#h.unbxzkugp71g"><text:span text:style-name="T1"> </text:span></text:a><text:a xlink:type="simple" xlink:href="#h.unbxzkugp71g"><text:span text:style-name="T1">hot</text:span></text:a><text:a xlink:type="simple" xlink:href="#h.unbxzkugp71g"><text:span text:style-name="T1"> </text:span></text:a><text:a xlink:type="simple" xlink:href="#h.unbxzkugp71g"><text:span text:style-name="T1">phase</text:span></text:a><text:a xlink:type="simple" xlink:href="#h.unbxzkugp71g"><text:span text:style-name="T1">?</text:span></text:a></text:p>
      <text:p text:style-name="P11"><text:a xlink:type="simple" xlink:href="#h.kv73m180fr3j"><text:span text:style-name="T1">The</text:span></text:a><text:a xlink:type="simple" xlink:href="#h.kv73m180fr3j"><text:span text:style-name="T1"> </text:span></text:a><text:a xlink:type="simple" xlink:href="#h.kv73m180fr3j"><text:span text:style-name="T1">Galactic</text:span></text:a><text:a xlink:type="simple" xlink:href="#h.kv73m180fr3j"><text:span text:style-name="T1"> </text:span></text:a><text:a xlink:type="simple" xlink:href="#h.kv73m180fr3j"><text:span text:style-name="T1">Fountain</text:span></text:a><text:a xlink:type="simple" xlink:href="#h.kv73m180fr3j"><text:span text:style-name="T1"> </text:span></text:a><text:a xlink:type="simple" xlink:href="#h.kv73m180fr3j"><text:span text:style-name="T1">in</text:span></text:a><text:a xlink:type="simple" xlink:href="#h.kv73m180fr3j"><text:span text:style-name="T1"> </text:span></text:a><text:a xlink:type="simple" xlink:href="#h.kv73m180fr3j"><text:span text:style-name="T1">order</text:span></text:a><text:a xlink:type="simple" xlink:href="#h.kv73m180fr3j"><text:span text:style-name="T1"> </text:span></text:a><text:a xlink:type="simple" xlink:href="#h.kv73m180fr3j"><text:span text:style-name="T1">to</text:span></text:a><text:a xlink:type="simple" xlink:href="#h.kv73m180fr3j"><text:span text:style-name="T1"> </text:span></text:a><text:a xlink:type="simple" xlink:href="#h.kv73m180fr3j"><text:span text:style-name="T1">understand</text:span></text:a><text:a xlink:type="simple" xlink:href="#h.kv73m180fr3j"><text:span text:style-name="T1"> </text:span></text:a><text:a xlink:type="simple" xlink:href="#h.kv73m180fr3j"><text:span text:style-name="T1">feedback</text:span></text:a><text:a xlink:type="simple" xlink:href="#h.kv73m180fr3j"><text:span text:style-name="T1"> </text:span></text:a><text:a xlink:type="simple" xlink:href="#h.kv73m180fr3j"><text:span text:style-name="T1">simulations</text:span></text:a></text:p>
      <text:p text:style-name="P10"><text:a xlink:type="simple" xlink:href="#h.puvfqw7v0l9o"><text:span text:style-name="T1">Games</text:span></text:a><text:a xlink:type="simple" xlink:href="#h.puvfqw7v0l9o"><text:span text:style-name="T1">: </text:span></text:a><text:a xlink:type="simple" xlink:href="#h.puvfqw7v0l9o"><text:span text:style-name="T1">Semi</text:span></text:a><text:a xlink:type="simple" xlink:href="#h.puvfqw7v0l9o"><text:span text:style-name="T1">-</text:span></text:a><text:a xlink:type="simple" xlink:href="#h.puvfqw7v0l9o"><text:span text:style-name="T1">Analytic</text:span></text:a><text:a xlink:type="simple" xlink:href="#h.puvfqw7v0l9o"><text:span text:style-name="T1"> + </text:span></text:a><text:a xlink:type="simple" xlink:href="#h.puvfqw7v0l9o"><text:span text:style-name="T1">Computational</text:span></text:a></text:p>
      <text:p text:style-name="P11"><text:a xlink:type="simple" xlink:href="#h.bvchy2lxibwz"><text:span text:style-name="T1">Accretion</text:span></text:a><text:a xlink:type="simple" xlink:href="#h.bvchy2lxibwz"><text:span text:style-name="T1"> </text:span></text:a><text:a xlink:type="simple" xlink:href="#h.bvchy2lxibwz"><text:span text:style-name="T1">and</text:span></text:a><text:a xlink:type="simple" xlink:href="#h.bvchy2lxibwz"><text:span text:style-name="T1"> </text:span></text:a><text:a xlink:type="simple" xlink:href="#h.bvchy2lxibwz"><text:span text:style-name="T1">Growth</text:span></text:a><text:a xlink:type="simple" xlink:href="#h.bvchy2lxibwz"><text:span text:style-name="T1"> </text:span></text:a><text:a xlink:type="simple" xlink:href="#h.bvchy2lxibwz"><text:span text:style-name="T1">of</text:span></text:a><text:a xlink:type="simple" xlink:href="#h.bvchy2lxibwz"><text:span text:style-name="T1"> </text:span></text:a><text:a xlink:type="simple" xlink:href="#h.bvchy2lxibwz"><text:span text:style-name="T1">the</text:span></text:a><text:a xlink:type="simple" xlink:href="#h.bvchy2lxibwz"><text:span text:style-name="T1"> </text:span></text:a><text:a xlink:type="simple" xlink:href="#h.bvchy2lxibwz"><text:span text:style-name="T1">Blue</text:span></text:a><text:a xlink:type="simple" xlink:href="#h.bvchy2lxibwz"><text:span text:style-name="T1">/</text:span></text:a><text:a xlink:type="simple" xlink:href="#h.bvchy2lxibwz"><text:span text:style-name="T1">Red</text:span></text:a><text:a xlink:type="simple" xlink:href="#h.bvchy2lxibwz"><text:span text:style-name="T1"> </text:span></text:a><text:a xlink:type="simple" xlink:href="#h.bvchy2lxibwz"><text:span text:style-name="T1">clouds</text:span></text:a></text:p>
      <text:p text:style-name="P11"><text:a xlink:type="simple" xlink:href="#h.c7iguek8vjj6"><text:span text:style-name="T1">Metallicity</text:span></text:a><text:a xlink:type="simple" xlink:href="#h.c7iguek8vjj6"><text:span text:style-name="T1"> </text:span></text:a><text:a xlink:type="simple" xlink:href="#h.c7iguek8vjj6"><text:span text:style-name="T1">predictions</text:span></text:a></text:p>
      <text:p text:style-name="P11"><text:a xlink:type="simple" xlink:href="#h.j9kzdab22244"><text:span text:style-name="T1">Exploring</text:span></text:a><text:a xlink:type="simple" xlink:href="#h.j9kzdab22244"><text:span text:style-name="T1"> </text:span></text:a><text:a xlink:type="simple" xlink:href="#h.j9kzdab22244"><text:span text:style-name="T1">Star</text:span></text:a><text:a xlink:type="simple" xlink:href="#h.j9kzdab22244"><text:span text:style-name="T1"> </text:span></text:a><text:a xlink:type="simple" xlink:href="#h.j9kzdab22244"><text:span text:style-name="T1">Formation</text:span></text:a><text:a xlink:type="simple" xlink:href="#h.j9kzdab22244"><text:span text:style-name="T1"> </text:span></text:a><text:a xlink:type="simple" xlink:href="#h.j9kzdab22244"><text:span text:style-name="T1">Efficiency</text:span></text:a><text:a xlink:type="simple" xlink:href="#h.j9kzdab22244"><text:span text:style-name="T1"> </text:span></text:a><text:a xlink:type="simple" xlink:href="#h.j9kzdab22244"><text:span text:style-name="T1">and</text:span></text:a><text:a xlink:type="simple" xlink:href="#h.j9kzdab22244"><text:span text:style-name="T1"> </text:span></text:a><text:a xlink:type="simple" xlink:href="#h.j9kzdab22244"><text:span text:style-name="T1">Thresholds</text:span></text:a></text:p>
      <text:p text:style-name="P11"><text:a xlink:type="simple" xlink:href="#h.nvhj3pvy34uy"><text:span text:style-name="T1">Reproduce</text:span></text:a><text:a xlink:type="simple" xlink:href="#h.nvhj3pvy34uy"><text:span text:style-name="T1"> </text:span></text:a><text:a xlink:type="simple" xlink:href="#h.nvhj3pvy34uy"><text:span text:style-name="T1">high</text:span></text:a><text:a xlink:type="simple" xlink:href="#h.nvhj3pvy34uy"><text:span text:style-name="T1"> </text:span></text:a><text:a xlink:type="simple" xlink:href="#h.nvhj3pvy34uy"><text:span text:style-name="T1">gas</text:span></text:a><text:a xlink:type="simple" xlink:href="#h.nvhj3pvy34uy"><text:span text:style-name="T1"> </text:span></text:a><text:a xlink:type="simple" xlink:href="#h.nvhj3pvy34uy"><text:span text:style-name="T1">densities</text:span></text:a><text:a xlink:type="simple" xlink:href="#h.nvhj3pvy34uy"><text:span text:style-name="T1"> </text:span></text:a><text:a xlink:type="simple" xlink:href="#h.nvhj3pvy34uy"><text:span text:style-name="T1">seen</text:span></text:a><text:a xlink:type="simple" xlink:href="#h.nvhj3pvy34uy"><text:span text:style-name="T1"> </text:span></text:a><text:a xlink:type="simple" xlink:href="#h.nvhj3pvy34uy"><text:span text:style-name="T1">in</text:span></text:a><text:a xlink:type="simple" xlink:href="#h.nvhj3pvy34uy"><text:span text:style-name="T1"> </text:span></text:a><text:a xlink:type="simple" xlink:href="#h.nvhj3pvy34uy"><text:span text:style-name="T1">submm</text:span></text:a><text:a xlink:type="simple" xlink:href="#h.nvhj3pvy34uy"><text:span text:style-name="T1"> </text:span></text:a><text:a xlink:type="simple" xlink:href="#h.nvhj3pvy34uy"><text:span text:style-name="T1">galaxies</text:span></text:a></text:p>
      <text:p text:style-name="P11"><text:a xlink:type="simple" xlink:href="#h.nvhj3pvy34uy"><text:span text:style-name="T1">Reproduce</text:span></text:a><text:a xlink:type="simple" xlink:href="#h.nvhj3pvy34uy"><text:span text:style-name="T1"> </text:span></text:a><text:a xlink:type="simple" xlink:href="#h.nvhj3pvy34uy"><text:span text:style-name="T1">Observed</text:span></text:a><text:a xlink:type="simple" xlink:href="#h.nvhj3pvy34uy"><text:span text:style-name="T1"> </text:span></text:a><text:a xlink:type="simple" xlink:href="#h.nvhj3pvy34uy"><text:span text:style-name="T1">Velocity</text:span></text:a><text:a xlink:type="simple" xlink:href="#h.nvhj3pvy34uy"><text:span text:style-name="T1"> </text:span></text:a><text:a xlink:type="simple" xlink:href="#h.nvhj3pvy34uy"><text:span text:style-name="T1">Dispersion</text:span></text:a><text:a xlink:type="simple" xlink:href="#h.nvhj3pvy34uy"><text:span text:style-name="T1"> </text:span></text:a><text:a xlink:type="simple" xlink:href="#h.nvhj3pvy34uy"><text:span text:style-name="T1">in</text:span></text:a><text:a xlink:type="simple" xlink:href="#h.nvhj3pvy34uy"><text:span text:style-name="T1"> </text:span></text:a><text:a xlink:type="simple" xlink:href="#h.nvhj3pvy34uy"><text:span text:style-name="T1">Disks</text:span></text:a><text:a xlink:type="simple" xlink:href="#h.nvhj3pvy34uy"><text:span text:style-name="T1">?</text:span></text:a></text:p>
      <text:p text:style-name="P10"><text:a xlink:type="simple" xlink:href="#h.z9drmx7cie2x"><text:span text:style-name="T1">Simulation</text:span></text:a><text:a xlink:type="simple" xlink:href="#h.z9drmx7cie2x"><text:span text:style-name="T1"> </text:span></text:a><text:a xlink:type="simple" xlink:href="#h.z9drmx7cie2x"><text:span text:style-name="T1">Bugs</text:span></text:a></text:p>
      <text:p text:style-name="P11"><text:a xlink:type="simple" xlink:href="#h.48hexbl4s1un"><text:span text:style-name="T1">Central</text:span></text:a><text:a xlink:type="simple" xlink:href="#h.48hexbl4s1un"><text:span text:style-name="T1"> </text:span></text:a><text:a xlink:type="simple" xlink:href="#h.48hexbl4s1un"><text:span text:style-name="T1">Spike</text:span></text:a></text:p>
      <text:p text:style-name="P11"><text:a xlink:type="simple" xlink:href="#h.8ubnmewueyto"><text:span text:style-name="T1">Chaos</text:span></text:a></text:p>
      <text:p text:style-name="P2"/>
      <text:h text:style-name="P41" text:outline-level="10"><text:bookmark-start text:name="h.h7hgs7np39no"/><text:bookmark-end text:name="h.h7hgs7np39no"/></text:h>
      <text:h text:style-name="P42" text:outline-level="10"><text:bookmark-start text:name="h.o1jixhn6iy1p"/>Ongoing<text:bookmark-end text:name="h.o1jixhn6iy1p"/></text:h>
      <text:h text:style-name="P45" text:outline-level="10"><text:bookmark-start text:name="h.b1afit-a3k4pb"/>Tasks<text:bookmark-end text:name="h.b1afit-a3k4pb"/></text:h>
      <text:p text:style-name="P2"/>
      <text:list xml:id="list64013706" text:style-name="LS1">
        <text:list-item>
          <text:p text:style-name="P16"><text:span text:style-name="T4">maybe</text:span><text:span text:style-name="T4"> </text:span><text:span text:style-name="T4">observations</text:span><text:span text:style-name="T4"> </text:span><text:span text:style-name="T4">of</text:span><text:span text:style-name="T4"> </text:span><text:span text:style-name="T4">bursty</text:span><text:span text:style-name="T4"> </text:span><text:span text:style-name="T4">dwarfs</text:span><text:span text:style-name="T4"> </text:span><text:span text:style-name="T4">were</text:span><text:span text:style-name="T4"> </text:span><text:span text:style-name="T4">tidally</text:span><text:span text:style-name="T4"> </text:span><text:span text:style-name="T4">affected</text:span><text:span text:style-name="T4">? </text:span><text:span text:style-name="T4">take</text:span><text:span text:style-name="T4"> </text:span><text:span text:style-name="T4">the</text:span><text:span text:style-name="T4"> </text:span><text:span text:style-name="T4">red</text:span><text:span text:style-name="T4"> </text:span><text:span text:style-name="T4">dwarfs</text:span><text:span text:style-name="T4"> </text:span><text:span text:style-name="T4">and</text:span><text:span text:style-name="T4"> </text:span><text:span text:style-name="T4">look</text:span><text:span text:style-name="T4"> </text:span><text:span text:style-name="T4">at</text:span><text:span text:style-name="T4"> </text:span><text:span text:style-name="T4">Halpha</text:span><text:span text:style-name="T4"> </text:span><text:span text:style-name="T4">to</text:span><text:span text:style-name="T4"> </text:span><text:span text:style-name="T4">resolve</text:span><text:span text:style-name="T4"> </text:span><text:span text:style-name="T4">Haines</text:span><text:span text:style-name="T4">/</text:span><text:span text:style-name="T4">Wang</text:span><text:span text:style-name="T4"> </text:span><text:span text:style-name="T4">small</text:span><text:span text:style-name="T4"> </text:span><text:span text:style-name="T4">disagreement</text:span><text:span text:style-name="T4"> (10% </text:span><text:span text:style-name="T4">vs</text:span><text:span text:style-name="T4"> 0%).</text:span></text:p>
        </text:list-item>
        <text:list-item>
          <text:p text:style-name="P24"/>
        </text:list-item>
        <text:list-item>
          <text:p text:style-name="P24">RaP</text:p>
          <text:list>
            <text:list-item>
              <text:p text:style-name="P16"><text:span text:style-name="T4">Young</text:span><text:span text:style-name="T4"> </text:span><text:span text:style-name="T4">stars</text:span><text:span text:style-name="T4"> </text:span><text:span text:style-name="T4">compared</text:span><text:span text:style-name="T4"> </text:span><text:span text:style-name="T4">to</text:span><text:span text:style-name="T4"> </text:span><text:span text:style-name="T4">radiation</text:span><text:span text:style-name="T4"> </text:span><text:span text:style-name="T4">field</text:span><text:span text:style-name="T4">. </text:span></text:p>
              <text:list>
                <text:list-item>
                  <text:p text:style-name="P16"><text:span text:style-name="T4">Smooth</text:span><text:span text:style-name="T4"> </text:span><text:span text:style-name="T4">on</text:span><text:span text:style-name="T4"> </text:span><text:span text:style-name="T4">cell</text:span><text:span text:style-name="T4"> </text:span><text:span text:style-name="T4">scale</text:span><text:span text:style-name="T4">?</text:span></text:p>
                </text:list-item>
              </text:list>
            </text:list-item>
            <text:list-item>
              <text:p text:style-name="P16"><text:span text:style-name="T4">Why</text:span><text:span text:style-name="T4"> </text:span><text:span text:style-name="T4">do</text:span><text:span text:style-name="T4"> </text:span><text:span text:style-name="T4">Nick</text:span><text:span text:style-name="T4">'</text:span><text:span text:style-name="T4">s</text:span><text:span text:style-name="T4"> </text:span><text:span text:style-name="T4">runs</text:span><text:span text:style-name="T4"> </text:span><text:span text:style-name="T4">hit</text:span><text:span text:style-name="T4"> </text:span><text:span text:style-name="T4">CFL</text:span><text:span text:style-name="T4">?</text:span></text:p>
              <text:list>
                <text:list-item>
                  <text:p text:style-name="P16"><text:span text:style-name="T4">tracer</text:span><text:span text:style-name="T4"> </text:span><text:span text:style-name="T4">particles</text:span><text:span text:style-name="T4"> </text:span><text:span text:style-name="T4">inserted</text:span><text:span text:style-name="T4"> </text:span><text:span text:style-name="T4">when</text:span><text:span text:style-name="T4"> </text:span><text:span text:style-name="T4">young</text:span><text:span text:style-name="T4"> </text:span><text:span text:style-name="T4">stars</text:span><text:span text:style-name="T4"> </text:span><text:span text:style-name="T4">are</text:span><text:span text:style-name="T4"> </text:span><text:span text:style-name="T4">born</text:span><text:span text:style-name="T4">? </text:span><text:span text:style-name="T4">How</text:span><text:span text:style-name="T4"> </text:span><text:span text:style-name="T4">fast</text:span><text:span text:style-name="T4"> </text:span><text:span text:style-name="T4">are</text:span><text:span text:style-name="T4"> </text:span><text:span text:style-name="T4">winds</text:span><text:span text:style-name="T4"> </text:span><text:span text:style-name="T4">being</text:span><text:span text:style-name="T4"> </text:span><text:span text:style-name="T4">launched</text:span><text:span text:style-name="T4">?</text:span></text:p>
                </text:list-item>
              </text:list>
            </text:list-item>
            <text:list-item>
              <text:p text:style-name="P16"><text:span text:style-name="T4">Modify</text:span><text:span text:style-name="T4"> </text:span><text:span text:style-name="T4">Nick</text:span><text:span text:style-name="T4">'</text:span><text:span text:style-name="T4">s</text:span><text:span text:style-name="T4"> </text:span><text:span text:style-name="T4">stuff</text:span><text:span text:style-name="T4"> </text:span><text:span text:style-name="T4">to</text:span><text:span text:style-name="T4"> </text:span><text:span text:style-name="T4">Andrey</text:span><text:span text:style-name="T4">'</text:span><text:span text:style-name="T4">s</text:span><text:span text:style-name="T4"> </text:span><text:span text:style-name="T4">parametrization</text:span></text:p>
            </text:list-item>
          </text:list>
        </text:list-item>
        <text:list-item>
          <text:p text:style-name="P16"><text:span text:style-name="T4">galaxies</text:span><text:span text:style-name="T4"> </text:span><text:span text:style-name="T4">forming</text:span><text:span text:style-name="T4"> </text:span><text:span text:style-name="T4">a</text:span><text:span text:style-name="T4"> </text:span><text:span text:style-name="T4">significant</text:span><text:span text:style-name="T4"> </text:span><text:span text:style-name="T4">mass</text:span><text:span text:style-name="T4"> </text:span><text:span text:style-name="T4">at</text:span><text:span text:style-name="T4"> </text:span><text:span text:style-name="T4">higher</text:span><text:span text:style-name="T4"> </text:span><text:span text:style-name="T4">z</text:span><text:span text:style-name="T4"> </text:span><text:span text:style-name="T4">are</text:span><text:span text:style-name="T4"> </text:span><text:span text:style-name="T4">ALL</text:span><text:span text:style-name="T4"> </text:span><text:span text:style-name="T4">ellipticals</text:span><text:span text:style-name="T4">.</text:span></text:p>
        </text:list-item>
        <text:list-item>
          <text:p text:style-name="P16"><text:span text:style-name="T4">-&gt;</text:span><text:span text:style-name="T4">the</text:span><text:span text:style-name="T4"> </text:span><text:span text:style-name="T4">mass</text:span><text:span text:style-name="T4"> </text:span><text:span text:style-name="T4">in</text:span><text:span text:style-name="T4"> </text:span><text:span text:style-name="T4">ellipticals</text:span><text:span text:style-name="T4"> </text:span><text:span text:style-name="T4">has</text:span><text:span text:style-name="T4"> </text:span><text:span text:style-name="T4">to</text:span><text:span text:style-name="T4"> </text:span><text:span text:style-name="T4">at</text:span><text:span text:style-name="T4"> </text:span><text:span text:style-name="T4">least</text:span><text:span text:style-name="T4"> </text:span><text:span text:style-name="T4">equal</text:span><text:span text:style-name="T4"> </text:span><text:span text:style-name="T4">the</text:span><text:span text:style-name="T4"> </text:span><text:span text:style-name="T4">integral</text:span><text:span text:style-name="T4"> </text:span><text:span text:style-name="T4">of</text:span><text:span text:style-name="T4"> </text:span><text:span text:style-name="T4">the</text:span><text:span text:style-name="T4"> </text:span><text:span text:style-name="T4">mass</text:span><text:span text:style-name="T4"> </text:span><text:span text:style-name="T4">function</text:span><text:span text:style-name="T4"> </text:span><text:span text:style-name="T4">at</text:span><text:span text:style-name="T4"> </text:span><text:span text:style-name="T4">z</text:span><text:span text:style-name="T4">=2...</text:span></text:p>
        </text:list-item>
        <text:list-item>
          <text:p text:style-name="P16"><text:span text:style-name="T4">fun</text:span><text:span text:style-name="T4"> </text:span></text:p>
          <text:list>
            <text:list-item>
              <text:p text:style-name="P16"><text:span text:style-name="T4">fix</text:span><text:span text:style-name="T4"> </text:span><text:span text:style-name="T4">werk</text:span><text:span text:style-name="T4"> </text:span><text:span text:style-name="T4">points</text:span><text:span text:style-name="T4"> </text:span></text:p>
            </text:list-item>
            <text:list-item>
              <text:p text:style-name="P24"/>
            </text:list-item>
            <text:list-item>
              <text:p text:style-name="P16"><text:span text:style-name="T4">remedy</text:span><text:span text:style-name="T4"> </text:span><text:span text:style-name="T4">hod</text:span><text:span text:style-name="T4">/</text:span><text:span text:style-name="T4">direct</text:span><text:span text:style-name="T4"> </text:span><text:span text:style-name="T4">observations</text:span><text:span text:style-name="T4"> </text:span><text:span text:style-name="T4">differences</text:span><text:span text:style-name="T4"> (</text:span><text:span text:style-name="T4">Group</text:span><text:span text:style-name="T4"> </text:span><text:span text:style-name="T4">mass</text:span><text:span text:style-name="T4"> </text:span><text:span text:style-name="T4">centrals</text:span><text:span text:style-name="T4"> </text:span><text:span text:style-name="T4">v</text:span><text:span text:style-name="T4">. </text:span><text:span text:style-name="T4">satellites</text:span><text:span text:style-name="T4"> </text:span><text:span text:style-name="T4">and</text:span><text:span text:style-name="T4"> </text:span><text:span text:style-name="T4">high</text:span><text:span text:style-name="T4"> </text:span><text:span text:style-name="T4">stellar</text:span><text:span text:style-name="T4"> </text:span><text:span text:style-name="T4">mass</text:span><text:span text:style-name="T4"> </text:span><text:span text:style-name="T4">fraction</text:span><text:span text:style-name="T4">)</text:span></text:p>
            </text:list-item>
            <text:list-item>
              <text:p text:style-name="P24"/>
            </text:list-item>
            <text:list-item>
              <text:p text:style-name="P16"><text:span text:style-name="T4">is</text:span><text:span text:style-name="T4"> </text:span><text:span text:style-name="T4">FIR</text:span><text:span text:style-name="T4">/</text:span><text:span text:style-name="T4">Halpha</text:span><text:span text:style-name="T4"> </text:span><text:span text:style-name="T4">constant</text:span><text:span text:style-name="T4"> </text:span><text:span text:style-name="T4">with</text:span><text:span text:style-name="T4"> </text:span><text:span text:style-name="T4">SFR</text:span><text:span text:style-name="T4">? </text:span><text:span text:style-name="T4">Or</text:span><text:span text:style-name="T4"> </text:span><text:span text:style-name="T4">does</text:span><text:span text:style-name="T4"> </text:span><text:span text:style-name="T4">it</text:span><text:span text:style-name="T4"> </text:span><text:span text:style-name="T4">also</text:span><text:span text:style-name="T4"> </text:span><text:span text:style-name="T4">evolve</text:span><text:span text:style-name="T4"> </text:span><text:span text:style-name="T4">with</text:span><text:span text:style-name="T4"> </text:span><text:span text:style-name="T4">z</text:span><text:span text:style-name="T4">,</text:span><text:span text:style-name="T4">M</text:span><text:span text:style-name="T4">*?</text:span></text:p>
            </text:list-item>
            <text:list-item>
              <text:p text:style-name="P24"/>
            </text:list-item>
            <text:list-item>
              <text:p text:style-name="P16"><text:span text:style-name="T4">Answer</text:span><text:span text:style-name="T4"> </text:span><text:span text:style-name="T4">by</text:span><text:span text:style-name="T4"> </text:span><text:span text:style-name="T4">calculating</text:span><text:span text:style-name="T4"> </text:span><text:span text:style-name="T4">expected</text:span><text:span text:style-name="T4"> </text:span><text:span text:style-name="T4">extinction</text:span><text:span text:style-name="T4"> </text:span><text:span text:style-name="T4">for</text:span><text:span text:style-name="T4"> </text:span><text:span text:style-name="T4">galaxies</text:span><text:span text:style-name="T4"> </text:span><text:span text:style-name="T4">at</text:span><text:span text:style-name="T4"> </text:span><text:span text:style-name="T4">higher</text:span><text:span text:style-name="T4"> </text:span><text:span text:style-name="T4">z</text:span><text:span text:style-name="T4">, </text:span><text:span text:style-name="T4">multiplying</text:span><text:span text:style-name="T4"> </text:span><text:span text:style-name="T4">that</text:span><text:span text:style-name="T4"> </text:span><text:span text:style-name="T4">by</text:span><text:span text:style-name="T4"> </text:span><text:span text:style-name="T4">the</text:span><text:span text:style-name="T4"> "</text:span><text:span text:style-name="T4">SFR</text:span><text:span text:style-name="T4"> </text:span><text:span text:style-name="T4">distribution</text:span><text:span text:style-name="T4"> </text:span><text:span text:style-name="T4">function</text:span><text:span text:style-name="T4">", </text:span><text:span text:style-name="T4">and</text:span><text:span text:style-name="T4"> </text:span><text:span text:style-name="T4">comparing</text:span><text:span text:style-name="T4"> </text:span><text:span text:style-name="T4">to</text:span><text:span text:style-name="T4"> </text:span><text:span text:style-name="T4">the</text:span><text:span text:style-name="T4"> </text:span><text:span text:style-name="T4">SFR</text:span><text:span text:style-name="T4"> </text:span><text:span text:style-name="T4">density</text:span><text:span text:style-name="T4"> </text:span><text:span text:style-name="T4">in</text:span><text:span text:style-name="T4"> </text:span><text:span text:style-name="T4">UV</text:span><text:span text:style-name="T4">/</text:span><text:span text:style-name="T4">FIR</text:span><text:span text:style-name="T4">.</text:span></text:p>
            </text:list-item>
            <text:list-item>
              <text:p text:style-name="P24"/>
            </text:list-item>
            <text:list-item>
              <text:p text:style-name="P16"><text:span text:style-name="T4">Weisz</text:span><text:span text:style-name="T4"> (</text:span><text:a xlink:type="simple" xlink:href="http://adsabs.harvard.edu/abs/2011arXiv1101.1301W"><text:span text:style-name="T1">http</text:span></text:a><text:a xlink:type="simple" xlink:href="http://adsabs.harvard.edu/abs/2011arXiv1101.1301W"><text:span text:style-name="T1">://</text:span></text:a><text:a xlink:type="simple" xlink:href="http://adsabs.harvard.edu/abs/2011arXiv1101.1301W"><text:span text:style-name="T1">adsabs</text:span></text:a><text:a xlink:type="simple" xlink:href="http://adsabs.harvard.edu/abs/2011arXiv1101.1301W"><text:span text:style-name="T1">.</text:span></text:a><text:a xlink:type="simple" xlink:href="http://adsabs.harvard.edu/abs/2011arXiv1101.1301W"><text:span text:style-name="T1">harvard</text:span></text:a><text:a xlink:type="simple" xlink:href="http://adsabs.harvard.edu/abs/2011arXiv1101.1301W"><text:span text:style-name="T1">.</text:span></text:a><text:a xlink:type="simple" xlink:href="http://adsabs.harvard.edu/abs/2011arXiv1101.1301W"><text:span text:style-name="T1">edu</text:span></text:a><text:a xlink:type="simple" xlink:href="http://adsabs.harvard.edu/abs/2011arXiv1101.1301W"><text:span text:style-name="T1">/</text:span></text:a><text:a xlink:type="simple" xlink:href="http://adsabs.harvard.edu/abs/2011arXiv1101.1301W"><text:span text:style-name="T1">abs</text:span></text:a><text:a xlink:type="simple" xlink:href="http://adsabs.harvard.edu/abs/2011arXiv1101.1301W"><text:span text:style-name="T1">/2011</text:span></text:a><text:a xlink:type="simple" xlink:href="http://adsabs.harvard.edu/abs/2011arXiv1101.1301W"><text:span text:style-name="T1">arXiv</text:span></text:a><text:a xlink:type="simple" xlink:href="http://adsabs.harvard.edu/abs/2011arXiv1101.1301W"><text:span text:style-name="T1">1101.1301</text:span></text:a><text:a xlink:type="simple" xlink:href="http://adsabs.harvard.edu/abs/2011arXiv1101.1301W"><text:span text:style-name="T1">W</text:span></text:a><text:span text:style-name="T4"> </text:span><text:span text:style-name="T4">Fig</text:span><text:span text:style-name="T4">. 4) </text:span><text:span text:style-name="T4">gives</text:span><text:span text:style-name="T4"> </text:span><text:span text:style-name="T4">dIrr</text:span><text:span text:style-name="T4">, </text:span><text:span text:style-name="T4">dtrans</text:span><text:span text:style-name="T4">, </text:span><text:span text:style-name="T4">dsph</text:span><text:span text:style-name="T4"> </text:span><text:span text:style-name="T4">counts</text:span><text:span text:style-name="T4"> </text:span><text:span text:style-name="T4">and</text:span><text:span text:style-name="T4"> </text:span><text:span text:style-name="T4">density</text:span><text:span text:style-name="T4"> ("</text:span><text:span text:style-name="T4">density</text:span><text:span text:style-name="T4">" </text:span><text:span text:style-name="T4">parameter</text:span><text:a xlink:type="simple" xlink:href="http://adsabs.harvard.edu/abs/2004AJ....127.2031K"><text:span text:style-name="T4"> </text:span></text:a><text:a xlink:type="simple" xlink:href="http://adsabs.harvard.edu/abs/2004AJ....127.2031K"><text:span text:style-name="T1">http</text:span></text:a><text:a xlink:type="simple" xlink:href="http://adsabs.harvard.edu/abs/2004AJ....127.2031K"><text:span text:style-name="T1">://</text:span></text:a><text:a xlink:type="simple" xlink:href="http://adsabs.harvard.edu/abs/2004AJ....127.2031K"><text:span text:style-name="T1">adsabs</text:span></text:a><text:a xlink:type="simple" xlink:href="http://adsabs.harvard.edu/abs/2004AJ....127.2031K"><text:span text:style-name="T1">.</text:span></text:a><text:a xlink:type="simple" xlink:href="http://adsabs.harvard.edu/abs/2004AJ....127.2031K"><text:span text:style-name="T1">harvard</text:span></text:a><text:a xlink:type="simple" xlink:href="http://adsabs.harvard.edu/abs/2004AJ....127.2031K"><text:span text:style-name="T1">.</text:span></text:a><text:a xlink:type="simple" xlink:href="http://adsabs.harvard.edu/abs/2004AJ....127.2031K"><text:span text:style-name="T1">edu</text:span></text:a><text:a xlink:type="simple" xlink:href="http://adsabs.harvard.edu/abs/2004AJ....127.2031K"><text:span text:style-name="T1">/</text:span></text:a><text:a xlink:type="simple" xlink:href="http://adsabs.harvard.edu/abs/2004AJ....127.2031K"><text:span text:style-name="T1">abs</text:span></text:a><text:a xlink:type="simple" xlink:href="http://adsabs.harvard.edu/abs/2004AJ....127.2031K"><text:span text:style-name="T1">/2004</text:span></text:a><text:a xlink:type="simple" xlink:href="http://adsabs.harvard.edu/abs/2004AJ....127.2031K"><text:span text:style-name="T1">AJ</text:span></text:a><text:a xlink:type="simple" xlink:href="http://adsabs.harvard.edu/abs/2004AJ....127.2031K"><text:span text:style-name="T1">....127.2031</text:span></text:a><text:a xlink:type="simple" xlink:href="http://adsabs.harvard.edu/abs/2004AJ....127.2031K"><text:span text:style-name="T1">K</text:span></text:a><text:span text:style-name="T4">).</text:span></text:p>
            </text:list-item>
            <text:list-item>
              <text:p text:style-name="P16"><text:span text:style-name="T4">dIrr</text:span><text:span text:style-name="T4"> -&gt; </text:span><text:span text:style-name="T4">dTrans</text:span><text:span text:style-name="T4"> -&gt; </text:span><text:span text:style-name="T4">dSph</text:span><text:span text:style-name="T4"> -&gt; ? </text:span><text:span text:style-name="T4">stripped</text:span><text:span text:style-name="T4">/</text:span><text:span text:style-name="T4">dead</text:span><text:span text:style-name="T4">.</text:span></text:p>
            </text:list-item>
            <text:list-item>
              <text:p text:style-name="P24"/>
            </text:list-item>
            <text:list-item>
              <text:p text:style-name="P16"><text:span text:style-name="T4">build</text:span><text:span text:style-name="T4"> </text:span><text:span text:style-name="T4">a</text:span><text:span text:style-name="T4"> </text:span><text:span text:style-name="T4">model</text:span><text:span text:style-name="T4"> </text:span><text:span text:style-name="T4">for</text:span><text:span text:style-name="T4"> </text:span><text:span text:style-name="T4">the</text:span><text:span text:style-name="T4"> </text:span><text:span text:style-name="T4">dust</text:span><text:span text:style-name="T4"> </text:span><text:span text:style-name="T4">life</text:span><text:span text:style-name="T4"> </text:span><text:span text:style-name="T4">cycle</text:span></text:p>
            </text:list-item>
            <text:list-item>
              <text:p text:style-name="P24"/>
            </text:list-item>
            <text:list-item>
              <text:p text:style-name="P16"><text:span text:style-name="T4">take</text:span><text:span text:style-name="T4"> </text:span><text:span text:style-name="T4">a</text:span><text:span text:style-name="T4"> (</text:span><text:span text:style-name="T4">KS</text:span><text:span text:style-name="T4"> </text:span><text:span text:style-name="T4">relation</text:span><text:span text:style-name="T4">+</text:span><text:span text:style-name="T4">gas</text:span><text:span text:style-name="T4"> </text:span><text:span text:style-name="T4">density</text:span><text:span text:style-name="T4">) + </text:span><text:span text:style-name="T4">tau</text:span><text:span text:style-name="T4">_</text:span><text:span text:style-name="T4">ir</text:span><text:span text:style-name="T4"> + </text:span><text:span text:style-name="T4">clumping</text:span><text:span text:style-name="T4"> </text:span><text:span text:style-name="T4">factor</text:span><text:span text:style-name="T4"> + (</text:span><text:span text:style-name="T4">stellar</text:span><text:span text:style-name="T4"> </text:span><text:span text:style-name="T4">density</text:span><text:span text:style-name="T4"> = </text:span><text:span text:style-name="T4">surface</text:span><text:span text:style-name="T4"> </text:span><text:span text:style-name="T4">density</text:span><text:span text:style-name="T4"> -</text:span><text:span text:style-name="T4">gas</text:span><text:span text:style-name="T4"> </text:span><text:span text:style-name="T4">density</text:span><text:span text:style-name="T4">)</text:span></text:p>
            </text:list-item>
            <text:list-item>
              <text:p text:style-name="P16"><text:span text:style-name="T4">== </text:span><text:span text:style-name="T4">eddington</text:span><text:span text:style-name="T4"> </text:span><text:span text:style-name="T4">pressue</text:span><text:span text:style-name="T4"> </text:span><text:span text:style-name="T4">in</text:span><text:span text:style-name="T4"> </text:span><text:span text:style-name="T4">the</text:span><text:span text:style-name="T4"> </text:span><text:span text:style-name="T4">disk</text:span><text:span text:style-name="T4">... </text:span><text:span text:style-name="T4">how</text:span><text:span text:style-name="T4"> </text:span><text:span text:style-name="T4">big</text:span><text:span text:style-name="T4"> </text:span><text:span text:style-name="T4">can</text:span><text:span text:style-name="T4"> </text:span><text:span text:style-name="T4">you</text:span><text:span text:style-name="T4"> </text:span><text:span text:style-name="T4">smooth</text:span><text:span text:style-name="T4"> </text:span><text:span text:style-name="T4">an</text:span><text:span text:style-name="T4"> </text:span><text:span text:style-name="T4">still</text:span><text:span text:style-name="T4"> </text:span><text:span text:style-name="T4">drive</text:span><text:span text:style-name="T4"> </text:span><text:span text:style-name="T4">outflows</text:span><text:span text:style-name="T4">?</text:span></text:p>
            </text:list-item>
            <text:list-item>
              <text:p text:style-name="P24"/>
            </text:list-item>
            <text:list-item>
              <text:p text:style-name="P16"><text:span text:style-name="T4">&gt; </text:span><text:span text:style-name="T4">how</text:span><text:span text:style-name="T4"> </text:span><text:span text:style-name="T4">many</text:span><text:span text:style-name="T4"> </text:span><text:span text:style-name="T4">peaks</text:span><text:span text:style-name="T4"> </text:span><text:span text:style-name="T4">collapse</text:span><text:span text:style-name="T4"> </text:span><text:span text:style-name="T4">from</text:span><text:span text:style-name="T4"> </text:span><text:span text:style-name="T4">the</text:span><text:span text:style-name="T4"> </text:span><text:span text:style-name="T4">baryon</text:span><text:span text:style-name="T4"> </text:span><text:span text:style-name="T4">power</text:span><text:span text:style-name="T4"> </text:span><text:span text:style-name="T4">spectrum</text:span><text:span text:style-name="T4"> </text:span><text:span text:style-name="T4">when</text:span><text:span text:style-name="T4"> "</text:span><text:span text:style-name="T4">galaxies</text:span><text:span text:style-name="T4">"</text:span></text:p>
            </text:list-item>
            <text:list-item>
              <text:p text:style-name="P16"><text:span text:style-name="T4">&gt; </text:span><text:span text:style-name="T4">are</text:span><text:span text:style-name="T4"> </text:span><text:span text:style-name="T4">displaced</text:span><text:span text:style-name="T4">.</text:span></text:p>
            </text:list-item>
            <text:list-item>
              <text:p text:style-name="P24">&gt;</text:p>
            </text:list-item>
            <text:list-item>
              <text:p text:style-name="P16"><text:span text:style-name="T4">&gt; </text:span><text:span text:style-name="T4">spawning</text:span><text:span text:style-name="T4"> </text:span><text:span text:style-name="T4">star</text:span><text:span text:style-name="T4"> </text:span><text:span text:style-name="T4">particles</text:span><text:span text:style-name="T4"> </text:span><text:span text:style-name="T4">that</text:span><text:span text:style-name="T4"> </text:span><text:span text:style-name="T4">deposit</text:span><text:span text:style-name="T4"> </text:span><text:span text:style-name="T4">energy</text:span><text:span text:style-name="T4"> (</text:span><text:span text:style-name="T4">or</text:span><text:span text:style-name="T4"> </text:span><text:span text:style-name="T4">advection</text:span><text:span text:style-name="T4"> </text:span><text:span text:style-name="T4">field</text:span><text:span text:style-name="T4"> </text:span><text:span text:style-name="T4">deposits</text:span><text:span text:style-name="T4"> </text:span><text:span text:style-name="T4">energy</text:span><text:span text:style-name="T4">? </text:span><text:span text:style-name="T4">nah</text:span><text:span text:style-name="T4">).</text:span></text:p>
            </text:list-item>
            <text:list-item>
              <text:p text:style-name="P24">&gt;</text:p>
            </text:list-item>
            <text:list-item>
              <text:p text:style-name="P16"><text:span text:style-name="T4">&gt; </text:span><text:span text:style-name="T4">can</text:span><text:span text:style-name="T4"> </text:span><text:span text:style-name="T4">you</text:span><text:span text:style-name="T4"> </text:span><text:span text:style-name="T4">determine</text:span><text:span text:style-name="T4"> </text:span><text:span text:style-name="T4">the</text:span><text:span text:style-name="T4"> </text:span><text:span text:style-name="T4">momentum</text:span><text:span text:style-name="T4"> </text:span><text:span text:style-name="T4">transfer</text:span><text:span text:style-name="T4"> </text:span><text:span text:style-name="T4">from</text:span><text:span text:style-name="T4"> </text:span><text:span text:style-name="T4">stars</text:span><text:span text:style-name="T4"> </text:span><text:span text:style-name="T4">to</text:span><text:span text:style-name="T4"> </text:span><text:span text:style-name="T4">dust</text:span><text:span text:style-name="T4"> </text:span><text:span text:style-name="T4">using</text:span><text:span text:style-name="T4"> </text:span><text:span text:style-name="T4">the</text:span></text:p>
            </text:list-item>
            <text:list-item>
              <text:p text:style-name="P16"><text:span text:style-name="T4">&gt; </text:span><text:span text:style-name="T4">intrinsic</text:span><text:span text:style-name="T4">-</text:span><text:span text:style-name="T4">UV</text:span><text:span text:style-name="T4"> </text:span><text:span text:style-name="T4">to</text:span><text:span text:style-name="T4"> </text:span><text:span text:style-name="T4">IR</text:span><text:span text:style-name="T4"> </text:span><text:span text:style-name="T4">ratio</text:span><text:span text:style-name="T4">?</text:span></text:p>
            </text:list-item>
            <text:list-item>
              <text:p text:style-name="P24">&gt;</text:p>
            </text:list-item>
            <text:list-item>
              <text:p text:style-name="P24"/>
            </text:list-item>
            <text:list-item>
              <text:p text:style-name="P24"/>
            </text:list-item>
          </text:list>
        </text:list-item>
        <text:list-item>
          <text:p text:style-name="P24"/>
        </text:list-item>
        <text:list-item>
          <text:p text:style-name="P24"/>
        </text:list-item>
        <text:list-item>
          <text:p text:style-name="P24"/>
        </text:list-item>
        <text:list-item>
          <text:p text:style-name="P24"><text:soft-page-break/></text:p>
        </text:list-item>
        <text:list-item>
          <text:p text:style-name="P16"><text:span text:style-name="T4">analyze</text:span><text:span text:style-name="T4"> </text:span><text:span text:style-name="T4">a</text:span><text:span text:style-name="T4"> </text:span><text:span text:style-name="T4">halo</text:span><text:span text:style-name="T4"> </text:span><text:span text:style-name="T4">of</text:span><text:span text:style-name="T4"> </text:span><text:span text:style-name="T4">nick</text:span><text:span text:style-name="T4">'</text:span><text:span text:style-name="T4">s</text:span></text:p>
          <text:list>
            <text:list-item>
              <text:p text:style-name="P16"><text:span text:style-name="T6">mass</text:span><text:span text:style-name="T6"> </text:span><text:span text:style-name="T6">profile</text:span><text:span text:style-name="T4">, </text:span><text:span text:style-name="T4">zprofile</text:span></text:p>
              <text:list>
                <text:list-item>
                  <text:p text:style-name="P16"><text:span text:style-name="T4">check</text:span><text:span text:style-name="T4"> </text:span><text:span text:style-name="T4">what</text:span><text:span text:style-name="T4"> </text:span><text:span text:style-name="T4">it</text:span><text:span text:style-name="T4"> </text:span><text:span text:style-name="T4">looks</text:span><text:span text:style-name="T4"> </text:span><text:span text:style-name="T4">like</text:span><text:span text:style-name="T4"> </text:span><text:span text:style-name="T4">in</text:span><text:span text:style-name="T4"> </text:span><text:span text:style-name="T4">ART</text:span><text:span text:style-name="T4"> </text:span><text:span text:style-name="T4">itself</text:span><text:span text:style-name="T4"> -- </text:span><text:span text:style-name="T4">is</text:span><text:span text:style-name="T4"> </text:span><text:span text:style-name="T4">this</text:span><text:span text:style-name="T4"> </text:span><text:span text:style-name="T4">an</text:span><text:span text:style-name="T4"> </text:span><text:span text:style-name="T4">analysis</text:span><text:span text:style-name="T4"> </text:span><text:span text:style-name="T4">bug</text:span><text:span text:style-name="T4"> </text:span><text:span text:style-name="T4">or</text:span><text:span text:style-name="T4"> </text:span><text:span text:style-name="T4">a</text:span><text:span text:style-name="T4"> </text:span><text:span text:style-name="T4">code</text:span><text:span text:style-name="T4"> </text:span><text:span text:style-name="T4">bug</text:span><text:span text:style-name="T4">?</text:span></text:p>
                  <text:list>
                    <text:list-item>
                      <text:p text:style-name="P16"><text:span text:style-name="T4">(</text:span><text:span text:style-name="T4">it</text:span><text:span text:style-name="T4"> </text:span><text:span text:style-name="T4">persists</text:span><text:span text:style-name="T4"> </text:span><text:span text:style-name="T4">in</text:span><text:span text:style-name="T4"> </text:span><text:span text:style-name="T4">ifrit</text:span><text:span text:style-name="T4">, </text:span><text:span text:style-name="T4">so</text:span><text:span text:style-name="T4"> </text:span><text:span text:style-name="T4">at</text:span><text:span text:style-name="T4"> </text:span><text:span text:style-name="T4">the</text:span><text:span text:style-name="T4"> </text:span><text:span text:style-name="T4">least</text:span><text:span text:style-name="T4"> </text:span><text:span text:style-name="T4">it</text:span><text:span text:style-name="T4">'</text:span><text:span text:style-name="T4">s</text:span><text:span text:style-name="T4"> </text:span><text:span text:style-name="T4">a</text:span><text:span text:style-name="T4"> </text:span><text:span text:style-name="T4">big</text:span><text:span text:style-name="T4"> </text:span><text:span text:style-name="T4">analysis</text:span><text:span text:style-name="T4"> </text:span><text:span text:style-name="T4">bug</text:span><text:span text:style-name="T4">).</text:span></text:p>
                    </text:list-item>
                  </text:list>
                </text:list-item>
              </text:list>
            </text:list-item>
            <text:list-item>
              <text:p text:style-name="P27"/>
            </text:list-item>
            <text:list-item>
              <text:p text:style-name="P16"><text:span text:style-name="T5">displacement</text:span><text:span text:style-name="T5"> </text:span><text:span text:style-name="T5">checks</text:span></text:p>
            </text:list-item>
            <text:list-item>
              <text:p text:style-name="P24"/>
            </text:list-item>
          </text:list>
        </text:list-item>
        <text:list-item>
          <text:p text:style-name="P27"/>
        </text:list-item>
        <text:list-item>
          <text:p text:style-name="P16"><text:span text:style-name="T5">check</text:span><text:span text:style-name="T5"> </text:span><text:span text:style-name="T5">on</text:span><text:span text:style-name="T5"> </text:span><text:span text:style-name="T5">tracer</text:span><text:span text:style-name="T5"> </text:span><text:span text:style-name="T5">particles</text:span></text:p>
        </text:list-item>
      </text:list>
      <text:list xml:id="list1802073139" text:style-name="LS2">
        <text:list-item>
          <text:p text:style-name="P17"><text:span text:style-name="T4">use</text:span><text:span text:style-name="T4"> </text:span><text:span text:style-name="T4">usual</text:span><text:span text:style-name="T4"> </text:span><text:span text:style-name="T4">tool</text:span><text:span text:style-name="T4"> </text:span><text:span text:style-name="T4">to</text:span><text:span text:style-name="T4"> </text:span><text:span text:style-name="T4">pick</text:span><text:span text:style-name="T4"> </text:span><text:span text:style-name="T4">read</text:span><text:span text:style-name="T4"> </text:span><text:span text:style-name="T4">in</text:span><text:span text:style-name="T4"> </text:span><text:span text:style-name="T4">particles</text:span><text:span text:style-name="T4"> </text:span><text:span text:style-name="T4">at</text:span><text:span text:style-name="T4"> </text:span><text:span text:style-name="T4">some</text:span><text:span text:style-name="T4"> </text:span><text:span text:style-name="T4">time</text:span><text:span text:style-name="T4"> </text:span><text:span text:style-name="T4">and</text:span><text:span text:style-name="T4"> </text:span><text:span text:style-name="T4">output</text:span><text:span text:style-name="T4"> </text:span><text:span text:style-name="T4">particles</text:span><text:span text:style-name="T4"> </text:span><text:span text:style-name="T4">of</text:span><text:span text:style-name="T4"> </text:span><text:span text:style-name="T4">interest</text:span><text:span text:style-name="T4"> </text:span><text:span text:style-name="T4">for</text:span><text:span text:style-name="T4"> </text:span><text:span text:style-name="T4">tracing</text:span><text:span text:style-name="T4">. </text:span><text:span text:style-name="T4">Write</text:span><text:span text:style-name="T4"> </text:span><text:span text:style-name="T4">new</text:span><text:span text:style-name="T4"> </text:span><text:span text:style-name="T4">routine</text:span><text:span text:style-name="T4"> </text:span><text:span text:style-name="T4">that</text:span><text:span text:style-name="T4"> </text:span><text:span text:style-name="T4">traces</text:span><text:span text:style-name="T4"> </text:span><text:span text:style-name="T4">particles</text:span><text:span text:style-name="T4"> </text:span><text:span text:style-name="T4">back</text:span><text:span text:style-name="T4"> </text:span><text:span text:style-name="T4">in</text:span><text:span text:style-name="T4"> </text:span><text:span text:style-name="T4">time</text:span><text:span text:style-name="T4">. </text:span></text:p>
        </text:list-item>
        <text:list-item>
          <text:p text:style-name="P17"><text:span text:style-name="T4">output</text:span><text:span text:style-name="T4"> </text:span><text:span text:style-name="T4">random</text:span><text:span text:style-name="T4"> </text:span><text:span text:style-name="T4">subset</text:span><text:span text:style-name="T4"> 1, </text:span><text:span text:style-name="T4">N</text:span></text:p>
        </text:list-item>
        <text:list-item>
          <text:p text:style-name="P17"><text:span text:style-name="T4">{ </text:span><text:span text:style-name="T4">TPcharacteristic</text:span><text:span text:style-name="T4">(</text:span><text:span text:style-name="T4">at</text:span><text:span text:style-name="T4"> </text:span><text:span text:style-name="T4">z</text:span><text:span text:style-name="T4">_{</text:span><text:span text:style-name="T4">analysis</text:span><text:span text:style-name="T4">}) [</text:span><text:span text:style-name="T4">x</text:span><text:span text:style-name="T4">1(</text:span><text:span text:style-name="T4">t</text:span><text:span text:style-name="T4">), </text:span><text:span text:style-name="T4">x</text:span><text:span text:style-name="T4">2(</text:span><text:span text:style-name="T4">t</text:span><text:span text:style-name="T4">),</text:span><text:span text:style-name="T4">x</text:span><text:span text:style-name="T4">3(</text:span><text:span text:style-name="T4">t</text:span><text:span text:style-name="T4">)...</text:span><text:span text:style-name="T4">other</text:span><text:span text:style-name="T4"> </text:span><text:span text:style-name="T4">properties</text:span><text:span text:style-name="T4">] <text:s/>}{2} {3} {4}.... </text:span><text:span text:style-name="T4">N</text:span></text:p>
        </text:list-item>
      </text:list>
      <text:list xml:id="list53" text:style-name="LS1">
        <text:list-item>
          <text:list>
            <text:list-item>
              <text:p text:style-name="P16"><text:span text:style-name="T3">0)</text:span><text:span text:style-name="T3">write</text:span><text:span text:style-name="T3"> </text:span><text:span text:style-name="T3">code</text:span><text:span text:style-name="T3"> </text:span><text:span text:style-name="T3">to</text:span><text:span text:style-name="T3"> </text:span><text:span text:style-name="T3">read</text:span><text:span text:style-name="T3"> </text:span><text:span text:style-name="T3">and</text:span><text:span text:style-name="T3"> </text:span><text:span text:style-name="T3">analyze</text:span><text:span text:style-name="T3"> </text:span><text:span text:style-name="T3">tracer</text:span><text:span text:style-name="T3"> </text:span><text:span text:style-name="T3">particles</text:span><text:span text:style-name="T3">...</text:span></text:p>
              <text:list>
                <text:list-item>
                  <text:p text:style-name="P16"><text:span text:style-name="T3">need</text:span><text:span text:style-name="T3"> </text:span><text:span text:style-name="T3">to</text:span><text:span text:style-name="T3"> </text:span><text:span text:style-name="T3">read</text:span><text:span text:style-name="T3"> </text:span><text:span text:style-name="T3">a</text:span><text:span text:style-name="T3"> </text:span><text:span text:style-name="T3">lot</text:span><text:span text:style-name="T3"> </text:span><text:span text:style-name="T3">of</text:span><text:span text:style-name="T3"> </text:span><text:span text:style-name="T3">files</text:span><text:span text:style-name="T3"> </text:span><text:span text:style-name="T3">and</text:span><text:span text:style-name="T3"> </text:span><text:span text:style-name="T3">connect</text:span><text:span text:style-name="T3"> </text:span><text:span text:style-name="T3">particles</text:span><text:span text:style-name="T3"> </text:span><text:span text:style-name="T3">across</text:span><text:span text:style-name="T3"> </text:span><text:span text:style-name="T3">files</text:span><text:span text:style-name="T3">...</text:span></text:p>
                </text:list-item>
                <text:list-item>
                  <text:p text:style-name="P16"><text:span text:style-name="T3">read</text:span><text:span text:style-name="T3"> </text:span><text:span text:style-name="T3">files</text:span><text:span text:style-name="T3"> </text:span><text:span text:style-name="T3">and</text:span><text:span text:style-name="T3"> </text:span><text:span text:style-name="T3">select</text:span><text:span text:style-name="T3"> </text:span><text:span text:style-name="T3">subset</text:span><text:span text:style-name="T3"> </text:span><text:span text:style-name="T3">of</text:span><text:span text:style-name="T3"> </text:span><text:span text:style-name="T3">particles</text:span><text:span text:style-name="T3"> </text:span><text:span text:style-name="T3">to</text:span><text:span text:style-name="T3"> </text:span><text:span text:style-name="T3">track</text:span></text:p>
                </text:list-item>
                <text:list-item>
                  <text:p text:style-name="P16"><text:span text:style-name="T3">p</text:span><text:span text:style-name="T3"># </text:span><text:span text:style-name="T3">t</text:span><text:span text:style-name="T3"> </text:span><text:span text:style-name="T3">x</text:span><text:span text:style-name="T3"> </text:span><text:span text:style-name="T3">y</text:span><text:span text:style-name="T3"> </text:span><text:span text:style-name="T3">z</text:span><text:span text:style-name="T3"> </text:span><text:span text:style-name="T3">od</text:span><text:span text:style-name="T3"> </text:span><text:span text:style-name="T3">temp</text:span><text:span text:style-name="T3"> </text:span><text:span text:style-name="T3">r</text:span><text:span text:style-name="T3">-</text:span><text:span text:style-name="T3">halo</text:span><text:span text:style-name="T3"> </text:span><text:span text:style-name="T3">l</text:span><text:span text:style-name="T3">-</text:span><text:span text:style-name="T3">halo</text:span></text:p>
                </text:list-item>
              </text:list>
            </text:list-item>
            <text:list-item>
              <text:p text:style-name="P16"><text:span text:style-name="T3">1)</text:span><text:span text:style-name="T3">test</text:span><text:span text:style-name="T3"> </text:span><text:span text:style-name="T3">tracers</text:span><text:span text:style-name="T3"> </text:span><text:span text:style-name="T3">by</text:span><text:span text:style-name="T3"> </text:span><text:span text:style-name="T3">running</text:span><text:span text:style-name="T3"> </text:span><text:span text:style-name="T3">test</text:span><text:span text:style-name="T3"> </text:span><text:span text:style-name="T3">codes</text:span><text:span text:style-name="T3"> </text:span><text:span text:style-name="T3">on</text:span><text:span text:style-name="T3"> </text:span><text:span text:style-name="T3">them</text:span><text:span text:style-name="T3"> </text:span><text:span text:style-name="T3">and</text:span><text:span text:style-name="T3"> </text:span><text:span text:style-name="T3">see</text:span><text:span text:style-name="T3"> </text:span><text:span text:style-name="T3">if</text:span><text:span text:style-name="T3"> 1</text:span><text:span text:style-name="T3">D</text:span><text:span text:style-name="T3"> </text:span><text:span text:style-name="T3">tests</text:span><text:span text:style-name="T3"> </text:span><text:span text:style-name="T3">pass</text:span><text:span text:style-name="T3">.</text:span></text:p>
            </text:list-item>
            <text:list-item>
              <text:p text:style-name="P16"><text:span text:style-name="T3">2)</text:span><text:span text:style-name="T3">test</text:span><text:span text:style-name="T3"> </text:span><text:span text:style-name="T3">tracers</text:span><text:span text:style-name="T3"> </text:span><text:span text:style-name="T3">by</text:span><text:span text:style-name="T3"> </text:span><text:span text:style-name="T3">comparing</text:span><text:span text:style-name="T3"> </text:span><text:span text:style-name="T3">advected</text:span><text:span text:style-name="T3"> </text:span><text:span text:style-name="T3">variable</text:span><text:span text:style-name="T3"> </text:span><text:span text:style-name="T3">set</text:span><text:span text:style-name="T3"> </text:span><text:span text:style-name="T3">at</text:span><text:span text:style-name="T3"> </text:span><text:span text:style-name="T3">cells</text:span><text:span text:style-name="T3"> </text:span><text:span text:style-name="T3">containing</text:span><text:span text:style-name="T3"> </text:span><text:span text:style-name="T3">tracers</text:span><text:span text:style-name="T3"> </text:span><text:span text:style-name="T3">to</text:span><text:span text:style-name="T3"> </text:span><text:span text:style-name="T3">tracer</text:span><text:span text:style-name="T3"> </text:span><text:span text:style-name="T3">density</text:span></text:p>
            </text:list-item>
          </text:list>
        </text:list-item>
        <text:list-item>
          <text:p text:style-name="P24"/>
        </text:list-item>
      </text:list>
      <text:list xml:id="list1049504289" text:style-name="LS3">
        <text:list-item>
          <text:p text:style-name="P25"/>
        </text:list-item>
        <text:list-item>
          <text:p text:style-name="P18"><text:span text:style-name="T4">upgrade</text:span><text:span text:style-name="T4"> </text:span><text:span text:style-name="T4">analysis</text:span><text:span text:style-name="T4"> </text:span><text:span text:style-name="T4">code</text:span><text:span text:style-name="T4"> </text:span><text:span text:style-name="T4">units</text:span></text:p>
          <text:list>
            <text:list-item>
              <text:p text:style-name="P18"><text:span text:style-name="T4">alter</text:span><text:span text:style-name="T4"> </text:span><text:span text:style-name="T4">skewers</text:span><text:span text:style-name="T4"> </text:span><text:span text:style-name="T4">methodology</text:span></text:p>
              <text:list>
                <text:list-item>
                  <text:p text:style-name="P18"><text:span text:style-name="T4">do</text:span><text:span text:style-name="T4"> </text:span><text:span text:style-name="T4">actual</text:span><text:span text:style-name="T4"> </text:span><text:span text:style-name="T4">skewers</text:span><text:span text:style-name="T4"> </text:span><text:span text:style-name="T4">by</text:span><text:span text:style-name="T4"> </text:span><text:span text:style-name="T4">writing</text:span><text:span text:style-name="T4"> </text:span><text:span text:style-name="T4">find</text:span><text:span text:style-name="T4">_</text:span><text:span text:style-name="T4">cell</text:span><text:span text:style-name="T4"> </text:span><text:span text:style-name="T4">and</text:span><text:span text:style-name="T4"> </text:span><text:span text:style-name="T4">find</text:span><text:span text:style-name="T4">_</text:span><text:span text:style-name="T4">neighbors</text:span><text:span text:style-name="T4"> </text:span><text:span text:style-name="T4">functions</text:span></text:p>
                </text:list-item>
              </text:list>
            </text:list-item>
            <text:list-item>
              <text:p text:style-name="P18"><text:span text:style-name="T4">alter</text:span><text:span text:style-name="T4"> </text:span><text:span text:style-name="T4">binning</text:span><text:span text:style-name="T4"> </text:span><text:span text:style-name="T4">of</text:span><text:span text:style-name="T4"> </text:span><text:span text:style-name="T4">cells</text:span></text:p>
              <text:list>
                <text:list-item>
                  <text:p text:style-name="P18"><text:span text:style-name="T4">does</text:span><text:span text:style-name="T4"> </text:span><text:span text:style-name="T4">changing</text:span><text:span text:style-name="T4"> </text:span><text:span text:style-name="T4">bin</text:span><text:span text:style-name="T4"> </text:span><text:span text:style-name="T4">range</text:span><text:span text:style-name="T4"> </text:span><text:span text:style-name="T4">affect</text:span><text:span text:style-name="T4"> </text:span><text:span text:style-name="T4">the</text:span><text:span text:style-name="T4"> </text:span><text:span text:style-name="T4">profile</text:span><text:span text:style-name="T4"> </text:span><text:span text:style-name="T4">shapes</text:span><text:span text:style-name="T4">?</text:span></text:p>
                </text:list-item>
                <text:list-item>
                  <text:p text:style-name="P18"><text:span text:style-name="T4">as</text:span><text:span text:style-name="T4"> </text:span><text:span text:style-name="T4">in</text:span><text:span text:style-name="T4"> </text:span><text:span text:style-name="T4">line</text:span><text:span text:style-name="T4"> 1290 </text:span><text:span text:style-name="T4">of</text:span><text:span text:style-name="T4"> </text:span><text:span text:style-name="T4">gas</text:span><text:span text:style-name="T4">_</text:span><text:span text:style-name="T4">analysis</text:span><text:span text:style-name="T4">.</text:span><text:span text:style-name="T4">c</text:span></text:p>
                </text:list-item>
                <text:list-item>
                  <text:p text:style-name="P18"><text:span text:style-name="T4">416 </text:span><text:span text:style-name="T4">analysis</text:span><text:span text:style-name="T4">_</text:span><text:span text:style-name="T4">dhr</text:span><text:span text:style-name="T4">/</text:span><text:span text:style-name="T4">analysis</text:span><text:span text:style-name="T4">.</text:span><text:span text:style-name="T4">c</text:span><text:span text:style-name="T4"> </text:span></text:p>
                  <text:list>
                    <text:list-item>
                      <text:p text:style-name="P18"><text:span text:style-name="T4"><text:tab/>/* </text:span><text:span text:style-name="T4">assure</text:span><text:span text:style-name="T4"> </text:span><text:span text:style-name="T4">reasonable</text:span><text:span text:style-name="T4"> </text:span><text:span text:style-name="T4">coverage</text:span><text:span text:style-name="T4"> </text:span><text:span text:style-name="T4">if</text:span><text:span text:style-name="T4"> </text:span><text:span text:style-name="T4">cell</text:span><text:span text:style-name="T4"> </text:span><text:span text:style-name="T4">is</text:span><text:span text:style-name="T4"> </text:span><text:span text:style-name="T4">large</text:span><text:span text:style-name="T4"> </text:span><text:span text:style-name="T4">fraction</text:span><text:span text:style-name="T4"> </text:span><text:span text:style-name="T4">of</text:span><text:span text:style-name="T4"> </text:span><text:span text:style-name="T4">minimum</text:span><text:span text:style-name="T4"> </text:span><text:span text:style-name="T4">bin</text:span><text:span text:style-name="T4"> */</text:span></text:p>
                    </text:list-item>
                    <text:list-item>
                      <text:p text:style-name="P18"><text:span text:style-name="T4"><text:s text:c="12"/><text:tab/></text:span><text:span text:style-name="T4">min</text:span><text:span text:style-name="T4">_</text:span><text:span text:style-name="T4">bin</text:span><text:span text:style-name="T4">_</text:span><text:span text:style-name="T4">volume</text:span><text:span text:style-name="T4"> = 4.*</text:span><text:span text:style-name="T4">M</text:span><text:span text:style-name="T4">_</text:span><text:span text:style-name="T4">PI</text:span><text:span text:style-name="T4">/3.*</text:span><text:span text:style-name="T4">pow</text:span><text:span text:style-name="T4">(10.,3.0*(</text:span><text:span text:style-name="T4">profile</text:span><text:span text:style-name="T4">-&gt;</text:span><text:span text:style-name="T4">rlmin</text:span><text:span text:style-name="T4">+(</text:span><text:span text:style-name="T4">double</text:span><text:span text:style-name="T4">)</text:span><text:span text:style-name="T4">min</text:span><text:span text:style-name="T4">_</text:span><text:span text:style-name="T4">bin</text:span><text:span text:style-name="T4">*</text:span><text:span text:style-name="T4">profile</text:span><text:span text:style-name="T4">-&gt;</text:span><text:span text:style-name="T4">drl</text:span><text:span text:style-name="T4">));</text:span></text:p>
                    </text:list-item>
                    <text:list-item>
                      <text:p text:style-name="P18"><text:span text:style-name="T4"><text:s text:c="3"/><text:tab/><text:tab/> </text:span><text:span text:style-name="T4">if</text:span><text:span text:style-name="T4"> ( </text:span><text:span text:style-name="T4">cell</text:span><text:span text:style-name="T4">_</text:span><text:span text:style-name="T4">volume</text:span><text:span text:style-name="T4">[</text:span><text:span text:style-name="T4">level</text:span><text:span text:style-name="T4">] &gt; 0.1*</text:span><text:span text:style-name="T4">min</text:span><text:span text:style-name="T4">_</text:span><text:span text:style-name="T4">bin</text:span><text:span text:style-name="T4">_</text:span><text:span text:style-name="T4">volume</text:span><text:span text:style-name="T4"> ) {</text:span></text:p>
                    </text:list-item>
                    <text:list-item>
                      <text:p text:style-name="P18"><text:span text:style-name="T4"><text:s text:c="3"/><text:tab/><text:tab/> </text:span><text:span text:style-name="T4">num</text:span><text:span text:style-name="T4">_</text:span><text:span text:style-name="T4">points</text:span><text:span text:style-name="T4"> = 10*</text:span><text:span text:style-name="T4">points</text:span><text:span text:style-name="T4">_</text:span><text:span text:style-name="T4">per</text:span><text:span text:style-name="T4">_</text:span><text:span text:style-name="T4">cell</text:span><text:span text:style-name="T4">*</text:span><text:span text:style-name="T4">cell</text:span><text:span text:style-name="T4">_</text:span><text:span text:style-name="T4">volume</text:span><text:span text:style-name="T4">[</text:span><text:span text:style-name="T4">level</text:span><text:span text:style-name="T4">]/</text:span><text:span text:style-name="T4">min</text:span><text:span text:style-name="T4">_</text:span><text:span text:style-name="T4">bin</text:span><text:span text:style-name="T4">_</text:span><text:span text:style-name="T4">volume</text:span><text:span text:style-name="T4">;</text:span></text:p>
                    </text:list-item>
                    <text:list-item>
                      <text:p text:style-name="P18"><text:span text:style-name="T4"><text:s text:c="20"/><text:tab/></text:span><text:span text:style-name="T4">cart</text:span><text:span text:style-name="T4">_</text:span><text:span text:style-name="T4">assert</text:span><text:span text:style-name="T4">( </text:span><text:span text:style-name="T4">num</text:span><text:span text:style-name="T4">_</text:span><text:span text:style-name="T4">points</text:span><text:span text:style-name="T4"> &gt;= </text:span><text:span text:style-name="T4">points</text:span><text:span text:style-name="T4">_</text:span><text:span text:style-name="T4">per</text:span><text:span text:style-name="T4">_</text:span><text:span text:style-name="T4">cell</text:span><text:span text:style-name="T4"> );</text:span></text:p>
                    </text:list-item>
                    <text:list-item>
                      <text:p text:style-name="P18"><text:span text:style-name="T4"><text:s text:c="3"/><text:tab/> } </text:span><text:span text:style-name="T4">else</text:span><text:span text:style-name="T4"> {</text:span></text:p>
                    </text:list-item>
                    <text:list-item>
                      <text:p text:style-name="P18"><text:span text:style-name="T4"><text:s text:c="20"/><text:tab/></text:span><text:span text:style-name="T4">num</text:span><text:span text:style-name="T4">_</text:span><text:span text:style-name="T4">points</text:span><text:span text:style-name="T4"> = </text:span><text:span text:style-name="T4">points</text:span><text:span text:style-name="T4">_</text:span><text:span text:style-name="T4">per</text:span><text:span text:style-name="T4">_</text:span><text:span text:style-name="T4">cell</text:span><text:span text:style-name="T4">;</text:span></text:p>
                    </text:list-item>
                    <text:list-item>
                      <text:p text:style-name="P25"><text:s text:c="12"/><text:tab/>}</text:p>
                    </text:list-item>
                    <text:list-item>
                      <text:p text:style-name="P25"/>
                    </text:list-item>
                    <text:list-item>
                      <text:p text:style-name="P18"><text:span text:style-name="T4"><text:s text:c="3"/><text:tab/> /* </text:span><text:span text:style-name="T4">throw</text:span><text:span text:style-name="T4"> </text:span><text:span text:style-name="T4">random</text:span><text:span text:style-name="T4"> </text:span><text:span text:style-name="T4">points</text:span><text:span text:style-name="T4"> */</text:span></text:p>
                    </text:list-item>
                    <text:list-item>
                      <text:p text:style-name="P18"><text:span text:style-name="T4"><text:s text:c="12"/><text:tab/></text:span><text:span text:style-name="T4">for</text:span><text:span text:style-name="T4"> ( </text:span><text:span text:style-name="T4">i</text:span><text:span text:style-name="T4"> = 0; </text:span><text:span text:style-name="T4">i</text:span><text:span text:style-name="T4"> &lt; </text:span><text:span text:style-name="T4">num</text:span><text:span text:style-name="T4">_</text:span><text:span text:style-name="T4">points</text:span><text:span text:style-name="T4">; </text:span><text:span text:style-name="T4">i</text:span><text:span text:style-name="T4">++ ) {</text:span></text:p>
                    </text:list-item>
                    <text:list-item>
                      <text:p text:style-name="P18"><text:span text:style-name="T4"><text:s text:c="3"/><text:tab/><text:tab/> </text:span><text:span text:style-name="T4">for</text:span><text:span text:style-name="T4"> ( </text:span><text:span text:style-name="T4">j</text:span><text:span text:style-name="T4"> = 0; </text:span><text:span text:style-name="T4">j</text:span><text:span text:style-name="T4"> &lt; </text:span><text:span text:style-name="T4">nDim</text:span><text:span text:style-name="T4">; </text:span><text:span text:style-name="T4">j</text:span><text:span text:style-name="T4">++ ) {</text:span></text:p>
                    </text:list-item>
                    <text:list-item>
                      <text:p text:style-name="P18"><text:span text:style-name="T4"><text:s text:c="28"/><text:tab/></text:span><text:span text:style-name="T4">pos</text:span><text:span text:style-name="T4">[</text:span><text:span text:style-name="T4">j</text:span><text:span text:style-name="T4">] = </text:span><text:span text:style-name="T4">cell</text:span><text:span text:style-name="T4">-&gt;</text:span><text:span text:style-name="T4">pos</text:span><text:span text:style-name="T4">[</text:span><text:span text:style-name="T4">j</text:span><text:span text:style-name="T4">] + </text:span><text:span text:style-name="T4">cell</text:span><text:span text:style-name="T4">_</text:span><text:span text:style-name="T4">size</text:span><text:span text:style-name="T4">[</text:span><text:span text:style-name="T4">level</text:span><text:span text:style-name="T4">]*(</text:span><text:span text:style-name="T4">cart</text:span><text:span text:style-name="T4">_</text:span><text:span text:style-name="T4">rand</text:span><text:span text:style-name="T4">()-0.5); <text:s/>//-.5 </text:span><text:span text:style-name="T4">to</text:span><text:span text:style-name="T4"> +.5 </text:span><text:span text:style-name="T4">cell</text:span></text:p>
                    </text:list-item>
                    <text:list-item>
                      <text:p text:style-name="P25"><text:s text:c="3"/><text:tab/><text:tab/> }</text:p>
                    </text:list-item>
                    <text:list-item>
                      <text:p text:style-name="P25"/>
                    </text:list-item>
                    <text:list-item>
                      <text:p text:style-name="P18"><text:span text:style-name="T4"><text:s text:c="20"/><text:tab/></text:span><text:span text:style-name="T4">r</text:span><text:span text:style-name="T4"> = </text:span><text:span text:style-name="T4">compute</text:span><text:span text:style-name="T4">_</text:span><text:span text:style-name="T4">distance</text:span><text:span text:style-name="T4">_</text:span><text:span text:style-name="T4">periodic</text:span><text:span text:style-name="T4">( </text:span><text:span text:style-name="T4">halo</text:span><text:span text:style-name="T4">-&gt;</text:span><text:span text:style-name="T4">pos</text:span><text:span text:style-name="T4">, </text:span><text:span text:style-name="T4">pos</text:span><text:span text:style-name="T4"> );</text:span></text:p>
                    </text:list-item>
                    <text:list-item>
                      <text:p text:style-name="P18"><text:span text:style-name="T4"><text:s text:c="20"/><text:tab/></text:span><text:span text:style-name="T4">bin</text:span><text:span text:style-name="T4"> = </text:span><text:span text:style-name="T4">compute</text:span><text:span text:style-name="T4">_</text:span><text:span text:style-name="T4">radial</text:span><text:span text:style-name="T4">_</text:span><text:span text:style-name="T4">bin</text:span><text:span text:style-name="T4">( </text:span><text:span text:style-name="T4">r</text:span><text:span text:style-name="T4">, </text:span><text:span text:style-name="T4">profile</text:span><text:span text:style-name="T4">-&gt;</text:span><text:span text:style-name="T4">rlmin</text:span><text:span text:style-name="T4">, </text:span><text:span text:style-name="T4">profile</text:span><text:span text:style-name="T4">-&gt;</text:span><text:span text:style-name="T4">drl</text:span><text:span text:style-name="T4"> );</text:span></text:p>
                    </text:list-item>
                    <text:list-item>
                      <text:p text:style-name="P25"/>
                    </text:list-item>
                    <text:list-item>
                      <text:p text:style-name="P18"><text:span text:style-name="T4"><text:s text:c="20"/><text:tab/></text:span><text:span text:style-name="T4">if</text:span><text:span text:style-name="T4"> ( </text:span><text:span text:style-name="T4">bin</text:span><text:span text:style-name="T4"> &lt; </text:span><text:span text:style-name="T4">profile</text:span><text:span text:style-name="T4">-&gt;</text:span><text:span text:style-name="T4">num</text:span><text:span text:style-name="T4">_</text:span><text:span text:style-name="T4">bins</text:span><text:span text:style-name="T4"> ) {</text:span></text:p>
                    </text:list-item>
                    <text:list-item>
                      <text:p text:style-name="P18"><text:span text:style-name="T4"><text:s text:c="28"/><text:tab/></text:span><text:span text:style-name="T4">bin</text:span><text:span text:style-name="T4">_</text:span><text:span text:style-name="T4">volume</text:span><text:span text:style-name="T4">_</text:span><text:span text:style-name="T4">fraction</text:span><text:span text:style-name="T4">[</text:span><text:span text:style-name="T4">bin</text:span><text:span text:style-name="T4">]++;</text:span></text:p>
                    </text:list-item>
                    <text:list-item>
                      <text:p text:style-name="P25"><text:s text:c="3"/><text:tab/> <text:s text:c="4"/><text:tab/>}</text:p>
                    </text:list-item>
                    <text:list-item>
                      <text:p text:style-name="P25"><text:s text:c="12"/><text:tab/>}</text:p>
                    </text:list-item>
                  </text:list>
                </text:list-item>
              </text:list>
            </text:list-item>
            <text:list-item>
              <text:p text:style-name="P25"/>
            </text:list-item>
            <text:list-item>
              <text:p text:style-name="P25"/>
            </text:list-item>
            <text:list-item>
              <text:p text:style-name="P25"/>
            </text:list-item>
            <text:list-item>
              <text:p text:style-name="P25"/>
            </text:list-item>
            <text:list-item>
              <text:p text:style-name="P18"><text:span text:style-name="T4">DCMODE</text:span><text:span text:style-name="T4"> </text:span><text:span text:style-name="T4">issues</text:span><text:span text:style-name="T4"> </text:span><text:span text:style-name="T4">in</text:span><text:span text:style-name="T4"> </text:span><text:span text:style-name="T4">halo</text:span><text:span text:style-name="T4"> </text:span><text:span text:style-name="T4">finder</text:span><text:span text:style-name="T4"> </text:span><text:span text:style-name="T4">and</text:span><text:span text:style-name="T4"> </text:span><text:span text:style-name="T4">in</text:span><text:span text:style-name="T4"> </text:span><text:span text:style-name="T4">analysis</text:span><text:span text:style-name="T4"> </text:span><text:span text:style-name="T4">code</text:span><text:span text:style-name="T4">.</text:span></text:p>
              <text:list>
                <text:list-item>
                  <text:p text:style-name="P18"><text:span text:style-name="T4">units</text:span><text:span text:style-name="T4"> </text:span><text:span text:style-name="T4">update</text:span><text:span text:style-name="T4"> </text:span><text:span text:style-name="T4">in</text:span><text:span text:style-name="T4"> </text:span><text:span text:style-name="T4">general</text:span></text:p>
                </text:list-item>
              </text:list>
            </text:list-item>
          </text:list>
        </text:list-item>
      </text:list>
      <text:list xml:id="list96" text:style-name="LS1">
        <text:list-item>
          <text:p text:style-name="P24"/>
        </text:list-item>
        <text:list-item>
          <text:p text:style-name="P24"/>
        </text:list-item>
      </text:list>
      <text:list xml:id="list98" text:style-name="LS3">
        <text:list-item>
          <text:p text:style-name="P25"/>
        </text:list-item>
        <text:list-item>
          <text:p text:style-name="P18"><text:span text:style-name="T4">run</text:span><text:span text:style-name="T4"> </text:span><text:span text:style-name="T4">simulation</text:span><text:span text:style-name="T4"> </text:span><text:span text:style-name="T4">with</text:span><text:span text:style-name="T4"> </text:span><text:span text:style-name="T4">evolving</text:span><text:span text:style-name="T4"> </text:span><text:span text:style-name="T4">refinement</text:span><text:span text:style-name="T4"> </text:span></text:p>
        </text:list-item>
      </text:list>
      <text:list xml:id="list100" text:style-name="LS1">
        <text:list-item>
          <text:p text:style-name="P24"/>
        </text:list-item>
        <text:list-item>
          <text:p text:style-name="P16"><text:span text:style-name="T4">alter</text:span><text:span text:style-name="T4"> </text:span><text:span text:style-name="T4">sf</text:span><text:span text:style-name="T4">_</text:span><text:span text:style-name="T4">logging</text:span><text:span text:style-name="T4"> </text:span><text:span text:style-name="T4">to</text:span><text:span text:style-name="T4"> </text:span><text:span text:style-name="T4">be</text:span><text:span text:style-name="T4"> </text:span><text:span text:style-name="T4">a</text:span><text:span text:style-name="T4"> </text:span><text:span text:style-name="T4">plugin</text:span></text:p>
        </text:list-item>
        <text:list-item>
          <text:p text:style-name="P16"><text:span text:style-name="T10">Run</text:span><text:span text:style-name="T10"> </text:span><text:span text:style-name="T10">cloudy</text:span><text:span text:style-name="T10"> (</text:span><text:span text:style-name="T10">rhoh</text:span><text:span text:style-name="T10">1? </text:span><text:span text:style-name="T10">please</text:span><text:span text:style-name="T10"> </text:span><text:span text:style-name="T10">no</text:span><text:span text:style-name="T10">?)</text:span></text:p>
          <text:list>
            <text:list-item>
              <text:p text:style-name="P16"><text:span text:style-name="T10">Check</text:span><text:span text:style-name="T10"> </text:span><text:span text:style-name="T10">scaling</text:span><text:span text:style-name="T10"> </text:span><text:span text:style-name="T10">with</text:span><text:span text:style-name="T10"> </text:span><text:span text:style-name="T10">metallicity</text:span><text:span text:style-name="T10"> </text:span><text:span text:style-name="T10">by</text:span><text:span text:style-name="T10"> </text:span><text:span text:style-name="T10">normalizing</text:span><text:span text:style-name="T10"> </text:span><text:span text:style-name="T10">Abundance</text:span><text:span text:style-name="T10">(</text:span><text:span text:style-name="T10">z</text:span><text:span text:style-name="T10"> | </text:span><text:span text:style-name="T10">rho</text:span><text:span text:style-name="T10">, </text:span><text:span text:style-name="T10">T</text:span><text:span text:style-name="T10">) </text:span><text:span text:style-name="T10">at</text:span><text:span text:style-name="T10"> </text:span><text:span text:style-name="T10">rho</text:span><text:span text:style-name="T10">0, </text:span><text:span text:style-name="T10">T</text:span><text:span text:style-name="T10">0</text:span></text:p>
            </text:list-item>
            <text:list-item>
              <text:p text:style-name="P16"><text:span text:style-name="T10">different</text:span><text:span text:style-name="T10"> </text:span><text:span text:style-name="T10">column</text:span><text:span text:style-name="T10"> </text:span><text:span text:style-name="T10">heights</text:span><text:span text:style-name="T10"><text:tab/></text:span></text:p>
            </text:list-item>
            <text:list-item>
              <text:p text:style-name="P16"><text:span text:style-name="T10">an</text:span><text:span text:style-name="T10">/</text:span><text:span text:style-name="T10">cloudy</text:span><text:span text:style-name="T10">/ ---- </text:span><text:span text:style-name="T10">awk</text:span><text:span text:style-name="T10"> '{</text:span><text:span text:style-name="T10">if</text:span><text:span text:style-name="T10">($1==-5.0 &amp;&amp; $2==-3.0)</text:span><text:span text:style-name="T10">print</text:span><text:span text:style-name="T10">($3)}' </text:span><text:span text:style-name="T10">cloudyzrhotg</text:span><text:span text:style-name="T10">.</text:span><text:span text:style-name="T10">dat</text:span></text:p>
            </text:list-item>
            <text:list-item>
              <text:p text:style-name="P16"><text:span text:style-name="T10">different</text:span><text:span text:style-name="T10"> </text:span><text:span text:style-name="T10">redshifts</text:span><text:span text:style-name="T10"> (</text:span><text:span text:style-name="T10">ie</text:span><text:span text:style-name="T10"> </text:span><text:span text:style-name="T10">different</text:span><text:span text:style-name="T10"> </text:span><text:span text:style-name="T10">UVB</text:span><text:span text:style-name="T10">)</text:span></text:p>
            </text:list-item>
            <text:list-item>
              <text:p text:style-name="P16"><text:span text:style-name="T10">/</text:span><text:span text:style-name="T10">home</text:span><text:span text:style-name="T10">/</text:span><text:span text:style-name="T10">sleitner</text:span><text:span text:style-name="T10">/</text:span><text:span text:style-name="T10">research</text:span><text:span text:style-name="T10">/</text:span><text:span text:style-name="T10">c</text:span><text:span text:style-name="T10">07_02_00/</text:span><text:span text:style-name="T10">source</text:span><text:span text:style-name="T10">/</text:span><text:span text:style-name="T10">hirogridSAM</text:span><text:span text:style-name="T10">.</text:span><text:span text:style-name="T10">cpp</text:span></text:p>
            </text:list-item>
          </text:list>
        </text:list-item>
        <text:list-item>
          <text:p text:style-name="P24"/>
        </text:list-item>
        <text:list-item>
          <text:p text:style-name="P16"><text:span text:style-name="T4">Outline</text:span><text:span text:style-name="T4"> </text:span><text:span text:style-name="T4">papers</text:span></text:p>
          <text:list>
            <text:list-item>
              <text:list>
                <text:list-item>
                  <text:p text:style-name="P24"><text:soft-page-break/></text:p>
                </text:list-item>
              </text:list>
            </text:list-item>
            <text:list-item>
              <text:p text:style-name="P16"><text:span text:style-name="T4">write</text:span><text:span text:style-name="T4"> </text:span><text:span text:style-name="T4">up</text:span><text:span text:style-name="T4"> </text:span><text:span text:style-name="T4">UVB</text:span><text:span text:style-name="T4"> </text:span><text:span text:style-name="T4">stuff</text:span><text:span text:style-name="T4"> </text:span><text:span text:style-name="T4">and</text:span><text:span text:style-name="T4"> </text:span><text:span text:style-name="T4">check</text:span><text:span text:style-name="T4"> </text:span><text:span text:style-name="T4">for</text:span><text:span text:style-name="T4"> </text:span><text:span text:style-name="T4">new</text:span><text:span text:style-name="T4"> </text:span><text:span text:style-name="T4">observational</text:span><text:span text:style-name="T4"> </text:span><text:span text:style-name="T4">constraints</text:span><text:span text:style-name="T4">.</text:span></text:p>
              <text:list>
                <text:list-item>
                  <text:p text:style-name="P16"><text:span text:style-name="T4">https</text:span><text:span text:style-name="T4">://</text:span><text:span text:style-name="T4">docs</text:span><text:span text:style-name="T4">.</text:span><text:span text:style-name="T4">google</text:span><text:span text:style-name="T4">.</text:span><text:span text:style-name="T4">com</text:span><text:span text:style-name="T4">/</text:span><text:span text:style-name="T4">Doc</text:span><text:span text:style-name="T4">?</text:span><text:span text:style-name="T4">docid</text:span><text:span text:style-name="T4">=0</text:span><text:span text:style-name="T4">Ad</text:span><text:span text:style-name="T4">7</text:span><text:span text:style-name="T4">LA</text:span><text:span text:style-name="T4">8</text:span><text:span text:style-name="T4">GrZifNZGdiZzdxMjJfMTA</text:span><text:span text:style-name="T4">4</text:span><text:span text:style-name="T4">ang</text:span><text:span text:style-name="T4">0</text:span><text:span text:style-name="T4">YjVjZ</text:span><text:span text:style-name="T4">3</text:span><text:span text:style-name="T4">E</text:span><text:span text:style-name="T4">&amp;</text:span><text:span text:style-name="T4">hl</text:span><text:span text:style-name="T4">=</text:span><text:span text:style-name="T4">en</text:span></text:p>
                </text:list-item>
              </text:list>
            </text:list-item>
          </text:list>
        </text:list-item>
      </text:list>
      <text:p text:style-name="P2"/>
      <text:h text:style-name="P45" text:outline-level="10"><text:bookmark-start text:name="h.dr6yofonl276"/>Implementation<text:bookmark-end text:name="h.dr6yofonl276"/></text:h>
      <text:p text:style-name="P2"/>
      <text:p text:style-name="P2">blastwave</text:p>
      <text:list xml:id="list1945279630" text:style-name="LS4">
        <text:list-item>
          <text:p text:style-name="P19"><text:span text:style-name="T4">how</text:span><text:span text:style-name="T4"> </text:span><text:span text:style-name="T4">could</text:span><text:span text:style-name="T4"> </text:span><text:span text:style-name="T4">you</text:span><text:span text:style-name="T4"> </text:span><text:span text:style-name="T4">better</text:span><text:span text:style-name="T4"> </text:span><text:span text:style-name="T4">mimic</text:span><text:span text:style-name="T4"> </text:span><text:span text:style-name="T4">stinson</text:span><text:span text:style-name="T4"> '06? </text:span><text:span text:style-name="T4">remove</text:span><text:span text:style-name="T4"> </text:span><text:span text:style-name="T4">gas</text:span><text:span text:style-name="T4"> </text:span><text:span text:style-name="T4">from</text:span><text:span text:style-name="T4"> </text:span><text:span text:style-name="T4">the</text:span><text:span text:style-name="T4"> </text:span><text:span text:style-name="T4">cooling</text:span><text:span text:style-name="T4"> </text:span><text:span text:style-name="T4">curver</text:span><text:span text:style-name="T4"> -- </text:span><text:span text:style-name="T4">less</text:span><text:span text:style-name="T4"> </text:span><text:span text:style-name="T4">gas</text:span><text:span text:style-name="T4"> </text:span><text:span text:style-name="T4">is</text:span><text:span text:style-name="T4"> </text:span><text:span text:style-name="T4">participating</text:span><text:span text:style-name="T4"> </text:span><text:span text:style-name="T4">in</text:span><text:span text:style-name="T4"> </text:span><text:span text:style-name="T4">cooling</text:span><text:span text:style-name="T4"> </text:span><text:span text:style-name="T4">in</text:span><text:span text:style-name="T4"> </text:span><text:span text:style-name="T4">the</text:span><text:span text:style-name="T4"> </text:span><text:span text:style-name="T4">cell</text:span><text:span text:style-name="T4"> </text:span><text:span text:style-name="T4">effectively</text:span><text:span text:style-name="T4">?</text:span></text:p>
        </text:list-item>
        <text:list-item>
          <text:p text:style-name="P19"><text:span text:style-name="T4">Oscar</text:span><text:span text:style-name="T4">'</text:span><text:span text:style-name="T4">s</text:span><text:span text:style-name="T4"> </text:span><text:span text:style-name="T4">blastwave</text:span><text:span text:style-name="T4"> </text:span><text:span text:style-name="T4">vs</text:span><text:span text:style-name="T4"> </text:span><text:span text:style-name="T4">my</text:span><text:span text:style-name="T4"> </text:span><text:span text:style-name="T4">version</text:span><text:span text:style-name="T4"> </text:span><text:span text:style-name="T4">for</text:span><text:span text:style-name="T4"> </text:span><text:span text:style-name="T4">merging</text:span><text:span text:style-name="T4"> 2 </text:span><text:span text:style-name="T4">equal</text:span><text:span text:style-name="T4"> </text:span><text:span text:style-name="T4">mass</text:span><text:span text:style-name="T4"> </text:span><text:span text:style-name="T4">cells</text:span><text:span text:style-name="T4">... </text:span></text:p>
          <text:list>
            <text:list-item>
              <text:p text:style-name="P19"><text:span text:style-name="T4">set</text:span><text:span text:style-name="T4"> </text:span><text:span text:style-name="T4">xlabel</text:span><text:span text:style-name="T4"> '</text:span><text:span text:style-name="T4">time</text:span><text:span text:style-name="T4"> </text:span><text:span text:style-name="T4">since</text:span><text:span text:style-name="T4"> </text:span><text:span text:style-name="T4">birth</text:span><text:span text:style-name="T4"> </text:span><text:span text:style-name="T4">in</text:span><text:span text:style-name="T4"> </text:span><text:span text:style-name="T4">cell</text:span><text:span text:style-name="T4"> 1[</text:span><text:span text:style-name="T4">Myr</text:span><text:span text:style-name="T4">]'; </text:span><text:span text:style-name="T4">set</text:span><text:span text:style-name="T4"> </text:span><text:span text:style-name="T4">ylabel</text:span><text:span text:style-name="T4"> '</text:span><text:span text:style-name="T4">nocool</text:span><text:span text:style-name="T4"> </text:span><text:span text:style-name="T4">for</text:span><text:span text:style-name="T4"> [</text:span><text:span text:style-name="T4">Myr</text:span><text:span text:style-name="T4">] </text:span><text:span text:style-name="T4">for</text:span><text:span text:style-name="T4"> </text:span><text:span text:style-name="T4">t</text:span><text:span text:style-name="T4">2=10,25 </text:span><text:span text:style-name="T4">since</text:span><text:span text:style-name="T4"> </text:span><text:span text:style-name="T4">birth</text:span><text:span text:style-name="T4"> </text:span><text:span text:style-name="T4">for</text:span><text:span text:style-name="T4"> </text:span><text:span text:style-name="T4">cell</text:span><text:span text:style-name="T4"> 2'; </text:span><text:span text:style-name="T4">m</text:span><text:span text:style-name="T4">1=1; </text:span><text:span text:style-name="T4">m</text:span><text:span text:style-name="T4">2=1; </text:span><text:span text:style-name="T4">ram</text:span><text:span text:style-name="T4">(</text:span><text:span text:style-name="T4">x</text:span><text:span text:style-name="T4">,</text:span><text:span text:style-name="T4">d</text:span><text:span text:style-name="T4">1)=50-(</text:span><text:span text:style-name="T4">d</text:span><text:span text:style-name="T4">1)*(</text:span><text:span text:style-name="T4">x</text:span><text:span text:style-name="T4">)*(</text:span><text:span text:style-name="T4">m</text:span><text:span text:style-name="T4">1+</text:span><text:span text:style-name="T4">m</text:span><text:span text:style-name="T4">2)/(</text:span><text:span text:style-name="T4">m</text:span><text:span text:style-name="T4">2*(</text:span><text:span text:style-name="T4">d</text:span><text:span text:style-name="T4">1)+</text:span><text:span text:style-name="T4">m</text:span><text:span text:style-name="T4">1*(</text:span><text:span text:style-name="T4">x</text:span><text:span text:style-name="T4">)); </text:span><text:span text:style-name="T4">art</text:span><text:span text:style-name="T4">(</text:span><text:span text:style-name="T4">x</text:span><text:span text:style-name="T4">,</text:span><text:span text:style-name="T4">d</text:span><text:span text:style-name="T4">1)=(</text:span><text:span text:style-name="T4">m</text:span><text:span text:style-name="T4">1*(50-</text:span><text:span text:style-name="T4">d</text:span><text:span text:style-name="T4">1&gt;0?50-</text:span><text:span text:style-name="T4">d</text:span><text:span text:style-name="T4">1:0)+</text:span><text:span text:style-name="T4">m</text:span><text:span text:style-name="T4">2*(50-</text:span><text:span text:style-name="T4">x</text:span><text:span text:style-name="T4">&gt;0?50-</text:span><text:span text:style-name="T4">x</text:span><text:span text:style-name="T4">:0))/(</text:span><text:span text:style-name="T4">m</text:span><text:span text:style-name="T4">1+</text:span><text:span text:style-name="T4">m</text:span><text:span text:style-name="T4">2);</text:span><text:span text:style-name="T4">plot</text:span><text:span text:style-name="T4"> [0:100][0:50]</text:span><text:span text:style-name="T4">ram</text:span><text:span text:style-name="T4">(</text:span><text:span text:style-name="T4">x</text:span><text:span text:style-name="T4">,25) </text:span><text:span text:style-name="T4">lw</text:span><text:span text:style-name="T4"> 5,</text:span><text:span text:style-name="T4">art</text:span><text:span text:style-name="T4">(</text:span><text:span text:style-name="T4">x</text:span><text:span text:style-name="T4">,25) </text:span><text:span text:style-name="T4">lw</text:span><text:span text:style-name="T4"> 2, </text:span><text:span text:style-name="T4">ram</text:span><text:span text:style-name="T4">(</text:span><text:span text:style-name="T4">x</text:span><text:span text:style-name="T4">,10) </text:span><text:span text:style-name="T4">lw</text:span><text:span text:style-name="T4"> 5,</text:span><text:span text:style-name="T4">art</text:span><text:span text:style-name="T4">(</text:span><text:span text:style-name="T4">x</text:span><text:span text:style-name="T4">,10) </text:span><text:span text:style-name="T4">lw</text:span><text:span text:style-name="T4"> 2</text:span></text:p>
            </text:list-item>
          </text:list>
        </text:list-item>
      </text:list>
      <text:p text:style-name="P2"/>
      <text:p text:style-name="P1"><text:span text:style-name="T4">Looking</text:span><text:span text:style-name="T4"> </text:span><text:span text:style-name="T4">at</text:span><text:span text:style-name="T4"> </text:span><text:span text:style-name="T4">Nick</text:span><text:span text:style-name="T4">'</text:span><text:span text:style-name="T4">s</text:span><text:span text:style-name="T4"> </text:span><text:span text:style-name="T4">runs</text:span></text:p>
      <text:list xml:id="list116" text:style-name="LS3">
        <text:list-item>
          <text:p text:style-name="P25">metallicity</text:p>
          <text:list>
            <text:list-item>
              <text:p text:style-name="P18"><text:span text:style-name="T4">reset</text:span><text:span text:style-name="T4">; </text:span><text:span text:style-name="T4">set</text:span><text:span text:style-name="T4"> </text:span><text:span text:style-name="T4">logscale</text:span><text:span text:style-name="T4"> </text:span><text:span text:style-name="T4">y</text:span><text:span text:style-name="T4">; </text:span><text:span text:style-name="T4">plot</text:span><text:span text:style-name="T4"> [1:200][]'</text:span><text:span text:style-name="T4">outanalysis</text:span><text:span text:style-name="T4">/</text:span><text:span text:style-name="T4">gas</text:span><text:span text:style-name="T4">/</text:span><text:span text:style-name="T4">gann</text:span><text:span text:style-name="T4">_</text:span><text:span text:style-name="T4">sgn</text:span><text:span text:style-name="T4">3</text:span><text:span text:style-name="T4">zm</text:span><text:span text:style-name="T4">5</text:span><text:span text:style-name="T4">h</text:span><text:span text:style-name="T4">0-</text:span><text:span text:style-name="T4">r</text:span><text:span text:style-name="T4">1</text:span><text:span text:style-name="T4">rt</text:span><text:span text:style-name="T4">-</text:span><text:span text:style-name="T4">rs</text:span><text:span text:style-name="T4">9_</text:span><text:span text:style-name="T4">a</text:span><text:span text:style-name="T4">0.3062_</text:span><text:span text:style-name="T4">lev</text:span><text:span text:style-name="T4">9_</text:span><text:span text:style-name="T4">cyr</text:span><text:span text:style-name="T4">20_000.</text:span><text:span text:style-name="T4">dat</text:span><text:span text:style-name="T4">' </text:span><text:span text:style-name="T4">u</text:span><text:span text:style-name="T4"> 1:14 </text:span><text:span text:style-name="T4">w</text:span><text:span text:style-name="T4"> </text:span><text:span text:style-name="T4">l</text:span><text:span text:style-name="T4">, '</text:span><text:span text:style-name="T4">outanalysis</text:span><text:span text:style-name="T4">/</text:span><text:span text:style-name="T4">gas</text:span><text:span text:style-name="T4">/</text:span><text:span text:style-name="T4">gann</text:span><text:span text:style-name="T4">_</text:span><text:span text:style-name="T4">s</text:span><text:span text:style-name="T4">4</text:span><text:span text:style-name="T4">zm</text:span><text:span text:style-name="T4">3</text:span><text:span text:style-name="T4">h</text:span><text:span text:style-name="T4">27-</text:span><text:span text:style-name="T4">r</text:span><text:span text:style-name="T4">2</text:span><text:span text:style-name="T4">u</text:span><text:span text:style-name="T4">10</text:span><text:span text:style-name="T4">ht</text:span><text:span text:style-name="T4">-</text:span><text:span text:style-name="T4">rs</text:span><text:span text:style-name="T4">9_</text:span><text:span text:style-name="T4">a</text:span><text:span text:style-name="T4">0.3302_</text:span><text:span text:style-name="T4">lev</text:span><text:span text:style-name="T4">9_</text:span><text:span text:style-name="T4">cyr</text:span><text:span text:style-name="T4">20_000.</text:span><text:span text:style-name="T4">dat</text:span><text:span text:style-name="T4">' </text:span><text:span text:style-name="T4">u</text:span><text:span text:style-name="T4"> 1:14 </text:span><text:span text:style-name="T4">w</text:span><text:span text:style-name="T4"> </text:span><text:span text:style-name="T4">l</text:span><text:span text:style-name="T4">, '</text:span><text:span text:style-name="T4">outanalysis</text:span><text:span text:style-name="T4">/</text:span><text:span text:style-name="T4">gas</text:span><text:span text:style-name="T4">/</text:span><text:span text:style-name="T4">gann</text:span><text:span text:style-name="T4">_</text:span><text:span text:style-name="T4">s</text:span><text:span text:style-name="T4">4</text:span><text:span text:style-name="T4">zm</text:span><text:span text:style-name="T4">3</text:span><text:span text:style-name="T4">h</text:span><text:span text:style-name="T4">27-</text:span><text:span text:style-name="T4">rtr</text:span><text:span text:style-name="T4">1-</text:span><text:span text:style-name="T4">rs</text:span><text:span text:style-name="T4">9_</text:span><text:span text:style-name="T4">a</text:span><text:span text:style-name="T4">0.3302_</text:span><text:span text:style-name="T4">lev</text:span><text:span text:style-name="T4">9_</text:span><text:span text:style-name="T4">cyr</text:span><text:span text:style-name="T4">20_000.</text:span><text:span text:style-name="T4">dat</text:span><text:span text:style-name="T4">' </text:span><text:span text:style-name="T4">u</text:span><text:span text:style-name="T4"> 1:14 </text:span><text:span text:style-name="T4">w</text:span><text:span text:style-name="T4"> </text:span><text:span text:style-name="T4">l</text:span></text:p>
            </text:list-item>
            <text:list-item>
              <text:p text:style-name="P18"><text:span text:style-name="T4"><text:s/></text:span><text:span text:style-name="T4">ae</text:span><text:span text:style-name="T4">=0.3062; </text:span><text:span text:style-name="T4">aeu</text:span><text:span text:style-name="T4">=0.33; </text:span><text:span text:style-name="T4">reset</text:span><text:span text:style-name="T4">; </text:span><text:span text:style-name="T4">set</text:span><text:span text:style-name="T4"> </text:span><text:span text:style-name="T4">logscale</text:span><text:span text:style-name="T4"> </text:span><text:span text:style-name="T4">y</text:span><text:span text:style-name="T4">; </text:span><text:span text:style-name="T4">plot</text:span><text:span text:style-name="T4"> [0:10][0.001:1] '</text:span><text:span text:style-name="T4">outanalysis</text:span><text:span text:style-name="T4">/</text:span><text:span text:style-name="T4">gas</text:span><text:span text:style-name="T4">/</text:span><text:span text:style-name="T4">gann</text:span><text:span text:style-name="T4">_</text:span><text:span text:style-name="T4">s</text:span><text:span text:style-name="T4">4</text:span><text:span text:style-name="T4">zm</text:span><text:span text:style-name="T4">3</text:span><text:span text:style-name="T4">h</text:span><text:span text:style-name="T4">27-</text:span><text:span text:style-name="T4">r</text:span><text:span text:style-name="T4">2</text:span><text:span text:style-name="T4">u</text:span><text:span text:style-name="T4">10</text:span><text:span text:style-name="T4">ht</text:span><text:span text:style-name="T4">-</text:span><text:span text:style-name="T4">rs</text:span><text:span text:style-name="T4">9_</text:span><text:span text:style-name="T4">a</text:span><text:span text:style-name="T4">0.3302_</text:span><text:span text:style-name="T4">lev</text:span><text:span text:style-name="T4">9_</text:span><text:span text:style-name="T4">cyr</text:span><text:span text:style-name="T4">20_000.</text:span><text:span text:style-name="T4">dat</text:span><text:span text:style-name="T4">' </text:span><text:span text:style-name="T4">u</text:span><text:span text:style-name="T4"> ($1/</text:span><text:span text:style-name="T4">aeu</text:span><text:span text:style-name="T4">):14 </text:span><text:span text:style-name="T4">w</text:span><text:span text:style-name="T4"> </text:span><text:span text:style-name="T4">lp</text:span><text:span text:style-name="T4">, '</text:span><text:span text:style-name="T4">outanalysis</text:span><text:span text:style-name="T4">/</text:span><text:span text:style-name="T4">gas</text:span><text:span text:style-name="T4">/</text:span><text:span text:style-name="T4">gann</text:span><text:span text:style-name="T4">_</text:span><text:span text:style-name="T4">s</text:span><text:span text:style-name="T4">4</text:span><text:span text:style-name="T4">zm</text:span><text:span text:style-name="T4">3</text:span><text:span text:style-name="T4">h</text:span><text:span text:style-name="T4">27-</text:span><text:span text:style-name="T4">rtr</text:span><text:span text:style-name="T4">1-</text:span><text:span text:style-name="T4">rs</text:span><text:span text:style-name="T4">9_</text:span><text:span text:style-name="T4">a</text:span><text:span text:style-name="T4">0.3302_</text:span><text:span text:style-name="T4">lev</text:span><text:span text:style-name="T4">9_</text:span><text:span text:style-name="T4">cyr</text:span><text:span text:style-name="T4">20_000.</text:span><text:span text:style-name="T4">dat</text:span><text:span text:style-name="T4">' </text:span><text:span text:style-name="T4">u</text:span><text:span text:style-name="T4"> ($1/</text:span><text:span text:style-name="T4">aeu</text:span><text:span text:style-name="T4">):14 </text:span><text:span text:style-name="T4">w</text:span><text:span text:style-name="T4"> </text:span><text:span text:style-name="T4">lp</text:span><text:span text:style-name="T4">,'</text:span><text:span text:style-name="T4">outanalysis</text:span><text:span text:style-name="T4">/</text:span><text:span text:style-name="T4">gas</text:span><text:span text:style-name="T4">/</text:span><text:span text:style-name="T4">gann</text:span><text:span text:style-name="T4">_</text:span><text:span text:style-name="T4">sgn</text:span><text:span text:style-name="T4">3</text:span><text:span text:style-name="T4">zm</text:span><text:span text:style-name="T4">5</text:span><text:span text:style-name="T4">h</text:span><text:span text:style-name="T4">0-</text:span><text:span text:style-name="T4">r</text:span><text:span text:style-name="T4">1</text:span><text:span text:style-name="T4">rt</text:span><text:span text:style-name="T4">-</text:span><text:span text:style-name="T4">rs</text:span><text:span text:style-name="T4">9_</text:span><text:span text:style-name="T4">a</text:span><text:span text:style-name="T4">0.3062_</text:span><text:span text:style-name="T4">lev</text:span><text:span text:style-name="T4">9_</text:span><text:span text:style-name="T4">cyr</text:span><text:span text:style-name="T4">20_000.</text:span><text:span text:style-name="T4">dat</text:span><text:span text:style-name="T4">' </text:span><text:span text:style-name="T4">u</text:span><text:span text:style-name="T4"> ($1/</text:span><text:span text:style-name="T4">ae</text:span><text:span text:style-name="T4">):14 </text:span><text:span text:style-name="T4">w</text:span><text:span text:style-name="T4"> </text:span><text:span text:style-name="T4">lp</text:span><text:span text:style-name="T4">,'</text:span><text:span text:style-name="T4">outanalysis</text:span><text:span text:style-name="T4">/</text:span><text:span text:style-name="T4">gas</text:span><text:span text:style-name="T4">/</text:span><text:span text:style-name="T4">gann</text:span><text:span text:style-name="T4">_</text:span><text:span text:style-name="T4">sgn</text:span><text:span text:style-name="T4">3</text:span><text:span text:style-name="T4">zm</text:span><text:span text:style-name="T4">5</text:span><text:span text:style-name="T4">h</text:span><text:span text:style-name="T4">0-</text:span><text:span text:style-name="T4">r</text:span><text:span text:style-name="T4">1</text:span><text:span text:style-name="T4">rt</text:span><text:span text:style-name="T4">-</text:span><text:span text:style-name="T4">rs</text:span><text:span text:style-name="T4">9_</text:span><text:span text:style-name="T4">a</text:span><text:span text:style-name="T4">0.3062_</text:span><text:span text:style-name="T4">lev</text:span><text:span text:style-name="T4">9_</text:span><text:span text:style-name="T4">cyr</text:span><text:span text:style-name="T4">20_001.</text:span><text:span text:style-name="T4">dat</text:span><text:span text:style-name="T4">' </text:span><text:span text:style-name="T4">u</text:span><text:span text:style-name="T4"> ($1/</text:span><text:span text:style-name="T4">ae</text:span><text:span text:style-name="T4">):14 </text:span><text:span text:style-name="T4">w</text:span><text:span text:style-name="T4"> </text:span><text:span text:style-name="T4">lp</text:span><text:span text:style-name="T4">,'</text:span><text:span text:style-name="T4">outanalysis</text:span><text:span text:style-name="T4">/</text:span><text:span text:style-name="T4">gas</text:span><text:span text:style-name="T4">/</text:span><text:span text:style-name="T4">gann</text:span><text:span text:style-name="T4">_</text:span><text:span text:style-name="T4">sgn</text:span><text:span text:style-name="T4">3</text:span><text:span text:style-name="T4">zm</text:span><text:span text:style-name="T4">5</text:span><text:span text:style-name="T4">h</text:span><text:span text:style-name="T4">0-</text:span><text:span text:style-name="T4">r</text:span><text:span text:style-name="T4">1</text:span><text:span text:style-name="T4">rt</text:span><text:span text:style-name="T4">-</text:span><text:span text:style-name="T4">rs</text:span><text:span text:style-name="T4">9_</text:span><text:span text:style-name="T4">a</text:span><text:span text:style-name="T4">0.3062_</text:span><text:span text:style-name="T4">lev</text:span><text:span text:style-name="T4">9_</text:span><text:span text:style-name="T4">cyr</text:span><text:span text:style-name="T4">20_002.</text:span><text:span text:style-name="T4">dat</text:span><text:span text:style-name="T4">' </text:span><text:span text:style-name="T4">u</text:span><text:span text:style-name="T4"> ($1/</text:span><text:span text:style-name="T4">ae</text:span><text:span text:style-name="T4">):14 </text:span><text:span text:style-name="T4">w</text:span><text:span text:style-name="T4"> </text:span><text:span text:style-name="T4">lp</text:span><text:span text:style-name="T4">,'</text:span><text:span text:style-name="T4">outanalysis</text:span><text:span text:style-name="T4">/</text:span><text:span text:style-name="T4">gas</text:span><text:span text:style-name="T4">/</text:span><text:span text:style-name="T4">gann</text:span><text:span text:style-name="T4">_</text:span><text:span text:style-name="T4">sgn</text:span><text:span text:style-name="T4">3</text:span><text:span text:style-name="T4">zm</text:span><text:span text:style-name="T4">5</text:span><text:span text:style-name="T4">h</text:span><text:span text:style-name="T4">0-</text:span><text:span text:style-name="T4">r</text:span><text:span text:style-name="T4">1</text:span><text:span text:style-name="T4">rt</text:span><text:span text:style-name="T4">-</text:span><text:span text:style-name="T4">rs</text:span><text:span text:style-name="T4">9_</text:span><text:span text:style-name="T4">a</text:span><text:span text:style-name="T4">0.3062_</text:span><text:span text:style-name="T4">lev</text:span><text:span text:style-name="T4">9_</text:span><text:span text:style-name="T4">cyr</text:span><text:span text:style-name="T4">20_003.</text:span><text:span text:style-name="T4">dat</text:span><text:span text:style-name="T4">' </text:span><text:span text:style-name="T4">u</text:span><text:span text:style-name="T4"> ($1/</text:span><text:span text:style-name="T4">ae</text:span><text:span text:style-name="T4">):14 </text:span><text:span text:style-name="T4">w</text:span><text:span text:style-name="T4"> </text:span><text:span text:style-name="T4">lp</text:span></text:p>
            </text:list-item>
            <text:list-item>
              <text:p text:style-name="P18"><text:span text:style-name="T4">outanalysis</text:span><text:span text:style-name="T4">/</text:span><text:span text:style-name="T4">gas</text:span><text:span text:style-name="T4">/</text:span><text:span text:style-name="T4">gann</text:span><text:span text:style-name="T4">_</text:span><text:span text:style-name="T4">l</text:span><text:span text:style-name="T4">6</text:span><text:span text:style-name="T4">n</text:span><text:span text:style-name="T4">-</text:span><text:span text:style-name="T4">r</text:span><text:span text:style-name="T4">1</text:span><text:span text:style-name="T4">rt</text:span><text:span text:style-name="T4">-</text:span><text:span text:style-name="T4">rs</text:span><text:span text:style-name="T4">9_</text:span><text:span text:style-name="T4">a</text:span><text:span text:style-name="T4">0.2504_</text:span><text:span text:style-name="T4">lev</text:span><text:span text:style-name="T4">9_</text:span><text:span text:style-name="T4">cyr</text:span><text:span text:style-name="T4">20_000.</text:span><text:span text:style-name="T4">dat</text:span></text:p>
            </text:list-item>
            <text:list-item>
              <text:p text:style-name="P18"><text:span text:style-name="T4">ouput</text:span><text:span text:style-name="T4"> </text:span><text:span text:style-name="T4">from</text:span><text:span text:style-name="T4"> </text:span><text:span text:style-name="T4">start</text:span><text:span text:style-name="T4">.</text:span><text:span text:style-name="T4">c</text:span><text:span text:style-name="T4"> </text:span></text:p>
              <text:list>
                <text:list-item>
                  <text:p text:style-name="P18"><text:span text:style-name="T4">par</text:span><text:span text:style-name="T4">.</text:span><text:span text:style-name="T4">cray</text:span><text:span text:style-name="T4"> </text:span><text:span text:style-name="T4">simple</text:span><text:span text:style-name="T4">_</text:span><text:span text:style-name="T4">mpi</text:span><text:span text:style-name="T4">.</text:span><text:span text:style-name="T4">pbs</text:span><text:span text:style-name="T4"> 1</text:span></text:p>
                </text:list-item>
                <text:list-item>
                  <text:p text:style-name="P18"><text:span text:style-name="T4"><text:s/></text:span><text:span text:style-name="T4">cat</text:span><text:span text:style-name="T4"> </text:span><text:span text:style-name="T4">out</text:span><text:span text:style-name="T4">/</text:span><text:span text:style-name="T4">log</text:span><text:span text:style-name="T4">/</text:span><text:span text:style-name="T4">stdout</text:span><text:span text:style-name="T4"> |</text:span><text:span text:style-name="T4">grep</text:span><text:span text:style-name="T4"> </text:span><text:span text:style-name="T4">snl</text:span><text:span text:style-name="T4">1 &gt;</text:span><text:span text:style-name="T4">blah</text:span></text:p>
                </text:list-item>
                <text:list-item>
                  <text:p text:style-name="P18"><text:span text:style-name="T4">reset</text:span><text:span text:style-name="T4"> ; </text:span><text:span text:style-name="T4">a</text:span><text:span text:style-name="T4">=20; </text:span><text:span text:style-name="T4">set</text:span><text:span text:style-name="T4"> </text:span><text:span text:style-name="T4">view</text:span><text:span text:style-name="T4"> 0,0; </text:span><text:span text:style-name="T4">splot</text:span><text:span text:style-name="T4"> [-</text:span><text:span text:style-name="T4">a</text:span><text:span text:style-name="T4">:</text:span><text:span text:style-name="T4">a</text:span><text:span text:style-name="T4">][-</text:span><text:span text:style-name="T4">a</text:span><text:span text:style-name="T4">:</text:span><text:span text:style-name="T4">a</text:span><text:span text:style-name="T4">][-2:0]'</text:span><text:span text:style-name="T4">blah</text:span><text:span text:style-name="T4">' </text:span><text:span text:style-name="T4">u</text:span><text:span text:style-name="T4"> ($5*1000):($6*1000):(</text:span><text:span text:style-name="T4">log</text:span><text:span text:style-name="T4">10($8)) </text:span><text:span text:style-name="T4">pal</text:span><text:span text:style-name="T4"> </text:span><text:span text:style-name="T4">pt</text:span><text:span text:style-name="T4"> 5 </text:span><text:span text:style-name="T4">ps</text:span><text:span text:style-name="T4"> 1</text:span></text:p>
                </text:list-item>
              </text:list>
            </text:list-item>
          </text:list>
        </text:list-item>
        <text:list-item>
          <text:p text:style-name="P18"><text:span text:style-name="T5">Run</text:span><text:span text:style-name="T5"> </text:span><text:span text:style-name="T5">names</text:span><text:span text:style-name="T5">:</text:span></text:p>
          <text:list>
            <text:list-item>
              <text:p text:style-name="P25"/>
            </text:list-item>
            <text:list-item>
              <text:p text:style-name="P25"/>
            </text:list-item>
            <text:list-item>
              <text:p text:style-name="P18"><text:span text:style-name="T4">"</text:span><text:span text:style-name="T4">Small</text:span><text:span text:style-name="T4">" <text:s/>- 6 </text:span><text:span text:style-name="T4">chimp</text:span><text:span text:style-name="T4"> </text:span><text:span text:style-name="T4">box</text:span><text:span text:style-name="T4">, ~3</text:span><text:span text:style-name="T4">M</text:span><text:span text:style-name="T4"> </text:span><text:span text:style-name="T4">particles</text:span></text:p>
            </text:list-item>
            <text:list-item>
              <text:p text:style-name="P18"><text:span text:style-name="T4">"</text:span><text:span text:style-name="T4">Medium</text:span><text:span text:style-name="T4">" - </text:span><text:span text:style-name="T4">this</text:span><text:span text:style-name="T4"> 25.6 </text:span><text:span text:style-name="T4">chimp</text:span><text:span text:style-name="T4"> </text:span><text:span text:style-name="T4">box</text:span><text:span text:style-name="T4">, ~60</text:span><text:span text:style-name="T4">M</text:span><text:span text:style-name="T4"> </text:span><text:span text:style-name="T4">particles</text:span><text:span text:style-name="T4">, 2 </text:span><text:span text:style-name="T4">levels</text:span><text:span text:style-name="T4"> </text:span><text:span text:style-name="T4">of</text:span><text:span text:style-name="T4"> </text:span><text:span text:style-name="T4">refinement</text:span><text:span text:style-name="T4"> </text:span><text:span text:style-name="T4">in</text:span><text:span text:style-name="T4"> </text:span><text:span text:style-name="T4">IC</text:span></text:p>
            </text:list-item>
            <text:list-item>
              <text:p text:style-name="P18"><text:span text:style-name="T4">"</text:span><text:span text:style-name="T4">Large</text:span><text:span text:style-name="T4">" <text:s/>- </text:span><text:span text:style-name="T4">this</text:span><text:span text:style-name="T4"> 25.6 </text:span><text:span text:style-name="T4">chimp</text:span><text:span text:style-name="T4"> </text:span><text:span text:style-name="T4">box</text:span><text:span text:style-name="T4">, ~300</text:span><text:span text:style-name="T4">M</text:span><text:span text:style-name="T4"> </text:span><text:span text:style-name="T4">particles</text:span><text:span text:style-name="T4">, 3 </text:span><text:span text:style-name="T4">levels</text:span><text:span text:style-name="T4"> </text:span><text:span text:style-name="T4">of</text:span><text:span text:style-name="T4"> </text:span><text:span text:style-name="T4">refinement</text:span><text:span text:style-name="T4"> </text:span><text:span text:style-name="T4">in</text:span><text:span text:style-name="T4"> </text:span><text:span text:style-name="T4">IC</text:span><text:span text:style-name="T4"> (</text:span><text:span text:style-name="T4">created</text:span><text:span text:style-name="T4"> </text:span><text:span text:style-name="T4">by</text:span><text:span text:style-name="T4"> </text:span><text:span text:style-name="T4">mistake</text:span><text:span text:style-name="T4">)</text:span></text:p>
            </text:list-item>
            <text:list-item>
              <text:p text:style-name="P25"/>
            </text:list-item>
            <text:list-item>
              <text:p text:style-name="P18"><text:span text:style-name="T4">RUN</text:span><text:span text:style-name="T4">.1: </text:span><text:span text:style-name="T4">Medium</text:span><text:span text:style-name="T4">, </text:span><text:span text:style-name="T4">name</text:span><text:span text:style-name="T4"> </text:span><text:span text:style-name="T4">GF</text:span><text:span text:style-name="T4">25</text:span><text:span text:style-name="T4">C</text:span><text:span text:style-name="T4">.</text:span><text:span text:style-name="T4">V</text:span><text:span text:style-name="T4">1.201, </text:span><text:span text:style-name="T4">full</text:span><text:span text:style-name="T4"> </text:span><text:span text:style-name="T4">physics</text:span><text:span text:style-name="T4">, </text:span><text:span text:style-name="T4">with</text:span><text:span text:style-name="T4"> </text:span><text:span text:style-name="T4">default</text:span><text:span text:style-name="T4"> </text:span><text:span text:style-name="T4">SN</text:span><text:span text:style-name="T4"> </text:span><text:span text:style-name="T4">feedback</text:span></text:p>
            </text:list-item>
            <text:list-item>
              <text:p text:style-name="P18"><text:span text:style-name="T4"><text:s text:c="4"/><text:tab/></text:span><text:span text:style-name="T4">some</text:span><text:span text:style-name="T4"> </text:span><text:span text:style-name="T4">data</text:span><text:span text:style-name="T4"> </text:span><text:span text:style-name="T4">files</text:span><text:span text:style-name="T4"> </text:span><text:span text:style-name="T4">are</text:span><text:span text:style-name="T4"> </text:span><text:span text:style-name="T4">on</text:span><text:span text:style-name="T4"> </text:span><text:span text:style-name="T4">rein</text:span></text:p>
            </text:list-item>
            <text:list-item>
              <text:p text:style-name="P25"/>
            </text:list-item>
            <text:list-item>
              <text:p text:style-name="P18"><text:span text:style-name="T4">RUN</text:span><text:span text:style-name="T4">.2: </text:span><text:span text:style-name="T4">Medium</text:span><text:span text:style-name="T4">, </text:span><text:span text:style-name="T4">name</text:span><text:span text:style-name="T4"> </text:span><text:span text:style-name="T4">GF</text:span><text:span text:style-name="T4">25</text:span><text:span text:style-name="T4">C</text:span><text:span text:style-name="T4">.</text:span><text:span text:style-name="T4">V</text:span><text:span text:style-name="T4">1.202, </text:span><text:span text:style-name="T4">full</text:span><text:span text:style-name="T4"> </text:span><text:span text:style-name="T4">physics</text:span><text:span text:style-name="T4">, </text:span><text:span text:style-name="T4">no</text:span><text:span text:style-name="T4"> </text:span><text:span text:style-name="T4">SN</text:span><text:span text:style-name="T4"> </text:span><text:span text:style-name="T4">feedback</text:span></text:p>
            </text:list-item>
            <text:list-item>
              <text:p text:style-name="P18"><text:span text:style-name="T4"><text:s text:c="4"/><text:tab/></text:span><text:span text:style-name="T4">some</text:span><text:span text:style-name="T4"> </text:span><text:span text:style-name="T4">data</text:span><text:span text:style-name="T4"> </text:span><text:span text:style-name="T4">files</text:span><text:span text:style-name="T4"> </text:span><text:span text:style-name="T4">are</text:span><text:span text:style-name="T4"> </text:span><text:span text:style-name="T4">in</text:span><text:span text:style-name="T4"> </text:span><text:span text:style-name="T5">/</text:span><text:span text:style-name="T5">lustre</text:span><text:span text:style-name="T5">/</text:span><text:span text:style-name="T5">ognedin</text:span><text:span text:style-name="T5">/</text:span><text:span text:style-name="T5">NG</text:span><text:span text:style-name="T5">/</text:span><text:span text:style-name="T5">GF</text:span><text:span text:style-name="T5">25</text:span><text:span text:style-name="T5">C</text:span><text:span text:style-name="T5">.</text:span><text:span text:style-name="T5">V</text:span><text:span text:style-name="T5">1.202</text:span></text:p>
            </text:list-item>
            <text:list-item>
              <text:p text:style-name="P25"/>
            </text:list-item>
            <text:list-item>
              <text:p text:style-name="P18"><text:span text:style-name="T7">RUN</text:span><text:span text:style-name="T7">.3: </text:span><text:span text:style-name="T7">Large</text:span><text:span text:style-name="T7">, </text:span><text:span text:style-name="T7">name</text:span><text:span text:style-name="T7"> </text:span><text:span text:style-name="T7">GF</text:span><text:span text:style-name="T7">25</text:span><text:span text:style-name="T7">C</text:span><text:span text:style-name="T7">.</text:span><text:span text:style-name="T7">V</text:span><text:span text:style-name="T7">1.101, </text:span><text:span text:style-name="T7">full</text:span><text:span text:style-name="T7"> </text:span><text:span text:style-name="T7">physics</text:span><text:span text:style-name="T7">, </text:span><text:span text:style-name="T7">with</text:span><text:span text:style-name="T7"> </text:span><text:span text:style-name="T7">default</text:span><text:span text:style-name="T7"> </text:span><text:span text:style-name="T7">SN</text:span><text:span text:style-name="T7"> </text:span><text:span text:style-name="T7">feedback</text:span><text:span text:style-name="T7">,</text:span></text:p>
            </text:list-item>
            <text:list-item>
              <text:p text:style-name="P18"><text:span text:style-name="T7"><text:s text:c="4"/><text:tab/></text:span><text:span text:style-name="T7">some</text:span><text:span text:style-name="T7"> </text:span><text:span text:style-name="T7">data</text:span><text:span text:style-name="T7"> </text:span><text:span text:style-name="T7">files</text:span><text:span text:style-name="T7"> </text:span><text:span text:style-name="T7">are</text:span><text:span text:style-name="T7"> </text:span><text:span text:style-name="T7">in</text:span><text:span text:style-name="T8"> /</text:span><text:span text:style-name="T8">lustre</text:span><text:span text:style-name="T8">/</text:span><text:span text:style-name="T8">andrey</text:span><text:span text:style-name="T8">/</text:span><text:span text:style-name="T8">NG</text:span><text:span text:style-name="T8">/</text:span><text:span text:style-name="T8">GF</text:span><text:span text:style-name="T8">25</text:span><text:span text:style-name="T8">C</text:span><text:span text:style-name="T8">.</text:span><text:span text:style-name="T8">V</text:span><text:span text:style-name="T8">1.101</text:span></text:p>
            </text:list-item>
            <text:list-item>
              <text:p text:style-name="P28"/>
            </text:list-item>
            <text:list-item>
              <text:p text:style-name="P18"><text:span text:style-name="T7">ADIABATIC</text:span><text:span text:style-name="T7">: </text:span><text:span text:style-name="T7">Large</text:span><text:span text:style-name="T7"> </text:span><text:span text:style-name="T7">a</text:span><text:span text:style-name="T7">=0.30 <text:s/></text:span><text:span text:style-name="T8">/</text:span><text:span text:style-name="T8">home</text:span><text:span text:style-name="T8">/</text:span><text:span text:style-name="T8">mzemp</text:span><text:span text:style-name="T8">/</text:span><text:span text:style-name="T8">work</text:span><text:span text:style-name="T8">/</text:span><text:span text:style-name="T8">Box</text:span><text:span text:style-name="T8">25.6</text:span><text:span text:style-name="T8">Mpc</text:span><text:span text:style-name="T8">/</text:span><text:span text:style-name="T8">box</text:span><text:span text:style-name="T8">1-</text:span><text:span text:style-name="T8">adiabatic</text:span><text:span text:style-name="T8">/</text:span><text:span text:style-name="T8">box</text:span><text:span text:style-name="T8">1_03</text:span></text:p>
            </text:list-item>
            <text:list-item>
              <text:p text:style-name="P25"/>
            </text:list-item>
            <text:list-item>
              <text:p text:style-name="P18"><text:span text:style-name="T4">RUN</text:span><text:span text:style-name="T4">.4: </text:span><text:span text:style-name="T4">Large</text:span><text:span text:style-name="T4">, </text:span><text:span text:style-name="T4">name</text:span><text:span text:style-name="T4"> </text:span><text:span text:style-name="T4">GF</text:span><text:span text:style-name="T4">25</text:span><text:span text:style-name="T4">C</text:span><text:span text:style-name="T4">.</text:span><text:span text:style-name="T4">V</text:span><text:span text:style-name="T4">1.102, </text:span><text:span text:style-name="T4">full</text:span><text:span text:style-name="T4"> </text:span><text:span text:style-name="T4">physics</text:span><text:span text:style-name="T4">, </text:span><text:span text:style-name="T4">no</text:span><text:span text:style-name="T4"> </text:span><text:span text:style-name="T4">SN</text:span><text:span text:style-name="T4"> </text:span><text:span text:style-name="T4">feedback</text:span></text:p>
            </text:list-item>
            <text:list-item>
              <text:p text:style-name="P18"><text:span text:style-name="T4"><text:s text:c="4"/><text:tab/></text:span><text:span text:style-name="T4">some</text:span><text:span text:style-name="T4"> </text:span><text:span text:style-name="T4">data</text:span><text:span text:style-name="T4"> </text:span><text:span text:style-name="T4">files</text:span><text:span text:style-name="T4"> </text:span><text:span text:style-name="T4">are</text:span><text:span text:style-name="T4"> </text:span><text:span text:style-name="T4">in</text:span><text:span text:style-name="T4"> /</text:span><text:span text:style-name="T4">lustre</text:span><text:span text:style-name="T4">/</text:span><text:span text:style-name="T4">ognedin</text:span><text:span text:style-name="T4">/</text:span><text:span text:style-name="T4">NG</text:span><text:span text:style-name="T4">/</text:span><text:span text:style-name="T4">GF</text:span><text:span text:style-name="T4">25</text:span><text:span text:style-name="T4">C</text:span><text:span text:style-name="T4">.</text:span><text:span text:style-name="T4">V</text:span><text:span text:style-name="T4">1.102</text:span></text:p>
            </text:list-item>
          </text:list>
        </text:list-item>
      </text:list>
      <text:p text:style-name="P2"/>
      <text:p text:style-name="P1"><text:span text:style-name="T4">Match</text:span><text:span text:style-name="T4"> </text:span><text:span text:style-name="T4">halos</text:span><text:span text:style-name="T4"> </text:span><text:span text:style-name="T4">between</text:span><text:span text:style-name="T4"> </text:span><text:span text:style-name="T4">catalogs</text:span><text:span text:style-name="T4">: /</text:span><text:span text:style-name="T4">lustre</text:span><text:span text:style-name="T4">/</text:span><text:span text:style-name="T4">sleitner</text:span><text:span text:style-name="T4">/</text:span><text:span text:style-name="T4">halo</text:span><text:span text:style-name="T4">/</text:span><text:span text:style-name="T4">match</text:span></text:p>
      <text:p text:style-name="P2"/>
      <text:p text:style-name="P2"/>
      <text:p text:style-name="P1"><text:span text:style-name="T4">MgII</text:span><text:span text:style-name="T4"> </text:span></text:p>
      <text:list xml:id="list1371899622" text:style-name="LS5">
        <text:list-item>
          <text:p text:style-name="P26"/>
        </text:list-item>
        <text:list-item>
          <text:p text:style-name="P20"><text:span text:style-name="T4">plot</text:span><text:span text:style-name="T4"> </text:span><text:span text:style-name="T4">Wr</text:span><text:span text:style-name="T4"> </text:span><text:span text:style-name="T4">against</text:span><text:span text:style-name="T4"> </text:span><text:span text:style-name="T4">N</text:span><text:span text:style-name="T4"> </text:span><text:span text:style-name="T4">and</text:span><text:span text:style-name="T4"> </text:span><text:span text:style-name="T4">see</text:span><text:span text:style-name="T4"> </text:span><text:span text:style-name="T4">if</text:span><text:span text:style-name="T4"> </text:span><text:span text:style-name="T4">you</text:span><text:span text:style-name="T4"> </text:span><text:span text:style-name="T4">need</text:span><text:span text:style-name="T4"> </text:span><text:span text:style-name="T4">to</text:span><text:span text:style-name="T4"> </text:span><text:span text:style-name="T4">do</text:span><text:span text:style-name="T4"> </text:span><text:span text:style-name="T4">all</text:span><text:span text:style-name="T4"> </text:span><text:span text:style-name="T4">this</text:span><text:span text:style-name="T4"> </text:span><text:span text:style-name="T4">integration</text:span><text:span text:style-name="T4"> </text:span><text:span text:style-name="T4">of</text:span><text:span text:style-name="T4"> </text:span><text:span text:style-name="T4">the</text:span><text:span text:style-name="T4"> </text:span><text:span text:style-name="T4">voigt</text:span><text:span text:style-name="T4"> </text:span><text:span text:style-name="T4">profile</text:span><text:span text:style-name="T4"> </text:span><text:span text:style-name="T4">BS</text:span></text:p>
          <text:list>
            <text:list-item>
              <text:p text:style-name="P20"><text:span text:style-name="T4">reset</text:span><text:span text:style-name="T4">; </text:span><text:span text:style-name="T4">set</text:span><text:span text:style-name="T4"> </text:span><text:span text:style-name="T4">logscale</text:span><text:span text:style-name="T4">; </text:span><text:span text:style-name="T4">plot</text:span><text:span text:style-name="T4"> [1</text:span><text:span text:style-name="T4">e</text:span><text:span text:style-name="T4">10:1</text:span><text:span text:style-name="T4">e</text:span><text:span text:style-name="T4">20][0.01:10]'</text:span><text:span text:style-name="T4">outanalysis</text:span><text:span text:style-name="T4">/</text:span><text:span text:style-name="T4">novlos</text:span><text:span text:style-name="T4">/</text:span><text:span text:style-name="T4">elsew</text:span><text:span text:style-name="T4">_</text:span><text:span text:style-name="T4">s</text:span><text:span text:style-name="T4">4</text:span><text:span text:style-name="T4">zm</text:span><text:span text:style-name="T4">3</text:span><text:span text:style-name="T4">h</text:span><text:span text:style-name="T4">27-</text:span><text:span text:style-name="T4">r</text:span><text:span text:style-name="T4">2</text:span><text:span text:style-name="T4">u</text:span><text:span text:style-name="T4">10-</text:span><text:span text:style-name="T4">rs</text:span><text:span text:style-name="T4">9_</text:span><text:span text:style-name="T4">a</text:span><text:span text:style-name="T4">0.7505_</text:span><text:span text:style-name="T4">lev</text:span><text:span text:style-name="T4">9_000.</text:span><text:span text:style-name="T4">dat</text:span><text:span text:style-name="T4">' </text:span><text:span text:style-name="T4">u</text:span><text:span text:style-name="T4"> 11:($10) </text:span><text:span text:style-name="T4">w</text:span><text:span text:style-name="T4"> </text:span><text:span text:style-name="T4">p</text:span><text:span text:style-name="T4">, '</text:span><text:span text:style-name="T4">outanalysis</text:span><text:span text:style-name="T4">/</text:span><text:span text:style-name="T4">novlos</text:span><text:span text:style-name="T4">/</text:span><text:span text:style-name="T4">checkEW</text:span><text:span text:style-name="T4">5</text:span><text:span text:style-name="T4">kms</text:span><text:span text:style-name="T4">.</text:span><text:span text:style-name="T4">dat</text:span><text:span text:style-name="T4">' </text:span><text:span text:style-name="T4">w</text:span><text:span text:style-name="T4"> </text:span><text:span text:style-name="T4">lp</text:span><text:span text:style-name="T4">, '</text:span><text:span text:style-name="T4">outanalysis</text:span><text:span text:style-name="T4">/</text:span><text:span text:style-name="T4">novlos</text:span><text:span text:style-name="T4">/</text:span><text:span text:style-name="T4">checkEW</text:span><text:span text:style-name="T4">200</text:span><text:span text:style-name="T4">kms</text:span><text:span text:style-name="T4">.</text:span><text:span text:style-name="T4">dat</text:span><text:span text:style-name="T4">' </text:span><text:span text:style-name="T4">w</text:span><text:span text:style-name="T4"> </text:span><text:span text:style-name="T4">lp</text:span><text:span text:style-name="T4">, '</text:span><text:span text:style-name="T4">outanalysis</text:span><text:span text:style-name="T4">/</text:span><text:span text:style-name="T4">novlos</text:span><text:span text:style-name="T4">/</text:span><text:span text:style-name="T4">checkEW</text:span><text:span text:style-name="T4">50</text:span><text:span text:style-name="T4">kms</text:span><text:span text:style-name="T4">.</text:span><text:span text:style-name="T4">dat</text:span><text:span text:style-name="T4">' </text:span><text:span text:style-name="T4">w</text:span><text:span text:style-name="T4"> </text:span><text:span text:style-name="T4">lp</text:span></text:p>
            </text:list-item>
            <text:list-item>
              <text:p text:style-name="P26"/>
            </text:list-item>
          </text:list>
        </text:list-item>
        <text:list-item>
          <text:p text:style-name="P20"><text:span text:style-name="T4">Wr</text:span><text:span text:style-name="T4">(</text:span><text:span text:style-name="T4">r</text:span><text:span text:style-name="T4">)</text:span></text:p>
          <text:list>
            <text:list-item>
              <text:p text:style-name="P20"><text:span text:style-name="T4">set</text:span><text:span text:style-name="T4"> </text:span><text:span text:style-name="T4">key</text:span><text:span text:style-name="T4"> </text:span><text:span text:style-name="T4">t</text:span><text:span text:style-name="T4"> </text:span><text:span text:style-name="T4">r</text:span><text:span text:style-name="T4">; </text:span><text:span text:style-name="T4">set</text:span><text:span text:style-name="T4"> </text:span><text:span text:style-name="T4">logscale</text:span><text:span text:style-name="T4"> ; </text:span><text:span text:style-name="T4">plot</text:span><text:span text:style-name="T4"> [5:300][1</text:span><text:span text:style-name="T4">e</text:span><text:span text:style-name="T4">-5:10](</text:span><text:span text:style-name="T4">x</text:span><text:span text:style-name="T4">&gt;20 ? (</text:span><text:span text:style-name="T4">x</text:span><text:span text:style-name="T4">&lt;100 ? 10**( 2.47-1.90*</text:span><text:span text:style-name="T4">log</text:span><text:span text:style-name="T4">10(</text:span><text:span text:style-name="T4">x</text:span><text:span text:style-name="T4">*.72)+0.73*</text:span><text:span text:style-name="T4">log</text:span><text:span text:style-name="T4">10((1+0.33)/(1+0.25)) ) : .0001) : 2 <text:s/>) </text:span><text:span text:style-name="T4">lt</text:span><text:span text:style-name="T4"> 3,'</text:span><text:span text:style-name="T4">outanalysis</text:span><text:span text:style-name="T4">/</text:span><text:span text:style-name="T4">gas</text:span><text:span text:style-name="T4">/</text:span><text:span text:style-name="T4">elsew</text:span><text:span text:style-name="T4">_</text:span><text:span text:style-name="T4">s</text:span><text:span text:style-name="T4">4</text:span><text:span text:style-name="T4">zm</text:span><text:span text:style-name="T4">3</text:span><text:span text:style-name="T4">h</text:span><text:span text:style-name="T4">27-</text:span><text:span text:style-name="T4">r</text:span><text:span text:style-name="T4">2</text:span><text:span text:style-name="T4">u</text:span><text:span text:style-name="T4">10-</text:span><text:span text:style-name="T4">rs</text:span><text:span text:style-name="T4">9_</text:span><text:span text:style-name="T4">a</text:span><text:span text:style-name="T4">0.7505_</text:span><text:span text:style-name="T4">lev</text:span><text:span text:style-name="T4">9_</text:span><text:span text:style-name="T4">z</text:span><text:span text:style-name="T4">0.00_000.</text:span><text:span text:style-name="T4">dat</text:span><text:span text:style-name="T4">' </text:span><text:span text:style-name="T4">u</text:span><text:span text:style-name="T4"> (</text:span><text:span text:style-name="T4">sqrt</text:span><text:span text:style-name="T4">($1**2+$2**2)):10 </text:span><text:span text:style-name="T4">w</text:span><text:span text:style-name="T4"> </text:span><text:span text:style-name="T4">p</text:span><text:span text:style-name="T4"> </text:span><text:span text:style-name="T4">ti</text:span><text:span text:style-name="T4"> '</text:span><text:span text:style-name="T4">Mg</text:span><text:span text:style-name="T4">2_</text:span><text:span text:style-name="T4">EW</text:span><text:span text:style-name="T4"> (</text:span><text:span text:style-name="T4">A</text:span><text:span text:style-name="T4">) </text:span><text:span text:style-name="T4">z</text:span><text:span text:style-name="T4">' </text:span><text:span text:style-name="T4">lt</text:span><text:span text:style-name="T4"> 1, '</text:span><text:span text:style-name="T4">outanalysis</text:span><text:span text:style-name="T4">/</text:span><text:span text:style-name="T4">gas</text:span><text:span text:style-name="T4">/</text:span><text:span text:style-name="T4">elsew</text:span><text:span text:style-name="T4">_</text:span><text:span text:style-name="T4">s</text:span><text:span text:style-name="T4">4</text:span><text:span text:style-name="T4">zm</text:span><text:span text:style-name="T4">3</text:span><text:span text:style-name="T4">h</text:span><text:span text:style-name="T4">27-</text:span><text:span text:style-name="T4">r</text:span><text:span text:style-name="T4">2</text:span><text:span text:style-name="T4">u</text:span><text:span text:style-name="T4">10-</text:span><text:span text:style-name="T4">rs</text:span><text:span text:style-name="T4">9_</text:span><text:span text:style-name="T4">a</text:span><text:span text:style-name="T4">0.7505_</text:span><text:span text:style-name="T4">lev</text:span><text:span text:style-name="T4">9_</text:span><text:span text:style-name="T4">z</text:span><text:span text:style-name="T4">0.10_000.</text:span><text:span text:style-name="T4">dat</text:span><text:span text:style-name="T4">' </text:span><text:span text:style-name="T4">u</text:span><text:span text:style-name="T4"> (</text:span><text:span text:style-name="T4">sqrt</text:span><text:span text:style-name="T4">($1**2+$2**2)):($10 &lt; 0.0001 ? 0.0001 : $10) </text:span><text:span text:style-name="T4">w</text:span><text:span text:style-name="T4"> </text:span><text:span text:style-name="T4">p</text:span><text:span text:style-name="T4"> </text:span><text:span text:style-name="T4">ti</text:span><text:span text:style-name="T4"> '</text:span><text:span text:style-name="T4">Mg</text:span><text:span text:style-name="T4">2_</text:span><text:span text:style-name="T4">EW</text:span><text:span text:style-name="T4"> (</text:span><text:span text:style-name="T4">A</text:span><text:span text:style-name="T4">) </text:span><text:span text:style-name="T4">z</text:span><text:span text:style-name="T4">&gt;0.1' </text:span><text:span text:style-name="T4">lt</text:span><text:span text:style-name="T4"> 4, '</text:span><text:span text:style-name="T4">outanalysis</text:span><text:span text:style-name="T4">/</text:span><text:span text:style-name="T4">gas</text:span><text:span text:style-name="T4">/</text:span><text:span text:style-name="T4">elsew</text:span><text:span text:style-name="T4">_</text:span><text:span text:style-name="T4">s</text:span><text:span text:style-name="T4">4</text:span><text:span text:style-name="T4">zm</text:span><text:span text:style-name="T4">3</text:span><text:span text:style-name="T4">h</text:span><text:span text:style-name="T4">27-</text:span><text:span text:style-name="T4">r</text:span><text:span text:style-name="T4">2</text:span><text:span text:style-name="T4">u</text:span><text:span text:style-name="T4">10-</text:span><text:span text:style-name="T4">rs</text:span><text:span text:style-name="T4">9_</text:span><text:span text:style-name="T4">a</text:span><text:span text:style-name="T4">0.7505_</text:span><text:span text:style-name="T4">lev</text:span><text:span text:style-name="T4">9_</text:span><text:span text:style-name="T4">z</text:span><text:span text:style-name="T4">0.01_000.</text:span><text:span text:style-name="T4">dat</text:span><text:span text:style-name="T4">' </text:span><text:span text:style-name="T4">u</text:span><text:span text:style-name="T4"> (</text:span><text:span text:style-name="T4">sqrt</text:span><text:span text:style-name="T4">($1**2+$2**2)):($10 &lt; 0.0001 ? 0.0001 : $10) </text:span><text:span text:style-name="T4">w</text:span><text:span text:style-name="T4"> </text:span><text:span text:style-name="T4">p</text:span><text:span text:style-name="T4"> </text:span><text:span text:style-name="T4">ti</text:span><text:span text:style-name="T4"> '</text:span><text:span text:style-name="T4">Mg</text:span><text:span text:style-name="T4">2_</text:span><text:span text:style-name="T4">EW</text:span><text:span text:style-name="T4"> (</text:span><text:span text:style-name="T4">A</text:span><text:span text:style-name="T4">) </text:span><text:span text:style-name="T4">z</text:span><text:span text:style-name="T4">&gt;0.01' </text:span><text:span text:style-name="T4">lt</text:span><text:span text:style-name="T4"> 5</text:span></text:p>
            </text:list-item>
          </text:list>
          <text:list>
            <text:list-item text:style-override="LS1">
              <text:p text:style-name="P16"><text:span text:style-name="T4">logW</text:span><text:span text:style-name="T4">¯</text:span><text:span text:style-name="T4">r</text:span><text:span text:style-name="T4">(2796)= -(1.90±0.11) </text:span><text:span text:style-name="T4">log</text:span><text:span text:style-name="T4">(</text:span><text:span text:style-name="T4">rho</text:span><text:span text:style-name="T4">[</text:span><text:span text:style-name="T4">physical</text:span><text:span text:style-name="T4"> </text:span><text:span text:style-name="T4">h</text:span><text:span text:style-name="T4">-1</text:span><text:span text:style-name="T4">kpc</text:span><text:span text:style-name="T4">) <text:s/>+ (2.47±0.15) - (0.25±0.03) (</text:span><text:span text:style-name="T4">MB</text:span><text:span text:style-name="T4">-</text:span><text:span text:style-name="T4">MB</text:span><text:span text:style-name="T4">) + (0.73±0.50) </text:span><text:span text:style-name="T4">log</text:span><text:span text:style-name="T4">(1 + </text:span><text:span text:style-name="T4">z</text:span><text:span text:style-name="T4">)/(1 + </text:span><text:span text:style-name="T4">z</text:span><text:span text:style-name="T4">0)</text:span></text:p>
              <text:list text:style-name="LS1">
                <text:list-item>
                  <text:p text:style-name="P16"><text:span text:style-name="T4">z</text:span><text:span text:style-name="T4">0=0.25</text:span></text:p>
                </text:list-item>
              </text:list>
            </text:list-item>
            <text:list-item text:style-override="LS1">
              <text:p text:style-name="P16"><text:span text:style-name="T4">make</text:span><text:span text:style-name="T4"> </text:span><text:span text:style-name="T4">a</text:span><text:span text:style-name="T4"> </text:span><text:span text:style-name="T4">Hsiao</text:span><text:span text:style-name="T4">-</text:span><text:span text:style-name="T4">Wen</text:span><text:span text:style-name="T4"> </text:span><text:span text:style-name="T4">covering</text:span><text:span text:style-name="T4"> </text:span><text:span text:style-name="T4">fraction</text:span><text:span text:style-name="T4"> </text:span><text:span text:style-name="T4">plot</text:span><text:span text:style-name="T4"> (</text:span><text:span text:style-name="T4">Wr</text:span><text:span text:style-name="T4"> </text:span><text:span text:style-name="T4">as</text:span><text:span text:style-name="T4"> </text:span><text:span text:style-name="T4">a</text:span><text:span text:style-name="T4"> </text:span><text:span text:style-name="T4">function</text:span><text:span text:style-name="T4"> </text:span><text:span text:style-name="T4">of</text:span><text:span text:style-name="T4"> </text:span><text:span text:style-name="T4">radius</text:span><text:span text:style-name="T4">) </text:span><text:span text:style-name="T4">on</text:span><text:span text:style-name="T4"> </text:span><text:span text:style-name="T4">top</text:span><text:span text:style-name="T4"> </text:span><text:span text:style-name="T4">of</text:span><text:span text:style-name="T4"> </text:span><text:span text:style-name="T4">her</text:span><text:span text:style-name="T4"> </text:span><text:span text:style-name="T4">formula</text:span><text:span text:style-name="T4">/</text:span><text:span text:style-name="T4">data</text:span></text:p>
              <text:list text:style-name="LS1">
                <text:list-item>
                  <text:p text:style-name="P16"><text:span text:style-name="T4">Eq</text:span><text:span text:style-name="T4">. 13 -- 0705</text:span></text:p>
                </text:list-item>
              </text:list>
            </text:list-item>
          </text:list>
        </text:list-item>
      </text:list>
      <text:list xml:id="list154" text:style-name="LS5">
        <text:list-item>
          <text:p text:style-name="P26"><text:soft-page-break/></text:p>
        </text:list-item>
        <text:list-item>
          <text:p text:style-name="P26"/>
        </text:list-item>
        <text:list-item>
          <text:p text:style-name="P20"><text:span text:style-name="T4">plot</text:span><text:span text:style-name="T4"> </text:span><text:span text:style-name="T4">Wr</text:span><text:span text:style-name="T4">(</text:span><text:span text:style-name="T4">rad</text:span><text:span text:style-name="T4">,</text:span><text:span text:style-name="T4">phi</text:span><text:span text:style-name="T4">)</text:span></text:p>
          <text:list>
            <text:list-item>
              <text:p text:style-name="P20"><text:span text:style-name="T4">splot</text:span><text:span text:style-name="T4"> [-200:200][-200:200][-6:2]'</text:span><text:span text:style-name="T4">outanalysis</text:span><text:span text:style-name="T4">/</text:span><text:span text:style-name="T4">gas</text:span><text:span text:style-name="T4">/</text:span><text:span text:style-name="T4">elsew</text:span><text:span text:style-name="T4">_</text:span><text:span text:style-name="T4">s</text:span><text:span text:style-name="T4">4</text:span><text:span text:style-name="T4">zm</text:span><text:span text:style-name="T4">3</text:span><text:span text:style-name="T4">h</text:span><text:span text:style-name="T4">27-</text:span><text:span text:style-name="T4">r</text:span><text:span text:style-name="T4">2</text:span><text:span text:style-name="T4">u</text:span><text:span text:style-name="T4">10-</text:span><text:span text:style-name="T4">rs</text:span><text:span text:style-name="T4">9_</text:span><text:span text:style-name="T4">a</text:span><text:span text:style-name="T4">0.7505_</text:span><text:span text:style-name="T4">lev</text:span><text:span text:style-name="T4">9_000.</text:span><text:span text:style-name="T4">dat</text:span><text:span text:style-name="T4">' </text:span><text:span text:style-name="T4">u</text:span><text:span text:style-name="T4"> 1:2:(</text:span><text:span text:style-name="T4">log</text:span><text:span text:style-name="T4">10($10)) </text:span><text:span text:style-name="T4">w</text:span><text:span text:style-name="T4"> </text:span><text:span text:style-name="T4">lp</text:span><text:span text:style-name="T4"> </text:span><text:span text:style-name="T4">pal</text:span></text:p>
            </text:list-item>
            <text:list-item>
              <text:p text:style-name="P20"><text:span text:style-name="T4"><text:s/></text:span><text:span text:style-name="T4">set</text:span><text:span text:style-name="T4"> </text:span><text:span text:style-name="T4">key</text:span><text:span text:style-name="T4"> </text:span><text:span text:style-name="T4">t</text:span><text:span text:style-name="T4"> </text:span><text:span text:style-name="T4">r</text:span><text:span text:style-name="T4">; </text:span><text:span text:style-name="T4">set</text:span><text:span text:style-name="T4"> </text:span><text:span text:style-name="T4">logscale</text:span><text:span text:style-name="T4"> </text:span><text:span text:style-name="T4">y</text:span><text:span text:style-name="T4">; </text:span><text:span text:style-name="T4">plot</text:span><text:span text:style-name="T4"> [0:300][1</text:span><text:span text:style-name="T4">e</text:span><text:span text:style-name="T4">-5:1000]'</text:span><text:span text:style-name="T4">outanalysis</text:span><text:span text:style-name="T4">/</text:span><text:span text:style-name="T4">z</text:span><text:span text:style-name="T4">/</text:span><text:span text:style-name="T4">elsew</text:span><text:span text:style-name="T4">_</text:span><text:span text:style-name="T4">s</text:span><text:span text:style-name="T4">4</text:span><text:span text:style-name="T4">zm</text:span><text:span text:style-name="T4">3</text:span><text:span text:style-name="T4">h</text:span><text:span text:style-name="T4">27-</text:span><text:span text:style-name="T4">r</text:span><text:span text:style-name="T4">2</text:span><text:span text:style-name="T4">u</text:span><text:span text:style-name="T4">10-</text:span><text:span text:style-name="T4">rs</text:span><text:span text:style-name="T4">9_</text:span><text:span text:style-name="T4">a</text:span><text:span text:style-name="T4">0.7505_</text:span><text:span text:style-name="T4">lev</text:span><text:span text:style-name="T4">9_000.</text:span><text:span text:style-name="T4">dat</text:span><text:span text:style-name="T4">' </text:span><text:span text:style-name="T4">u</text:span><text:span text:style-name="T4"> (</text:span><text:span text:style-name="T4">sqrt</text:span><text:span text:style-name="T4">($1**2+$2**2)):10 </text:span><text:span text:style-name="T4">w</text:span><text:span text:style-name="T4"> </text:span><text:span text:style-name="T4">p</text:span><text:span text:style-name="T4"> </text:span><text:span text:style-name="T4">ti</text:span><text:span text:style-name="T4"> '</text:span><text:span text:style-name="T4">Mg</text:span><text:span text:style-name="T4">2_</text:span><text:span text:style-name="T4">EW</text:span><text:span text:style-name="T4"> (</text:span><text:span text:style-name="T4">A</text:span><text:span text:style-name="T4">)' </text:span><text:span text:style-name="T4">lt</text:span><text:span text:style-name="T4"> 1, '</text:span><text:span text:style-name="T4">outanalysis</text:span><text:span text:style-name="T4">/</text:span><text:span text:style-name="T4">z</text:span><text:span text:style-name="T4">/</text:span><text:span text:style-name="T4">elsew</text:span><text:span text:style-name="T4">_</text:span><text:span text:style-name="T4">s</text:span><text:span text:style-name="T4">4</text:span><text:span text:style-name="T4">zm</text:span><text:span text:style-name="T4">3</text:span><text:span text:style-name="T4">h</text:span><text:span text:style-name="T4">27-</text:span><text:span text:style-name="T4">r</text:span><text:span text:style-name="T4">2</text:span><text:span text:style-name="T4">u</text:span><text:span text:style-name="T4">10-</text:span><text:span text:style-name="T4">rs</text:span><text:span text:style-name="T4">9_</text:span><text:span text:style-name="T4">a</text:span><text:span text:style-name="T4">0.7505_</text:span><text:span text:style-name="T4">lev</text:span><text:span text:style-name="T4">9_000.</text:span><text:span text:style-name="T4">dat</text:span><text:span text:style-name="T4">' </text:span><text:span text:style-name="T4">u</text:span><text:span text:style-name="T4"> (</text:span><text:span text:style-name="T4">sqrt</text:span><text:span text:style-name="T4">($1**2+$2**2)):5 </text:span><text:span text:style-name="T4">w</text:span><text:span text:style-name="T4"> </text:span><text:span text:style-name="T4">p</text:span><text:span text:style-name="T4"> </text:span><text:span text:style-name="T4">lt</text:span><text:span text:style-name="T4"> 3 </text:span><text:span text:style-name="T4">ti</text:span><text:span text:style-name="T4"> '</text:span><text:span text:style-name="T4">CIV</text:span><text:span text:style-name="T4">_</text:span><text:span text:style-name="T4">EW</text:span><text:span text:style-name="T4">(</text:span><text:span text:style-name="T4">A</text:span><text:span text:style-name="T4">)', '</text:span><text:span text:style-name="T4">outanalysis</text:span><text:span text:style-name="T4">/</text:span><text:span text:style-name="T4">z</text:span><text:span text:style-name="T4">/</text:span><text:span text:style-name="T4">gann</text:span><text:span text:style-name="T4">_</text:span><text:span text:style-name="T4">s</text:span><text:span text:style-name="T4">4</text:span><text:span text:style-name="T4">zm</text:span><text:span text:style-name="T4">3</text:span><text:span text:style-name="T4">h</text:span><text:span text:style-name="T4">27-</text:span><text:span text:style-name="T4">r</text:span><text:span text:style-name="T4">2</text:span><text:span text:style-name="T4">u</text:span><text:span text:style-name="T4">10-</text:span><text:span text:style-name="T4">rs</text:span><text:span text:style-name="T4">9_</text:span><text:span text:style-name="T4">a</text:span><text:span text:style-name="T4">0.7505_</text:span><text:span text:style-name="T4">lev</text:span><text:span text:style-name="T4">9_</text:span><text:span text:style-name="T4">cyr</text:span><text:span text:style-name="T4">20_000.</text:span><text:span text:style-name="T4">dat</text:span><text:span text:style-name="T4">' </text:span><text:span text:style-name="T4">u</text:span><text:span text:style-name="T4"> 1:($14+$15) </text:span><text:span text:style-name="T4">w</text:span><text:span text:style-name="T4"> </text:span><text:span text:style-name="T4">l</text:span><text:span text:style-name="T4"> </text:span><text:span text:style-name="T4">lw</text:span><text:span text:style-name="T4"> 3 </text:span><text:span text:style-name="T4">lt</text:span><text:span text:style-name="T4"> 2 </text:span><text:span text:style-name="T4">ti</text:span><text:span text:style-name="T4"> '</text:span><text:span text:style-name="T4">Z</text:span><text:span text:style-name="T4">/</text:span><text:span text:style-name="T4">Zsun</text:span><text:span text:style-name="T4">', '</text:span><text:span text:style-name="T4">outanalysis</text:span><text:span text:style-name="T4">/</text:span><text:span text:style-name="T4">z</text:span><text:span text:style-name="T4">/</text:span><text:span text:style-name="T4">gann</text:span><text:span text:style-name="T4">_</text:span><text:span text:style-name="T4">s</text:span><text:span text:style-name="T4">4</text:span><text:span text:style-name="T4">zm</text:span><text:span text:style-name="T4">3</text:span><text:span text:style-name="T4">h</text:span><text:span text:style-name="T4">27-</text:span><text:span text:style-name="T4">r</text:span><text:span text:style-name="T4">2</text:span><text:span text:style-name="T4">u</text:span><text:span text:style-name="T4">10-</text:span><text:span text:style-name="T4">rs</text:span><text:span text:style-name="T4">9_</text:span><text:span text:style-name="T4">a</text:span><text:span text:style-name="T4">0.7505_</text:span><text:span text:style-name="T4">lev</text:span><text:span text:style-name="T4">9_</text:span><text:span text:style-name="T4">cyr</text:span><text:span text:style-name="T4">20_000.</text:span><text:span text:style-name="T4">dat</text:span><text:span text:style-name="T4">' </text:span><text:span text:style-name="T4">u</text:span><text:span text:style-name="T4"> 1:($8) </text:span><text:span text:style-name="T4">w</text:span><text:span text:style-name="T4"> </text:span><text:span text:style-name="T4">l</text:span><text:span text:style-name="T4"> </text:span><text:span text:style-name="T4">lw</text:span><text:span text:style-name="T4"> 3 </text:span><text:span text:style-name="T4">ti</text:span><text:span text:style-name="T4"> '\</text:span><text:span text:style-name="T4">Sigma</text:span><text:span text:style-name="T4">_{</text:span><text:span text:style-name="T4">cold</text:span><text:span text:style-name="T4">}(</text:span><text:span text:style-name="T4">r</text:span><text:span text:style-name="T4">)</text:span><text:span text:style-name="T4">Msun</text:span><text:span text:style-name="T4">/</text:span><text:span text:style-name="T4">pc</text:span><text:span text:style-name="T4">^2', '</text:span><text:span text:style-name="T4">outanalysis</text:span><text:span text:style-name="T4">/</text:span><text:span text:style-name="T4">z</text:span><text:span text:style-name="T4">/</text:span><text:span text:style-name="T4">gann</text:span><text:span text:style-name="T4">_</text:span><text:span text:style-name="T4">s</text:span><text:span text:style-name="T4">4</text:span><text:span text:style-name="T4">zm</text:span><text:span text:style-name="T4">3</text:span><text:span text:style-name="T4">h</text:span><text:span text:style-name="T4">27-</text:span><text:span text:style-name="T4">r</text:span><text:span text:style-name="T4">2</text:span><text:span text:style-name="T4">u</text:span><text:span text:style-name="T4">10-</text:span><text:span text:style-name="T4">rs</text:span><text:span text:style-name="T4">9_</text:span><text:span text:style-name="T4">a</text:span><text:span text:style-name="T4">0.7505_</text:span><text:span text:style-name="T4">lev</text:span><text:span text:style-name="T4">9_</text:span><text:span text:style-name="T4">cyr</text:span><text:span text:style-name="T4">20_000.</text:span><text:span text:style-name="T4">dat</text:span><text:span text:style-name="T4">' </text:span><text:span text:style-name="T4">u</text:span><text:span text:style-name="T4"> 1:($5) </text:span><text:span text:style-name="T4">w</text:span><text:span text:style-name="T4"> </text:span><text:span text:style-name="T4">l</text:span><text:span text:style-name="T4"> </text:span><text:span text:style-name="T4">lw</text:span><text:span text:style-name="T4"> 3 </text:span><text:span text:style-name="T4">ti</text:span><text:span text:style-name="T4"> '\</text:span><text:span text:style-name="T4">Sigma</text:span><text:span text:style-name="T4">(</text:span><text:span text:style-name="T4">r</text:span><text:span text:style-name="T4">)</text:span><text:span text:style-name="T4">Msun</text:span><text:span text:style-name="T4">/</text:span><text:span text:style-name="T4">pc</text:span><text:span text:style-name="T4">^2', '</text:span><text:span text:style-name="T4">outanalysis</text:span><text:span text:style-name="T4">/</text:span><text:span text:style-name="T4">z</text:span><text:span text:style-name="T4">/</text:span><text:span text:style-name="T4">gann</text:span><text:span text:style-name="T4">_</text:span><text:span text:style-name="T4">s</text:span><text:span text:style-name="T4">4</text:span><text:span text:style-name="T4">zm</text:span><text:span text:style-name="T4">3</text:span><text:span text:style-name="T4">h</text:span><text:span text:style-name="T4">27-</text:span><text:span text:style-name="T4">r</text:span><text:span text:style-name="T4">2</text:span><text:span text:style-name="T4">u</text:span><text:span text:style-name="T4">10-</text:span><text:span text:style-name="T4">rs</text:span><text:span text:style-name="T4">9_</text:span><text:span text:style-name="T4">a</text:span><text:span text:style-name="T4">0.7505_</text:span><text:span text:style-name="T4">lev</text:span><text:span text:style-name="T4">9_</text:span><text:span text:style-name="T4">cyr</text:span><text:span text:style-name="T4">20_000.</text:span><text:span text:style-name="T4">dat</text:span><text:span text:style-name="T4">' </text:span><text:span text:style-name="T4">u</text:span><text:span text:style-name="T4"> 1:($17*1</text:span><text:span text:style-name="T4">e</text:span><text:span text:style-name="T4">-10) </text:span><text:span text:style-name="T4">w</text:span><text:span text:style-name="T4"> </text:span><text:span text:style-name="T4">l</text:span><text:span text:style-name="T4"> </text:span><text:span text:style-name="T4">lw</text:span><text:span text:style-name="T4"> 3 </text:span><text:span text:style-name="T4">lt</text:span><text:span text:style-name="T4"> 3 </text:span><text:span text:style-name="T4">ti</text:span><text:span text:style-name="T4"> '</text:span><text:span text:style-name="T4">nCIV</text:span><text:span text:style-name="T4">(</text:span><text:span text:style-name="T4">r</text:span><text:span text:style-name="T4">)/10^{10}' , '</text:span><text:span text:style-name="T4">outanalysis</text:span><text:span text:style-name="T4">/</text:span><text:span text:style-name="T4">z</text:span><text:span text:style-name="T4">/</text:span><text:span text:style-name="T4">gann</text:span><text:span text:style-name="T4">_</text:span><text:span text:style-name="T4">s</text:span><text:span text:style-name="T4">4</text:span><text:span text:style-name="T4">zm</text:span><text:span text:style-name="T4">3</text:span><text:span text:style-name="T4">h</text:span><text:span text:style-name="T4">27-</text:span><text:span text:style-name="T4">r</text:span><text:span text:style-name="T4">2</text:span><text:span text:style-name="T4">u</text:span><text:span text:style-name="T4">10-</text:span><text:span text:style-name="T4">rs</text:span><text:span text:style-name="T4">9_</text:span><text:span text:style-name="T4">a</text:span><text:span text:style-name="T4">0.7505_</text:span><text:span text:style-name="T4">lev</text:span><text:span text:style-name="T4">9_</text:span><text:span text:style-name="T4">cyr</text:span><text:span text:style-name="T4">20_000.</text:span><text:span text:style-name="T4">dat</text:span><text:span text:style-name="T4">' </text:span><text:span text:style-name="T4">u</text:span><text:span text:style-name="T4"> 1:($22*1</text:span><text:span text:style-name="T4">e</text:span><text:span text:style-name="T4">-10) </text:span><text:span text:style-name="T4">w</text:span><text:span text:style-name="T4"> </text:span><text:span text:style-name="T4">l</text:span><text:span text:style-name="T4"> </text:span><text:span text:style-name="T4">lw</text:span><text:span text:style-name="T4"> 3 </text:span><text:span text:style-name="T4">lt</text:span><text:span text:style-name="T4"> 1 </text:span><text:span text:style-name="T4">ti</text:span><text:span text:style-name="T4"> '</text:span><text:span text:style-name="T4">nMg</text:span><text:span text:style-name="T4">2(</text:span><text:span text:style-name="T4">r</text:span><text:span text:style-name="T4">)/10^{10}'</text:span></text:p>
            </text:list-item>
            <text:list-item>
              <text:p text:style-name="P20"><text:span text:style-name="T4">set</text:span><text:span text:style-name="T4"> </text:span><text:span text:style-name="T4">key</text:span><text:span text:style-name="T4"> </text:span><text:span text:style-name="T4">t</text:span><text:span text:style-name="T4"> </text:span><text:span text:style-name="T4">r</text:span><text:span text:style-name="T4">; </text:span><text:span text:style-name="T4">set</text:span><text:span text:style-name="T4"> </text:span><text:span text:style-name="T4">logscale</text:span><text:span text:style-name="T4"> </text:span><text:span text:style-name="T4">y</text:span><text:span text:style-name="T4">; </text:span><text:span text:style-name="T4">plot</text:span><text:span text:style-name="T4"> [0:300][1</text:span><text:span text:style-name="T4">e</text:span><text:span text:style-name="T4">-5:1000]'</text:span><text:span text:style-name="T4">outanalysis</text:span><text:span text:style-name="T4">/</text:span><text:span text:style-name="T4">z</text:span><text:span text:style-name="T4">01/</text:span><text:span text:style-name="T4">elsew</text:span><text:span text:style-name="T4">_</text:span><text:span text:style-name="T4">s</text:span><text:span text:style-name="T4">4</text:span><text:span text:style-name="T4">zm</text:span><text:span text:style-name="T4">3</text:span><text:span text:style-name="T4">h</text:span><text:span text:style-name="T4">27-</text:span><text:span text:style-name="T4">r</text:span><text:span text:style-name="T4">2</text:span><text:span text:style-name="T4">u</text:span><text:span text:style-name="T4">10-</text:span><text:span text:style-name="T4">rs</text:span><text:span text:style-name="T4">9_</text:span><text:span text:style-name="T4">a</text:span><text:span text:style-name="T4">0.7505_</text:span><text:span text:style-name="T4">lev</text:span><text:span text:style-name="T4">9_000.</text:span><text:span text:style-name="T4">dat</text:span><text:span text:style-name="T4">' </text:span><text:span text:style-name="T4">u</text:span><text:span text:style-name="T4"> (</text:span><text:span text:style-name="T4">sqrt</text:span><text:span text:style-name="T4">($1**2+$2**2)):10 </text:span><text:span text:style-name="T4">w</text:span><text:span text:style-name="T4"> </text:span><text:span text:style-name="T4">p</text:span><text:span text:style-name="T4"> </text:span><text:span text:style-name="T4">ti</text:span><text:span text:style-name="T4"> '</text:span><text:span text:style-name="T4">Mg</text:span><text:span text:style-name="T4">2_</text:span><text:span text:style-name="T4">EW</text:span><text:span text:style-name="T4"> (</text:span><text:span text:style-name="T4">A</text:span><text:span text:style-name="T4">)' </text:span><text:span text:style-name="T4">lt</text:span><text:span text:style-name="T4"> 1, '</text:span><text:span text:style-name="T4">outanalysis</text:span><text:span text:style-name="T4">/</text:span><text:span text:style-name="T4">z</text:span><text:span text:style-name="T4">01/</text:span><text:span text:style-name="T4">elsew</text:span><text:span text:style-name="T4">_</text:span><text:span text:style-name="T4">s</text:span><text:span text:style-name="T4">4</text:span><text:span text:style-name="T4">zm</text:span><text:span text:style-name="T4">3</text:span><text:span text:style-name="T4">h</text:span><text:span text:style-name="T4">27-</text:span><text:span text:style-name="T4">r</text:span><text:span text:style-name="T4">2</text:span><text:span text:style-name="T4">u</text:span><text:span text:style-name="T4">10-</text:span><text:span text:style-name="T4">rs</text:span><text:span text:style-name="T4">9_</text:span><text:span text:style-name="T4">a</text:span><text:span text:style-name="T4">0.7505_</text:span><text:span text:style-name="T4">lev</text:span><text:span text:style-name="T4">9_000.</text:span><text:span text:style-name="T4">dat</text:span><text:span text:style-name="T4">' </text:span><text:span text:style-name="T4">u</text:span><text:span text:style-name="T4"> (</text:span><text:span text:style-name="T4">sqrt</text:span><text:span text:style-name="T4">($1**2+$2**2)):5 </text:span><text:span text:style-name="T4">w</text:span><text:span text:style-name="T4"> </text:span><text:span text:style-name="T4">p</text:span><text:span text:style-name="T4"> </text:span><text:span text:style-name="T4">lt</text:span><text:span text:style-name="T4"> 3 </text:span><text:span text:style-name="T4">ti</text:span><text:span text:style-name="T4"> '</text:span><text:span text:style-name="T4">CIV</text:span><text:span text:style-name="T4">_</text:span><text:span text:style-name="T4">EW</text:span><text:span text:style-name="T4">(</text:span><text:span text:style-name="T4">A</text:span><text:span text:style-name="T4">)', '</text:span><text:span text:style-name="T4">outanalysis</text:span><text:span text:style-name="T4">/</text:span><text:span text:style-name="T4">z</text:span><text:span text:style-name="T4">01/</text:span><text:span text:style-name="T4">gann</text:span><text:span text:style-name="T4">_</text:span><text:span text:style-name="T4">s</text:span><text:span text:style-name="T4">4</text:span><text:span text:style-name="T4">zm</text:span><text:span text:style-name="T4">3</text:span><text:span text:style-name="T4">h</text:span><text:span text:style-name="T4">27-</text:span><text:span text:style-name="T4">r</text:span><text:span text:style-name="T4">2</text:span><text:span text:style-name="T4">u</text:span><text:span text:style-name="T4">10-</text:span><text:span text:style-name="T4">rs</text:span><text:span text:style-name="T4">9_</text:span><text:span text:style-name="T4">a</text:span><text:span text:style-name="T4">0.7505_</text:span><text:span text:style-name="T4">lev</text:span><text:span text:style-name="T4">9_</text:span><text:span text:style-name="T4">cyr</text:span><text:span text:style-name="T4">20_000.</text:span><text:span text:style-name="T4">dat</text:span><text:span text:style-name="T4">' </text:span><text:span text:style-name="T4">u</text:span><text:span text:style-name="T4"> 1:($14+$15) </text:span><text:span text:style-name="T4">w</text:span><text:span text:style-name="T4"> </text:span><text:span text:style-name="T4">l</text:span><text:span text:style-name="T4"> </text:span><text:span text:style-name="T4">lw</text:span><text:span text:style-name="T4"> 3 </text:span><text:span text:style-name="T4">lt</text:span><text:span text:style-name="T4"> 2 </text:span><text:span text:style-name="T4">ti</text:span><text:span text:style-name="T4"> '</text:span><text:span text:style-name="T4">Z</text:span><text:span text:style-name="T4">/</text:span><text:span text:style-name="T4">Zsun</text:span><text:span text:style-name="T4">', '</text:span><text:span text:style-name="T4">outanalysis</text:span><text:span text:style-name="T4">/</text:span><text:span text:style-name="T4">z</text:span><text:span text:style-name="T4">01/</text:span><text:span text:style-name="T4">gann</text:span><text:span text:style-name="T4">_</text:span><text:span text:style-name="T4">s</text:span><text:span text:style-name="T4">4</text:span><text:span text:style-name="T4">zm</text:span><text:span text:style-name="T4">3</text:span><text:span text:style-name="T4">h</text:span><text:span text:style-name="T4">27-</text:span><text:span text:style-name="T4">r</text:span><text:span text:style-name="T4">2</text:span><text:span text:style-name="T4">u</text:span><text:span text:style-name="T4">10-</text:span><text:span text:style-name="T4">rs</text:span><text:span text:style-name="T4">9_</text:span><text:span text:style-name="T4">a</text:span><text:span text:style-name="T4">0.7505_</text:span><text:span text:style-name="T4">lev</text:span><text:span text:style-name="T4">9_</text:span><text:span text:style-name="T4">cyr</text:span><text:span text:style-name="T4">20_000.</text:span><text:span text:style-name="T4">dat</text:span><text:span text:style-name="T4">' </text:span><text:span text:style-name="T4">u</text:span><text:span text:style-name="T4"> 1:($8) </text:span><text:span text:style-name="T4">w</text:span><text:span text:style-name="T4"> </text:span><text:span text:style-name="T4">l</text:span><text:span text:style-name="T4"> </text:span><text:span text:style-name="T4">lw</text:span><text:span text:style-name="T4"> 3 </text:span><text:span text:style-name="T4">ti</text:span><text:span text:style-name="T4"> '\</text:span><text:span text:style-name="T4">Sigma</text:span><text:span text:style-name="T4">_{</text:span><text:span text:style-name="T4">cold</text:span><text:span text:style-name="T4">}(</text:span><text:span text:style-name="T4">r</text:span><text:span text:style-name="T4">)</text:span><text:span text:style-name="T4">Msun</text:span><text:span text:style-name="T4">/</text:span><text:span text:style-name="T4">pc</text:span><text:span text:style-name="T4">^2', '</text:span><text:span text:style-name="T4">outanalysis</text:span><text:span text:style-name="T4">/</text:span><text:span text:style-name="T4">z</text:span><text:span text:style-name="T4">01/</text:span><text:span text:style-name="T4">gann</text:span><text:span text:style-name="T4">_</text:span><text:span text:style-name="T4">s</text:span><text:span text:style-name="T4">4</text:span><text:span text:style-name="T4">zm</text:span><text:span text:style-name="T4">3</text:span><text:span text:style-name="T4">h</text:span><text:span text:style-name="T4">27-</text:span><text:span text:style-name="T4">r</text:span><text:span text:style-name="T4">2</text:span><text:span text:style-name="T4">u</text:span><text:span text:style-name="T4">10-</text:span><text:span text:style-name="T4">rs</text:span><text:span text:style-name="T4">9_</text:span><text:span text:style-name="T4">a</text:span><text:span text:style-name="T4">0.7505_</text:span><text:span text:style-name="T4">lev</text:span><text:span text:style-name="T4">9_</text:span><text:span text:style-name="T4">cyr</text:span><text:span text:style-name="T4">20_000.</text:span><text:span text:style-name="T4">dat</text:span><text:span text:style-name="T4">' </text:span><text:span text:style-name="T4">u</text:span><text:span text:style-name="T4"> 1:($5) </text:span><text:span text:style-name="T4">w</text:span><text:span text:style-name="T4"> </text:span><text:span text:style-name="T4">l</text:span><text:span text:style-name="T4"> </text:span><text:span text:style-name="T4">lw</text:span><text:span text:style-name="T4"> 3 </text:span><text:span text:style-name="T4">ti</text:span><text:span text:style-name="T4"> '\</text:span><text:span text:style-name="T4">Sigma</text:span><text:span text:style-name="T4">(</text:span><text:span text:style-name="T4">r</text:span><text:span text:style-name="T4">)</text:span><text:span text:style-name="T4">Msun</text:span><text:span text:style-name="T4">/</text:span><text:span text:style-name="T4">pc</text:span><text:span text:style-name="T4">^2', '</text:span><text:span text:style-name="T4">outanalysis</text:span><text:span text:style-name="T4">/</text:span><text:span text:style-name="T4">z</text:span><text:span text:style-name="T4">01/</text:span><text:span text:style-name="T4">gann</text:span><text:span text:style-name="T4">_</text:span><text:span text:style-name="T4">s</text:span><text:span text:style-name="T4">4</text:span><text:span text:style-name="T4">zm</text:span><text:span text:style-name="T4">3</text:span><text:span text:style-name="T4">h</text:span><text:span text:style-name="T4">27-</text:span><text:span text:style-name="T4">r</text:span><text:span text:style-name="T4">2</text:span><text:span text:style-name="T4">u</text:span><text:span text:style-name="T4">10-</text:span><text:span text:style-name="T4">rs</text:span><text:span text:style-name="T4">9_</text:span><text:span text:style-name="T4">a</text:span><text:span text:style-name="T4">0.7505_</text:span><text:span text:style-name="T4">lev</text:span><text:span text:style-name="T4">9_</text:span><text:span text:style-name="T4">cyr</text:span><text:span text:style-name="T4">20_000.</text:span><text:span text:style-name="T4">dat</text:span><text:span text:style-name="T4">' </text:span><text:span text:style-name="T4">u</text:span><text:span text:style-name="T4"> 1:($17*1</text:span><text:span text:style-name="T4">e</text:span><text:span text:style-name="T4">-10) </text:span><text:span text:style-name="T4">w</text:span><text:span text:style-name="T4"> </text:span><text:span text:style-name="T4">l</text:span><text:span text:style-name="T4"> </text:span><text:span text:style-name="T4">lw</text:span><text:span text:style-name="T4"> 3 </text:span><text:span text:style-name="T4">lt</text:span><text:span text:style-name="T4"> 3 </text:span><text:span text:style-name="T4">ti</text:span><text:span text:style-name="T4"> '</text:span><text:span text:style-name="T4">nCIV</text:span><text:span text:style-name="T4">(</text:span><text:span text:style-name="T4">r</text:span><text:span text:style-name="T4">)/10^{10}' , '</text:span><text:span text:style-name="T4">outanalysis</text:span><text:span text:style-name="T4">/</text:span><text:span text:style-name="T4">z</text:span><text:span text:style-name="T4">01/</text:span><text:span text:style-name="T4">gann</text:span><text:span text:style-name="T4">_</text:span><text:span text:style-name="T4">s</text:span><text:span text:style-name="T4">4</text:span><text:span text:style-name="T4">zm</text:span><text:span text:style-name="T4">3</text:span><text:span text:style-name="T4">h</text:span><text:span text:style-name="T4">27-</text:span><text:span text:style-name="T4">r</text:span><text:span text:style-name="T4">2</text:span><text:span text:style-name="T4">u</text:span><text:span text:style-name="T4">10-</text:span><text:span text:style-name="T4">rs</text:span><text:span text:style-name="T4">9_</text:span><text:span text:style-name="T4">a</text:span><text:span text:style-name="T4">0.7505_</text:span><text:span text:style-name="T4">lev</text:span><text:span text:style-name="T4">9_</text:span><text:span text:style-name="T4">cyr</text:span><text:span text:style-name="T4">20_000.</text:span><text:span text:style-name="T4">dat</text:span><text:span text:style-name="T4">' </text:span><text:span text:style-name="T4">u</text:span><text:span text:style-name="T4"> 1:($22*1</text:span><text:span text:style-name="T4">e</text:span><text:span text:style-name="T4">-10) </text:span><text:span text:style-name="T4">w</text:span><text:span text:style-name="T4"> </text:span><text:span text:style-name="T4">l</text:span><text:span text:style-name="T4"> </text:span><text:span text:style-name="T4">lw</text:span><text:span text:style-name="T4"> 3 </text:span><text:span text:style-name="T4">lt</text:span><text:span text:style-name="T4"> 1 </text:span><text:span text:style-name="T4">ti</text:span><text:span text:style-name="T4"> '</text:span><text:span text:style-name="T4">nMg</text:span><text:span text:style-name="T4">2(</text:span><text:span text:style-name="T4">r</text:span><text:span text:style-name="T4">)/10^{10}'</text:span></text:p>
            </text:list-item>
            <text:list-item>
              <text:p text:style-name="P20"><text:span text:style-name="T4">set</text:span><text:span text:style-name="T4"> </text:span><text:span text:style-name="T4">key</text:span><text:span text:style-name="T4"> </text:span><text:span text:style-name="T4">t</text:span><text:span text:style-name="T4"> </text:span><text:span text:style-name="T4">r</text:span><text:span text:style-name="T4">; </text:span><text:span text:style-name="T4">set</text:span><text:span text:style-name="T4"> </text:span><text:span text:style-name="T4">logscale</text:span><text:span text:style-name="T4"> </text:span><text:span text:style-name="T4">y</text:span><text:span text:style-name="T4">; </text:span><text:span text:style-name="T4">plot</text:span><text:span text:style-name="T4"> [0:300][1</text:span><text:span text:style-name="T4">e</text:span><text:span text:style-name="T4">-5:1000]'</text:span><text:span text:style-name="T4">outanalysis</text:span><text:span text:style-name="T4">/</text:span><text:span text:style-name="T4">gas</text:span><text:span text:style-name="T4">/</text:span><text:span text:style-name="T4">elsew</text:span><text:span text:style-name="T4">_</text:span><text:span text:style-name="T4">s</text:span><text:span text:style-name="T4">4</text:span><text:span text:style-name="T4">zm</text:span><text:span text:style-name="T4">3</text:span><text:span text:style-name="T4">h</text:span><text:span text:style-name="T4">27-</text:span><text:span text:style-name="T4">r</text:span><text:span text:style-name="T4">2</text:span><text:span text:style-name="T4">u</text:span><text:span text:style-name="T4">10-</text:span><text:span text:style-name="T4">rs</text:span><text:span text:style-name="T4">9_</text:span><text:span text:style-name="T4">a</text:span><text:span text:style-name="T4">0.6016_</text:span><text:span text:style-name="T4">lev</text:span><text:span text:style-name="T4">9_000.</text:span><text:span text:style-name="T4">dat</text:span><text:span text:style-name="T4">' </text:span><text:span text:style-name="T4">u</text:span><text:span text:style-name="T4"> (</text:span><text:span text:style-name="T4">sqrt</text:span><text:span text:style-name="T4">($1**2+$2**2)):10 </text:span><text:span text:style-name="T4">w</text:span><text:span text:style-name="T4"> </text:span><text:span text:style-name="T4">p</text:span><text:span text:style-name="T4"> </text:span><text:span text:style-name="T4">ti</text:span><text:span text:style-name="T4"> '</text:span><text:span text:style-name="T4">Mg</text:span><text:span text:style-name="T4">2_</text:span><text:span text:style-name="T4">EW</text:span><text:span text:style-name="T4"> (</text:span><text:span text:style-name="T4">A</text:span><text:span text:style-name="T4">)' </text:span><text:span text:style-name="T4">lt</text:span><text:span text:style-name="T4"> 1, '</text:span><text:span text:style-name="T4">outanalysis</text:span><text:span text:style-name="T4">/</text:span><text:span text:style-name="T4">gas</text:span><text:span text:style-name="T4">/</text:span><text:span text:style-name="T4">elsew</text:span><text:span text:style-name="T4">_</text:span><text:span text:style-name="T4">s</text:span><text:span text:style-name="T4">4</text:span><text:span text:style-name="T4">zm</text:span><text:span text:style-name="T4">3</text:span><text:span text:style-name="T4">h</text:span><text:span text:style-name="T4">27-</text:span><text:span text:style-name="T4">r</text:span><text:span text:style-name="T4">2</text:span><text:span text:style-name="T4">u</text:span><text:span text:style-name="T4">10-</text:span><text:span text:style-name="T4">rs</text:span><text:span text:style-name="T4">9_</text:span><text:span text:style-name="T4">a</text:span><text:span text:style-name="T4">0.6016_</text:span><text:span text:style-name="T4">lev</text:span><text:span text:style-name="T4">9_000.</text:span><text:span text:style-name="T4">dat</text:span><text:span text:style-name="T4">' </text:span><text:span text:style-name="T4">u</text:span><text:span text:style-name="T4"> (</text:span><text:span text:style-name="T4">sqrt</text:span><text:span text:style-name="T4">($1**2+$2**2)):5 </text:span><text:span text:style-name="T4">w</text:span><text:span text:style-name="T4"> </text:span><text:span text:style-name="T4">p</text:span><text:span text:style-name="T4"> </text:span><text:span text:style-name="T4">lt</text:span><text:span text:style-name="T4"> 3 </text:span><text:span text:style-name="T4">ti</text:span><text:span text:style-name="T4"> '</text:span><text:span text:style-name="T4">CIV</text:span><text:span text:style-name="T4">_</text:span><text:span text:style-name="T4">EW</text:span><text:span text:style-name="T4">(</text:span><text:span text:style-name="T4">A</text:span><text:span text:style-name="T4">)', '</text:span><text:span text:style-name="T4">outanalysis</text:span><text:span text:style-name="T4">/</text:span><text:span text:style-name="T4">gas</text:span><text:span text:style-name="T4">/</text:span><text:span text:style-name="T4">gann</text:span><text:span text:style-name="T4">_</text:span><text:span text:style-name="T4">s</text:span><text:span text:style-name="T4">4</text:span><text:span text:style-name="T4">zm</text:span><text:span text:style-name="T4">3</text:span><text:span text:style-name="T4">h</text:span><text:span text:style-name="T4">27-</text:span><text:span text:style-name="T4">r</text:span><text:span text:style-name="T4">2</text:span><text:span text:style-name="T4">u</text:span><text:span text:style-name="T4">10-</text:span><text:span text:style-name="T4">rs</text:span><text:span text:style-name="T4">9_</text:span><text:span text:style-name="T4">a</text:span><text:span text:style-name="T4">0.6016_</text:span><text:span text:style-name="T4">lev</text:span><text:span text:style-name="T4">9_</text:span><text:span text:style-name="T4">cyr</text:span><text:span text:style-name="T4">20_000.</text:span><text:span text:style-name="T4">dat</text:span><text:span text:style-name="T4">' </text:span><text:span text:style-name="T4">u</text:span><text:span text:style-name="T4"> 1:($14+$15) </text:span><text:span text:style-name="T4">w</text:span><text:span text:style-name="T4"> </text:span><text:span text:style-name="T4">l</text:span><text:span text:style-name="T4"> </text:span><text:span text:style-name="T4">lw</text:span><text:span text:style-name="T4"> 3 </text:span><text:span text:style-name="T4">lt</text:span><text:span text:style-name="T4"> 2 </text:span><text:span text:style-name="T4">ti</text:span><text:span text:style-name="T4"> '</text:span><text:span text:style-name="T4">Z</text:span><text:span text:style-name="T4">/</text:span><text:span text:style-name="T4">Zsun</text:span><text:span text:style-name="T4">', '</text:span><text:span text:style-name="T4">outanalysis</text:span><text:span text:style-name="T4">/</text:span><text:span text:style-name="T4">gas</text:span><text:span text:style-name="T4">/</text:span><text:span text:style-name="T4">gann</text:span><text:span text:style-name="T4">_</text:span><text:span text:style-name="T4">s</text:span><text:span text:style-name="T4">4</text:span><text:span text:style-name="T4">zm</text:span><text:span text:style-name="T4">3</text:span><text:span text:style-name="T4">h</text:span><text:span text:style-name="T4">27-</text:span><text:span text:style-name="T4">r</text:span><text:span text:style-name="T4">2</text:span><text:span text:style-name="T4">u</text:span><text:span text:style-name="T4">10-</text:span><text:span text:style-name="T4">rs</text:span><text:span text:style-name="T4">9_</text:span><text:span text:style-name="T4">a</text:span><text:span text:style-name="T4">0.6016_</text:span><text:span text:style-name="T4">lev</text:span><text:span text:style-name="T4">9_</text:span><text:span text:style-name="T4">cyr</text:span><text:span text:style-name="T4">20_000.</text:span><text:span text:style-name="T4">dat</text:span><text:span text:style-name="T4">' </text:span><text:span text:style-name="T4">u</text:span><text:span text:style-name="T4"> 1:($8) </text:span><text:span text:style-name="T4">w</text:span><text:span text:style-name="T4"> </text:span><text:span text:style-name="T4">l</text:span><text:span text:style-name="T4"> </text:span><text:span text:style-name="T4">lw</text:span><text:span text:style-name="T4"> 3 </text:span><text:span text:style-name="T4">ti</text:span><text:span text:style-name="T4"> '\</text:span><text:span text:style-name="T4">Sigma</text:span><text:span text:style-name="T4">_{</text:span><text:span text:style-name="T4">cold</text:span><text:span text:style-name="T4">}(</text:span><text:span text:style-name="T4">r</text:span><text:span text:style-name="T4">)</text:span><text:span text:style-name="T4">Msun</text:span><text:span text:style-name="T4">/</text:span><text:span text:style-name="T4">pc</text:span><text:span text:style-name="T4">^2', '</text:span><text:span text:style-name="T4">outanalysis</text:span><text:span text:style-name="T4">/</text:span><text:span text:style-name="T4">gas</text:span><text:span text:style-name="T4">/</text:span><text:span text:style-name="T4">gann</text:span><text:span text:style-name="T4">_</text:span><text:span text:style-name="T4">s</text:span><text:span text:style-name="T4">4</text:span><text:span text:style-name="T4">zm</text:span><text:span text:style-name="T4">3</text:span><text:span text:style-name="T4">h</text:span><text:span text:style-name="T4">27-</text:span><text:span text:style-name="T4">r</text:span><text:span text:style-name="T4">2</text:span><text:span text:style-name="T4">u</text:span><text:span text:style-name="T4">10-</text:span><text:span text:style-name="T4">rs</text:span><text:span text:style-name="T4">9_</text:span><text:span text:style-name="T4">a</text:span><text:span text:style-name="T4">0.6016_</text:span><text:span text:style-name="T4">lev</text:span><text:span text:style-name="T4">9_</text:span><text:span text:style-name="T4">cyr</text:span><text:span text:style-name="T4">20_000.</text:span><text:span text:style-name="T4">dat</text:span><text:span text:style-name="T4">' </text:span><text:span text:style-name="T4">u</text:span><text:span text:style-name="T4"> 1:($5) </text:span><text:span text:style-name="T4">w</text:span><text:span text:style-name="T4"> </text:span><text:span text:style-name="T4">l</text:span><text:span text:style-name="T4"> </text:span><text:span text:style-name="T4">lw</text:span><text:span text:style-name="T4"> 3 </text:span><text:span text:style-name="T4">ti</text:span><text:span text:style-name="T4"> '\</text:span><text:span text:style-name="T4">Sigma</text:span><text:span text:style-name="T4">(</text:span><text:span text:style-name="T4">r</text:span><text:span text:style-name="T4">)</text:span><text:span text:style-name="T4">Msun</text:span><text:span text:style-name="T4">/</text:span><text:span text:style-name="T4">pc</text:span><text:span text:style-name="T4">^2', '</text:span><text:span text:style-name="T4">outanalysis</text:span><text:span text:style-name="T4">/</text:span><text:span text:style-name="T4">gas</text:span><text:span text:style-name="T4">/</text:span><text:span text:style-name="T4">gann</text:span><text:span text:style-name="T4">_</text:span><text:span text:style-name="T4">s</text:span><text:span text:style-name="T4">4</text:span><text:span text:style-name="T4">zm</text:span><text:span text:style-name="T4">3</text:span><text:span text:style-name="T4">h</text:span><text:span text:style-name="T4">27-</text:span><text:span text:style-name="T4">r</text:span><text:span text:style-name="T4">2</text:span><text:span text:style-name="T4">u</text:span><text:span text:style-name="T4">10-</text:span><text:span text:style-name="T4">rs</text:span><text:span text:style-name="T4">9_</text:span><text:span text:style-name="T4">a</text:span><text:span text:style-name="T4">0.6016_</text:span><text:span text:style-name="T4">lev</text:span><text:span text:style-name="T4">9_</text:span><text:span text:style-name="T4">cyr</text:span><text:span text:style-name="T4">20_000.</text:span><text:span text:style-name="T4">dat</text:span><text:span text:style-name="T4">' </text:span><text:span text:style-name="T4">u</text:span><text:span text:style-name="T4"> 1:($17*1</text:span><text:span text:style-name="T4">e</text:span><text:span text:style-name="T4">-10) </text:span><text:span text:style-name="T4">w</text:span><text:span text:style-name="T4"> </text:span><text:span text:style-name="T4">l</text:span><text:span text:style-name="T4"> </text:span><text:span text:style-name="T4">lw</text:span><text:span text:style-name="T4"> 3 </text:span><text:span text:style-name="T4">lt</text:span><text:span text:style-name="T4"> 3 </text:span><text:span text:style-name="T4">ti</text:span><text:span text:style-name="T4"> '</text:span><text:span text:style-name="T4">nCIV</text:span><text:span text:style-name="T4">(</text:span><text:span text:style-name="T4">r</text:span><text:span text:style-name="T4">)/10^{10}' , '</text:span><text:span text:style-name="T4">outanalysis</text:span><text:span text:style-name="T4">/</text:span><text:span text:style-name="T4">gas</text:span><text:span text:style-name="T4">/</text:span><text:span text:style-name="T4">gann</text:span><text:span text:style-name="T4">_</text:span><text:span text:style-name="T4">s</text:span><text:span text:style-name="T4">4</text:span><text:span text:style-name="T4">zm</text:span><text:span text:style-name="T4">3</text:span><text:span text:style-name="T4">h</text:span><text:span text:style-name="T4">27-</text:span><text:span text:style-name="T4">r</text:span><text:span text:style-name="T4">2</text:span><text:span text:style-name="T4">u</text:span><text:span text:style-name="T4">10-</text:span><text:span text:style-name="T4">rs</text:span><text:span text:style-name="T4">9_</text:span><text:span text:style-name="T4">a</text:span><text:span text:style-name="T4">0.6016_</text:span><text:span text:style-name="T4">lev</text:span><text:span text:style-name="T4">9_</text:span><text:span text:style-name="T4">cyr</text:span><text:span text:style-name="T4">20_000.</text:span><text:span text:style-name="T4">dat</text:span><text:span text:style-name="T4">' </text:span><text:span text:style-name="T4">u</text:span><text:span text:style-name="T4"> 1:($22*1</text:span><text:span text:style-name="T4">e</text:span><text:span text:style-name="T4">-10) </text:span><text:span text:style-name="T4">w</text:span><text:span text:style-name="T4"> </text:span><text:span text:style-name="T4">l</text:span><text:span text:style-name="T4"> </text:span><text:span text:style-name="T4">lw</text:span><text:span text:style-name="T4"> 3 </text:span><text:span text:style-name="T4">lt</text:span><text:span text:style-name="T4"> 1 </text:span><text:span text:style-name="T4">ti</text:span><text:span text:style-name="T4"> '</text:span><text:span text:style-name="T4">nMg</text:span><text:span text:style-name="T4">2(</text:span><text:span text:style-name="T4">r</text:span><text:span text:style-name="T4">)/10^{10}'</text:span></text:p>
            </text:list-item>
            <text:list-item>
              <text:p text:style-name="P26"/>
            </text:list-item>
          </text:list>
        </text:list-item>
        <text:list-item>
          <text:p text:style-name="P20"><text:span text:style-name="T4">plot</text:span><text:span text:style-name="T4"> </text:span><text:span text:style-name="T4">spectra</text:span></text:p>
          <text:list>
            <text:list-item>
              <text:p text:style-name="P20"><text:span text:style-name="T4">plot</text:span><text:span text:style-name="T4"> '</text:span><text:span text:style-name="T4">outanalysis</text:span><text:span text:style-name="T4">/</text:span><text:span text:style-name="T4">gas</text:span><text:span text:style-name="T4">/</text:span><text:span text:style-name="T4">spec</text:span><text:span text:style-name="T4">_</text:span><text:span text:style-name="T4">s</text:span><text:span text:style-name="T4">4</text:span><text:span text:style-name="T4">zm</text:span><text:span text:style-name="T4">3</text:span><text:span text:style-name="T4">h</text:span><text:span text:style-name="T4">27-</text:span><text:span text:style-name="T4">r</text:span><text:span text:style-name="T4">2</text:span><text:span text:style-name="T4">u</text:span><text:span text:style-name="T4">10-</text:span><text:span text:style-name="T4">rs</text:span><text:span text:style-name="T4">9_</text:span><text:span text:style-name="T4">a</text:span><text:span text:style-name="T4">0.7505_</text:span><text:span text:style-name="T4">lev</text:span><text:span text:style-name="T4">9_000.</text:span><text:span text:style-name="T4">dat</text:span><text:span text:style-name="T4">' </text:span><text:span text:style-name="T4">u</text:span><text:span text:style-name="T4"> 1:4 </text:span><text:span text:style-name="T4">w</text:span><text:span text:style-name="T4"> </text:span><text:span text:style-name="T4">l</text:span><text:span text:style-name="T4">,'</text:span><text:span text:style-name="T4">outanalysis</text:span><text:span text:style-name="T4">/</text:span><text:span text:style-name="T4">gas</text:span><text:span text:style-name="T4">/</text:span><text:span text:style-name="T4">spec</text:span><text:span text:style-name="T4">_</text:span><text:span text:style-name="T4">s</text:span><text:span text:style-name="T4">4</text:span><text:span text:style-name="T4">zm</text:span><text:span text:style-name="T4">3</text:span><text:span text:style-name="T4">h</text:span><text:span text:style-name="T4">27-</text:span><text:span text:style-name="T4">r</text:span><text:span text:style-name="T4">2</text:span><text:span text:style-name="T4">u</text:span><text:span text:style-name="T4">10-</text:span><text:span text:style-name="T4">rs</text:span><text:span text:style-name="T4">9_</text:span><text:span text:style-name="T4">a</text:span><text:span text:style-name="T4">0.7505_</text:span><text:span text:style-name="T4">lev</text:span><text:span text:style-name="T4">9_000.</text:span><text:span text:style-name="T4">dat</text:span><text:span text:style-name="T4">' </text:span><text:span text:style-name="T4">u</text:span><text:span text:style-name="T4"> 1:5 </text:span><text:span text:style-name="T4">w</text:span><text:span text:style-name="T4"> </text:span><text:span text:style-name="T4">l</text:span><text:span text:style-name="T4">,'</text:span><text:span text:style-name="T4">outanalysis</text:span><text:span text:style-name="T4">/</text:span><text:span text:style-name="T4">gas</text:span><text:span text:style-name="T4">/</text:span><text:span text:style-name="T4">spec</text:span><text:span text:style-name="T4">_</text:span><text:span text:style-name="T4">s</text:span><text:span text:style-name="T4">4</text:span><text:span text:style-name="T4">zm</text:span><text:span text:style-name="T4">3</text:span><text:span text:style-name="T4">h</text:span><text:span text:style-name="T4">27-</text:span><text:span text:style-name="T4">r</text:span><text:span text:style-name="T4">2</text:span><text:span text:style-name="T4">u</text:span><text:span text:style-name="T4">10-</text:span><text:span text:style-name="T4">rs</text:span><text:span text:style-name="T4">9_</text:span><text:span text:style-name="T4">a</text:span><text:span text:style-name="T4">0.7505_</text:span><text:span text:style-name="T4">lev</text:span><text:span text:style-name="T4">9_000.</text:span><text:span text:style-name="T4">dat</text:span><text:span text:style-name="T4">' </text:span><text:span text:style-name="T4">u</text:span><text:span text:style-name="T4"> 1:6 </text:span><text:span text:style-name="T4">w</text:span><text:span text:style-name="T4"> </text:span><text:span text:style-name="T4">l</text:span><text:span text:style-name="T4">,'</text:span><text:span text:style-name="T4">outanalysis</text:span><text:span text:style-name="T4">/</text:span><text:span text:style-name="T4">gas</text:span><text:span text:style-name="T4">/</text:span><text:span text:style-name="T4">spec</text:span><text:span text:style-name="T4">_</text:span><text:span text:style-name="T4">s</text:span><text:span text:style-name="T4">4</text:span><text:span text:style-name="T4">zm</text:span><text:span text:style-name="T4">3</text:span><text:span text:style-name="T4">h</text:span><text:span text:style-name="T4">27-</text:span><text:span text:style-name="T4">r</text:span><text:span text:style-name="T4">2</text:span><text:span text:style-name="T4">u</text:span><text:span text:style-name="T4">10-</text:span><text:span text:style-name="T4">rs</text:span><text:span text:style-name="T4">9_</text:span><text:span text:style-name="T4">a</text:span><text:span text:style-name="T4">0.7505_</text:span><text:span text:style-name="T4">lev</text:span><text:span text:style-name="T4">9_000.</text:span><text:span text:style-name="T4">dat</text:span><text:span text:style-name="T4">' </text:span><text:span text:style-name="T4">u</text:span><text:span text:style-name="T4"> 1:7 </text:span><text:span text:style-name="T4">w</text:span><text:span text:style-name="T4"> </text:span><text:span text:style-name="T4">l</text:span><text:span text:style-name="T4">,'</text:span><text:span text:style-name="T4">outanalysis</text:span><text:span text:style-name="T4">/</text:span><text:span text:style-name="T4">gas</text:span><text:span text:style-name="T4">/</text:span><text:span text:style-name="T4">spec</text:span><text:span text:style-name="T4">_</text:span><text:span text:style-name="T4">s</text:span><text:span text:style-name="T4">4</text:span><text:span text:style-name="T4">zm</text:span><text:span text:style-name="T4">3</text:span><text:span text:style-name="T4">h</text:span><text:span text:style-name="T4">27-</text:span><text:span text:style-name="T4">r</text:span><text:span text:style-name="T4">2</text:span><text:span text:style-name="T4">u</text:span><text:span text:style-name="T4">10-</text:span><text:span text:style-name="T4">rs</text:span><text:span text:style-name="T4">9_</text:span><text:span text:style-name="T4">a</text:span><text:span text:style-name="T4">0.7505_</text:span><text:span text:style-name="T4">lev</text:span><text:span text:style-name="T4">9_000.</text:span><text:span text:style-name="T4">dat</text:span><text:span text:style-name="T4">' </text:span><text:span text:style-name="T4">u</text:span><text:span text:style-name="T4"> 1:8 </text:span><text:span text:style-name="T4">w</text:span><text:span text:style-name="T4"> </text:span><text:span text:style-name="T4">l</text:span><text:span text:style-name="T4">,'</text:span><text:span text:style-name="T4">outanalysis</text:span><text:span text:style-name="T4">/</text:span><text:span text:style-name="T4">gas</text:span><text:span text:style-name="T4">/</text:span><text:span text:style-name="T4">spec</text:span><text:span text:style-name="T4">_</text:span><text:span text:style-name="T4">s</text:span><text:span text:style-name="T4">4</text:span><text:span text:style-name="T4">zm</text:span><text:span text:style-name="T4">3</text:span><text:span text:style-name="T4">h</text:span><text:span text:style-name="T4">27-</text:span><text:span text:style-name="T4">r</text:span><text:span text:style-name="T4">2</text:span><text:span text:style-name="T4">u</text:span><text:span text:style-name="T4">10-</text:span><text:span text:style-name="T4">rs</text:span><text:span text:style-name="T4">9_</text:span><text:span text:style-name="T4">a</text:span><text:span text:style-name="T4">0.7505_</text:span><text:span text:style-name="T4">lev</text:span><text:span text:style-name="T4">9_000.</text:span><text:span text:style-name="T4">dat</text:span><text:span text:style-name="T4">' </text:span><text:span text:style-name="T4">u</text:span><text:span text:style-name="T4"> 1:9 </text:span><text:span text:style-name="T4">w</text:span><text:span text:style-name="T4"> </text:span><text:span text:style-name="T4">l</text:span><text:span text:style-name="T4">,'</text:span><text:span text:style-name="T4">outanalysis</text:span><text:span text:style-name="T4">/</text:span><text:span text:style-name="T4">gas</text:span><text:span text:style-name="T4">/</text:span><text:span text:style-name="T4">spec</text:span><text:span text:style-name="T4">_</text:span><text:span text:style-name="T4">s</text:span><text:span text:style-name="T4">4</text:span><text:span text:style-name="T4">zm</text:span><text:span text:style-name="T4">3</text:span><text:span text:style-name="T4">h</text:span><text:span text:style-name="T4">27-</text:span><text:span text:style-name="T4">r</text:span><text:span text:style-name="T4">2</text:span><text:span text:style-name="T4">u</text:span><text:span text:style-name="T4">10-</text:span><text:span text:style-name="T4">rs</text:span><text:span text:style-name="T4">9_</text:span><text:span text:style-name="T4">a</text:span><text:span text:style-name="T4">0.7505_</text:span><text:span text:style-name="T4">lev</text:span><text:span text:style-name="T4">9_000.</text:span><text:span text:style-name="T4">dat</text:span><text:span text:style-name="T4">' </text:span><text:span text:style-name="T4">u</text:span><text:span text:style-name="T4"> 1:10 </text:span><text:span text:style-name="T4">w</text:span><text:span text:style-name="T4"> </text:span><text:span text:style-name="T4">l</text:span></text:p>
            </text:list-item>
          </text:list>
        </text:list-item>
        <text:list-item>
          <text:p text:style-name="P20"><text:span text:style-name="T4">distribution</text:span><text:span text:style-name="T4"> </text:span><text:span text:style-name="T4">of</text:span><text:span text:style-name="T4"> </text:span><text:span text:style-name="T4">heights</text:span><text:span text:style-name="T4"> </text:span><text:span text:style-name="T4">for</text:span><text:span text:style-name="T4"> </text:span><text:span text:style-name="T4">skewers</text:span><text:span text:style-name="T4">, </text:span><text:span text:style-name="T4">because</text:span><text:span text:style-name="T4"> </text:span><text:span text:style-name="T4">of</text:span><text:span text:style-name="T4"> </text:span><text:span text:style-name="T4">resolution</text:span><text:span text:style-name="T4"> </text:span><text:span text:style-name="T4">in</text:span><text:span text:style-name="T4"> </text:span><text:span text:style-name="T4">outer</text:span><text:span text:style-name="T4"> </text:span><text:span text:style-name="T4">cells</text:span><text:span text:style-name="T4"> </text:span><text:span text:style-name="T4">not</text:span><text:span text:style-name="T4"> </text:span><text:span text:style-name="T4">smooth</text:span><text:span text:style-name="T4"> </text:span><text:span text:style-name="T4">at</text:span><text:span text:style-name="T4"> </text:span><text:span text:style-name="T4">all</text:span><text:span text:style-name="T4">. </text:span></text:p>
          <text:list>
            <text:list-item>
              <text:p text:style-name="P20"><text:span text:style-name="T4">plot</text:span><text:span text:style-name="T4"> '</text:span><text:span text:style-name="T4">outanalysis</text:span><text:span text:style-name="T4">/</text:span><text:span text:style-name="T4">gas</text:span><text:span text:style-name="T4">/</text:span><text:span text:style-name="T4">elsew</text:span><text:span text:style-name="T4">_</text:span><text:span text:style-name="T4">s</text:span><text:span text:style-name="T4">4</text:span><text:span text:style-name="T4">zm</text:span><text:span text:style-name="T4">3</text:span><text:span text:style-name="T4">h</text:span><text:span text:style-name="T4">27-</text:span><text:span text:style-name="T4">r</text:span><text:span text:style-name="T4">2</text:span><text:span text:style-name="T4">u</text:span><text:span text:style-name="T4">10-</text:span><text:span text:style-name="T4">rs</text:span><text:span text:style-name="T4">9_</text:span><text:span text:style-name="T4">a</text:span><text:span text:style-name="T4">0.7505_</text:span><text:span text:style-name="T4">lev</text:span><text:span text:style-name="T4">9_000.</text:span><text:span text:style-name="T4">dat</text:span><text:span text:style-name="T4">' </text:span><text:span text:style-name="T4">u</text:span><text:span text:style-name="T4"> (</text:span><text:span text:style-name="T4">sqrt</text:span><text:span text:style-name="T4">($1**2+$2**2)):3</text:span></text:p>
              <text:list>
                <text:list-item>
                  <text:p text:style-name="P20"><text:span text:style-name="T4">beyond</text:span><text:span text:style-name="T4"> 20 (-400) </text:span><text:span text:style-name="T4">though</text:span><text:span text:style-name="T4">, </text:span><text:span text:style-name="T4">it</text:span><text:span text:style-name="T4"> </text:span><text:span text:style-name="T4">is</text:span><text:span text:style-name="T4"> &gt;200 ~200-700 == </text:span><text:span text:style-name="T4">not</text:span><text:span text:style-name="T4"> </text:span><text:span text:style-name="T4">bad</text:span><text:span text:style-name="T4"><text:tab/></text:span></text:p>
                </text:list-item>
              </text:list>
            </text:list-item>
          </text:list>
        </text:list-item>
        <text:list-item>
          <text:p text:style-name="P20"><text:span text:style-name="T4">cloudy</text:span><text:span text:style-name="T4"> </text:span><text:span text:style-name="T4">check</text:span><text:span text:style-name="T4"> </text:span><text:span text:style-name="T4">interpolation</text:span><text:span text:style-name="T4">: </text:span></text:p>
          <text:list>
            <text:list-item>
              <text:p text:style-name="P20"><text:span text:style-name="T4">set</text:span><text:span text:style-name="T4"> </text:span><text:span text:style-name="T4">cbrange</text:span><text:span text:style-name="T4"> [-3:20];</text:span><text:span text:style-name="T4">set</text:span><text:span text:style-name="T4"> </text:span><text:span text:style-name="T4">view</text:span><text:span text:style-name="T4"> 0,0; </text:span><text:span text:style-name="T4">splot</text:span><text:span text:style-name="T4"> [2:7][][]'</text:span><text:span text:style-name="T4">cloudy</text:span><text:span text:style-name="T4">/</text:span><text:span text:style-name="T4">all</text:span><text:span text:style-name="T4">.</text:span><text:span text:style-name="T4">z</text:span><text:span text:style-name="T4">-5</text:span><text:span text:style-name="T4">to</text:span><text:span text:style-name="T4">1.</text:span><text:span text:style-name="T4">h</text:span><text:span text:style-name="T4">-6</text:span><text:span text:style-name="T4">to</text:span><text:span text:style-name="T4">3.</text:span><text:span text:style-name="T4">Te</text:span><text:span text:style-name="T4">2</text:span><text:span text:style-name="T4">toe</text:span><text:span text:style-name="T4">7' </text:span><text:span text:style-name="T4">u</text:span><text:span text:style-name="T4"> ($1 == 0 ? </text:span><text:span text:style-name="T4">log</text:span><text:span text:style-name="T4">10($3) : -30):2:(</text:span><text:span text:style-name="T4">log</text:span><text:span text:style-name="T4">10($11)) </text:span><text:span text:style-name="T4">pal</text:span><text:span text:style-name="T4"> </text:span><text:span text:style-name="T4">pt</text:span><text:span text:style-name="T4"> 5</text:span></text:p>
            </text:list-item>
          </text:list>
        </text:list-item>
        <text:list-item>
          <text:p text:style-name="P20"><text:span text:style-name="T4">cloudy</text:span><text:span text:style-name="T4"> </text:span><text:span text:style-name="T4">check</text:span><text:span text:style-name="T4"> </text:span><text:span text:style-name="T4">extrapolation</text:span><text:span text:style-name="T4">: </text:span></text:p>
          <text:list>
            <text:list-item>
              <text:p text:style-name="P20"><text:span text:style-name="T4">for</text:span><text:span text:style-name="T4"> </text:span><text:span text:style-name="T4">density</text:span><text:span text:style-name="T4">: </text:span></text:p>
            </text:list-item>
          </text:list>
        </text:list-item>
      </text:list>
      <text:p text:style-name="P14"><text:span text:style-name="T4">set</text:span><text:span text:style-name="T4"> </text:span><text:span text:style-name="T4">cbrange</text:span><text:span text:style-name="T4"> [-3:20];</text:span><text:span text:style-name="T4">set</text:span><text:span text:style-name="T4"> </text:span><text:span text:style-name="T4">view</text:span><text:span text:style-name="T4"> 65,15; </text:span><text:span text:style-name="T4">plot</text:span><text:span text:style-name="T4"> [-10:8][][]'</text:span><text:span text:style-name="T4">cloudy</text:span><text:span text:style-name="T4">/</text:span><text:span text:style-name="T4">all</text:span><text:span text:style-name="T4">.</text:span><text:span text:style-name="T4">z</text:span><text:span text:style-name="T4">-5</text:span><text:span text:style-name="T4">to</text:span><text:span text:style-name="T4">1.</text:span><text:span text:style-name="T4">h</text:span><text:span text:style-name="T4">-6</text:span><text:span text:style-name="T4">to</text:span><text:span text:style-name="T4">3.</text:span><text:span text:style-name="T4">Te</text:span><text:span text:style-name="T4">2</text:span><text:span text:style-name="T4">toe</text:span><text:span text:style-name="T4">7' </text:span><text:span text:style-name="T4">u</text:span><text:span text:style-name="T4"> ($1 == -1 &amp;&amp; </text:span><text:span text:style-name="T4">log</text:span><text:span text:style-name="T4">10($3) == 5 ? $2 : -20):(</text:span><text:span text:style-name="T4">log</text:span><text:span text:style-name="T4">10($5)) </text:span><text:span text:style-name="T4">pal</text:span><text:span text:style-name="T4"> </text:span><text:span text:style-name="T4">w</text:span><text:span text:style-name="T4"> </text:span><text:span text:style-name="T4">p</text:span><text:span text:style-name="T4">, '</text:span><text:span text:style-name="T4">testcloudy</text:span><text:span text:style-name="T4">.</text:span><text:span text:style-name="T4">dat</text:span><text:span text:style-name="T4">' </text:span><text:span text:style-name="T4">u</text:span><text:span text:style-name="T4"> 2:(</text:span><text:span text:style-name="T4">log</text:span><text:span text:style-name="T4">10($4))</text:span></text:p>
      <text:list xml:id="list184210752" text:style-name="LS6">
        <text:list-item>
          <text:p text:style-name="P21"><text:span text:style-name="T4">for</text:span><text:span text:style-name="T4"> </text:span><text:span text:style-name="T4">metals</text:span></text:p>
        </text:list-item>
      </text:list>
      <text:p text:style-name="P2"/>
      <text:p text:style-name="P2"/>
      <text:p text:style-name="P2"/>
      <text:p text:style-name="P2"/>
      <text:h text:style-name="P45" text:outline-level="10"><text:bookmark-start text:name="h.2n4nqxtlstvv"/>Ideas<text:bookmark-end text:name="h.2n4nqxtlstvv"/></text:h>
      <text:list xml:id="list75032689" text:style-name="LS7">
        <text:list-item>
          <text:p text:style-name="P30">Changes in physics during mergers?</text:p>
          <text:list>
            <text:list-item>
              <text:p text:style-name="P30">Qualitative differences at high and low redshift? Dynamical time limited densely packed H2 → longer depletion times (i.e. can you reproduce the flattening of sSFR to Log(1/tdyn)?</text:p>
            </text:list-item>
            <text:list-item>
              <text:p text:style-name="P30">Why do dust SEDs change shape?</text:p>
            </text:list-item>
          </text:list>
        </text:list-item>
      </text:list>
      <text:p text:style-name="P11"/>
      <text:list xml:id="list1750957531" text:style-name="LS8">
        <text:list-item>
          <text:p text:style-name="P31">Is there some regime where there is a break in observations but simulations have no scale dependence? Why do galaxies keep growing at M*&gt;10^11...</text:p>
        </text:list-item>
      </text:list>
      <text:p text:style-name="P11"/>
      <text:p text:style-name="P12">What drives the peak of star formation efficiency at L*? That is a different statement from why are most stars forming at L*. What drives the newest mass function results?</text:p>
      <text:p text:style-name="P12"/>
      <text:p text:style-name="P12">What causes the shorter depletion times in lower mass galaxies? how are disks "stabilized"? → the density pdfs are cut?</text:p>
      <text:list xml:id="list2143462896" text:style-name="LS9">
        <text:list-item>
          <text:p text:style-name="P32">how significant is the break to hot halo. What portion of the energy budget does the hot halo save?</text:p>
        </text:list-item>
      </text:list>
      <text:p text:style-name="P11"/>
      <text:list xml:id="list2052663292" text:style-name="LS10">
        <text:list-item>
          <text:p text:style-name="P33">What drives <text:span text:style-name="T11">rising</text:span><text:span text:style-name="T11"> </text:span>star formation histories? Why does the transition region happen too early in simulation? Is there some simple scaling that describes the z=2 peak?</text:p>
        </text:list-item>
      </text:list>
      <text:p text:style-name="P11"/>
      <text:list xml:id="list1018668116" text:style-name="LS11">
        <text:list-item>
          <text:p text:style-name="P34">Where are simulations breaking down? Gas can't be stored forever according to DLAs is there also a mechanism to eat gas? At very high densities shouldn't more fH2 be converted even in low metallicity systems?</text:p>
        </text:list-item>
      </text:list>
      <text:p text:style-name="P11"/>
      <text:list xml:id="list399714382" text:style-name="LS12">
        <text:list-item>
          <text:p text:style-name="P35"><text:soft-page-break/>Compare H2 recipes: where are differences and where are they important? (Where does Nick's prescription differ from other H2 prescriptions?)</text:p>
        </text:list-item>
      </text:list>
      <text:p text:style-name="P11"/>
      <text:p text:style-name="P12"/>
      <text:p text:style-name="P13">Andrey</text:p>
      <text:p text:style-name="P13"/>
      <text:p text:style-name="P12">gas surface density profiles for neutral gas in simulated galaxies at several representative<text:line-break/> <text:s/>redshifts as a function of host halo mass. <text:s/>Specific project with the goal of testing whether<text:line-break/> <text:s/>low mass halos have systematically lower gas surface density, so that they can be more subject<text:line-break/> <text:s/>to metallicity-driven suppression of SF.<text:line-break/></text:p>
      <text:p text:style-name="P12">Gas density PDFs in simulations and observations</text:p>
      <text:p text:style-name="P12"/>
      <text:p text:style-name="P12"/>
      <text:p text:style-name="P12"/>
      <text:p text:style-name="P12"><text:span text:style-name="T11">Meh</text:span><text:span text:style-name="T11"> (</text:span><text:span text:style-name="T11">need</text:span><text:span text:style-name="T11"> </text:span><text:span text:style-name="T11">robust</text:span><text:span text:style-name="T11"> (</text:span><text:span text:style-name="T11">sunrise</text:span><text:span text:style-name="T11">) </text:span><text:span text:style-name="T11">observations</text:span><text:span text:style-name="T11"> </text:span><text:span text:style-name="T11">of</text:span><text:span text:style-name="T11"> </text:span><text:span text:style-name="T11">simulation</text:span><text:span text:style-name="T11"> </text:span><text:span text:style-name="T11">that</text:span><text:span text:style-name="T11"> </text:span><text:span text:style-name="T11">take</text:span><text:span text:style-name="T11"> </text:span><text:span text:style-name="T11">time</text:span><text:span text:style-name="T11">)</text:span></text:p>
      <text:list xml:id="list712199371" text:style-name="LS13">
        <text:list-item>
          <text:p text:style-name="P36">Is the SFR main sequence reproduced in simulations? What drives the scatter? Morphology? Show Wuyt's plots with simulations overplotted.</text:p>
          <text:list>
            <text:list-item>
              <text:p text:style-name="P36">problems: don't quench star formation. don't produce realistic morphologies anyway</text:p>
            </text:list-item>
          </text:list>
        </text:list-item>
      </text:list>
      <text:p text:style-name="P11"/>
      <text:list xml:id="list982170461" text:style-name="LS14">
        <text:list-item>
          <text:p text:style-name="P37">clumpy disk frequency. (Are they molecular? are there too many? Do they persist in places they shouldn't be?)</text:p>
          <text:list>
            <text:list-item>
              <text:p text:style-name="P37">If voids contain clumpy disks <text:s/>and clumpy disks create bulges then something is wrong with clumpy disks or clumps should be destroyed.</text:p>
            </text:list-item>
            <text:list-item>
              <text:p text:style-name="P37">How much mass is in clumps?</text:p>
            </text:list-item>
            <text:list-item>
              <text:p text:style-name="P37"/>
            </text:list-item>
          </text:list>
        </text:list-item>
      </text:list>
      <text:p text:style-name="P11"/>
      <text:p text:style-name="P12"/>
      <text:p text:style-name="P12"/>
      <text:p text:style-name="P12"/>
      <text:p text:style-name="P12"><text:span text:style-name="T11">Bigger</text:span><text:span text:style-name="T11"> </text:span><text:span text:style-name="T11">projects</text:span><text:span text:style-name="T11">:</text:span></text:p>
      <text:list xml:id="list1427645007" text:style-name="LS15">
        <text:list-item>
          <text:p text:style-name="P38">At the interface of feedback and H2 formation: what sets star formation efficiency and where/when?</text:p>
        </text:list-item>
      </text:list>
      <text:p text:style-name="P11"/>
      <text:list xml:id="list2023566504" text:style-name="LS16">
        <text:list-item>
          <text:p text:style-name="P39">Minor merging and reconciling simulations with Lotz merger rates</text:p>
        </text:list-item>
        <text:list-item>
          <text:p text:style-name="P39"/>
        </text:list-item>
        <text:list-item>
          <text:p text:style-name="P39">Where are simulations breaking down?</text:p>
        </text:list-item>
      </text:list>
      <text:p text:style-name="P11"/>
      <text:p text:style-name="P12"/>
      <text:p text:style-name="P12"><text:span text:style-name="T11">Things</text:span><text:span text:style-name="T11"> </text:span><text:span text:style-name="T11">to</text:span><text:span text:style-name="T11"> </text:span><text:span text:style-name="T11">know</text:span><text:span text:style-name="T11">:</text:span> the luminosity function in L25 (how representative anyway? cosmic variance limited); dust corrections, etc.</text:p>
      <text:p text:style-name="P2"/>
      <text:list xml:id="list1608711826" text:style-name="LS17">
        <text:list-item>
          <text:p text:style-name="P22"><text:span text:style-name="T4">winds</text:span><text:span text:style-name="T4">: </text:span><text:span text:style-name="T4">what</text:span><text:span text:style-name="T4"> </text:span><text:span text:style-name="T4">does</text:span><text:span text:style-name="T4"> </text:span><text:span text:style-name="T4">it</text:span><text:span text:style-name="T4"> </text:span><text:span text:style-name="T4">mean</text:span><text:span text:style-name="T4"> </text:span><text:span text:style-name="T4">that</text:span><text:span text:style-name="T4"> </text:span><text:span text:style-name="T4">winds</text:span><text:span text:style-name="T4"> </text:span><text:span text:style-name="T4">are</text:span><text:span text:style-name="T4"> </text:span><text:span text:style-name="T4">seen</text:span><text:span text:style-name="T4"> </text:span><text:span text:style-name="T4">only</text:span><text:span text:style-name="T4"> </text:span><text:span text:style-name="T4">in</text:span><text:span text:style-name="T4"> </text:span><text:span text:style-name="T4">extreme</text:span><text:span text:style-name="T4"> </text:span><text:span text:style-name="T4">environments</text:span><text:span text:style-name="T4">? </text:span><text:span text:style-name="T4">If</text:span><text:span text:style-name="T4"> </text:span><text:span text:style-name="T4">they</text:span><text:span text:style-name="T4"> </text:span><text:span text:style-name="T4">are</text:span><text:span text:style-name="T4"> </text:span><text:span text:style-name="T4">launched</text:span><text:span text:style-name="T4"> </text:span><text:span text:style-name="T4">on</text:span><text:span text:style-name="T4"> </text:span><text:span text:style-name="T4">small</text:span><text:span text:style-name="T4"> </text:span><text:span text:style-name="T4">scales</text:span><text:span text:style-name="T4"> </text:span><text:span text:style-name="T4">with</text:span><text:span text:style-name="T4"> </text:span><text:span text:style-name="T4">enough</text:span><text:span text:style-name="T4"> </text:span><text:span text:style-name="T4">velocity</text:span><text:span text:style-name="T4"> </text:span><text:span text:style-name="T4">to</text:span><text:span text:style-name="T4"> </text:span><text:span text:style-name="T4">escape</text:span><text:span text:style-name="T4">, </text:span><text:span text:style-name="T4">then</text:span><text:span text:style-name="T4"> </text:span><text:span text:style-name="T4">doesn</text:span><text:span text:style-name="T4">'</text:span><text:span text:style-name="T4">t</text:span><text:span text:style-name="T4"> </text:span><text:span text:style-name="T4">this</text:span><text:span text:style-name="T4"> </text:span><text:span text:style-name="T4">mean</text:span><text:span text:style-name="T4"> </text:span><text:span text:style-name="T4">that</text:span><text:span text:style-name="T4"> </text:span><text:span text:style-name="T4">outflows</text:span><text:span text:style-name="T4"> </text:span><text:span text:style-name="T4">should</text:span><text:span text:style-name="T4"> </text:span><text:span text:style-name="T4">be</text:span><text:span text:style-name="T4"> </text:span><text:span text:style-name="T4">seen</text:span><text:span text:style-name="T4"> </text:span><text:span text:style-name="T4">everywhere</text:span><text:span text:style-name="T4">? </text:span><text:span text:style-name="T4">Or</text:span><text:span text:style-name="T4"> </text:span><text:span text:style-name="T4">does</text:span><text:span text:style-name="T4"> </text:span><text:span text:style-name="T4">it</text:span><text:span text:style-name="T4"> </text:span><text:span text:style-name="T4">mean</text:span><text:span text:style-name="T4"> </text:span><text:span text:style-name="T4">that</text:span><text:span text:style-name="T4"> </text:span><text:span text:style-name="T4">the</text:span><text:span text:style-name="T4"> </text:span><text:span text:style-name="T4">main</text:span><text:span text:style-name="T4"> </text:span><text:span text:style-name="T4">thing</text:span><text:span text:style-name="T4"> </text:span><text:span text:style-name="T4">keeping</text:span><text:span text:style-name="T4"> </text:span><text:span text:style-name="T4">winds</text:span><text:span text:style-name="T4"> </text:span><text:span text:style-name="T4">from</text:span><text:span text:style-name="T4"> </text:span><text:span text:style-name="T4">escaping</text:span><text:span text:style-name="T4"> </text:span><text:span text:style-name="T4">is</text:span><text:span text:style-name="T4"> </text:span><text:span text:style-name="T4">not</text:span><text:span text:style-name="T4"> </text:span><text:span text:style-name="T4">the</text:span><text:span text:style-name="T4"> </text:span><text:span text:style-name="T4">disk</text:span><text:span text:style-name="T4"> </text:span><text:span text:style-name="T4">surface</text:span><text:span text:style-name="T4"> </text:span><text:span text:style-name="T4">gravity</text:span><text:span text:style-name="T4">, </text:span><text:span text:style-name="T4">but</text:span><text:span text:style-name="T4"> </text:span><text:span text:style-name="T4">hydrodynamic</text:span><text:span text:style-name="T4"> </text:span><text:span text:style-name="T4">instabilities</text:span><text:span text:style-name="T4">. </text:span><text:span text:style-name="T4">Calculate</text:span><text:span text:style-name="T4"> </text:span><text:span text:style-name="T4">the</text:span><text:span text:style-name="T4"> </text:span><text:span text:style-name="T4">difference</text:span><text:span text:style-name="T4"> </text:span><text:span text:style-name="T4">you</text:span><text:span text:style-name="T4"> </text:span><text:span text:style-name="T4">expect</text:span><text:span text:style-name="T4"> </text:span><text:span text:style-name="T4">between</text:span><text:span text:style-name="T4"> </text:span><text:span text:style-name="T4">these</text:span><text:span text:style-name="T4"> </text:span><text:span text:style-name="T4">two</text:span><text:span text:style-name="T4"> </text:span><text:span text:style-name="T4">things</text:span><text:span text:style-name="T4">.</text:span></text:p>
        </text:list-item>
      </text:list>
      <text:list xml:id="list191" text:style-name="LS5">
        <text:list-item>
          <text:p text:style-name="P26"><text:s text:c="2"/></text:p>
        </text:list-item>
        <text:list-item>
          <text:p text:style-name="P26"/>
        </text:list-item>
        <text:list-item>
          <text:p text:style-name="P20"><text:span text:style-name="T4">constrain</text:span><text:span text:style-name="T4"> </text:span><text:span text:style-name="T4">Xco</text:span><text:span text:style-name="T4"> </text:span><text:span text:style-name="T4">from</text:span><text:span text:style-name="T4"> </text:span><text:span text:style-name="T4">dynamical</text:span><text:span text:style-name="T4"> </text:span><text:span text:style-name="T4">mass</text:span><text:span text:style-name="T4"> </text:span><text:span text:style-name="T4">observations</text:span><text:span text:style-name="T4"> </text:span><text:span text:style-name="T4">where</text:span><text:span text:style-name="T4"> </text:span><text:span text:style-name="T4">you</text:span><text:span text:style-name="T4"> </text:span><text:span text:style-name="T4">have</text:span><text:span text:style-name="T4"> </text:span><text:span text:style-name="T4">a</text:span><text:span text:style-name="T4"> </text:span><text:span text:style-name="T4">handle</text:span><text:span text:style-name="T4"> </text:span><text:span text:style-name="T4">on</text:span><text:span text:style-name="T4"> </text:span><text:span text:style-name="T4">the</text:span><text:span text:style-name="T4"> </text:span><text:span text:style-name="T4">IMF</text:span><text:span text:style-name="T4">? </text:span><text:span text:style-name="T4">Or</text:span><text:span text:style-name="T4"> </text:span><text:span text:style-name="T4">IMF</text:span><text:span text:style-name="T4"> </text:span><text:span text:style-name="T4">doesn</text:span><text:span text:style-name="T4">'</text:span><text:span text:style-name="T4">t</text:span><text:span text:style-name="T4"> </text:span><text:span text:style-name="T4">matter</text:span><text:span text:style-name="T4">?</text:span></text:p>
        </text:list-item>
        <text:list-item>
          <text:p text:style-name="P20"><text:span text:style-name="T4">RT</text:span><text:span text:style-name="T4"> </text:span><text:span text:style-name="T4">vs</text:span><text:span text:style-name="T4"> </text:span><text:span text:style-name="T4">not</text:span><text:span text:style-name="T4"> </text:span></text:p>
          <text:list>
            <text:list-item>
              <text:p text:style-name="P20"><text:span text:style-name="T4">bracket</text:span><text:span text:style-name="T4"> </text:span><text:span text:style-name="T4">the</text:span><text:span text:style-name="T4"> </text:span><text:span text:style-name="T4">affects</text:span><text:span text:style-name="T4"> </text:span><text:span text:style-name="T4">column</text:span><text:span text:style-name="T4"> </text:span><text:span text:style-name="T4">density</text:span><text:span text:style-name="T4"> </text:span><text:span text:style-name="T4">using</text:span><text:span text:style-name="T4"> </text:span><text:span text:style-name="T4">cloudy</text:span><text:span text:style-name="T4"> </text:span><text:span text:style-name="T4">for</text:span><text:span text:style-name="T4"> </text:span><text:span text:style-name="T4">MgII</text:span></text:p>
            </text:list-item>
            <text:list-item>
              <text:p text:style-name="P20"><text:span text:style-name="T4">RT</text:span><text:span text:style-name="T4">/</text:span><text:span text:style-name="T4">H</text:span><text:span text:style-name="T4">2 </text:span><text:span text:style-name="T4">prescription</text:span><text:span text:style-name="T4"> </text:span><text:span text:style-name="T4">comparison</text:span></text:p>
            </text:list-item>
          </text:list>
        </text:list-item>
        <text:list-item>
          <text:p text:style-name="P26"/>
        </text:list-item>
        <text:list-item>
          <text:p text:style-name="P20"><text:span text:style-name="T4"><text:s/></text:span><text:span text:style-name="T4">stellar</text:span><text:span text:style-name="T4">+</text:span><text:span text:style-name="T4">gas</text:span><text:span text:style-name="T4"> </text:span><text:span text:style-name="T4">density</text:span><text:span text:style-name="T4"> = </text:span><text:span text:style-name="T4">total</text:span><text:span text:style-name="T4"> </text:span><text:span text:style-name="T4">density</text:span><text:span text:style-name="T4"> </text:span><text:span text:style-name="T4">in</text:span><text:span text:style-name="T4"> </text:span><text:span text:style-name="T4">high</text:span><text:span text:style-name="T4"> </text:span><text:span text:style-name="T4">redshift</text:span><text:span text:style-name="T4"> </text:span><text:span text:style-name="T4">progenitor</text:span><text:span text:style-name="T4"> </text:span><text:span text:style-name="T4">galaxies</text:span><text:span text:style-name="T4"> </text:span><text:span text:style-name="T4">on</text:span><text:span text:style-name="T4"> </text:span><text:span text:style-name="T4">same</text:span><text:span text:style-name="T4"> </text:span><text:span text:style-name="T4">physical</text:span><text:span text:style-name="T4"> </text:span><text:span text:style-name="T4">scale</text:span><text:span text:style-name="T4">? </text:span><text:span text:style-name="T4">If</text:span><text:span text:style-name="T4"> </text:span><text:span text:style-name="T4">lower</text:span><text:span text:style-name="T4"> </text:span><text:span text:style-name="T4">then</text:span><text:span text:style-name="T4"> </text:span><text:span text:style-name="T4">material</text:span><text:span text:style-name="T4"> </text:span><text:span text:style-name="T4">MUST</text:span><text:span text:style-name="T4"> </text:span><text:span text:style-name="T4">have</text:span><text:span text:style-name="T4"> </text:span><text:span text:style-name="T4">been</text:span><text:span text:style-name="T4"> </text:span><text:span text:style-name="T4">winded</text:span><text:span text:style-name="T4"> </text:span><text:span text:style-name="T4">out</text:span><text:span text:style-name="T4">... </text:span></text:p>
          <text:list>
            <text:list-item>
              <text:list>
                <text:list-item>
                  <text:list>
                    <text:list-item>
                      <text:p text:style-name="P20"><text:span text:style-name="T4">vmax</text:span><text:span text:style-name="T4">(</text:span><text:span text:style-name="T4">r</text:span><text:span text:style-name="T4">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6"/>
        </text:list-item>
        <text:list-item>
          <text:p text:style-name="P20"><text:span text:style-name="T4"><text:s/></text:span><text:span text:style-name="T4">predictions</text:span><text:span text:style-name="T4"> </text:span><text:span text:style-name="T4">for</text:span><text:span text:style-name="T4"> </text:span><text:span text:style-name="T4">ALMA</text:span><text:span text:style-name="T4">+</text:span><text:span text:style-name="T4">dynamical</text:span><text:span text:style-name="T4"> </text:span><text:span text:style-name="T4">constraints</text:span><text:span text:style-name="T4"> </text:span><text:span text:style-name="T4">on</text:span><text:span text:style-name="T4"> </text:span><text:span text:style-name="T4">IMF</text:span><text:span text:style-name="T4"> (</text:span><text:span text:style-name="T4">http</text:span><text:span text:style-name="T4">://</text:span><text:span text:style-name="T4">arxiv</text:span><text:span text:style-name="T4">.</text:span><text:span text:style-name="T4">org</text:span><text:span text:style-name="T4">/</text:span><text:span text:style-name="T4">abs</text:span><text:span text:style-name="T4">/1101.4022</text:span><text:span text:style-name="T4">v</text:span><text:span text:style-name="T4">1)</text:span></text:p>
        </text:list-item>
        <text:list-item>
          <text:p text:style-name="P26"/>
        </text:list-item>
        <text:list-item>
          <text:p text:style-name="P26"><text:soft-page-break/></text:p>
        </text:list-item>
        <text:list-item>
          <text:p text:style-name="P20"><text:span text:style-name="T4">Think</text:span><text:span text:style-name="T4"> </text:span><text:span text:style-name="T4">about</text:span><text:span text:style-name="T4"> </text:span><text:span text:style-name="T4">TF</text:span><text:span text:style-name="T4"> (</text:span><text:span text:style-name="T4">L</text:span><text:span text:style-name="T4">-</text:span><text:span text:style-name="T4">Vmax</text:span><text:span text:style-name="T4">)</text:span></text:p>
          <text:list>
            <text:list-item>
              <text:p text:style-name="P20"><text:span text:style-name="T4">So</text:span><text:span text:style-name="T4"> </text:span><text:span text:style-name="T4">if</text:span><text:span text:style-name="T4"> </text:span><text:span text:style-name="T4">you</text:span><text:span text:style-name="T4"> </text:span><text:span text:style-name="T4">overproduce</text:span><text:span text:style-name="T4"> </text:span><text:span text:style-name="T4">the</text:span><text:span text:style-name="T4"> </text:span><text:span text:style-name="T4">number</text:span><text:span text:style-name="T4"> </text:span><text:span text:style-name="T4">of</text:span><text:span text:style-name="T4"> </text:span><text:span text:style-name="T4">stars</text:span><text:span text:style-name="T4"> </text:span><text:span text:style-name="T4">at</text:span><text:span text:style-name="T4"> </text:span><text:span text:style-name="T4">a</text:span><text:span text:style-name="T4"> </text:span><text:span text:style-name="T4">given</text:span><text:span text:style-name="T4"> </text:span><text:span text:style-name="T4">vmax</text:span><text:span text:style-name="T4"> </text:span><text:span text:style-name="T4">you</text:span><text:span text:style-name="T4"> </text:span><text:span text:style-name="T4">get</text:span><text:span text:style-name="T4"> </text:span><text:span text:style-name="T4">wrong</text:span><text:span text:style-name="T4"> "</text:span><text:span text:style-name="T4">normalization</text:span></text:p>
            </text:list-item>
          </text:list>
        </text:list-item>
        <text:list-item>
          <text:p text:style-name="P26"/>
        </text:list-item>
        <text:list-item>
          <text:p text:style-name="P20"><text:span text:style-name="T4">filament</text:span><text:span text:style-name="T4"> </text:span><text:span text:style-name="T4">cooling</text:span><text:span text:style-name="T4"> </text:span><text:span text:style-name="T4">and</text:span><text:span text:style-name="T4"> </text:span><text:span text:style-name="T4">resolution</text:span><text:span text:style-name="T4"> </text:span><text:span text:style-name="T4">dependence</text:span></text:p>
          <text:list>
            <text:list-item>
              <text:p text:style-name="P20"><text:span text:style-name="T4">column</text:span><text:span text:style-name="T4"> </text:span><text:span text:style-name="T4">density</text:span><text:span text:style-name="T4"> </text:span><text:span text:style-name="T4">map</text:span><text:span text:style-name="T4">...</text:span></text:p>
            </text:list-item>
            <text:list-item>
              <text:p text:style-name="P20"><text:span text:style-name="T4">simple</text:span><text:span text:style-name="T4"> </text:span><text:span text:style-name="T4">resolution</text:span><text:span text:style-name="T4"> </text:span><text:span text:style-name="T4">test</text:span><text:span text:style-name="T4"> </text:span></text:p>
            </text:list-item>
            <text:list-item>
              <text:p text:style-name="P20"><text:span text:style-name="T4">THEN</text:span><text:span text:style-name="T4"> </text:span><text:span text:style-name="T4">go</text:span><text:span text:style-name="T4"> </text:span><text:span text:style-name="T4">to</text:span><text:span text:style-name="T4"> </text:span><text:span text:style-name="T4">very</text:span><text:span text:style-name="T4"> </text:span><text:span text:style-name="T4">high</text:span><text:span text:style-name="T4"> </text:span><text:span text:style-name="T4">mass</text:span><text:span text:style-name="T4"> </text:span><text:span text:style-name="T4">resolution</text:span><text:span text:style-name="T4"> </text:span><text:span text:style-name="T4">in</text:span><text:span text:style-name="T4"> </text:span><text:span text:style-name="T4">a</text:span><text:span text:style-name="T4"> </text:span><text:span text:style-name="T4">small</text:span><text:span text:style-name="T4"> </text:span><text:span text:style-name="T4">region</text:span><text:span text:style-name="T4"> </text:span><text:span text:style-name="T4">around</text:span><text:span text:style-name="T4"> </text:span><text:span text:style-name="T4">the</text:span><text:span text:style-name="T4"> </text:span><text:span text:style-name="T4">filament</text:span><text:span text:style-name="T4"> </text:span><text:span text:style-name="T5">near</text:span><text:span text:style-name="T5"> </text:span><text:span text:style-name="T5">a</text:span><text:span text:style-name="T5"> </text:span><text:span text:style-name="T5">galaxy</text:span><text:span text:style-name="T5">?</text:span><text:span text:style-name="T4"> </text:span><text:span text:style-name="T4">can</text:span><text:span text:style-name="T4"> </text:span><text:span text:style-name="T4">you</text:span><text:span text:style-name="T4"> </text:span><text:span text:style-name="T4">robustly</text:span><text:span text:style-name="T4"> </text:span><text:span text:style-name="T4">track</text:span><text:span text:style-name="T4"> </text:span><text:span text:style-name="T4">particles</text:span><text:span text:style-name="T4"> </text:span><text:span text:style-name="T4">in</text:span><text:span text:style-name="T4"> </text:span><text:span text:style-name="T4">a</text:span><text:span text:style-name="T4"> </text:span><text:span text:style-name="T4">filament</text:span><text:span text:style-name="T4"> </text:span><text:span text:style-name="T4">to</text:span><text:span text:style-name="T4"> </text:span><text:span text:style-name="T4">z</text:span><text:span text:style-name="T4">=4</text:span></text:p>
            </text:list-item>
            <text:list-item>
              <text:p text:style-name="P26"/>
            </text:list-item>
          </text:list>
        </text:list-item>
        <text:list-item>
          <text:p text:style-name="P20"><text:span text:style-name="T4">what</text:span><text:span text:style-name="T4"> </text:span><text:span text:style-name="T4">sets</text:span><text:span text:style-name="T4"> </text:span><text:span text:style-name="T4">the</text:span><text:span text:style-name="T4"> </text:span><text:span text:style-name="T4">edge</text:span><text:span text:style-name="T4"> </text:span><text:span text:style-name="T4">of</text:span><text:span text:style-name="T4"> </text:span><text:span text:style-name="T4">gas</text:span><text:span text:style-name="T4"> </text:span><text:span text:style-name="T4">disks</text:span><text:span text:style-name="T4"> </text:span><text:span text:style-name="T4">in</text:span><text:span text:style-name="T4"> </text:span><text:span text:style-name="T4">galaxies</text:span><text:span text:style-name="T4">?</text:span></text:p>
          <text:list>
            <text:list-item>
              <text:p text:style-name="P20"><text:span text:style-name="T4">use</text:span><text:span text:style-name="T4"> </text:span><text:span text:style-name="T4">particle</text:span><text:span text:style-name="T4"> </text:span><text:span text:style-name="T4">tracers</text:span><text:span text:style-name="T4"> </text:span><text:span text:style-name="T4">to</text:span><text:span text:style-name="T4"> </text:span><text:span text:style-name="T4">understand</text:span><text:span text:style-name="T4"> </text:span><text:span text:style-name="T4">where</text:span><text:span text:style-name="T4"> </text:span><text:span text:style-name="T4">gas</text:span><text:span text:style-name="T4"> </text:span><text:span text:style-name="T4">on</text:span><text:span text:style-name="T4"> </text:span><text:span text:style-name="T4">the</text:span><text:span text:style-name="T4"> </text:span><text:span text:style-name="T4">outer</text:span><text:span text:style-name="T4"> </text:span><text:span text:style-name="T4">of</text:span><text:span text:style-name="T4"> </text:span><text:span text:style-name="T4">edge</text:span><text:span text:style-name="T4"> </text:span><text:span text:style-name="T4">of</text:span><text:span text:style-name="T4"> </text:span><text:span text:style-name="T4">the</text:span><text:span text:style-name="T4"> </text:span><text:span text:style-name="T4">disk</text:span><text:span text:style-name="T4"> </text:span><text:span text:style-name="T4">comes</text:span><text:span text:style-name="T4"> </text:span><text:span text:style-name="T4">from</text:span><text:span text:style-name="T4"> </text:span><text:span text:style-name="T4">vs</text:span><text:span text:style-name="T4"> </text:span><text:span text:style-name="T4">the</text:span><text:span text:style-name="T4"> </text:span><text:span text:style-name="T4">hot</text:span><text:span text:style-name="T4"> </text:span><text:span text:style-name="T4">gas</text:span><text:span text:style-name="T4"> </text:span><text:span text:style-name="T4">just</text:span><text:span text:style-name="T4"> </text:span><text:span text:style-name="T4">outside</text:span><text:span text:style-name="T4"> </text:span><text:span text:style-name="T4">of</text:span><text:span text:style-name="T4"> </text:span><text:span text:style-name="T4">the</text:span><text:span text:style-name="T4"> </text:span><text:span text:style-name="T4">disk</text:span><text:span text:style-name="T4"> </text:span><text:span text:style-name="T4">edge</text:span><text:span text:style-name="T4">.</text:span></text:p>
            </text:list-item>
            <text:list-item>
              <text:p text:style-name="P26"/>
            </text:list-item>
          </text:list>
        </text:list-item>
        <text:list-item>
          <text:p text:style-name="P20"><text:span text:style-name="T4">accretion</text:span><text:span text:style-name="T4"> </text:span><text:span text:style-name="T4">rate</text:span><text:span text:style-name="T4"> </text:span><text:span text:style-name="T4">scatter</text:span><text:span text:style-name="T4">, </text:span><text:span text:style-name="T4">galaxy</text:span><text:span text:style-name="T4"> </text:span><text:span text:style-name="T4">to</text:span><text:span text:style-name="T4"> </text:span><text:span text:style-name="T4">galaxy</text:span><text:span text:style-name="T4">, </text:span><text:span text:style-name="T4">environmental</text:span><text:span text:style-name="T4"> </text:span><text:span text:style-name="T4">dependence</text:span><text:span text:style-name="T4"> </text:span><text:span text:style-name="T4">and</text:span><text:span text:style-name="T4"> </text:span><text:span text:style-name="T4">clumpyness</text:span><text:span text:style-name="T4"> </text:span><text:span text:style-name="T4">by</text:span><text:span text:style-name="T4"> </text:span><text:span text:style-name="T4">environment</text:span></text:p>
          <text:list>
            <text:list-item>
              <text:p text:style-name="P20"><text:span text:style-name="T4">context</text:span><text:span text:style-name="T4"> </text:span><text:span text:style-name="T4">are</text:span><text:span text:style-name="T4"> </text:span><text:span text:style-name="T4">accretion</text:span><text:span text:style-name="T4"> </text:span><text:span text:style-name="T4">rates</text:span><text:span text:style-name="T4"> </text:span><text:span text:style-name="T4">onto</text:span><text:span text:style-name="T4"> </text:span><text:span text:style-name="T4">isolated</text:span><text:span text:style-name="T4"> </text:span><text:span text:style-name="T4">disks</text:span><text:span text:style-name="T4"> </text:span><text:span text:style-name="T4">systematically</text:span><text:span text:style-name="T4"> </text:span><text:span text:style-name="T4">lower</text:span><text:span text:style-name="T4">? </text:span><text:span text:style-name="T4">higher</text:span><text:span text:style-name="T4">? </text:span><text:span text:style-name="T4">more</text:span><text:span text:style-name="T4">/</text:span><text:span text:style-name="T4">less</text:span><text:span text:style-name="T4"> </text:span><text:span text:style-name="T4">clumpy</text:span></text:p>
              <text:list>
                <text:list-item>
                  <text:p text:style-name="P20"><text:span text:style-name="T4">The</text:span><text:span text:style-name="T4"> </text:span><text:span text:style-name="T4">formula</text:span><text:span text:style-name="T4"> </text:span><text:span text:style-name="T4">has</text:span><text:span text:style-name="T4"> 80 </text:span><text:span text:style-name="T4">Msun</text:span><text:span text:style-name="T4">/</text:span><text:span text:style-name="T4">yr</text:span><text:span text:style-name="T4"> </text:span><text:span text:style-name="T4">at</text:span><text:span text:style-name="T4"> </text:span><text:span text:style-name="T4">z</text:span><text:span text:style-name="T4">=2 (</text:span><text:span text:style-name="T4">not</text:span><text:span text:style-name="T4"> </text:span><text:span text:style-name="T4">at</text:span><text:span text:style-name="T4"> </text:span><text:span text:style-name="T4">z</text:span><text:span text:style-name="T4">=0), </text:span><text:span text:style-name="T4">and</text:span><text:span text:style-name="T4"> </text:span><text:span text:style-name="T4">it</text:span><text:span text:style-name="T4"> </text:span><text:span text:style-name="T4">scales</text:span><text:span text:style-name="T4"> </text:span><text:span text:style-name="T4">as</text:span><text:span text:style-name="T4"> (1+</text:span><text:span text:style-name="T4">z</text:span><text:span text:style-name="T4">)^2.4, </text:span><text:span text:style-name="T4">so</text:span><text:span text:style-name="T4"> </text:span><text:span text:style-name="T4">at</text:span><text:span text:style-name="T4"> </text:span><text:span text:style-name="T4">z</text:span><text:span text:style-name="T4">=0 </text:span><text:span text:style-name="T4">it</text:span><text:span text:style-name="T4"> </text:span><text:span text:style-name="T4">is</text:span><text:span text:style-name="T4"> 5.7 </text:span><text:span text:style-name="T4">Msun</text:span><text:span text:style-name="T4">/</text:span><text:span text:style-name="T4">yr</text:span><text:span text:style-name="T4"> </text:span><text:span text:style-name="T4">for</text:span><text:span text:style-name="T4"> 10^12 </text:span><text:span text:style-name="T4">Msun</text:span><text:span text:style-name="T4"> </text:span><text:span text:style-name="T4">halo</text:span><text:span text:style-name="T4">. </text:span><text:span text:style-name="T4">This</text:span><text:span text:style-name="T4"> </text:span><text:span text:style-name="T4">is</text:span><text:span text:style-name="T4"> </text:span><text:span text:style-name="T4">the</text:span><text:span text:style-name="T4"> </text:span><text:span text:style-name="T4">average</text:span><text:span text:style-name="T4"> </text:span><text:span text:style-name="T4">accretion</text:span><text:span text:style-name="T4"> </text:span><text:span text:style-name="T4">rate</text:span><text:span text:style-name="T4"> </text:span><text:span text:style-name="T4">of</text:span><text:span text:style-name="T4"> </text:span><text:span text:style-name="T4">baryons</text:span><text:span text:style-name="T4"> </text:span><text:span text:style-name="T4">into</text:span><text:span text:style-name="T4"> </text:span><text:span text:style-name="T4">the</text:span><text:span text:style-name="T4"> </text:span><text:span text:style-name="T4">virial</text:span><text:span text:style-name="T4"> </text:span><text:span text:style-name="T4">radius</text:span><text:span text:style-name="T4"> </text:span><text:span text:style-name="T4">of</text:span><text:span text:style-name="T4"> </text:span><text:span text:style-name="T4">a</text:span><text:span text:style-name="T4"> </text:span><text:span text:style-name="T4">halo</text:span><text:span text:style-name="T4">, </text:span><text:span text:style-name="T4">as</text:span><text:span text:style-name="T4"> </text:span><text:span text:style-name="T4">deduced</text:span><text:span text:style-name="T4"> </text:span><text:span text:style-name="T4">from</text:span><text:span text:style-name="T4"> </text:span><text:span text:style-name="T4">the</text:span><text:span text:style-name="T4"> </text:span><text:span text:style-name="T4">dark</text:span><text:span text:style-name="T4">-</text:span><text:span text:style-name="T4">matter</text:span><text:span text:style-name="T4"> </text:span><text:span text:style-name="T4">accretion</text:span><text:span text:style-name="T4"> </text:span><text:span text:style-name="T4">with</text:span><text:span text:style-name="T4"> </text:span><text:span text:style-name="T4">a</text:span><text:span text:style-name="T4"> </text:span><text:span text:style-name="T4">constant</text:span><text:span text:style-name="T4"> </text:span><text:span text:style-name="T4">baryonic</text:span><text:span text:style-name="T4"> </text:span><text:span text:style-name="T4">fraction</text:span><text:span text:style-name="T4"> 0.17, </text:span><text:span text:style-name="T4">and</text:span><text:span text:style-name="T4"> </text:span><text:span text:style-name="T4">the</text:span><text:span text:style-name="T4"> </text:span><text:span text:style-name="T4">dark</text:span><text:span text:style-name="T4">-</text:span><text:span text:style-name="T4">matter</text:span><text:span text:style-name="T4"> </text:span><text:span text:style-name="T4">part</text:span><text:span text:style-name="T4"> </text:span><text:span text:style-name="T4">is</text:span><text:span text:style-name="T4"> </text:span><text:span text:style-name="T4">confirmed</text:span><text:span text:style-name="T4"> </text:span><text:span text:style-name="T4">in</text:span><text:span text:style-name="T4"> </text:span><text:span text:style-name="T4">any</text:span><text:span text:style-name="T4"> </text:span><text:span text:style-name="T4">cosmological</text:span><text:span text:style-name="T4"> </text:span><text:span text:style-name="T4">N</text:span><text:span text:style-name="T4">-</text:span><text:span text:style-name="T4">body</text:span><text:span text:style-name="T4"> </text:span><text:span text:style-name="T4">simulation</text:span><text:span text:style-name="T4">. </text:span><text:span text:style-name="T4">It</text:span><text:span text:style-name="T4"> </text:span><text:span text:style-name="T4">is</text:span><text:span text:style-name="T4"> </text:span><text:span text:style-name="T4">a</text:span><text:span text:style-name="T4"> </text:span><text:span text:style-name="T4">robust</text:span><text:span text:style-name="T4"> </text:span><text:span text:style-name="T4">result</text:span><text:span text:style-name="T4">.</text:span></text:p>
                </text:list-item>
              </text:list>
            </text:list-item>
            <text:list-item>
              <text:p text:style-name="P20"><text:span text:style-name="T4">variation</text:span><text:span text:style-name="T4"> </text:span><text:span text:style-name="T4">in</text:span><text:span text:style-name="T4"> </text:span><text:span text:style-name="T4">covering</text:span><text:span text:style-name="T4"> </text:span><text:span text:style-name="T4">fraction</text:span><text:span text:style-name="T4"> (</text:span><text:span text:style-name="T4">RE</text:span><text:span text:style-name="T4"> </text:span><text:span text:style-name="T4">Andrey</text:span><text:span text:style-name="T4"> </text:span><text:span text:style-name="T4">etc</text:span><text:span text:style-name="T4">) </text:span><text:span text:style-name="T4">and</text:span><text:span text:style-name="T4"> </text:span><text:span text:style-name="T4">over</text:span><text:span text:style-name="T4"> </text:span><text:span text:style-name="T4">time</text:span><text:span text:style-name="T4"> </text:span><text:span text:style-name="T4">in</text:span><text:span text:style-name="T4"> </text:span><text:span text:style-name="T4">simulations</text:span><text:span text:style-name="T4"> </text:span></text:p>
            </text:list-item>
            <text:list-item>
              <text:p text:style-name="P20"><text:span text:style-name="T4">how</text:span><text:span text:style-name="T4"> </text:span><text:span text:style-name="T4">does</text:span><text:span text:style-name="T4"> </text:span><text:span text:style-name="T4">scatter</text:span><text:span text:style-name="T4"> </text:span><text:span text:style-name="T4">in</text:span><text:span text:style-name="T4"> </text:span><text:span text:style-name="T4">the</text:span><text:span text:style-name="T4"> </text:span><text:span text:style-name="T4">accretion</text:span><text:span text:style-name="T4"> </text:span><text:span text:style-name="T4">history</text:span><text:span text:style-name="T4"> </text:span><text:span text:style-name="T4">of</text:span><text:span text:style-name="T4"> </text:span><text:span text:style-name="T4">galaxies</text:span><text:span text:style-name="T4"> </text:span><text:span text:style-name="T4">correlate</text:span><text:span text:style-name="T4"> </text:span><text:span text:style-name="T4">with</text:span><text:span text:style-name="T4"> </text:span><text:span text:style-name="T4">other</text:span><text:span text:style-name="T4"> </text:span><text:span text:style-name="T4">properties</text:span><text:span text:style-name="T4">? </text:span><text:span text:style-name="T4">Do</text:span><text:span text:style-name="T4"> </text:span><text:span text:style-name="T4">you</text:span><text:span text:style-name="T4"> </text:span><text:span text:style-name="T4">have</text:span><text:span text:style-name="T4"> </text:span><text:span text:style-name="T4">to</text:span><text:span text:style-name="T4"> </text:span><text:span text:style-name="T4">get</text:span><text:span text:style-name="T4"> </text:span><text:span text:style-name="T4">both</text:span><text:span text:style-name="T4"> </text:span><text:span text:style-name="T4">the</text:span><text:span text:style-name="T4"> </text:span><text:span text:style-name="T4">accretion</text:span><text:span text:style-name="T4"> </text:span><text:span text:style-name="T4">history</text:span><text:span text:style-name="T4">, </text:span><text:span text:style-name="T4">the</text:span><text:span text:style-name="T4"> </text:span><text:span text:style-name="T4">merger</text:span><text:span text:style-name="T4"> </text:span><text:span text:style-name="T4">history</text:span><text:span text:style-name="T4"> </text:span><text:span text:style-name="T4">right</text:span><text:span text:style-name="T4">? </text:span><text:span text:style-name="T4">Or</text:span><text:span text:style-name="T4"> </text:span><text:span text:style-name="T4">is</text:span><text:span text:style-name="T4"> </text:span><text:span text:style-name="T4">the</text:span><text:span text:style-name="T4"> </text:span><text:span text:style-name="T4">accretion</text:span><text:span text:style-name="T4"> </text:span><text:span text:style-name="T4">fairly</text:span><text:span text:style-name="T4"> </text:span><text:span text:style-name="T4">universal</text:span><text:span text:style-name="T4">?</text:span></text:p>
            </text:list-item>
          </text:list>
        </text:list-item>
        <text:list-item>
          <text:p text:style-name="P26"/>
        </text:list-item>
        <text:list-item>
          <text:p text:style-name="P20"><text:span text:style-name="T4">use</text:span><text:span text:style-name="T4"> </text:span><text:span text:style-name="T4">particle</text:span><text:span text:style-name="T4"> </text:span><text:span text:style-name="T4">tracers</text:span><text:span text:style-name="T4"> </text:span><text:span text:style-name="T4">to</text:span><text:span text:style-name="T4"> </text:span><text:span text:style-name="T4">explore</text:span><text:span text:style-name="T4"> </text:span><text:span text:style-name="T4">the</text:span><text:span text:style-name="T4"> </text:span><text:span text:style-name="T4">angular</text:span><text:span text:style-name="T4"> </text:span><text:span text:style-name="T4">momentum</text:span><text:span text:style-name="T4"> </text:span><text:span text:style-name="T4">problem</text:span><text:span text:style-name="T4"> </text:span><text:span text:style-name="T4">in</text:span><text:span text:style-name="T4"> </text:span><text:span text:style-name="T4">gas</text:span><text:span text:style-name="T4"> :)</text:span></text:p>
        </text:list-item>
        <text:list-item>
          <text:p text:style-name="P26"/>
        </text:list-item>
        <text:list-item>
          <text:p text:style-name="P20"><text:span text:style-name="T4">understand</text:span><text:span text:style-name="T4"> "</text:span><text:span text:style-name="T4">chaos</text:span><text:span text:style-name="T4">" </text:span><text:span text:style-name="T4">in</text:span><text:span text:style-name="T4"> </text:span><text:span text:style-name="T4">your</text:span><text:span text:style-name="T4"> </text:span><text:span text:style-name="T4">runs</text:span></text:p>
          <text:list>
            <text:list-item>
              <text:p text:style-name="P20"><text:soft-page-break/><text:span text:style-name="T4">RAMSES</text:span><text:span text:style-name="T4">/</text:span><text:span text:style-name="T4">SPH</text:span><text:span text:style-name="T4"> </text:span><text:span text:style-name="T4">comparison</text:span><text:span text:style-name="T4">, </text:span><text:span text:style-name="T4">tracer</text:span><text:span text:style-name="T4"> </text:span><text:span text:style-name="T4">particle</text:span><text:span text:style-name="T4"> </text:span><text:span text:style-name="T4">check</text:span><text:span text:style-name="T4"> </text:span><text:span text:style-name="T4">as</text:span><text:span text:style-name="T4"> </text:span><text:span text:style-name="T4">well</text:span></text:p>
            </text:list-item>
          </text:list>
        </text:list-item>
        <text:list-item>
          <text:p text:style-name="P26"/>
        </text:list-item>
        <text:list-item>
          <text:p text:style-name="P20"><text:span text:style-name="T4">use</text:span><text:span text:style-name="T4"> </text:span><text:span text:style-name="T4">tight</text:span><text:span text:style-name="T4"> </text:span><text:span text:style-name="T4">relations</text:span><text:span text:style-name="T4"> </text:span><text:span text:style-name="T4">to</text:span><text:span text:style-name="T4"> </text:span><text:span text:style-name="T4">say</text:span><text:span text:style-name="T4"> </text:span><text:span text:style-name="T4">something</text:span><text:span text:style-name="T4"> </text:span><text:span text:style-name="T4">about</text:span><text:span text:style-name="T4"> </text:span><text:span text:style-name="T4">IMF</text:span><text:span text:style-name="T4"> </text:span><text:span text:style-name="T4">and</text:span><text:span text:style-name="T4">/</text:span><text:span text:style-name="T4">or</text:span><text:span text:style-name="T4"> </text:span><text:span text:style-name="T4">SPS</text:span><text:span text:style-name="T4"> </text:span><text:span text:style-name="T4">modeling</text:span><text:span text:style-name="T4"> </text:span><text:span text:style-name="T4">in</text:span><text:span text:style-name="T4"> </text:span><text:span text:style-name="T4">general</text:span><text:span text:style-name="T4"> (</text:span><text:span text:style-name="T4">e</text:span><text:span text:style-name="T4">.</text:span><text:span text:style-name="T4">g</text:span><text:span text:style-name="T4">. </text:span><text:span text:style-name="T4">Hsiao</text:span><text:span text:style-name="T4">-</text:span><text:span text:style-name="T4">Wen</text:span><text:span text:style-name="T4">'</text:span><text:span text:style-name="T4">s</text:span><text:span text:style-name="T4"> </text:span><text:span text:style-name="T4">recent</text:span><text:span text:style-name="T4"> </text:span><text:span text:style-name="T4">paper</text:span><text:span text:style-name="T4">)</text:span></text:p>
        </text:list-item>
        <text:list-item>
          <text:p text:style-name="P26"/>
        </text:list-item>
        <text:list-item>
          <text:p text:style-name="P20"><text:span text:style-name="T4">plot</text:span><text:span text:style-name="T4"> </text:span><text:span text:style-name="T4">j</text:span><text:span text:style-name="T4">1-0 </text:span><text:span text:style-name="T4">CO</text:span><text:span text:style-name="T4"> </text:span><text:span text:style-name="T4">transition</text:span><text:span text:style-name="T4"> </text:span><text:span text:style-name="T4">against</text:span><text:span text:style-name="T4"> </text:span><text:span text:style-name="T4">SF</text:span><text:span text:style-name="T4"> </text:span><text:span text:style-name="T4">and</text:span><text:span text:style-name="T4"> </text:span><text:span text:style-name="T4">j</text:span><text:span text:style-name="T4">2-1 </text:span><text:span text:style-name="T4">CO</text:span><text:span text:style-name="T4"> </text:span><text:span text:style-name="T4">transition</text:span><text:span text:style-name="T4"> </text:span><text:span text:style-name="T4">against</text:span><text:span text:style-name="T4"> </text:span><text:span text:style-name="T4">SF</text:span></text:p>
        </text:list-item>
        <text:list-item>
          <text:p text:style-name="P26"/>
        </text:list-item>
        <text:list-item>
          <text:p text:style-name="P20"><text:span text:style-name="T4">How</text:span><text:span text:style-name="T4"> </text:span><text:span text:style-name="T4">does</text:span><text:span text:style-name="T4"> </text:span><text:span text:style-name="T4">shocking</text:span><text:span text:style-name="T4"> </text:span><text:span text:style-name="T4">by</text:span><text:span text:style-name="T4"> </text:span><text:span text:style-name="T4">satellite</text:span><text:span text:style-name="T4"> </text:span><text:span text:style-name="T4">passes</text:span><text:span text:style-name="T4"> </text:span><text:span text:style-name="T4">affect</text:span><text:span text:style-name="T4"> </text:span><text:span text:style-name="T4">disk</text:span><text:span text:style-name="T4"> </text:span><text:span text:style-name="T4">equilibrium</text:span><text:span text:style-name="T4"> </text:span><text:span text:style-name="T4">measurements</text:span><text:span text:style-name="T4">? </text:span><text:span text:style-name="T4">Not</text:span><text:span text:style-name="T4"> </text:span><text:span text:style-name="T4">sure</text:span><text:span text:style-name="T4"> </text:span><text:span text:style-name="T4">it</text:span><text:span text:style-name="T4"> </text:span><text:span text:style-name="T4">heats</text:span><text:span text:style-name="T4"> </text:span><text:span text:style-name="T4">stars</text:span><text:span text:style-name="T4">… "</text:span><text:span text:style-name="T4">heating</text:span><text:span text:style-name="T4">" </text:span><text:span text:style-name="T4">doesn</text:span><text:span text:style-name="T4">'</text:span><text:span text:style-name="T4">t</text:span><text:span text:style-name="T4"> </text:span><text:span text:style-name="T4">include</text:span><text:span text:style-name="T4"> </text:span><text:span text:style-name="T4">coherent</text:span><text:span text:style-name="T4"> </text:span><text:span text:style-name="T4">motions</text:span><text:span text:style-name="T4">.</text:span></text:p>
        </text:list-item>
        <text:list-item>
          <text:p text:style-name="P26"/>
        </text:list-item>
        <text:list-item>
          <text:p text:style-name="P20"><text:span text:style-name="T4">Compile</text:span><text:span text:style-name="T4"> </text:span><text:span text:style-name="T4">a</text:span><text:span text:style-name="T4"> </text:span><text:span text:style-name="T4">comprehensive</text:span><text:span text:style-name="T4"> </text:span><text:span text:style-name="T4">test</text:span><text:span text:style-name="T4"> </text:span><text:span text:style-name="T4">suite</text:span><text:span text:style-name="T4"> </text:span><text:span text:style-name="T4">of</text:span><text:span text:style-name="T4"> </text:span><text:span text:style-name="T4">observational</text:span><text:span text:style-name="T4"> </text:span><text:span text:style-name="T4">results</text:span><text:span text:style-name="T4"> </text:span><text:span text:style-name="T4">for</text:span><text:span text:style-name="T4"> </text:span><text:span text:style-name="T4">galaxies</text:span><text:span text:style-name="T4"> </text:span><text:span text:style-name="T4">by</text:span><text:span text:style-name="T4"> </text:span><text:span text:style-name="T4">type</text:span><text:span text:style-name="T4">, </text:span><text:span text:style-name="T4">color</text:span><text:span text:style-name="T4"> </text:span><text:span text:style-name="T4">and</text:span><text:span text:style-name="T4"> </text:span><text:span text:style-name="T4">M</text:span><text:span text:style-name="T4">*, </text:span><text:span text:style-name="T4">so</text:span><text:span text:style-name="T4"> </text:span><text:span text:style-name="T4">that</text:span><text:span text:style-name="T4"> </text:span><text:span text:style-name="T4">a</text:span><text:span text:style-name="T4"> </text:span><text:span text:style-name="T4">simulated</text:span><text:span text:style-name="T4"> </text:span><text:span text:style-name="T4">galaxy</text:span><text:span text:style-name="T4"> </text:span><text:span text:style-name="T4">can</text:span><text:span text:style-name="T4"> </text:span><text:span text:style-name="T4">be</text:span><text:span text:style-name="T4"> </text:span><text:span text:style-name="T4">placed</text:span><text:span text:style-name="T4"> </text:span><text:span text:style-name="T4">in</text:span><text:span text:style-name="T4"> </text:span><text:span text:style-name="T4">the</text:span><text:span text:style-name="T4"> </text:span><text:span text:style-name="T4">N</text:span><text:span text:style-name="T4">-</text:span><text:span text:style-name="T4">dimensional</text:span><text:span text:style-name="T4"> </text:span><text:span text:style-name="T4">space</text:span><text:span text:style-name="T4"> </text:span><text:span text:style-name="T4">and</text:span><text:span text:style-name="T4"> </text:span><text:span text:style-name="T4">you</text:span><text:span text:style-name="T4"> </text:span><text:span text:style-name="T4">can</text:span><text:span text:style-name="T4"> </text:span><text:span text:style-name="T4">declare</text:span><text:span text:style-name="T4"> </text:span><text:span text:style-name="T4">it</text:span><text:span text:style-name="T4"> </text:span><text:span text:style-name="T4">realistic</text:span><text:span text:style-name="T4"> </text:span><text:span text:style-name="T4">in</text:span><text:span text:style-name="T4"> </text:span><text:span text:style-name="T4">all</text:span><text:span text:style-name="T4"> </text:span><text:span text:style-name="T4">dimensions</text:span><text:span text:style-name="T4">.</text:span></text:p>
          <text:list>
            <text:list-item>
              <text:p text:style-name="P20"><text:span text:style-name="T4">Make</text:span><text:span text:style-name="T4"> </text:span><text:span text:style-name="T4">parameters</text:span><text:span text:style-name="T4"> </text:span><text:span text:style-name="T4">tunable</text:span><text:span text:style-name="T4"> </text:span><text:span text:style-name="T4">so</text:span><text:span text:style-name="T4"> </text:span><text:span text:style-name="T4">you</text:span><text:span text:style-name="T4"> </text:span><text:span text:style-name="T4">can</text:span><text:span text:style-name="T4"> </text:span><text:span text:style-name="T4">account</text:span><text:span text:style-name="T4"> </text:span><text:span text:style-name="T4">for</text:span><text:span text:style-name="T4"> </text:span><text:span text:style-name="T4">different</text:span><text:span text:style-name="T4"> </text:span><text:span text:style-name="T4">IMFs</text:span><text:span text:style-name="T4">...</text:span></text:p>
            </text:list-item>
            <text:list-item>
              <text:p text:style-name="P20"><text:span text:style-name="T4">Mass</text:span><text:span text:style-name="T4">-</text:span><text:span text:style-name="T4">metallicity</text:span><text:span text:style-name="T4"> , </text:span><text:span text:style-name="T4">SFR</text:span><text:span text:style-name="T4">-</text:span><text:span text:style-name="T4">M</text:span><text:span text:style-name="T4">* , </text:span></text:p>
            </text:list-item>
          </text:list>
        </text:list-item>
        <text:list-item>
          <text:p text:style-name="P26"/>
        </text:list-item>
        <text:list-item>
          <text:p text:style-name="P26"/>
        </text:list-item>
        <text:list-item>
          <text:p text:style-name="P20"><text:span text:style-name="T4">Naab</text:span><text:span text:style-name="T4">'</text:span><text:span text:style-name="T4">s</text:span><text:span text:style-name="T4"> </text:span><text:span text:style-name="T4">runs</text:span><text:span text:style-name="T4"> </text:span><text:span text:style-name="T4">resolution</text:span><text:span text:style-name="T4"> </text:span><text:span text:style-name="T4">v</text:span><text:span text:style-name="T4">. </text:span><text:span text:style-name="T4">efficiency</text:span><text:span text:style-name="T4"> </text:span><text:span text:style-name="T4">in</text:span><text:span text:style-name="T4"> </text:span><text:span text:style-name="T4">the</text:span><text:span text:style-name="T4"> </text:span><text:span text:style-name="T4">context</text:span><text:span text:style-name="T4"> </text:span><text:span text:style-name="T4">of</text:span><text:span text:style-name="T4"> </text:span><text:span text:style-name="T4">Doug</text:span><text:span text:style-name="T4">'</text:span><text:span text:style-name="T4">s</text:span><text:span text:style-name="T4"> </text:span><text:span text:style-name="T4">results</text:span><text:span text:style-name="T4"> </text:span></text:p>
          <text:list>
            <text:list-item>
              <text:p text:style-name="P20"><text:span text:style-name="T4">only</text:span><text:span text:style-name="T4"> </text:span><text:span text:style-name="T4">assembled</text:span><text:span text:style-name="T4"> ⅛ </text:span><text:span text:style-name="T4">of</text:span><text:span text:style-name="T4"> </text:span><text:span text:style-name="T4">stellar</text:span><text:span text:style-name="T4"> </text:span><text:span text:style-name="T4">and</text:span><text:span text:style-name="T4"> </text:span><text:span text:style-name="T4">dark</text:span><text:span text:style-name="T4"> </text:span><text:span text:style-name="T4">matter</text:span><text:span text:style-name="T4"> </text:span><text:span text:style-name="T4">mass</text:span><text:span text:style-name="T4"> </text:span><text:span text:style-name="T4">before</text:span><text:span text:style-name="T4"> </text:span><text:span text:style-name="T4">star</text:span><text:span text:style-name="T4"> </text:span><text:span text:style-name="T4">formation</text:span><text:span text:style-name="T4"> </text:span><text:span text:style-name="T4">essentially</text:span><text:span text:style-name="T4"> </text:span><text:span text:style-name="T4">ceases</text:span><text:span text:style-name="T4"> </text:span><text:span text:style-name="T4">in</text:span><text:span text:style-name="T4"> </text:span><text:span text:style-name="T4">the</text:span><text:span text:style-name="T4"> </text:span><text:span text:style-name="T4">galaxy</text:span><text:span text:style-name="T4">. </text:span><text:span text:style-name="T4">These</text:span><text:span text:style-name="T4"> </text:span><text:span text:style-name="T4">galaxies</text:span><text:span text:style-name="T4"> </text:span><text:span text:style-name="T4">seem</text:span><text:span text:style-name="T4"> </text:span><text:span text:style-name="T4">to</text:span><text:span text:style-name="T4"> </text:span><text:span text:style-name="T4">be</text:span><text:span text:style-name="T4"> </text:span><text:span text:style-name="T4">in</text:span><text:span text:style-name="T4"> </text:span><text:span text:style-name="T4">the</text:span><text:span text:style-name="T4"> </text:span><text:span text:style-name="T4">hot</text:span><text:span text:style-name="T4"> </text:span><text:span text:style-name="T4">mode</text:span><text:span text:style-name="T4"> </text:span><text:span text:style-name="T4">at</text:span><text:span text:style-name="T4"> </text:span><text:span text:style-name="T4">high</text:span><text:span text:style-name="T4"> </text:span><text:span text:style-name="T4">z</text:span><text:span text:style-name="T4"> -- </text:span><text:span text:style-name="T4">out</text:span><text:span text:style-name="T4"> </text:span><text:span text:style-name="T4">to</text:span><text:span text:style-name="T4"> </text:span><text:span text:style-name="T4">the</text:span><text:span text:style-name="T4"> </text:span><text:span text:style-name="T4">virial</text:span><text:span text:style-name="T4"> </text:span><text:span text:style-name="T4">radius</text:span><text:span text:style-name="T4"> (50</text:span><text:span text:style-name="T4">kpc</text:span><text:span text:style-name="T4">) </text:span><text:span text:style-name="T4">is</text:span><text:span text:style-name="T4"> </text:span><text:span text:style-name="T4">over</text:span><text:span text:style-name="T4"> 1</text:span><text:span text:style-name="T4">million</text:span><text:span text:style-name="T4"> </text:span><text:span text:style-name="T4">degrees</text:span><text:span text:style-name="T4"> </text:span><text:span text:style-name="T4">at</text:span><text:span text:style-name="T4"> </text:span><text:span text:style-name="T4">z</text:span><text:span text:style-name="T4">=3... </text:span></text:p>
            </text:list-item>
            <text:list-item>
              <text:p text:style-name="P20"><text:span text:style-name="T4">This</text:span><text:span text:style-name="T4"> </text:span><text:span text:style-name="T4">is</text:span><text:span text:style-name="T4"> </text:span><text:span text:style-name="T4">totally</text:span><text:span text:style-name="T4"> </text:span><text:span text:style-name="T4">crazy</text:span><text:span text:style-name="T4">! </text:span><text:span text:style-name="T4">Where</text:span><text:span text:style-name="T4"> </text:span><text:span text:style-name="T4">does</text:span><text:span text:style-name="T4"> </text:span><text:span text:style-name="T4">this</text:span><text:span text:style-name="T4"> </text:span><text:span text:style-name="T4">amount</text:span><text:span text:style-name="T4"> </text:span><text:span text:style-name="T4">of</text:span><text:span text:style-name="T4"> </text:span><text:span text:style-name="T4">energy</text:span><text:span text:style-name="T4"> </text:span><text:span text:style-name="T4">come</text:span><text:span text:style-name="T4"> </text:span><text:span text:style-name="T4">from</text:span><text:span text:style-name="T4">? </text:span><text:span text:style-name="T4">Can</text:span><text:span text:style-name="T4"> </text:span><text:span text:style-name="T4">you</text:span><text:span text:style-name="T4"> </text:span><text:span text:style-name="T4">calculate</text:span><text:span text:style-name="T4"> (</text:span><text:span text:style-name="T4">maybe</text:span><text:span text:style-name="T4"> </text:span><text:span text:style-name="T4">using</text:span><text:span text:style-name="T4"> </text:span><text:span text:style-name="T4">the</text:span><text:span text:style-name="T4"> </text:span><text:span text:style-name="T4">Abel</text:span><text:span text:style-name="T4"> </text:span><text:span text:style-name="T4">paper</text:span><text:span text:style-name="T4"> </text:span><text:span text:style-name="T4">that</text:span><text:span text:style-name="T4"> </text:span><text:span text:style-name="T4">it</text:span><text:span text:style-name="T4"> </text:span><text:span text:style-name="T4">is</text:span><text:span text:style-name="T4"> </text:span><text:span text:style-name="T4">impossible</text:span><text:span text:style-name="T4"> </text:span><text:span text:style-name="T4">to</text:span><text:span text:style-name="T4"> </text:span><text:span text:style-name="T4">generate</text:span><text:span text:style-name="T4">? </text:span><text:span text:style-name="T4">Or</text:span><text:span text:style-name="T4"> </text:span><text:span text:style-name="T4">estimate</text:span><text:span text:style-name="T4"> </text:span><text:span text:style-name="T4">what</text:span><text:span text:style-name="T4"> </text:span><text:span text:style-name="T4">is</text:span><text:span text:style-name="T4"> </text:span><text:span text:style-name="T4">generating</text:span><text:span text:style-name="T4"> </text:span><text:span text:style-name="T4">it</text:span><text:span text:style-name="T4">? </text:span><text:span text:style-name="T4">Energy</text:span><text:span text:style-name="T4"> </text:span><text:span text:style-name="T4">per</text:span><text:span text:style-name="T4"> </text:span><text:span text:style-name="T4">mass</text:span><text:span text:style-name="T4"> </text:span><text:span text:style-name="T4">accretion</text:span><text:span text:style-name="T4"> </text:span><text:span text:style-name="T4">event</text:span><text:span text:style-name="T4"> </text:span><text:span text:style-name="T4">perhaps</text:span><text:span text:style-name="T4">?</text:span></text:p>
            </text:list-item>
          </text:list>
        </text:list-item>
        <text:list-item>
          <text:p text:style-name="P26"/>
        </text:list-item>
      </text:list>
      <text:p text:style-name="P2"/>
      <text:p text:style-name="P2"/>
      <text:p text:style-name="P2"/>
      <text:p text:style-name="P1"><text:span text:style-name="T4">HI</text:span><text:span text:style-name="T4"> </text:span></text:p>
      <text:p text:style-name="P1"><text:soft-page-break/><text:span text:style-name="T4">RT</text:span><text:span text:style-name="T4">/</text:span><text:span text:style-name="T4">no</text:span><text:span text:style-name="T4"> </text:span><text:span text:style-name="T4">RT</text:span><text:span text:style-name="T4"> </text:span></text:p>
      <text:list xml:id="list241" text:style-name="LS2">
        <text:list-item>
          <text:p text:style-name="P17"><text:span text:style-name="T4">set</text:span><text:span text:style-name="T4"> </text:span><text:span text:style-name="T4">ticslevel</text:span><text:span text:style-name="T4"> 0; </text:span><text:span text:style-name="T4">set</text:span><text:span text:style-name="T4"> </text:span><text:span text:style-name="T4">size</text:span><text:span text:style-name="T4"> </text:span><text:span text:style-name="T4">square</text:span><text:span text:style-name="T4">;</text:span><text:span text:style-name="T4">splot</text:span><text:span text:style-name="T4"> [-50:50][][]'</text:span><text:span text:style-name="T4">outanalysis</text:span><text:span text:style-name="T4">/</text:span><text:span text:style-name="T4">gas</text:span><text:span text:style-name="T4">/</text:span><text:span text:style-name="T4">disk</text:span><text:span text:style-name="T4">_</text:span><text:span text:style-name="T4">s</text:span><text:span text:style-name="T4">4</text:span><text:span text:style-name="T4">zm</text:span><text:span text:style-name="T4">3</text:span><text:span text:style-name="T4">h</text:span><text:span text:style-name="T4">27-</text:span><text:span text:style-name="T4">r</text:span><text:span text:style-name="T4">2</text:span><text:span text:style-name="T4">u</text:span><text:span text:style-name="T4">10-</text:span><text:span text:style-name="T4">rs</text:span><text:span text:style-name="T4">9_</text:span><text:span text:style-name="T4">a</text:span><text:span text:style-name="T4">0.7505_000.</text:span><text:span text:style-name="T4">dat</text:span><text:span text:style-name="T4">' </text:span><text:span text:style-name="T4">u</text:span><text:span text:style-name="T4"> 1:2:3 </text:span><text:span text:style-name="T4">w</text:span><text:span text:style-name="T4"> </text:span><text:span text:style-name="T4">lp</text:span><text:span text:style-name="T4"> </text:span><text:span text:style-name="T4">pal</text:span><text:span text:style-name="T4"> , '</text:span><text:span text:style-name="T4">outanalysis</text:span><text:span text:style-name="T4">/</text:span><text:span text:style-name="T4">test</text:span><text:span text:style-name="T4">/</text:span><text:span text:style-name="T4">cells</text:span><text:span text:style-name="T4">_</text:span><text:span text:style-name="T4">s</text:span><text:span text:style-name="T4">4</text:span><text:span text:style-name="T4">zm</text:span><text:span text:style-name="T4">3</text:span><text:span text:style-name="T4">h</text:span><text:span text:style-name="T4">27-</text:span><text:span text:style-name="T4">r</text:span><text:span text:style-name="T4">2</text:span><text:span text:style-name="T4">u</text:span><text:span text:style-name="T4">10-</text:span><text:span text:style-name="T4">rs</text:span><text:span text:style-name="T4">9_</text:span><text:span text:style-name="T4">a</text:span><text:span text:style-name="T4">0.7505_000.</text:span><text:span text:style-name="T4">dat</text:span><text:span text:style-name="T4">' </text:span><text:span text:style-name="T4">u</text:span><text:span text:style-name="T4"> ($7&gt;5</text:span><text:span text:style-name="T4">e</text:span><text:span text:style-name="T4">2 ? $1 : -100):2:3 </text:span><text:span text:style-name="T4">w</text:span><text:span text:style-name="T4"> </text:span><text:span text:style-name="T4">p</text:span><text:span text:style-name="T4"> </text:span><text:span text:style-name="T4">pal</text:span></text:p>
        </text:list-item>
        <text:list-item>
          <text:p text:style-name="P17"><text:span text:style-name="T4">./</text:span><text:span text:style-name="T4">cart</text:span><text:span text:style-name="T4">_</text:span><text:span text:style-name="T4">analysis</text:span><text:span text:style-name="T4">_</text:span><text:span text:style-name="T4">generic</text:span><text:span text:style-name="T4"> 20 7 </text:span><text:span text:style-name="T4">out</text:span><text:span text:style-name="T4">/ </text:span><text:span text:style-name="T4">DAT</text:span><text:span text:style-name="T4">/ </text:span><text:span text:style-name="T4">s</text:span><text:span text:style-name="T4">4</text:span><text:span text:style-name="T4">zm</text:span><text:span text:style-name="T4">3</text:span><text:span text:style-name="T4">h</text:span><text:span text:style-name="T4">27-</text:span><text:span text:style-name="T4">r</text:span><text:span text:style-name="T4">2</text:span><text:span text:style-name="T4">u</text:span><text:span text:style-name="T4">10-</text:span><text:span text:style-name="T4">rs</text:span><text:span text:style-name="T4">9 0.7505</text:span></text:p>
        </text:list-item>
        <text:list-item>
          <text:p text:style-name="P17"><text:span text:style-name="T4">plot</text:span><text:span text:style-name="T4"> '</text:span><text:span text:style-name="T4">outanalysis</text:span><text:span text:style-name="T4">/</text:span><text:span text:style-name="T4">gas</text:span><text:span text:style-name="T4">/</text:span><text:span text:style-name="T4">gvert</text:span><text:span text:style-name="T4">_</text:span><text:span text:style-name="T4">s</text:span><text:span text:style-name="T4">4</text:span><text:span text:style-name="T4">zm</text:span><text:span text:style-name="T4">3</text:span><text:span text:style-name="T4">h</text:span><text:span text:style-name="T4">27-</text:span><text:span text:style-name="T4">r</text:span><text:span text:style-name="T4">2</text:span><text:span text:style-name="T4">u</text:span><text:span text:style-name="T4">10-</text:span><text:span text:style-name="T4">rs</text:span><text:span text:style-name="T4">9_</text:span><text:span text:style-name="T4">a</text:span><text:span text:style-name="T4">0.7505_</text:span><text:span text:style-name="T4">lev</text:span><text:span text:style-name="T4">9_</text:span><text:span text:style-name="T4">cyz</text:span><text:span text:style-name="T4">5_000.</text:span><text:span text:style-name="T4">dat</text:span><text:span text:style-name="T4">' </text:span><text:span text:style-name="T4">u</text:span><text:span text:style-name="T4"> 1:5 </text:span><text:span text:style-name="T4">w</text:span><text:span text:style-name="T4"> </text:span><text:span text:style-name="T4">lp</text:span><text:span text:style-name="T4">,'</text:span><text:span text:style-name="T4">outanalysis</text:span><text:span text:style-name="T4">/</text:span><text:span text:style-name="T4">gas</text:span><text:span text:style-name="T4">/</text:span><text:span text:style-name="T4">gvert</text:span><text:span text:style-name="T4">_</text:span><text:span text:style-name="T4">s</text:span><text:span text:style-name="T4">4</text:span><text:span text:style-name="T4">zm</text:span><text:span text:style-name="T4">3</text:span><text:span text:style-name="T4">h</text:span><text:span text:style-name="T4">27-</text:span><text:span text:style-name="T4">r</text:span><text:span text:style-name="T4">2</text:span><text:span text:style-name="T4">u</text:span><text:span text:style-name="T4">10-</text:span><text:span text:style-name="T4">rs</text:span><text:span text:style-name="T4">9_</text:span><text:span text:style-name="T4">a</text:span><text:span text:style-name="T4">0.7505_</text:span><text:span text:style-name="T4">lev</text:span><text:span text:style-name="T4">9_</text:span><text:span text:style-name="T4">cyz</text:span><text:span text:style-name="T4">15_000.</text:span><text:span text:style-name="T4">dat</text:span><text:span text:style-name="T4">' </text:span><text:span text:style-name="T4">u</text:span><text:span text:style-name="T4"> 1:5 </text:span><text:span text:style-name="T4">w</text:span><text:span text:style-name="T4"> </text:span><text:span text:style-name="T4">lp</text:span></text:p>
        </text:list-item>
      </text:list>
      <text:p text:style-name="P1"><text:span text:style-name="T4">Resolution</text:span><text:span text:style-name="T4"> </text:span><text:span text:style-name="T4">tests</text:span><text:span text:style-name="T4"> </text:span><text:span text:style-name="T4">for</text:span><text:span text:style-name="T4"> </text:span><text:span text:style-name="T4">filaments</text:span></text:p>
      <text:list xml:id="list244" text:style-name="LS2">
        <text:list-item>
          <text:p text:style-name="P17"><text:span text:style-name="T4">check</text:span><text:span text:style-name="T4"> </text:span><text:span text:style-name="T4">filament</text:span><text:span text:style-name="T4"> </text:span><text:span text:style-name="T4">densities</text:span><text:span text:style-name="T4"> </text:span><text:span text:style-name="T4">in</text:span><text:span text:style-name="T4"> </text:span><text:span text:style-name="T4">different</text:span><text:span text:style-name="T4"> </text:span><text:span text:style-name="T4">resolution</text:span><text:span text:style-name="T4"> </text:span><text:span text:style-name="T4">simulations</text:span><text:span text:style-name="T4">.</text:span></text:p>
        </text:list-item>
        <text:list-item>
          <text:p text:style-name="P17"><text:span text:style-name="T4">Where</text:span><text:span text:style-name="T4"> </text:span><text:span text:style-name="T4">are</text:span><text:span text:style-name="T4"> </text:span><text:span text:style-name="T4">stars</text:span><text:span text:style-name="T4"> </text:span><text:span text:style-name="T4">in</text:span><text:span text:style-name="T4"> </text:span><text:span text:style-name="T4">the</text:span><text:span text:style-name="T4"> </text:span><text:span text:style-name="T4">simulation</text:span><text:span text:style-name="T4">? </text:span><text:span text:style-name="T4">output</text:span><text:span text:style-name="T4"> </text:span><text:span text:style-name="T4">stellar</text:span><text:span text:style-name="T4"> </text:span><text:span text:style-name="T4">particles</text:span><text:span text:style-name="T4"> </text:span><text:span text:style-name="T4">in</text:span><text:span text:style-name="T4"> </text:span><text:span text:style-name="T4">a</text:span><text:span text:style-name="T4"> </text:span><text:span text:style-name="T4">format</text:span><text:span text:style-name="T4"> </text:span><text:span text:style-name="T4">ifrit</text:span><text:span text:style-name="T4"> </text:span><text:span text:style-name="T4">can</text:span><text:span text:style-name="T4"> </text:span><text:span text:style-name="T4">handle</text:span><text:span text:style-name="T4">.</text:span>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1"><text:span text:style-name="T5">Bugs</text:span><text:span text:style-name="T5"> </text:span></text:p>
      <text:list xml:id="list246" text:style-name="LS2">
        <text:list-item>
          <text:p text:style-name="P17"><text:span text:style-name="T5">check</text:span><text:span text:style-name="T5"> </text:span><text:span text:style-name="T5">nick</text:span><text:span text:style-name="T5">'</text:span><text:span text:style-name="T5">s</text:span><text:span text:style-name="T5"> </text:span><text:span text:style-name="T5">run</text:span><text:span text:style-name="T5">'</text:span><text:span text:style-name="T5">s</text:span><text:span text:style-name="T5"> </text:span><text:span text:style-name="T5">density</text:span><text:span text:style-name="T5"> </text:span><text:span text:style-name="T5">profiles</text:span></text:p>
        </text:list-item>
        <text:list-item>
          <text:p text:style-name="P17"><text:span text:style-name="T4">check</text:span><text:span text:style-name="T4"> </text:span><text:span text:style-name="T4">for</text:span><text:span text:style-name="T4"> </text:span><text:span text:style-name="T4">bugs</text:span><text:span text:style-name="T4"> </text:span><text:span text:style-name="T4">in</text:span><text:span text:style-name="T4"> 1.8</text:span><text:span text:style-name="T4">beta</text:span></text:p>
          <text:list>
            <text:list-item>
              <text:p text:style-name="P17"><text:span text:style-name="T4">bugs</text:span><text:span text:style-name="T4"> </text:span><text:span text:style-name="T4">in</text:span><text:span text:style-name="T4"> </text:span><text:span text:style-name="T4">tracers</text:span></text:p>
            </text:list-item>
          </text:list>
        </text:list-item>
      </text:list>
      <text:p text:style-name="P2"/>
      <text:p text:style-name="P2"/>
      <text:p text:style-name="P2"><text:s/></text:p>
      <text:h text:style-name="P44" text:outline-level="10"><text:bookmark-start text:name="h.g3yrcs94h9kd"/><text:span text:style-name="T2">Disks</text:span><text:bookmark-end text:name="h.g3yrcs94h9kd"/><text:span text:style-name="T2"> </text:span><text:span text:style-name="T2">in</text:span><text:span text:style-name="T2"> </text:span><text:span text:style-name="T2">Simulations</text:span></text:h>
      <text:p text:style-name="P2"><text:soft-page-break/></text:p>
      <text:p text:style-name="P1"><text:span text:style-name="T4">disk</text:span><text:span text:style-name="T4"> </text:span><text:span text:style-name="T4">rotation</text:span><text:span text:style-name="T4"> </text:span><text:span text:style-name="T4">axis</text:span><text:span text:style-name="T4"> </text:span><text:span text:style-name="T4">changes</text:span></text:p>
      <text:p text:style-name="P1"><text:span text:style-name="T4">set</text:span><text:span text:style-name="T4"> </text:span><text:span text:style-name="T4">view</text:span><text:span text:style-name="T4"> 0,0 ; <text:s/></text:span><text:span text:style-name="T4">set</text:span><text:span text:style-name="T4"> </text:span><text:span text:style-name="T4">ticslevel</text:span><text:span text:style-name="T4"> 0; </text:span><text:span text:style-name="T4">set</text:span><text:span text:style-name="T4"> </text:span><text:span text:style-name="T4">size</text:span><text:span text:style-name="T4"> </text:span><text:span text:style-name="T4">square</text:span><text:span text:style-name="T4">; </text:span><text:span text:style-name="T4">splot</text:span><text:span text:style-name="T4"> [-10:10][-10:10][-10:10]'</text:span><text:span text:style-name="T4">ideas</text:span><text:span text:style-name="T4">/</text:span><text:span text:style-name="T4">gdisk</text:span><text:span text:style-name="T4">_</text:span><text:span text:style-name="T4">s</text:span><text:span text:style-name="T4">4</text:span><text:span text:style-name="T4">zm</text:span><text:span text:style-name="T4">3</text:span><text:span text:style-name="T4">h</text:span><text:span text:style-name="T4">27-</text:span><text:span text:style-name="T4">r</text:span><text:span text:style-name="T4">2</text:span><text:span text:style-name="T4">u</text:span><text:span text:style-name="T4">10-</text:span><text:span text:style-name="T4">rs</text:span><text:span text:style-name="T4">9_</text:span><text:span text:style-name="T4">a</text:span><text:span text:style-name="T4">0.3308_000.</text:span><text:span text:style-name="T4">dat</text:span><text:span text:style-name="T4">' </text:span><text:span text:style-name="T4">u</text:span><text:span text:style-name="T4"> (</text:span><text:span text:style-name="T4">log</text:span><text:span text:style-name="T4">10($4) &gt; 4 ? $8 : -100):9:10:(</text:span><text:span text:style-name="T4">log</text:span><text:span text:style-name="T4">10($4)) </text:span><text:span text:style-name="T4">pal</text:span><text:span text:style-name="T4"> </text:span><text:span text:style-name="T4">w</text:span><text:span text:style-name="T4"> </text:span><text:span text:style-name="T4">p</text:span></text:p>
      <text:p text:style-name="P1"><text:span text:style-name="T4">disk</text:span><text:span text:style-name="T4"> </text:span><text:span text:style-name="T4">rotation</text:span><text:span text:style-name="T4"> </text:span><text:span text:style-name="T4">axis</text:span><text:span text:style-name="T4"> </text:span><text:span text:style-name="T4">rotating</text:span><text:span text:style-name="T4"> </text:span><text:span text:style-name="T4">is</text:span><text:span text:style-name="T4"> </text:span><text:span text:style-name="T4">in</text:span><text:span text:style-name="T4"> </text:span><text:span text:style-name="T4">response</text:span><text:span text:style-name="T4"> </text:span><text:span text:style-name="T4">to</text:span><text:span text:style-name="T4"> </text:span><text:span text:style-name="T4">the</text:span><text:span text:style-name="T4"> </text:span><text:span text:style-name="T4">DM</text:span><text:span text:style-name="T4"> </text:span><text:span text:style-name="T4">halo</text:span><text:span text:style-name="T4"> </text:span><text:span text:style-name="T4">triaxiality</text:span><text:span text:style-name="T4">... </text:span></text:p>
      <text:p text:style-name="P1"><text:span text:style-name="T4">baryon</text:span><text:span text:style-name="T4"> </text:span><text:span text:style-name="T4">disk</text:span><text:span text:style-name="T4"> </text:span><text:span text:style-name="T4">hasn</text:span><text:span text:style-name="T4">'</text:span><text:span text:style-name="T4">t</text:span><text:span text:style-name="T4"> </text:span><text:span text:style-name="T4">wrestled</text:span><text:span text:style-name="T4"> </text:span><text:span text:style-name="T4">halo</text:span><text:span text:style-name="T4"> </text:span><text:span text:style-name="T4">into</text:span><text:span text:style-name="T4"> </text:span><text:span text:style-name="T4">spherical</text:span><text:span text:style-name="T4"> </text:span><text:span text:style-name="T4">stable</text:span><text:span text:style-name="T4"> </text:span><text:span text:style-name="T4">state</text:span><text:span text:style-name="T4"> -- </text:span><text:span text:style-name="T4">low</text:span><text:span text:style-name="T4"> </text:span><text:span text:style-name="T4">mass</text:span><text:span text:style-name="T4"> </text:span><text:span text:style-name="T4">halos</text:span><text:span text:style-name="T4"> </text:span><text:span text:style-name="T4">perform</text:span><text:span text:style-name="T4"> </text:span><text:span text:style-name="T4">fractionally</text:span><text:span text:style-name="T4"> </text:span><text:span text:style-name="T4">less</text:span><text:span text:style-name="T4"> </text:span><text:span text:style-name="T4">adiabatic</text:span><text:span text:style-name="T4"> </text:span><text:span text:style-name="T4">contraction</text:span><text:span text:style-name="T4">?</text:span></text:p>
      <text:p text:style-name="P1"><text:span text:style-name="T4">-----&gt; </text:span><text:span text:style-name="T4">adiabatic</text:span><text:span text:style-name="T4"> </text:span><text:span text:style-name="T4">contraction</text:span><text:span text:style-name="T4"> / </text:span><text:span text:style-name="T4">sphericalization</text:span><text:span text:style-name="T4"> </text:span><text:span text:style-name="T4">as</text:span><text:span text:style-name="T4"> </text:span><text:span text:style-name="T4">a</text:span><text:span text:style-name="T4"> </text:span><text:span text:style-name="T4">function</text:span><text:span text:style-name="T4"> </text:span><text:span text:style-name="T4">of</text:span><text:span text:style-name="T4"> </text:span><text:span text:style-name="T4">halo</text:span><text:span text:style-name="T4"> </text:span><text:span text:style-name="T4">mass</text:span><text:span text:style-name="T4">? </text:span></text:p>
      <text:p text:style-name="P2"/>
      <text:p text:style-name="P2"/>
      <text:p text:style-name="P2"/>
      <text:h text:style-name="P44" text:outline-level="10"><text:bookmark-start text:name="h.gnzpt36lr3v"/><text:span text:style-name="T2">H</text:span><text:bookmark-end text:name="h.gnzpt36lr3v"/><text:span text:style-name="T2">2</text:span><text:span text:style-name="T2">SF</text:span></text:h>
      <text:p text:style-name="P3"/>
      <text:p text:style-name="P2"/>
      <text:p text:style-name="P2"/>
      <text:p text:style-name="P1"><text:span text:style-name="T4">how</text:span><text:span text:style-name="T4"> </text:span><text:span text:style-name="T4">old</text:span><text:span text:style-name="T4"> </text:span><text:span text:style-name="T4">are</text:span><text:span text:style-name="T4"> </text:span><text:span text:style-name="T4">the</text:span><text:span text:style-name="T4"> </text:span><text:span text:style-name="T4">stars</text:span><text:span text:style-name="T4"> </text:span><text:span text:style-name="T4">that</text:span><text:span text:style-name="T4"> </text:span><text:span text:style-name="T4">make</text:span><text:span text:style-name="T4"> </text:span><text:span text:style-name="T4">up</text:span><text:span text:style-name="T4"> </text:span><text:span text:style-name="T4">the</text:span><text:span text:style-name="T4"> </text:span><text:span text:style-name="T4">outskirts</text:span><text:span text:style-name="T4"> </text:span><text:span text:style-name="T4">of</text:span><text:span text:style-name="T4"> </text:span><text:span text:style-name="T4">r</text:span><text:span text:style-name="T4">2</text:span><text:span text:style-name="T4">u</text:span><text:span text:style-name="T4">10?</text:span></text:p>
      <text:p text:style-name="P2"/>
      <text:p text:style-name="P2"/>
      <text:p text:style-name="P1"><text:span text:style-name="T5">Haas</text:span><text:span text:style-name="T5"> </text:span><text:span text:style-name="T5">Thesis</text:span><text:span text:style-name="T5">:</text:span></text:p>
      <text:p text:style-name="P9"><text:span text:style-name="T9"><text:tab/></text:span><text:span text:style-name="T9">As</text:span><text:span text:style-name="T9"> </text:span><text:span text:style-name="T9">we</text:span><text:span text:style-name="T9"> </text:span><text:span text:style-name="T9">show</text:span><text:span text:style-name="T9"> </text:span><text:span text:style-name="T9">in</text:span><text:span text:style-name="T9"> </text:span><text:span text:style-name="T9">panel</text:span><text:span text:style-name="T9"> (</text:span><text:span text:style-name="T9">B</text:span><text:span text:style-name="T9">) </text:span><text:span text:style-name="T9">of</text:span><text:span text:style-name="T9"> </text:span><text:span text:style-name="T9">Fig</text:span><text:span text:style-name="T9">. 2.7 </text:span><text:span text:style-name="T9">the</text:span><text:span text:style-name="T9"> </text:span><text:span text:style-name="T9">slope</text:span><text:span text:style-name="T9">, </text:span><text:span text:style-name="T9">normalization</text:span><text:span text:style-name="T9"> </text:span><text:span text:style-name="T9">and</text:span><text:span text:style-name="T9"> </text:span><text:span text:style-name="T9">threshold</text:span><text:span text:style-name="T9"> </text:span><text:span text:style-name="T9">den</text:span><text:span text:style-name="T9">-</text:span></text:p>
      <text:p text:style-name="P9"><text:span text:style-name="T9">sity</text:span><text:span text:style-name="T9"> </text:span><text:span text:style-name="T9">of</text:span><text:span text:style-name="T9"> </text:span><text:span text:style-name="T9">the</text:span><text:span text:style-name="T9"> </text:span><text:span text:style-name="T9">Kennicutt</text:span><text:span text:style-name="T9">-</text:span><text:span text:style-name="T9">Schmidt</text:span><text:span text:style-name="T9"> </text:span><text:span text:style-name="T9">law</text:span><text:span text:style-name="T9"> </text:span><text:span text:style-name="T9">are</text:span><text:span text:style-name="T9"> </text:span><text:span text:style-name="T9">unimportant</text:span><text:span text:style-name="T9"> </text:span><text:span text:style-name="T9">for</text:span><text:span text:style-name="T9"> </text:span><text:span text:style-name="T9">the</text:span><text:span text:style-name="T9"> </text:span><text:span text:style-name="T9">SFR</text:span><text:span text:style-name="T9"> </text:span><text:span text:style-name="T9">of</text:span><text:span text:style-name="T9"> </text:span><text:span text:style-name="T9">a</text:span><text:span text:style-name="T9"> </text:span><text:span text:style-name="T9">halo</text:span><text:span text:style-name="T9">. </text:span><text:span text:style-name="T9">Making</text:span></text:p>
      <text:p text:style-name="P9"><text:span text:style-name="T9">star</text:span><text:span text:style-name="T9"> </text:span><text:span text:style-name="T9">formation</text:span><text:span text:style-name="T9"> </text:span><text:span text:style-name="T9">at</text:span><text:span text:style-name="T9"> </text:span><text:span text:style-name="T9">a</text:span><text:span text:style-name="T9"> </text:span><text:span text:style-name="T9">given</text:span><text:span text:style-name="T9"> </text:span><text:span text:style-name="T9">density</text:span><text:span text:style-name="T9"> </text:span><text:span text:style-name="T9">either</text:span><text:span text:style-name="T9"> </text:span><text:span text:style-name="T9">three</text:span><text:span text:style-name="T9"> </text:span><text:span text:style-name="T9">times</text:span><text:span text:style-name="T9"> </text:span><text:span text:style-name="T9">more</text:span><text:span text:style-name="T9"> </text:span><text:span text:style-name="T9">eﬀective</text:span><text:span text:style-name="T9"> </text:span><text:span text:style-name="T9">or</text:span><text:span text:style-name="T9"> </text:span><text:span text:style-name="T9">making</text:span><text:span text:style-name="T9"> </text:span><text:span text:style-name="T9">the</text:span></text:p>
      <text:p text:style-name="P9"><text:span text:style-name="T9">star</text:span><text:span text:style-name="T9"> </text:span><text:span text:style-name="T9">formation</text:span><text:span text:style-name="T9"> </text:span><text:span text:style-name="T9">rate</text:span><text:span text:style-name="T9"> </text:span><text:span text:style-name="T9">a</text:span><text:span text:style-name="T9"> </text:span><text:span text:style-name="T9">steeper</text:span><text:span text:style-name="T9"> </text:span><text:span text:style-name="T9">function</text:span><text:span text:style-name="T9"> </text:span><text:span text:style-name="T9">of</text:span><text:span text:style-name="T9"> </text:span><text:span text:style-name="T9">the</text:span><text:span text:style-name="T9"> </text:span><text:span text:style-name="T9">local</text:span><text:span text:style-name="T9"> </text:span><text:span text:style-name="T9">gas</text:span><text:span text:style-name="T9"> </text:span><text:span text:style-name="T9">density</text:span><text:span text:style-name="T9"> (</text:span><text:span text:style-name="T9">and</text:span><text:span text:style-name="T9"> </text:span><text:span text:style-name="T9">more</text:span><text:span text:style-name="T9"> </text:span><text:span text:style-name="T9">eﬀective</text:span></text:p>
      <text:p text:style-name="P9"><text:soft-page-break/><text:span text:style-name="T9">at</text:span><text:span text:style-name="T9"> </text:span><text:span text:style-name="T9">all</text:span><text:span text:style-name="T9"> </text:span><text:span text:style-name="T9">densities</text:span><text:span text:style-name="T9">) </text:span><text:span text:style-name="T9">does</text:span><text:span text:style-name="T9"> </text:span><text:span text:style-name="T9">not</text:span><text:span text:style-name="T9"> </text:span><text:span text:style-name="T9">aﬀect</text:span><text:span text:style-name="T9"> </text:span><text:span text:style-name="T9">the</text:span><text:span text:style-name="T9"> </text:span><text:span text:style-name="T9">star</text:span><text:span text:style-name="T9"> </text:span><text:span text:style-name="T9">formation</text:span><text:span text:style-name="T9"> </text:span><text:span text:style-name="T9">rate</text:span><text:span text:style-name="T9"> </text:span><text:span text:style-name="T9">of</text:span><text:span text:style-name="T9"> </text:span><text:span text:style-name="T9">a</text:span><text:span text:style-name="T9"> </text:span><text:span text:style-name="T9">halo</text:span><text:span text:style-name="T9">. </text:span><text:span text:style-name="T9">Also</text:span><text:span text:style-name="T9">, </text:span><text:span text:style-name="T9">making</text:span><text:span text:style-name="T9"> </text:span><text:span text:style-name="T9">the</text:span></text:p>
      <text:p text:style-name="P9"><text:span text:style-name="T9">threshold</text:span><text:span text:style-name="T9"> </text:span><text:span text:style-name="T9">density</text:span><text:span text:style-name="T9"> </text:span><text:span text:style-name="T9">for</text:span><text:span text:style-name="T9"> </text:span><text:span text:style-name="T9">star</text:span><text:span text:style-name="T9"> </text:span><text:span text:style-name="T9">formation</text:span><text:span text:style-name="T9"> </text:span><text:span text:style-name="T9">a</text:span><text:span text:style-name="T9"> </text:span><text:span text:style-name="T9">function</text:span><text:span text:style-name="T9"> </text:span><text:span text:style-name="T9">of</text:span><text:span text:style-name="T9"> </text:span><text:span text:style-name="T9">metallicity</text:span><text:span text:style-name="T9"> </text:span><text:span text:style-name="T9">does</text:span><text:span text:style-name="T9"> </text:span><text:span text:style-name="T9">not</text:span><text:span text:style-name="T9"> </text:span><text:span text:style-name="T9">inﬂuence</text:span><text:span text:style-name="T9"> </text:span><text:span text:style-name="T9">the</text:span></text:p>
      <text:p text:style-name="P9"><text:span text:style-name="T9">star</text:span><text:span text:style-name="T9"> </text:span><text:span text:style-name="T9">formation</text:span><text:span text:style-name="T9"> </text:span><text:span text:style-name="T9">rate</text:span><text:span text:style-name="T9"> </text:span><text:span text:style-name="T9">of</text:span><text:span text:style-name="T9"> </text:span><text:span text:style-name="T9">a</text:span><text:span text:style-name="T9"> </text:span><text:span text:style-name="T9">halo</text:span><text:span text:style-name="T9">. </text:span><text:span text:style-name="T9">This</text:span><text:span text:style-name="T9"> </text:span><text:span text:style-name="T9">indicates</text:span><text:span text:style-name="T9"> </text:span><text:span text:style-name="T9">strongly</text:span><text:span text:style-name="T9"> </text:span><text:span text:style-name="T9">that</text:span><text:span text:style-name="T9"> </text:span><text:span text:style-name="T9">the</text:span><text:span text:style-name="T9"> </text:span><text:span text:style-name="T9">global</text:span><text:span text:style-name="T9"> </text:span><text:span text:style-name="T9">star</text:span><text:span text:style-name="T9"> </text:span><text:span text:style-name="T9">formation</text:span></text:p>
      <text:p text:style-name="P9"><text:span text:style-name="T9">rates</text:span><text:span text:style-name="T9"> </text:span><text:span text:style-name="T9">of</text:span><text:span text:style-name="T9"> </text:span><text:span text:style-name="T9">haloes</text:span><text:span text:style-name="T9"> </text:span><text:span text:style-name="T9">are</text:span><text:span text:style-name="T9"> </text:span><text:span text:style-name="T9">set</text:span><text:span text:style-name="T9"> </text:span><text:span text:style-name="T9">by</text:span><text:span text:style-name="T9"> </text:span><text:span text:style-name="T9">the</text:span><text:span text:style-name="T9"> </text:span><text:span text:style-name="T9">available</text:span><text:span text:style-name="T9"> </text:span><text:span text:style-name="T9">fuel</text:span><text:span text:style-name="T9"> </text:span><text:span text:style-name="T9">and</text:span><text:span text:style-name="T9"> </text:span><text:span text:style-name="T9">feedback</text:span><text:span text:style-name="T9"> </text:span><text:span text:style-name="T9">only</text:span><text:span text:style-name="T9"> </text:span><text:span text:style-name="T9">and</text:span><text:span text:style-name="T9"> </text:span><text:span text:style-name="T9">not</text:span><text:span text:style-name="T9"> </text:span><text:span text:style-name="T9">by</text:span><text:span text:style-name="T9"> </text:span><text:span text:style-name="T9">the</text:span><text:span text:style-name="T9"> </text:span><text:span text:style-name="T9">details</text:span></text:p>
      <text:p text:style-name="P9"><text:span text:style-name="T9">of</text:span><text:span text:style-name="T9"> </text:span><text:span text:style-name="T9">how</text:span><text:span text:style-name="T9"> </text:span><text:span text:style-name="T9">high</text:span><text:span text:style-name="T9"> </text:span><text:span text:style-name="T9">density</text:span><text:span text:style-name="T9"> </text:span><text:span text:style-name="T9">gas</text:span><text:span text:style-name="T9"> </text:span><text:span text:style-name="T9">is</text:span><text:span text:style-name="T9"> </text:span><text:span text:style-name="T9">treated</text:span><text:span text:style-name="T9"> </text:span><text:span text:style-name="T9">and</text:span><text:span text:style-name="T9"> </text:span><text:span text:style-name="T9">how</text:span><text:span text:style-name="T9"> </text:span><text:span text:style-name="T9">star</text:span><text:span text:style-name="T9"> </text:span><text:span text:style-name="T9">formation</text:span><text:span text:style-name="T9"> </text:span><text:span text:style-name="T9">is</text:span><text:span text:style-name="T9"> </text:span><text:span text:style-name="T9">implemented</text:span><text:span text:style-name="T9">. </text:span><text:span text:style-name="T9">In</text:span><text:span text:style-name="T9"> </text:span><text:span text:style-name="T9">other</text:span></text:p>
      <text:p text:style-name="P9"><text:span text:style-name="T9">words</text:span><text:span text:style-name="T9">: </text:span><text:span text:style-name="T9">star</text:span><text:span text:style-name="T9"> </text:span><text:span text:style-name="T9">formation</text:span><text:span text:style-name="T9"> </text:span><text:span text:style-name="T9">is</text:span><text:span text:style-name="T9"> </text:span><text:span text:style-name="T9">self</text:span><text:span text:style-name="T9">-</text:span><text:span text:style-name="T9">regulated</text:span><text:span text:style-name="T9"> </text:span><text:span text:style-name="T9">by</text:span><text:span text:style-name="T9"> </text:span><text:span text:style-name="T9">the</text:span><text:span text:style-name="T9"> </text:span><text:span text:style-name="T9">available</text:span><text:span text:style-name="T9"> </text:span><text:span text:style-name="T9">fuel</text:span><text:span text:style-name="T9"> </text:span><text:span text:style-name="T9">and</text:span><text:span text:style-name="T9"> </text:span><text:span text:style-name="T9">feedback</text:span><text:span text:style-name="T9">.</text:span></text:p>
      <text:p text:style-name="P5"/>
      <text:p text:style-name="P1"><text:span text:style-name="T4">high</text:span><text:span text:style-name="T4"> </text:span><text:span text:style-name="T4">resolution</text:span><text:span text:style-name="T4"> </text:span><text:span text:style-name="T4">with</text:span><text:span text:style-name="T4"> </text:span><text:span text:style-name="T4">enforced</text:span><text:span text:style-name="T4"> </text:span><text:span text:style-name="T4">equations</text:span><text:span text:style-name="T4"> </text:span><text:span text:style-name="T4">of</text:span><text:span text:style-name="T4"> </text:span><text:span text:style-name="T4">state</text:span><text:span text:style-name="T4"> (</text:span><text:span text:style-name="T4">implement</text:span><text:span text:style-name="T4"> </text:span><text:span text:style-name="T4">in</text:span><text:span text:style-name="T4"> </text:span><text:span text:style-name="T4">cosmo</text:span><text:span text:style-name="T4"> </text:span><text:span text:style-name="T4">sims</text:span><text:span text:style-name="T4">?)</text:span></text:p>
      <text:p text:style-name="P1"><text:span text:style-name="T4">--- </text:span><text:span text:style-name="T4">convergence</text:span><text:span text:style-name="T4">?</text:span></text:p>
      <text:p text:style-name="P2"/>
      <text:p text:style-name="P2"/>
      <text:p text:style-name="P2">=====================</text:p>
      <text:p text:style-name="P6"/>
      <text:p text:style-name="P9"><text:span text:style-name="T9">density</text:span><text:span text:style-name="T9"> </text:span><text:span text:style-name="T9">profiles</text:span><text:span text:style-name="T9">:</text:span></text:p>
      <text:p text:style-name="P9"><text:span text:style-name="T9">plot</text:span><text:span text:style-name="T9"> [0:20]'</text:span><text:span text:style-name="T9">outanalysis</text:span><text:span text:style-name="T9">/</text:span><text:span text:style-name="T9">star</text:span><text:span text:style-name="T9">/</text:span><text:span text:style-name="T9">sprof</text:span><text:span text:style-name="T9">_</text:span><text:span text:style-name="T9">s</text:span><text:span text:style-name="T9">4</text:span><text:span text:style-name="T9">zm</text:span><text:span text:style-name="T9">3</text:span><text:span text:style-name="T9">h</text:span><text:span text:style-name="T9">27-</text:span><text:span text:style-name="T9">fid</text:span><text:span text:style-name="T9">-</text:span><text:span text:style-name="T9">rs</text:span><text:span text:style-name="T9">9_</text:span><text:span text:style-name="T9">a</text:span><text:span text:style-name="T9">1.0019_000.</text:span><text:span text:style-name="T9">dat</text:span><text:span text:style-name="T9">' </text:span><text:span text:style-name="T9">u</text:span><text:span text:style-name="T9"> 1:5 </text:span><text:span text:style-name="T9">w</text:span><text:span text:style-name="T9"> </text:span><text:span text:style-name="T9">lp</text:span><text:span text:style-name="T9">,'</text:span><text:span text:style-name="T9">outanalysis</text:span><text:span text:style-name="T9">/</text:span><text:span text:style-name="T9">star</text:span><text:span text:style-name="T9">/</text:span><text:span text:style-name="T9">sprof</text:span><text:span text:style-name="T9">_</text:span><text:span text:style-name="T9">s</text:span><text:span text:style-name="T9">4</text:span><text:span text:style-name="T9">zm</text:span><text:span text:style-name="T9">3</text:span><text:span text:style-name="T9">h</text:span><text:span text:style-name="T9">27-</text:span><text:span text:style-name="T9">r</text:span><text:span text:style-name="T9">2</text:span><text:span text:style-name="T9">u</text:span><text:span text:style-name="T9">10</text:span><text:span text:style-name="T9">ef</text:span><text:span text:style-name="T9">05-</text:span><text:span text:style-name="T9">rs</text:span><text:span text:style-name="T9">9_</text:span><text:span text:style-name="T9">a</text:span><text:span text:style-name="T9">1.0021_000.</text:span><text:span text:style-name="T9">dat</text:span><text:span text:style-name="T9">' </text:span><text:span text:style-name="T9">u</text:span><text:span text:style-name="T9"> 1:5 </text:span><text:span text:style-name="T9">w</text:span><text:span text:style-name="T9"> </text:span><text:span text:style-name="T9">lp</text:span><text:span text:style-name="T9">,'</text:span><text:span text:style-name="T9">outanalysis</text:span><text:span text:style-name="T9">/</text:span><text:span text:style-name="T9">star</text:span><text:span text:style-name="T9">/</text:span><text:span text:style-name="T9">sprof</text:span><text:span text:style-name="T9">_</text:span><text:span text:style-name="T9">s</text:span><text:span text:style-name="T9">4</text:span><text:span text:style-name="T9">zm</text:span><text:span text:style-name="T9">3</text:span><text:span text:style-name="T9">h</text:span><text:span text:style-name="T9">27-</text:span><text:span text:style-name="T9">r</text:span><text:span text:style-name="T9">2</text:span><text:span text:style-name="T9">u</text:span><text:span text:style-name="T9">10-</text:span><text:span text:style-name="T9">rs</text:span><text:span text:style-name="T9">9_</text:span><text:span text:style-name="T9">a</text:span><text:span text:style-name="T9">1.0014_000.</text:span><text:span text:style-name="T9">dat</text:span><text:span text:style-name="T9">' </text:span><text:span text:style-name="T9">u</text:span><text:span text:style-name="T9"> 1:5 </text:span><text:span text:style-name="T9">w</text:span><text:span text:style-name="T9"> </text:span><text:span text:style-name="T9">lp</text:span></text:p>
      <text:p text:style-name="P9"><text:span text:style-name="T9">plot</text:span><text:span text:style-name="T9"> [0:20]'</text:span><text:span text:style-name="T9">outanalysis</text:span><text:span text:style-name="T9">/</text:span><text:span text:style-name="T9">star</text:span><text:span text:style-name="T9">/</text:span><text:span text:style-name="T9">sprof</text:span><text:span text:style-name="T9">_</text:span><text:span text:style-name="T9">s</text:span><text:span text:style-name="T9">3</text:span><text:span text:style-name="T9">zm</text:span><text:span text:style-name="T9">3</text:span><text:span text:style-name="T9">h</text:span><text:span text:style-name="T9">13-</text:span><text:span text:style-name="T9">r</text:span><text:span text:style-name="T9">2</text:span><text:span text:style-name="T9">u</text:span><text:span text:style-name="T9">10-</text:span><text:span text:style-name="T9">rs</text:span><text:span text:style-name="T9">9_</text:span><text:span text:style-name="T9">a</text:span><text:span text:style-name="T9">1.0016_000.</text:span><text:span text:style-name="T9">dat</text:span><text:span text:style-name="T9">' </text:span><text:span text:style-name="T9">u</text:span><text:span text:style-name="T9"> 1:5 </text:span><text:span text:style-name="T9">w</text:span><text:span text:style-name="T9"> </text:span><text:span text:style-name="T9">l</text:span><text:span text:style-name="T9">,'</text:span><text:span text:style-name="T9">outanalysis</text:span><text:span text:style-name="T9">/</text:span><text:span text:style-name="T9">star</text:span><text:span text:style-name="T9">/</text:span><text:span text:style-name="T9">sprof</text:span><text:span text:style-name="T9">_</text:span><text:span text:style-name="T9">s</text:span><text:span text:style-name="T9">3</text:span><text:span text:style-name="T9">zm</text:span><text:span text:style-name="T9">3</text:span><text:span text:style-name="T9">h</text:span><text:span text:style-name="T9">13-</text:span><text:span text:style-name="T9">r</text:span><text:span text:style-name="T9">2</text:span><text:span text:style-name="T9">u</text:span><text:span text:style-name="T9">10</text:span><text:span text:style-name="T9">ef</text:span><text:span text:style-name="T9">05-</text:span><text:span text:style-name="T9">rs</text:span><text:span text:style-name="T9">9_</text:span><text:span text:style-name="T9">a</text:span><text:span text:style-name="T9">1.0018_000.</text:span><text:span text:style-name="T9">dat</text:span><text:span text:style-name="T9">' </text:span><text:span text:style-name="T9">u</text:span><text:span text:style-name="T9"> 1:5 </text:span><text:span text:style-name="T9">w</text:span><text:span text:style-name="T9"> </text:span><text:span text:style-name="T9">lp</text:span></text:p>
      <text:p text:style-name="P9"><text:span text:style-name="T9">plot</text:span><text:span text:style-name="T9"> [0:20]'</text:span><text:span text:style-name="T9">outanalysis</text:span><text:span text:style-name="T9">/</text:span><text:span text:style-name="T9">star</text:span><text:span text:style-name="T9">/</text:span><text:span text:style-name="T9">sprof</text:span><text:span text:style-name="T9">_</text:span><text:span text:style-name="T9">s</text:span><text:span text:style-name="T9">4</text:span><text:span text:style-name="T9">zm</text:span><text:span text:style-name="T9">3</text:span><text:span text:style-name="T9">h</text:span><text:span text:style-name="T9">19-</text:span><text:span text:style-name="T9">r</text:span><text:span text:style-name="T9">2</text:span><text:span text:style-name="T9">u</text:span><text:span text:style-name="T9">10-</text:span><text:span text:style-name="T9">rs</text:span><text:span text:style-name="T9">9_</text:span><text:span text:style-name="T9">a</text:span><text:span text:style-name="T9">1.0025_000.</text:span><text:span text:style-name="T9">dat</text:span><text:span text:style-name="T9">' </text:span><text:span text:style-name="T9">u</text:span><text:span text:style-name="T9"> 1:5 </text:span><text:span text:style-name="T9">w</text:span><text:span text:style-name="T9"> </text:span><text:span text:style-name="T9">l</text:span><text:span text:style-name="T9">,'</text:span><text:span text:style-name="T9">outanalysis</text:span><text:span text:style-name="T9">/</text:span><text:span text:style-name="T9">star</text:span><text:span text:style-name="T9">/</text:span><text:span text:style-name="T9">sprof</text:span><text:span text:style-name="T9">_</text:span><text:span text:style-name="T9">s</text:span><text:span text:style-name="T9">4</text:span><text:span text:style-name="T9">zm</text:span><text:span text:style-name="T9">3</text:span><text:span text:style-name="T9">h</text:span><text:span text:style-name="T9">19-</text:span><text:span text:style-name="T9">r</text:span><text:span text:style-name="T9">2</text:span><text:span text:style-name="T9">u</text:span><text:span text:style-name="T9">10</text:span><text:span text:style-name="T9">ef</text:span><text:span text:style-name="T9">05-</text:span><text:span text:style-name="T9">rs</text:span><text:span text:style-name="T9">9_</text:span><text:span text:style-name="T9">a</text:span><text:span text:style-name="T9">1.0009_000.</text:span><text:span text:style-name="T9">dat</text:span><text:span text:style-name="T9">' </text:span><text:span text:style-name="T9">u</text:span><text:span text:style-name="T9"> 1:5 </text:span><text:span text:style-name="T9">w</text:span><text:span text:style-name="T9"> </text:span><text:span text:style-name="T9">lp</text:span></text:p>
      <text:p text:style-name="P6"/>
      <text:p text:style-name="P6"/>
      <text:p text:style-name="P9"><text:span text:style-name="T9">Cumulative</text:span><text:span text:style-name="T9"> </text:span><text:span text:style-name="T9">SFH</text:span></text:p>
      <text:p text:style-name="P9"><text:span text:style-name="T9">plot</text:span><text:span text:style-name="T9"> '</text:span><text:span text:style-name="T9">outanalysis</text:span><text:span text:style-name="T9">/</text:span><text:span text:style-name="T9">star</text:span><text:span text:style-name="T9">/</text:span><text:span text:style-name="T9">sfh</text:span><text:span text:style-name="T9">_</text:span><text:span text:style-name="T9">s</text:span><text:span text:style-name="T9">4</text:span><text:span text:style-name="T9">zm</text:span><text:span text:style-name="T9">3</text:span><text:span text:style-name="T9">h</text:span><text:span text:style-name="T9">27-</text:span><text:span text:style-name="T9">fid</text:span><text:span text:style-name="T9">-</text:span><text:span text:style-name="T9">rs</text:span><text:span text:style-name="T9">9_</text:span><text:span text:style-name="T9">a</text:span><text:span text:style-name="T9">1.0019_000.</text:span><text:span text:style-name="T9">dat</text:span><text:span text:style-name="T9">' </text:span><text:span text:style-name="T9">u</text:span><text:span text:style-name="T9"> 2:6 </text:span><text:span text:style-name="T9">w</text:span><text:span text:style-name="T9"> </text:span><text:span text:style-name="T9">lp</text:span><text:span text:style-name="T9">,'</text:span><text:span text:style-name="T9">outanalysis</text:span><text:span text:style-name="T9">/</text:span><text:span text:style-name="T9">star</text:span><text:span text:style-name="T9">/</text:span><text:span text:style-name="T9">sfh</text:span><text:span text:style-name="T9">_</text:span><text:span text:style-name="T9">s</text:span><text:span text:style-name="T9">4</text:span><text:span text:style-name="T9">zm</text:span><text:span text:style-name="T9">3</text:span><text:span text:style-name="T9">h</text:span><text:span text:style-name="T9">27-</text:span><text:span text:style-name="T9">r</text:span><text:span text:style-name="T9">2</text:span><text:span text:style-name="T9">u</text:span><text:span text:style-name="T9">10</text:span><text:span text:style-name="T9">ef</text:span><text:span text:style-name="T9">05-</text:span><text:span text:style-name="T9">rs</text:span><text:span text:style-name="T9">9_</text:span><text:span text:style-name="T9">a</text:span><text:span text:style-name="T9">1.0021_000.</text:span><text:span text:style-name="T9">dat</text:span><text:span text:style-name="T9">' </text:span><text:span text:style-name="T9">u</text:span><text:span text:style-name="T9"> 2:6 </text:span><text:span text:style-name="T9">w</text:span><text:span text:style-name="T9"> </text:span><text:span text:style-name="T9">lp</text:span><text:span text:style-name="T9">,'</text:span><text:span text:style-name="T9">outanalysis</text:span><text:span text:style-name="T9">/</text:span><text:span text:style-name="T9">star</text:span><text:span text:style-name="T9">/</text:span><text:span text:style-name="T9">sfh</text:span><text:span text:style-name="T9">_</text:span><text:span text:style-name="T9">s</text:span><text:span text:style-name="T9">4</text:span><text:span text:style-name="T9">zm</text:span><text:span text:style-name="T9">3</text:span><text:span text:style-name="T9">h</text:span><text:span text:style-name="T9">27-</text:span><text:span text:style-name="T9">r</text:span><text:span text:style-name="T9">2</text:span><text:span text:style-name="T9">u</text:span><text:span text:style-name="T9">10-</text:span><text:span text:style-name="T9">rs</text:span><text:span text:style-name="T9">9_</text:span><text:span text:style-name="T9">a</text:span><text:span text:style-name="T9">1.0014_000.</text:span><text:span text:style-name="T9">dat</text:span><text:span text:style-name="T9">' </text:span><text:span text:style-name="T9">u</text:span><text:span text:style-name="T9"> 2:6 </text:span><text:span text:style-name="T9">w</text:span><text:span text:style-name="T9"> </text:span><text:span text:style-name="T9">lp</text:span></text:p>
      <text:p text:style-name="P6"><text:soft-page-break/></text:p>
      <text:p text:style-name="P9"><text:span text:style-name="T9">resolution</text:span><text:span text:style-name="T9"> </text:span><text:span text:style-name="T9">increases</text:span><text:span text:style-name="T9"> </text:span><text:span text:style-name="T9">early</text:span><text:span text:style-name="T9"> </text:span><text:span text:style-name="T9">stellar</text:span><text:span text:style-name="T9"> </text:span><text:span text:style-name="T9">mass</text:span><text:span text:style-name="T9"> </text:span><text:span text:style-name="T9">while</text:span><text:span text:style-name="T9"> </text:span><text:span text:style-name="T9">efficiency</text:span><text:span text:style-name="T9"> </text:span><text:span text:style-name="T9">decreases</text:span><text:span text:style-name="T9"> </text:span><text:span text:style-name="T9">it</text:span><text:span text:style-name="T9"> (</text:span><text:span text:style-name="T9">lines</text:span><text:span text:style-name="T9"> </text:span><text:span text:style-name="T9">with</text:span><text:span text:style-name="T9"> </text:span><text:span text:style-name="T9">points</text:span><text:span text:style-name="T9"> </text:span><text:span text:style-name="T9">are</text:span><text:span text:style-name="T9"> </text:span><text:span text:style-name="T9">lower</text:span><text:span text:style-name="T9"> </text:span><text:span text:style-name="T9">resolution</text:span><text:span text:style-name="T9">):</text:span></text:p>
      <text:p text:style-name="P9"><text:span text:style-name="T9">plot</text:span><text:span text:style-name="T9"> '</text:span><text:span text:style-name="T9">outanalysis</text:span><text:span text:style-name="T9">/</text:span><text:span text:style-name="T9">star</text:span><text:span text:style-name="T9">/</text:span><text:span text:style-name="T9">sfh</text:span><text:span text:style-name="T9">_</text:span><text:span text:style-name="T9">s</text:span><text:span text:style-name="T9">4</text:span><text:span text:style-name="T9">zm</text:span><text:span text:style-name="T9">3</text:span><text:span text:style-name="T9">h</text:span><text:span text:style-name="T9">27-</text:span><text:span text:style-name="T9">fid</text:span><text:span text:style-name="T9">-</text:span><text:span text:style-name="T9">rs</text:span><text:span text:style-name="T9">9_</text:span><text:span text:style-name="T9">a</text:span><text:span text:style-name="T9">0.2502_000.</text:span><text:span text:style-name="T9">dat</text:span><text:span text:style-name="T9">' </text:span><text:span text:style-name="T9">u</text:span><text:span text:style-name="T9"> 2:6 </text:span><text:span text:style-name="T9">w</text:span><text:span text:style-name="T9"> </text:span><text:span text:style-name="T9">lp</text:span><text:span text:style-name="T9">,'</text:span><text:span text:style-name="T9">outanalysis</text:span><text:span text:style-name="T9">/</text:span><text:span text:style-name="T9">star</text:span><text:span text:style-name="T9">/</text:span><text:span text:style-name="T9">sfh</text:span><text:span text:style-name="T9">_</text:span><text:span text:style-name="T9">s</text:span><text:span text:style-name="T9">4</text:span><text:span text:style-name="T9">zm</text:span><text:span text:style-name="T9">4</text:span><text:span text:style-name="T9">h</text:span><text:span text:style-name="T9">27-</text:span><text:span text:style-name="T9">fid</text:span><text:span text:style-name="T9">-</text:span><text:span text:style-name="T9">rs</text:span><text:span text:style-name="T9">10_</text:span><text:span text:style-name="T9">a</text:span><text:span text:style-name="T9">0.2505_000.</text:span><text:span text:style-name="T9">dat</text:span><text:span text:style-name="T9">' </text:span><text:span text:style-name="T9">u</text:span><text:span text:style-name="T9"> 2:6 </text:span><text:span text:style-name="T9">w</text:span><text:span text:style-name="T9"> </text:span><text:span text:style-name="T9">l</text:span><text:span text:style-name="T9"> </text:span><text:span text:style-name="T9">lt</text:span><text:span text:style-name="T9"> 1,'</text:span><text:span text:style-name="T9">outanalysis</text:span><text:span text:style-name="T9">/</text:span><text:span text:style-name="T9">star</text:span><text:span text:style-name="T9">/</text:span><text:span text:style-name="T9">sfh</text:span><text:span text:style-name="T9">_</text:span><text:span text:style-name="T9">s</text:span><text:span text:style-name="T9">4</text:span><text:span text:style-name="T9">zm</text:span><text:span text:style-name="T9">3</text:span><text:span text:style-name="T9">h</text:span><text:span text:style-name="T9">27-</text:span><text:span text:style-name="T9">r</text:span><text:span text:style-name="T9">2</text:span><text:span text:style-name="T9">u</text:span><text:span text:style-name="T9">10</text:span><text:span text:style-name="T9">ef</text:span><text:span text:style-name="T9">05-</text:span><text:span text:style-name="T9">rs</text:span><text:span text:style-name="T9">9_</text:span><text:span text:style-name="T9">a</text:span><text:span text:style-name="T9">0.2506_000.</text:span><text:span text:style-name="T9">dat</text:span><text:span text:style-name="T9">' </text:span><text:span text:style-name="T9">u</text:span><text:span text:style-name="T9"> 2:6 </text:span><text:span text:style-name="T9">w</text:span><text:span text:style-name="T9"> </text:span><text:span text:style-name="T9">lp</text:span><text:span text:style-name="T9"> </text:span><text:span text:style-name="T9">lt</text:span><text:span text:style-name="T9"> 2, '</text:span><text:span text:style-name="T9">outanalysis</text:span><text:span text:style-name="T9">/</text:span><text:span text:style-name="T9">star</text:span><text:span text:style-name="T9">/</text:span><text:span text:style-name="T9">sfh</text:span><text:span text:style-name="T9">_</text:span><text:span text:style-name="T9">s</text:span><text:span text:style-name="T9">4</text:span><text:span text:style-name="T9">zm</text:span><text:span text:style-name="T9">4</text:span><text:span text:style-name="T9">h</text:span><text:span text:style-name="T9">27-</text:span><text:span text:style-name="T9">r</text:span><text:span text:style-name="T9">2</text:span><text:span text:style-name="T9">u</text:span><text:span text:style-name="T9">10</text:span><text:span text:style-name="T9">ef</text:span><text:span text:style-name="T9">05-</text:span><text:span text:style-name="T9">rs</text:span><text:span text:style-name="T9">10_</text:span><text:span text:style-name="T9">a</text:span><text:span text:style-name="T9">0.2501_000.</text:span><text:span text:style-name="T9">dat</text:span><text:span text:style-name="T9">' </text:span><text:span text:style-name="T9">u</text:span><text:span text:style-name="T9"> 2:6 </text:span><text:span text:style-name="T9">w</text:span><text:span text:style-name="T9"> </text:span><text:span text:style-name="T9">l</text:span><text:span text:style-name="T9"> </text:span><text:span text:style-name="T9">lt</text:span><text:span text:style-name="T9"> 2,'</text:span><text:span text:style-name="T9">outanalysis</text:span><text:span text:style-name="T9">/</text:span><text:span text:style-name="T9">star</text:span><text:span text:style-name="T9">/</text:span><text:span text:style-name="T9">sfh</text:span><text:span text:style-name="T9">_</text:span><text:span text:style-name="T9">s</text:span><text:span text:style-name="T9">4</text:span><text:span text:style-name="T9">zm</text:span><text:span text:style-name="T9">3</text:span><text:span text:style-name="T9">h</text:span><text:span text:style-name="T9">27-</text:span><text:span text:style-name="T9">r</text:span><text:span text:style-name="T9">2</text:span><text:span text:style-name="T9">u</text:span><text:span text:style-name="T9">10-</text:span><text:span text:style-name="T9">rs</text:span><text:span text:style-name="T9">9_</text:span><text:span text:style-name="T9">a</text:span><text:span text:style-name="T9">0.2500_000.</text:span><text:span text:style-name="T9">dat</text:span><text:span text:style-name="T9">' </text:span><text:span text:style-name="T9">u</text:span><text:span text:style-name="T9"> 2:6 </text:span><text:span text:style-name="T9">w</text:span><text:span text:style-name="T9"> </text:span><text:span text:style-name="T9">lp</text:span><text:span text:style-name="T9"> </text:span><text:span text:style-name="T9">lt</text:span><text:span text:style-name="T9"> 3,'</text:span><text:span text:style-name="T9">outanalysis</text:span><text:span text:style-name="T9">/</text:span><text:span text:style-name="T9">star</text:span><text:span text:style-name="T9">/</text:span><text:span text:style-name="T9">sfh</text:span><text:span text:style-name="T9">_</text:span><text:span text:style-name="T9">s</text:span><text:span text:style-name="T9">4</text:span><text:span text:style-name="T9">zm</text:span><text:span text:style-name="T9">4</text:span><text:span text:style-name="T9">h</text:span><text:span text:style-name="T9">27-</text:span><text:span text:style-name="T9">r</text:span><text:span text:style-name="T9">2</text:span><text:span text:style-name="T9">u</text:span><text:span text:style-name="T9">10-</text:span><text:span text:style-name="T9">rs</text:span><text:span text:style-name="T9">10_</text:span><text:span text:style-name="T9">a</text:span><text:span text:style-name="T9">0.2503_000.</text:span><text:span text:style-name="T9">dat</text:span><text:span text:style-name="T9">' </text:span><text:span text:style-name="T9">u</text:span><text:span text:style-name="T9"> 2:6 </text:span><text:span text:style-name="T9">w</text:span><text:span text:style-name="T9"> </text:span><text:span text:style-name="T9">l</text:span><text:span text:style-name="T9"> </text:span><text:span text:style-name="T9">lt</text:span><text:span text:style-name="T9"> 3</text:span></text:p>
      <text:p text:style-name="P6"/>
      <text:p text:style-name="P2"/>
      <text:p text:style-name="P6"/>
      <text:p text:style-name="P9"><text:span text:style-name="T9">orientations</text:span><text:span text:style-name="T9">:</text:span></text:p>
      <text:p text:style-name="P9"><text:span text:style-name="T9">set</text:span><text:span text:style-name="T9"> </text:span><text:span text:style-name="T9">size</text:span><text:span text:style-name="T9"> </text:span><text:span text:style-name="T9">square</text:span><text:span text:style-name="T9">; </text:span><text:span text:style-name="T9">set</text:span><text:span text:style-name="T9"> </text:span><text:span text:style-name="T9">ticslevel</text:span><text:span text:style-name="T9"> 0; </text:span><text:span text:style-name="T9">set</text:span><text:span text:style-name="T9"> </text:span><text:span text:style-name="T9">cbrange</text:span><text:span text:style-name="T9">[4:8]; </text:span><text:span text:style-name="T9">set</text:span><text:span text:style-name="T9"> </text:span><text:span text:style-name="T9">view</text:span><text:span text:style-name="T9"> 0,0; </text:span><text:span text:style-name="T9">splot</text:span><text:span text:style-name="T9"> [-15:15][-15:15][-15:15]'</text:span><text:span text:style-name="T9">outanalysis</text:span><text:span text:style-name="T9">/</text:span><text:span text:style-name="T9">star</text:span><text:span text:style-name="T9">/</text:span><text:span text:style-name="T9">evecs</text:span><text:span text:style-name="T9">_</text:span><text:span text:style-name="T9">s</text:span><text:span text:style-name="T9">4</text:span><text:span text:style-name="T9">zm</text:span><text:span text:style-name="T9">3</text:span><text:span text:style-name="T9">h</text:span><text:span text:style-name="T9">27-</text:span><text:span text:style-name="T9">r</text:span><text:span text:style-name="T9">2</text:span><text:span text:style-name="T9">u</text:span><text:span text:style-name="T9">10</text:span><text:span text:style-name="T9">ef</text:span><text:span text:style-name="T9">05-</text:span><text:span text:style-name="T9">rs</text:span><text:span text:style-name="T9">9_</text:span><text:span text:style-name="T9">a</text:span><text:span text:style-name="T9">0.2506_000.</text:span><text:span text:style-name="T9">dat</text:span><text:span text:style-name="T9">' <text:s/></text:span><text:span text:style-name="T9">u</text:span><text:span text:style-name="T9"> 7:8:9 </text:span><text:span text:style-name="T9">w</text:span><text:span text:style-name="T9"> </text:span><text:span text:style-name="T9">l</text:span><text:span text:style-name="T9"> </text:span><text:span text:style-name="T9">lt</text:span><text:span text:style-name="T9"> 1,'</text:span><text:span text:style-name="T9">outanalysis</text:span><text:span text:style-name="T9">/</text:span><text:span text:style-name="T9">star</text:span><text:span text:style-name="T9">/</text:span><text:span text:style-name="T9">evecs</text:span><text:span text:style-name="T9">_</text:span><text:span text:style-name="T9">s</text:span><text:span text:style-name="T9">4</text:span><text:span text:style-name="T9">zm</text:span><text:span text:style-name="T9">3</text:span><text:span text:style-name="T9">h</text:span><text:span text:style-name="T9">27-</text:span><text:span text:style-name="T9">r</text:span><text:span text:style-name="T9">2</text:span><text:span text:style-name="T9">u</text:span><text:span text:style-name="T9">10</text:span><text:span text:style-name="T9">ef</text:span><text:span text:style-name="T9">05-</text:span><text:span text:style-name="T9">rs</text:span><text:span text:style-name="T9">9_</text:span><text:span text:style-name="T9">a</text:span><text:span text:style-name="T9">0.2506_000.</text:span><text:span text:style-name="T9">dat</text:span><text:span text:style-name="T9">' <text:s/></text:span><text:span text:style-name="T9">u</text:span><text:span text:style-name="T9"> 1:2:3 </text:span><text:span text:style-name="T9">w</text:span><text:span text:style-name="T9"> </text:span><text:span text:style-name="T9">lp</text:span><text:span text:style-name="T9"> </text:span><text:span text:style-name="T9">lt</text:span><text:span text:style-name="T9"> 1, '</text:span><text:span text:style-name="T9">outanalysis</text:span><text:span text:style-name="T9">/</text:span><text:span text:style-name="T9">gas</text:span><text:span text:style-name="T9">/</text:span><text:span text:style-name="T9">evecg</text:span><text:span text:style-name="T9">_</text:span><text:span text:style-name="T9">s</text:span><text:span text:style-name="T9">4</text:span><text:span text:style-name="T9">zm</text:span><text:span text:style-name="T9">3</text:span><text:span text:style-name="T9">h</text:span><text:span text:style-name="T9">27-</text:span><text:span text:style-name="T9">r</text:span><text:span text:style-name="T9">2</text:span><text:span text:style-name="T9">u</text:span><text:span text:style-name="T9">10</text:span><text:span text:style-name="T9">ef</text:span><text:span text:style-name="T9">05-</text:span><text:span text:style-name="T9">rs</text:span><text:span text:style-name="T9">9_</text:span><text:span text:style-name="T9">a</text:span><text:span text:style-name="T9">0.2506_000.</text:span><text:span text:style-name="T9">dat</text:span><text:span text:style-name="T9">' </text:span><text:span text:style-name="T9">w</text:span><text:span text:style-name="T9"> </text:span><text:span text:style-name="T9">lp</text:span><text:span text:style-name="T9"> </text:span><text:span text:style-name="T9">lt</text:span><text:span text:style-name="T9"> 3, '</text:span><text:span text:style-name="T9">outanalysis</text:span><text:span text:style-name="T9">/</text:span><text:span text:style-name="T9">gas</text:span><text:span text:style-name="T9">/</text:span><text:span text:style-name="T9">evecg</text:span><text:span text:style-name="T9">_</text:span><text:span text:style-name="T9">s</text:span><text:span text:style-name="T9">4</text:span><text:span text:style-name="T9">zm</text:span><text:span text:style-name="T9">3</text:span><text:span text:style-name="T9">h</text:span><text:span text:style-name="T9">27-</text:span><text:span text:style-name="T9">r</text:span><text:span text:style-name="T9">2</text:span><text:span text:style-name="T9">u</text:span><text:span text:style-name="T9">10</text:span><text:span text:style-name="T9">ef</text:span><text:span text:style-name="T9">05-</text:span><text:span text:style-name="T9">rs</text:span><text:span text:style-name="T9">9_</text:span><text:span text:style-name="T9">a</text:span><text:span text:style-name="T9">0.2506_000.</text:span><text:span text:style-name="T9">dat</text:span><text:span text:style-name="T9">' </text:span><text:span text:style-name="T9">u</text:span><text:span text:style-name="T9"> 4:5:6 </text:span><text:span text:style-name="T9">w</text:span><text:span text:style-name="T9"> </text:span><text:span text:style-name="T9">l</text:span><text:span text:style-name="T9"> </text:span><text:span text:style-name="T9">lt</text:span><text:span text:style-name="T9"> 3, '</text:span><text:span text:style-name="T9">outanalysis</text:span><text:span text:style-name="T9">/</text:span><text:span text:style-name="T9">gas</text:span><text:span text:style-name="T9">/</text:span><text:span text:style-name="T9">evecg</text:span><text:span text:style-name="T9">_</text:span><text:span text:style-name="T9">s</text:span><text:span text:style-name="T9">4</text:span><text:span text:style-name="T9">zm</text:span><text:span text:style-name="T9">3</text:span><text:span text:style-name="T9">h</text:span><text:span text:style-name="T9">27-</text:span><text:span text:style-name="T9">r</text:span><text:span text:style-name="T9">2</text:span><text:span text:style-name="T9">u</text:span><text:span text:style-name="T9">10</text:span><text:span text:style-name="T9">ef</text:span><text:span text:style-name="T9">05-</text:span><text:span text:style-name="T9">rs</text:span><text:span text:style-name="T9">9_</text:span><text:span text:style-name="T9">a</text:span><text:span text:style-name="T9">0.2506_000.</text:span><text:span text:style-name="T9">dat</text:span><text:span text:style-name="T9">' </text:span><text:span text:style-name="T9">u</text:span><text:span text:style-name="T9"> 7:8:9 </text:span><text:span text:style-name="T9">w</text:span><text:span text:style-name="T9"> </text:span><text:span text:style-name="T9">l</text:span><text:span text:style-name="T9"> </text:span><text:span text:style-name="T9">lt</text:span><text:span text:style-name="T9"> 3, '</text:span><text:span text:style-name="T9">outanalysis</text:span><text:span text:style-name="T9">/</text:span><text:span text:style-name="T9">testgdisk</text:span><text:span text:style-name="T9">_</text:span><text:span text:style-name="T9">s</text:span><text:span text:style-name="T9">4</text:span><text:span text:style-name="T9">zm</text:span><text:span text:style-name="T9">3</text:span><text:span text:style-name="T9">h</text:span><text:span text:style-name="T9">27-</text:span><text:span text:style-name="T9">r</text:span><text:span text:style-name="T9">2</text:span><text:span text:style-name="T9">u</text:span><text:span text:style-name="T9">10</text:span><text:span text:style-name="T9">ef</text:span><text:span text:style-name="T9">05-</text:span><text:span text:style-name="T9">rs</text:span><text:span text:style-name="T9">9_</text:span><text:span text:style-name="T9">a</text:span><text:span text:style-name="T9">0.2506_000.</text:span><text:span text:style-name="T9">dat</text:span><text:span text:style-name="T9">' </text:span><text:span text:style-name="T9">u</text:span><text:span text:style-name="T9"> (</text:span><text:span text:style-name="T9">log</text:span><text:span text:style-name="T9">10($4) &gt; 4 ? $1 : -30):2:3:(</text:span><text:span text:style-name="T9">log</text:span><text:span text:style-name="T9">10($4)) </text:span><text:span text:style-name="T9">pal</text:span><text:span text:style-name="T9"> </text:span><text:span text:style-name="T9">w</text:span><text:span text:style-name="T9"> </text:span><text:span text:style-name="T9">p</text:span><text:span text:style-name="T9">, '</text:span><text:span text:style-name="T9">outanalysis</text:span><text:span text:style-name="T9">/</text:span><text:span text:style-name="T9">testsdisk</text:span><text:span text:style-name="T9">_</text:span><text:span text:style-name="T9">s</text:span><text:span text:style-name="T9">4</text:span><text:span text:style-name="T9">zm</text:span><text:span text:style-name="T9">3</text:span><text:span text:style-name="T9">h</text:span><text:span text:style-name="T9">27-</text:span><text:span text:style-name="T9">r</text:span><text:span text:style-name="T9">2</text:span><text:span text:style-name="T9">u</text:span><text:span text:style-name="T9">10</text:span><text:span text:style-name="T9">ef</text:span><text:span text:style-name="T9">05-</text:span><text:span text:style-name="T9">rs</text:span><text:span text:style-name="T9">9_</text:span><text:span text:style-name="T9">a</text:span><text:span text:style-name="T9">0.2506_000.</text:span><text:span text:style-name="T9">dat</text:span><text:span text:style-name="T9">' <text:s/></text:span><text:span text:style-name="T9">u</text:span><text:span text:style-name="T9"> (</text:span><text:span text:style-name="T9">log</text:span><text:span text:style-name="T9">10($4) &gt; 4 ? $1 : -30):2:3:(</text:span><text:span text:style-name="T9">log</text:span><text:span text:style-name="T9">10($4)) </text:span><text:span text:style-name="T9">pal</text:span><text:span text:style-name="T9"> </text:span><text:span text:style-name="T9">w</text:span><text:span text:style-name="T9"> </text:span><text:span text:style-name="T9">d</text:span></text:p>
      <text:p text:style-name="P2"/>
      <text:p text:style-name="P2"/>
      <text:p text:style-name="P2"/>
      <text:p text:style-name="P3"/>
      <text:h text:style-name="P46" text:outline-level="10"><text:bookmark-start text:name="h.unbxzkugp71g"/><text:span text:style-name="T2">how</text:span><text:bookmark-end text:name="h.unbxzkugp71g"/><text:span text:style-name="T2"> </text:span><text:span text:style-name="T2">much</text:span><text:span text:style-name="T2"> </text:span><text:span text:style-name="T2">mass</text:span><text:span text:style-name="T2"> </text:span><text:span text:style-name="T2">is</text:span><text:span text:style-name="T2"> </text:span><text:span text:style-name="T2">in</text:span><text:span text:style-name="T2"> </text:span><text:span text:style-name="T2">the</text:span><text:span text:style-name="T2"> </text:span><text:span text:style-name="T2">hot</text:span><text:span text:style-name="T2"> </text:span><text:span text:style-name="T2">phase</text:span><text:span text:style-name="T2">?</text:span></text:h>
      <text:p text:style-name="P1"><text:span text:style-name="T4">how</text:span><text:span text:style-name="T4"> </text:span><text:span text:style-name="T4">is</text:span><text:span text:style-name="T4"> </text:span><text:span text:style-name="T4">filament</text:span><text:span text:style-name="T4"> </text:span><text:span text:style-name="T4">density</text:span><text:span text:style-name="T4"> </text:span><text:span text:style-name="T4">affected</text:span><text:span text:style-name="T4"> </text:span><text:span text:style-name="T4">by</text:span><text:span text:style-name="T4"> </text:span><text:span text:style-name="T4">resolution</text:span><text:span text:style-name="T4"> </text:span><text:span text:style-name="T4">in</text:span><text:span text:style-name="T4"> </text:span><text:span text:style-name="T4">AMR</text:span><text:span text:style-name="T4"> </text:span><text:span text:style-name="T4">simulations</text:span><text:span text:style-name="T4">?</text:span></text:p>
      <text:h text:style-name="P47" text:outline-level="10"><text:bookmark-start text:name="h.9sj95lg274to"/><text:bookmark-start text:name="h.vydo1nkhw7r"/><text:s text:c="11"/><text:bookmark-end text:name="h.9sj95lg274to"/><text:bookmark-end text:name="h.vydo1nkhw7r"/></text:h>
      <text:h text:style-name="P46" text:outline-level="10"><text:bookmark-start text:name="h.kv73m180fr3j"/><text:span text:style-name="T2">The</text:span><text:bookmark-end text:name="h.kv73m180fr3j"/><text:span text:style-name="T2"> </text:span><text:span text:style-name="T2">Galactic</text:span><text:span text:style-name="T2"> </text:span><text:span text:style-name="T2">Fountain</text:span><text:span text:style-name="T2"> </text:span><text:span text:style-name="T2">in</text:span><text:span text:style-name="T2"> </text:span><text:span text:style-name="T2">order</text:span><text:span text:style-name="T2"> </text:span><text:span text:style-name="T2">to</text:span><text:span text:style-name="T2"> </text:span><text:span text:style-name="T2">understand</text:span><text:span text:style-name="T2"> </text:span><text:span text:style-name="T2">feedback</text:span><text:span text:style-name="T2"> </text:span><text:span text:style-name="T2">simulations</text:span></text:h>
      <text:p text:style-name="P2"/>
      <text:p text:style-name="P2"/>
      <text:h text:style-name="P43" text:outline-level="10"><text:bookmark-start text:name="h.puvfqw7v0l9o"/><text:span text:style-name="T2">Games</text:span><text:bookmark-end text:name="h.puvfqw7v0l9o"/><text:span text:style-name="T2">: </text:span><text:span text:style-name="T2">Semi</text:span><text:span text:style-name="T2">-</text:span><text:span text:style-name="T2">Analytic</text:span><text:span text:style-name="T2"> + </text:span><text:span text:style-name="T2">Computational</text:span></text:h>
      <text:p text:style-name="P3"/>
      <text:p text:style-name="P2"/>
      <text:p text:style-name="P2"/>
      <text:p text:style-name="P1"><text:span text:style-name="T4">Q</text:span><text:span text:style-name="T4">: </text:span><text:span text:style-name="T4">To</text:span><text:span text:style-name="T4"> </text:span><text:span text:style-name="T4">stop</text:span><text:span text:style-name="T4"> </text:span><text:span text:style-name="T5">bulge</text:span><text:span text:style-name="T5"> </text:span><text:span text:style-name="T5">formation</text:span><text:span text:style-name="T5"> </text:span><text:span text:style-name="T4">how</text:span><text:span text:style-name="T4"> </text:span><text:span text:style-name="T4">much</text:span><text:span text:style-name="T4"> </text:span><text:span text:style-name="T4">gas</text:span><text:span text:style-name="T4"> </text:span><text:span text:style-name="T4">do</text:span><text:span text:style-name="T4"> </text:span><text:span text:style-name="T4">you</text:span><text:span text:style-name="T4"> </text:span><text:span text:style-name="T4">need</text:span><text:span text:style-name="T4"> </text:span><text:span text:style-name="T4">to</text:span><text:span text:style-name="T4"> </text:span><text:span text:style-name="T4">stop</text:span><text:span text:style-name="T4"> </text:span><text:span text:style-name="T4">from</text:span><text:span text:style-name="T4"> </text:span><text:span text:style-name="T4">cooling</text:span><text:span text:style-name="T4"> </text:span><text:span text:style-name="T4">and</text:span><text:span text:style-name="T4"> </text:span><text:span text:style-name="T4">condensing</text:span><text:span text:style-name="T4">?</text:span></text:p>
      <text:p text:style-name="P1"><text:span text:style-name="T4">A</text:span><text:span text:style-name="T4">: </text:span><text:span text:style-name="T4">You</text:span><text:span text:style-name="T4"> </text:span><text:span text:style-name="T4">need</text:span><text:span text:style-name="T4"> </text:span><text:span text:style-name="T4">all</text:span><text:span text:style-name="T4"> </text:span><text:span text:style-name="T4">the</text:span><text:span text:style-name="T4"> </text:span><text:span text:style-name="T4">gas</text:span><text:span text:style-name="T4"> </text:span><text:span text:style-name="T4">that</text:span><text:span text:style-name="T4"> </text:span><text:span text:style-name="T4">forms</text:span><text:span text:style-name="T4"> </text:span><text:span text:style-name="T4">the</text:span><text:span text:style-name="T4"> </text:span><text:span text:style-name="T4">bulge</text:span><text:span text:style-name="T4"> </text:span><text:span text:style-name="T4">in</text:span><text:span text:style-name="T4"> </text:span><text:span text:style-name="T4">simulations</text:span><text:span text:style-name="T4"> </text:span><text:span text:style-name="T4">not</text:span><text:span text:style-name="T4"> </text:span><text:span text:style-name="T4">to</text:span><text:span text:style-name="T4"> </text:span><text:span text:style-name="T4">cool</text:span><text:span text:style-name="T4">... </text:span></text:p>
      <text:p text:style-name="P1"><text:span text:style-name="T4">Q</text:span><text:span text:style-name="T4">: </text:span><text:span text:style-name="T4">Ok</text:span><text:span text:style-name="T4">, </text:span><text:span text:style-name="T4">but</text:span><text:span text:style-name="T4"> </text:span><text:span text:style-name="T4">the</text:span><text:span text:style-name="T4"> </text:span><text:span text:style-name="T4">simulations</text:span><text:span text:style-name="T4"> </text:span><text:span text:style-name="T4">may</text:span><text:span text:style-name="T4"> </text:span><text:span text:style-name="T4">not</text:span><text:span text:style-name="T4"> </text:span><text:span text:style-name="T4">reflect</text:span><text:span text:style-name="T4"> </text:span><text:span text:style-name="T4">the</text:span><text:span text:style-name="T4"> </text:span><text:span text:style-name="T4">reality</text:span><text:span text:style-name="T4"> </text:span><text:span text:style-name="T4">of</text:span><text:span text:style-name="T4"> </text:span><text:span text:style-name="T4">bulge</text:span><text:span text:style-name="T4"> </text:span><text:span text:style-name="T4">formation</text:span><text:span text:style-name="T4">. </text:span><text:span text:style-name="T4">Do</text:span><text:span text:style-name="T4"> </text:span><text:span text:style-name="T4">you</text:span><text:span text:style-name="T4"> </text:span><text:span text:style-name="T4">really</text:span><text:span text:style-name="T4"> </text:span><text:span text:style-name="T4">know</text:span><text:span text:style-name="T4"> </text:span><text:span text:style-name="T4">how</text:span><text:span text:style-name="T4"> </text:span><text:span text:style-name="T4">much</text:span><text:span text:style-name="T4"> </text:span><text:span text:style-name="T4">low</text:span><text:span text:style-name="T4"> </text:span><text:span text:style-name="T4">angular</text:span><text:span text:style-name="T4"> </text:span><text:span text:style-name="T4">momentum</text:span><text:span text:style-name="T4"> </text:span><text:span text:style-name="T4">gas</text:span><text:span text:style-name="T4"> </text:span><text:span text:style-name="T4">should</text:span><text:span text:style-name="T4"> </text:span><text:span text:style-name="T4">be</text:span><text:span text:style-name="T4"> </text:span><text:span text:style-name="T4">there</text:span><text:span text:style-name="T4"> </text:span><text:span text:style-name="T4">from</text:span><text:span text:style-name="T4"> </text:span><text:span text:style-name="T4">the</text:span><text:span text:style-name="T4"> </text:span><text:span text:style-name="T4">large</text:span><text:span text:style-name="T4"> </text:span><text:span text:style-name="T4">scale</text:span><text:span text:style-name="T4"> </text:span><text:span text:style-name="T4">tidal</text:span><text:span text:style-name="T4"> </text:span><text:span text:style-name="T4">field</text:span><text:span text:style-name="T4">? </text:span></text:p>
      <text:p text:style-name="P1"><text:span text:style-name="T4">A</text:span><text:span text:style-name="T4">: </text:span><text:span text:style-name="T4">Tidal</text:span><text:span text:style-name="T4"> </text:span><text:span text:style-name="T4">torque</text:span><text:span text:style-name="T4"> </text:span><text:span text:style-name="T4">theory</text:span><text:span text:style-name="T4"> </text:span><text:span text:style-name="T4">predicts</text:span><text:span text:style-name="T4"> </text:span><text:span text:style-name="T4">this</text:span><text:span text:style-name="T4">. </text:span></text:p>
      <text:p text:style-name="P1"><text:span text:style-name="T7">http</text:span><text:span text:style-name="T7">://</text:span><text:span text:style-name="T7">adsabs</text:span><text:span text:style-name="T7">.</text:span><text:span text:style-name="T7">harvard</text:span><text:span text:style-name="T7">.</text:span><text:span text:style-name="T7">edu</text:span><text:span text:style-name="T7">/</text:span><text:span text:style-name="T7">abs</text:span><text:span text:style-name="T7">/2002</text:span><text:span text:style-name="T7">MNRAS</text:span><text:span text:style-name="T7">.332..325</text:span><text:span text:style-name="T7">P</text:span></text:p>
      <text:p text:style-name="P1"><text:span text:style-name="T7">http</text:span><text:span text:style-name="T7">://</text:span><text:span text:style-name="T7">arxiv</text:span><text:span text:style-name="T7">.</text:span><text:span text:style-name="T7">org</text:span><text:span text:style-name="T7">/</text:span><text:span text:style-name="T7">abs</text:span><text:span text:style-name="T7">/</text:span><text:span text:style-name="T7">astro</text:span><text:span text:style-name="T7">-</text:span><text:span text:style-name="T7">ph</text:span><text:span text:style-name="T7">/0105165</text:span></text:p>
      <text:p text:style-name="P1"><text:span text:style-name="T4">Q</text:span><text:span text:style-name="T4">: </text:span><text:span text:style-name="T4">then</text:span><text:span text:style-name="T4"> </text:span><text:span text:style-name="T4">why</text:span><text:span text:style-name="T4"> </text:span><text:span text:style-name="T4">do</text:span><text:span text:style-name="T4"> </text:span><text:span text:style-name="T4">we</text:span><text:span text:style-name="T4"> </text:span><text:span text:style-name="T4">need</text:span><text:span text:style-name="T4"> </text:span><text:span text:style-name="T4">simulations</text:span><text:span text:style-name="T4"> </text:span><text:span text:style-name="T4">to</text:span><text:span text:style-name="T4"> </text:span><text:span text:style-name="T4">tell</text:span><text:span text:style-name="T4"> </text:span><text:span text:style-name="T4">us</text:span><text:span text:style-name="T4"> </text:span><text:span text:style-name="T4">that</text:span><text:span text:style-name="T4">, </text:span><text:span text:style-name="T4">at</text:span><text:span text:style-name="T4"> </text:span><text:span text:style-name="T4">high</text:span><text:span text:style-name="T4"> </text:span><text:span text:style-name="T4">resolution</text:span><text:span text:style-name="T4"> </text:span><text:span text:style-name="T4">the</text:span><text:span text:style-name="T4"> </text:span><text:span text:style-name="T4">bulge</text:span><text:span text:style-name="T4"> </text:span><text:span text:style-name="T4">fraction</text:span><text:span text:style-name="T4"> </text:span><text:span text:style-name="T4">in</text:span><text:span text:style-name="T4"> </text:span><text:span text:style-name="T4">most</text:span><text:span text:style-name="T4"> </text:span><text:span text:style-name="T4">disks</text:span><text:span text:style-name="T4"> </text:span><text:span text:style-name="T4">is</text:span><text:span text:style-name="T4"> </text:span><text:span text:style-name="T4">not</text:span><text:span text:style-name="T4"> </text:span><text:span text:style-name="T4">converged</text:span><text:span text:style-name="T4">? </text:span><text:span text:style-name="T4">Are</text:span><text:span text:style-name="T4"> </text:span><text:span text:style-name="T4">the</text:span><text:span text:style-name="T4"> </text:span><text:span text:style-name="T4">higher</text:span><text:span text:style-name="T4"> </text:span><text:span text:style-name="T4">resolution</text:span><text:span text:style-name="T4"> </text:span><text:span text:style-name="T4">simulations</text:span><text:span text:style-name="T4"> </text:span><text:span text:style-name="T4">converging</text:span><text:span text:style-name="T4"> </text:span><text:span text:style-name="T4">to</text:span><text:span text:style-name="T4"> </text:span><text:span text:style-name="T4">what</text:span><text:span text:style-name="T4"> </text:span><text:span text:style-name="T4">tidal</text:span><text:span text:style-name="T4"> </text:span><text:span text:style-name="T4">torque</text:span><text:span text:style-name="T4"> </text:span><text:span text:style-name="T4">theory</text:span><text:span text:style-name="T4"> </text:span><text:span text:style-name="T4">says</text:span><text:span text:style-name="T4">?</text:span></text:p>
      <text:p text:style-name="P2"/>
      <text:p text:style-name="P1"><text:span text:style-name="T4">Are</text:span><text:span text:style-name="T4"> </text:span><text:span text:style-name="T4">there</text:span><text:span text:style-name="T4"> </text:span><text:span text:style-name="T4">simple</text:span><text:span text:style-name="T4"> </text:span><text:span text:style-name="T4">arguments</text:span><text:span text:style-name="T4"> </text:span><text:span text:style-name="T4">that</text:span><text:span text:style-name="T4"> </text:span><text:span text:style-name="T4">tell</text:span><text:span text:style-name="T4"> </text:span><text:span text:style-name="T4">you</text:span><text:span text:style-name="T4"> </text:span><text:span text:style-name="T4">this</text:span><text:span text:style-name="T4"> </text:span><text:span text:style-name="T4">stuff</text:span><text:span text:style-name="T4">? </text:span><text:span text:style-name="T4">look</text:span><text:span text:style-name="T4"> </text:span><text:span text:style-name="T4">in</text:span><text:span text:style-name="T4"> 2 </text:span><text:span text:style-name="T4">galaxy</text:span><text:span text:style-name="T4"> </text:span><text:span text:style-name="T4">formation</text:span><text:span text:style-name="T4"> </text:span><text:span text:style-name="T4">books</text:span><text:span text:style-name="T4"> </text:span><text:span text:style-name="T4">and</text:span><text:span text:style-name="T4"> </text:span><text:span text:style-name="T4">papers</text:span><text:span text:style-name="T4"> </text:span><text:span text:style-name="T4">before</text:span><text:span text:style-name="T4"> </text:span><text:span text:style-name="T4">you</text:span><text:span text:style-name="T4"> </text:span><text:span text:style-name="T4">think</text:span><text:span text:style-name="T4"> </text:span><text:span text:style-name="T4">too</text:span><text:span text:style-name="T4"> </text:span><text:span text:style-name="T4">hard</text:span><text:span text:style-name="T4"> </text:span><text:span text:style-name="T4">about</text:span><text:span text:style-name="T4"> </text:span><text:span text:style-name="T4">this</text:span><text:span text:style-name="T4">. </text:span><text:span text:style-name="T4">It</text:span><text:span text:style-name="T4"> </text:span><text:span text:style-name="T4">seems</text:span><text:span text:style-name="T4"> </text:span><text:span text:style-name="T4">like</text:span><text:span text:style-name="T4"> </text:span><text:span text:style-name="T4">something</text:span><text:span text:style-name="T4"> </text:span><text:span text:style-name="T4">that</text:span><text:span text:style-name="T4"> </text:span><text:span text:style-name="T4">would</text:span><text:span text:style-name="T4"> </text:span><text:span text:style-name="T4">be</text:span><text:span text:style-name="T4"> </text:span><text:span text:style-name="T4">very</text:span><text:span text:style-name="T4"> </text:span><text:span text:style-name="T4">hard</text:span><text:span text:style-name="T4"> </text:span><text:span text:style-name="T4">to</text:span><text:span text:style-name="T4"> </text:span><text:span text:style-name="T4">predict</text:span><text:span text:style-name="T4">, </text:span><text:span text:style-name="T4">but</text:span><text:span text:style-name="T4"> </text:span><text:span text:style-name="T4">if</text:span><text:span text:style-name="T4"> </text:span><text:span text:style-name="T4">you</text:span><text:span text:style-name="T4"> </text:span><text:span text:style-name="T4">could</text:span><text:span text:style-name="T4"> </text:span><text:span text:style-name="T4">do</text:span><text:span text:style-name="T4"> </text:span><text:span text:style-name="T4">it</text:span><text:span text:style-name="T4"> </text:span><text:span text:style-name="T4">and</text:span><text:span text:style-name="T4"> </text:span><text:span text:style-name="T4">match</text:span><text:span text:style-name="T4"> </text:span><text:span text:style-name="T4">some</text:span><text:span text:style-name="T4"> </text:span><text:span text:style-name="T4">simulation</text:span><text:span text:style-name="T4"> </text:span><text:span text:style-name="T4">results</text:span><text:span text:style-name="T4"> </text:span><text:span text:style-name="T4">with</text:span><text:span text:style-name="T4"> </text:span><text:span text:style-name="T4">a</text:span><text:span text:style-name="T4"> </text:span><text:span text:style-name="T4">resolution</text:span><text:span text:style-name="T4"> </text:span><text:span text:style-name="T4">parameter</text:span><text:span text:style-name="T4">, </text:span><text:span text:style-name="T4">that</text:span><text:span text:style-name="T4"> </text:span><text:span text:style-name="T4">would</text:span><text:span text:style-name="T4"> </text:span><text:span text:style-name="T4">be</text:span><text:span text:style-name="T4"> </text:span><text:span text:style-name="T4">awesome</text:span><text:span text:style-name="T4">.</text:span></text:p>
      <text:p text:style-name="P2"/>
      <text:p text:style-name="P2">====================================</text:p>
      <text:p text:style-name="P1"><text:span text:style-name="T4">Q</text:span><text:span text:style-name="T4">: </text:span><text:span text:style-name="T4">what</text:span><text:span text:style-name="T4"> </text:span><text:span text:style-name="T4">is</text:span><text:span text:style-name="T4"> </text:span><text:span text:style-name="T4">the</text:span><text:span text:style-name="T4"> </text:span><text:span text:style-name="T5">density</text:span><text:span text:style-name="T5"> </text:span><text:span text:style-name="T5">PDF</text:span><text:span text:style-name="T5"> </text:span><text:span text:style-name="T5">of</text:span><text:span text:style-name="T5"> </text:span><text:span text:style-name="T5">galaxies</text:span><text:span text:style-name="T5"> </text:span><text:span text:style-name="T4">in</text:span><text:span text:style-name="T4"> </text:span><text:span text:style-name="T4">simulations</text:span><text:span text:style-name="T4"> </text:span><text:span text:style-name="T4">as</text:span><text:span text:style-name="T4"> </text:span><text:span text:style-name="T4">a</text:span><text:span text:style-name="T4"> </text:span><text:span text:style-name="T4">function</text:span><text:span text:style-name="T4"> </text:span><text:span text:style-name="T4">of</text:span><text:span text:style-name="T4"> </text:span><text:span text:style-name="T4">various</text:span><text:span text:style-name="T4"> </text:span><text:span text:style-name="T4">parameters</text:span><text:span text:style-name="T4"> </text:span><text:span text:style-name="T4">and</text:span><text:span text:style-name="T4"> </text:span><text:span text:style-name="T4">resolution</text:span><text:span text:style-name="T4">?</text:span></text:p>
      <text:p text:style-name="P1"><text:span text:style-name="T4">A</text:span><text:span text:style-name="T4">: </text:span><text:span text:style-name="T4">This</text:span><text:span text:style-name="T4"> </text:span><text:span text:style-name="T4">is</text:span><text:span text:style-name="T4"> </text:span><text:span text:style-name="T4">a</text:span><text:span text:style-name="T4"> </text:span><text:span text:style-name="T4">very</text:span><text:span text:style-name="T4"> </text:span><text:span text:style-name="T4">hard</text:span><text:span text:style-name="T4"> </text:span><text:span text:style-name="T4">problem</text:span><text:span text:style-name="T4"> </text:span><text:span text:style-name="T4">and</text:span><text:span text:style-name="T4"> </text:span><text:span text:style-name="T4">will</text:span><text:span text:style-name="T4"> </text:span><text:span text:style-name="T4">also</text:span><text:span text:style-name="T4"> </text:span><text:span text:style-name="T4">depend</text:span><text:span text:style-name="T4"> </text:span><text:span text:style-name="T4">on</text:span><text:span text:style-name="T4"> </text:span><text:span text:style-name="T4">the</text:span><text:span text:style-name="T4"> </text:span><text:span text:style-name="T4">exact</text:span><text:span text:style-name="T4"> </text:span><text:span text:style-name="T4">feedback</text:span><text:span text:style-name="T4"> </text:span><text:span text:style-name="T4">and</text:span><text:span text:style-name="T4"> </text:span><text:span text:style-name="T4">SF</text:span><text:span text:style-name="T4"> </text:span><text:span text:style-name="T4">prescription</text:span><text:span text:style-name="T4"> </text:span><text:span text:style-name="T4">you</text:span><text:span text:style-name="T4"> </text:span><text:span text:style-name="T4">implement</text:span><text:span text:style-name="T4">.</text:span></text:p>
      <text:p text:style-name="P1"><text:span text:style-name="T4">Q</text:span><text:span text:style-name="T4">: </text:span><text:span text:style-name="T4">yes</text:span><text:span text:style-name="T4">, </text:span><text:span text:style-name="T4">but</text:span><text:span text:style-name="T4"> </text:span><text:span text:style-name="T4">it</text:span><text:span text:style-name="T4"> </text:span><text:span text:style-name="T4">is</text:span><text:span text:style-name="T4"> </text:span><text:span text:style-name="T4">the</text:span><text:span text:style-name="T4"> </text:span><text:span text:style-name="T4">fundamental</text:span><text:span text:style-name="T4"> </text:span><text:span text:style-name="T4">question</text:span><text:span text:style-name="T4"> </text:span><text:span text:style-name="T4">that</text:span><text:span text:style-name="T4"> </text:span><text:span text:style-name="T4">needs</text:span><text:span text:style-name="T4"> </text:span><text:span text:style-name="T4">to</text:span><text:span text:style-name="T4"> </text:span><text:span text:style-name="T4">be</text:span><text:span text:style-name="T4"> </text:span><text:span text:style-name="T4">understood</text:span><text:span text:style-name="T4"> </text:span><text:span text:style-name="T4">before</text:span><text:span text:style-name="T4"> </text:span><text:span text:style-name="T4">you</text:span><text:span text:style-name="T4"> </text:span><text:span text:style-name="T4">can</text:span><text:span text:style-name="T4"> </text:span><text:span text:style-name="T4">really</text:span><text:span text:style-name="T4"> </text:span><text:span text:style-name="T4">know</text:span><text:span text:style-name="T4"> </text:span><text:span text:style-name="T4">what</text:span><text:span text:style-name="T4"> </text:span><text:span text:style-name="T4">it</text:span><text:span text:style-name="T4"> </text:span><text:span text:style-name="T4">means</text:span><text:span text:style-name="T4"> </text:span><text:span text:style-name="T4">for</text:span><text:span text:style-name="T4"> </text:span><text:span text:style-name="T4">stars</text:span><text:span text:style-name="T4"> </text:span><text:span text:style-name="T4">to</text:span><text:span text:style-name="T4"> </text:span><text:span text:style-name="T4">be</text:span><text:span text:style-name="T4"> </text:span><text:span text:style-name="T4">forming</text:span><text:span text:style-name="T4"> </text:span><text:span text:style-name="T4">in</text:span><text:span text:style-name="T4"> </text:span><text:span text:style-name="T4">your</text:span><text:span text:style-name="T4"> </text:span><text:span text:style-name="T4">simulation</text:span><text:span text:style-name="T4">... </text:span><text:span text:style-name="T4">essentially</text:span><text:span text:style-name="T4"> </text:span><text:span text:style-name="T5">all</text:span><text:span text:style-name="T5"> </text:span><text:span text:style-name="T5">this</text:span><text:span text:style-name="T5"> </text:span><text:span text:style-name="T5">fuss</text:span><text:span text:style-name="T5"> </text:span><text:span text:style-name="T5">about</text:span><text:span text:style-name="T5"> </text:span><text:span text:style-name="T5">stellar</text:span><text:span text:style-name="T5"> </text:span><text:span text:style-name="T5">mass</text:span><text:span text:style-name="T5"> </text:span><text:span text:style-name="T5">etc</text:span><text:span text:style-name="T5"> </text:span><text:span text:style-name="T5">boils</text:span><text:span text:style-name="T5"> </text:span><text:span text:style-name="T5">down</text:span><text:span text:style-name="T5"> </text:span><text:span text:style-name="T5">to</text:span><text:span text:style-name="T5"> </text:span><text:span text:style-name="T5">the</text:span><text:span text:style-name="T5"> </text:span><text:span text:style-name="T5">high</text:span><text:span text:style-name="T5"> </text:span><text:span text:style-name="T5">density</text:span><text:span text:style-name="T5"> </text:span><text:span text:style-name="T5">tail</text:span><text:span text:style-name="T5"> </text:span><text:span text:style-name="T5">of</text:span><text:span text:style-name="T5"> </text:span><text:span text:style-name="T5">your</text:span><text:span text:style-name="T5"> </text:span><text:span text:style-name="T5">gas</text:span><text:span text:style-name="T5"> </text:span><text:span text:style-name="T5">PDF</text:span><text:span text:style-name="T4">.</text:span></text:p>
      <text:p text:style-name="P2"/>
      <text:p text:style-name="P2"/>
      <text:p text:style-name="P1"><text:span text:style-name="T4">On</text:span><text:span text:style-name="T4"> </text:span><text:span text:style-name="T4">a</text:span><text:span text:style-name="T4"> </text:span><text:span text:style-name="T4">related</text:span><text:span text:style-name="T4"> </text:span><text:span text:style-name="T4">note</text:span><text:span text:style-name="T4">, </text:span><text:span text:style-name="T4">functionally</text:span><text:span text:style-name="T4">, </text:span><text:span text:style-name="T4">a</text:span><text:span text:style-name="T4"> </text:span><text:span text:style-name="T4">converged</text:span><text:span text:style-name="T4"> </text:span><text:span text:style-name="T4">SFP</text:span><text:span text:style-name="T4"> </text:span><text:span text:style-name="T4">consists</text:span><text:span text:style-name="T4"> </text:span><text:span text:style-name="T4">of</text:span><text:span text:style-name="T4"> </text:span><text:span text:style-name="T4">this</text:span><text:span text:style-name="T4">: </text:span><text:span text:style-name="T4">at</text:span><text:span text:style-name="T4"> </text:span><text:span text:style-name="T4">different</text:span><text:span text:style-name="T4"> </text:span><text:span text:style-name="T4">resolutions</text:span><text:span text:style-name="T4"> </text:span><text:span text:style-name="T4">for</text:span><text:span text:style-name="T4"> </text:span><text:span text:style-name="T4">the</text:span><text:span text:style-name="T4"> </text:span><text:span text:style-name="T4">same</text:span><text:span text:style-name="T4"> </text:span><text:span text:style-name="T4">galaxy</text:span><text:span text:style-name="T4"> </text:span><text:span text:style-name="T4">you</text:span><text:span text:style-name="T4"> </text:span><text:span text:style-name="T4">want</text:span><text:span text:style-name="T4"> </text:span><text:span text:style-name="T4">the</text:span><text:span text:style-name="T4"> </text:span><text:span text:style-name="T4">same</text:span><text:span text:style-name="T4"> </text:span><text:span text:style-name="T4">fraction</text:span><text:span text:style-name="T4"> </text:span><text:span text:style-name="T4">of</text:span><text:span text:style-name="T4"> </text:span><text:span text:style-name="T4">gas</text:span><text:span text:style-name="T4"> </text:span><text:span text:style-name="T4">to</text:span><text:span text:style-name="T4"> </text:span><text:span text:style-name="T4">be</text:span><text:span text:style-name="T4"> </text:span><text:span text:style-name="T4">forming</text:span><text:span text:style-name="T4"> </text:span><text:span text:style-name="T4">stars</text:span><text:span text:style-name="T4">... </text:span><text:span text:style-name="T4">there</text:span><text:span text:style-name="T4"> </text:span><text:span text:style-name="T4">are</text:span><text:span text:style-name="T4"> </text:span><text:span text:style-name="T4">two</text:span><text:span text:style-name="T4"> </text:span><text:span text:style-name="T4">dimensions</text:span><text:span text:style-name="T4"> </text:span><text:span text:style-name="T4">to</text:span><text:span text:style-name="T4"> </text:span><text:span text:style-name="T4">this</text:span><text:span text:style-name="T4"> </text:span><text:span text:style-name="T4">problem</text:span><text:span text:style-name="T4">:</text:span></text:p>
      <text:p text:style-name="P1"><text:soft-page-break/><text:span text:style-name="T4">1) </text:span><text:span text:style-name="T4">a</text:span><text:span text:style-name="T4"> </text:span><text:span text:style-name="T4">spatial</text:span><text:span text:style-name="T4"> </text:span><text:span text:style-name="T4">dimension</text:span><text:span text:style-name="T4">: </text:span><text:span text:style-name="T4">what</text:span><text:span text:style-name="T4"> </text:span><text:span text:style-name="T4">volume</text:span><text:span text:style-name="T4"> </text:span><text:span text:style-name="T4">fraction</text:span><text:span text:style-name="T4"> </text:span><text:span text:style-name="T4">of</text:span><text:span text:style-name="T4"> </text:span><text:span text:style-name="T4">gas</text:span><text:span text:style-name="T4"> </text:span><text:span text:style-name="T4">is</text:span><text:span text:style-name="T4"> </text:span><text:span text:style-name="T4">forming</text:span><text:span text:style-name="T4"> </text:span><text:span text:style-name="T4">stars</text:span><text:span text:style-name="T4">?</text:span></text:p>
      <text:p text:style-name="P1"><text:span text:style-name="T4">2) </text:span><text:span text:style-name="T4">a</text:span><text:span text:style-name="T4"> </text:span><text:span text:style-name="T4">time</text:span><text:span text:style-name="T4"> </text:span><text:span text:style-name="T4">dimension</text:span><text:span text:style-name="T4">: </text:span><text:span text:style-name="T4">how</text:span><text:span text:style-name="T4"> </text:span><text:span text:style-name="T4">quickly</text:span><text:span text:style-name="T4"> </text:span><text:span text:style-name="T4">is</text:span><text:span text:style-name="T4"> </text:span><text:span text:style-name="T4">the</text:span><text:span text:style-name="T4"> </text:span><text:span text:style-name="T4">gas</text:span><text:span text:style-name="T4"> </text:span><text:span text:style-name="T4">being</text:span><text:span text:style-name="T4"> </text:span><text:span text:style-name="T4">converted</text:span><text:span text:style-name="T4">?</text:span></text:p>
      <text:p text:style-name="P2"/>
      <text:p text:style-name="P1"><text:span text:style-name="T4">Does</text:span><text:span text:style-name="T4"> </text:span><text:span text:style-name="T4">star</text:span><text:span text:style-name="T4"> </text:span><text:span text:style-name="T4">formation</text:span><text:span text:style-name="T4"> </text:span><text:span text:style-name="T4">actually</text:span><text:span text:style-name="T4"> </text:span><text:span text:style-name="T4">happen</text:span><text:span text:style-name="T4"> </text:span><text:span text:style-name="T4">in</text:span><text:span text:style-name="T4"> </text:span><text:span text:style-name="T4">biased</text:span><text:span text:style-name="T4"> </text:span><text:span text:style-name="T4">regions</text:span><text:span text:style-name="T4">? </text:span><text:span text:style-name="T4">So</text:span><text:span text:style-name="T4"> </text:span><text:span text:style-name="T4">you</text:span><text:span text:style-name="T4"> </text:span><text:span text:style-name="T4">are</text:span><text:span text:style-name="T4"> </text:span><text:span text:style-name="T4">in</text:span><text:span text:style-name="T4"> </text:span><text:span text:style-name="T4">an</text:span><text:span text:style-name="T4"> </text:span><text:span text:style-name="T4">overdense</text:span><text:span text:style-name="T4"> </text:span><text:span text:style-name="T4">portion</text:span><text:span text:style-name="T4"> </text:span><text:span text:style-name="T4">of</text:span><text:span text:style-name="T4"> </text:span><text:span text:style-name="T4">the</text:span><text:span text:style-name="T4"> </text:span><text:span text:style-name="T4">disk</text:span><text:span text:style-name="T4"> </text:span><text:span text:style-name="T4">and</text:span><text:span text:style-name="T4"> </text:span><text:span text:style-name="T4">it</text:span><text:span text:style-name="T4"> </text:span><text:span text:style-name="T4">is</text:span><text:span text:style-name="T4"> </text:span><text:span text:style-name="T4">fluctuations</text:span><text:span text:style-name="T4"> </text:span><text:span text:style-name="T4">in</text:span><text:span text:style-name="T4"> </text:span><text:span text:style-name="T4">that</text:span><text:span text:style-name="T4"> </text:span><text:span text:style-name="T4">portion</text:span><text:span text:style-name="T4"> </text:span><text:span text:style-name="T4">that</text:span><text:span text:style-name="T4"> </text:span><text:span text:style-name="T4">create</text:span><text:span text:style-name="T4"> </text:span><text:span text:style-name="T4">stars</text:span></text:p>
      <text:p text:style-name="P2"/>
      <text:p text:style-name="P2"/>
      <text:p text:style-name="P2"/>
      <text:p text:style-name="P2">===========</text:p>
      <text:p text:style-name="P1"><text:span text:style-name="T4">Is</text:span><text:span text:style-name="T4"> </text:span><text:span text:style-name="T4">the</text:span><text:span text:style-name="T4"> </text:span><text:span text:style-name="T4">halo</text:span><text:span text:style-name="T4"> </text:span><text:span text:style-name="T4">mass</text:span><text:span text:style-name="T4"> </text:span><text:span text:style-name="T4">of</text:span><text:span text:style-name="T4"> </text:span><text:span text:style-name="T4">a</text:span><text:span text:style-name="T4"> </text:span><text:span text:style-name="T4">red</text:span><text:span text:style-name="T4"> </text:span><text:span text:style-name="T4">galaxy</text:span><text:span text:style-name="T4"> </text:span><text:span text:style-name="T4">the</text:span><text:span text:style-name="T4"> </text:span><text:span text:style-name="T4">same</text:span><text:span text:style-name="T4"> </text:span><text:span text:style-name="T4">as</text:span><text:span text:style-name="T4"> </text:span><text:span text:style-name="T4">the</text:span><text:span text:style-name="T4"> </text:span><text:span text:style-name="T4">halo</text:span><text:span text:style-name="T4"> </text:span><text:span text:style-name="T4">mass</text:span><text:span text:style-name="T4"> </text:span><text:span text:style-name="T4">of</text:span><text:span text:style-name="T4"> </text:span><text:span text:style-name="T4">a</text:span><text:span text:style-name="T4"> </text:span><text:span text:style-name="T4">blue</text:span><text:span text:style-name="T4"> </text:span><text:span text:style-name="T4">galaxy</text:span><text:span text:style-name="T4"> </text:span><text:span text:style-name="T4">for</text:span><text:span text:style-name="T4"> </text:span><text:span text:style-name="T4">the</text:span><text:span text:style-name="T4"> </text:span><text:span text:style-name="T4">same</text:span><text:span text:style-name="T4"> </text:span><text:span text:style-name="T4">M</text:span><text:span text:style-name="T4">*?</text:span></text:p>
      <text:p text:style-name="P1"><text:span text:style-name="T4">--</text:span><text:span text:style-name="T4">assuming</text:span><text:span text:style-name="T4"> </text:span><text:span text:style-name="T4">the</text:span><text:span text:style-name="T4"> </text:span><text:span text:style-name="T4">universal</text:span><text:span text:style-name="T4"> </text:span><text:span text:style-name="T4">baryon</text:span><text:span text:style-name="T4"> </text:span><text:span text:style-name="T4">fraction</text:span><text:span text:style-name="T4">, </text:span><text:span text:style-name="T4">do</text:span><text:span text:style-name="T4"> </text:span><text:span text:style-name="T4">the</text:span><text:span text:style-name="T4"> </text:span><text:span text:style-name="T4">gas</text:span><text:span text:style-name="T4"> </text:span><text:span text:style-name="T4">fractions</text:span><text:span text:style-name="T4"> </text:span><text:span text:style-name="T4">differ</text:span><text:span text:style-name="T4">?</text:span></text:p>
      <text:p text:style-name="P1"><text:span text:style-name="T4">--</text:span><text:span text:style-name="T4">promote</text:span><text:span text:style-name="T4"> </text:span><text:span text:style-name="T4">a</text:span><text:span text:style-name="T4"> </text:span><text:span text:style-name="T4">change</text:span><text:span text:style-name="T4"> </text:span><text:span text:style-name="T4">to</text:span><text:span text:style-name="T4"> </text:span><text:span text:style-name="T4">HOD</text:span><text:span text:style-name="T4"> </text:span><text:span text:style-name="T4">modeling</text:span><text:span text:style-name="T4">.</text:span></text:p>
      <text:p text:style-name="P2"/>
      <text:p text:style-name="P2"/>
      <text:p text:style-name="P2"/>
      <text:p text:style-name="P3"/>
      <text:p text:style-name="P3"/>
      <text:p text:style-name="P3"/>
      <text:p text:style-name="P2"/>
      <text:p text:style-name="P3"/>
      <text:h text:style-name="P44" text:outline-level="10"><text:bookmark-start text:name="h.bvchy2lxibwz"/><text:span text:style-name="T2">Accretion</text:span><text:bookmark-end text:name="h.bvchy2lxibwz"/><text:span text:style-name="T2"> </text:span><text:span text:style-name="T2">and</text:span><text:span text:style-name="T2"> </text:span><text:span text:style-name="T2">Growth</text:span><text:span text:style-name="T2"> </text:span><text:span text:style-name="T2">of</text:span><text:span text:style-name="T2"> </text:span><text:span text:style-name="T2">the</text:span><text:span text:style-name="T2"> </text:span><text:span text:style-name="T2">Blue</text:span><text:span text:style-name="T2">/</text:span><text:span text:style-name="T2">Red</text:span><text:span text:style-name="T2"> </text:span><text:span text:style-name="T2">clouds</text:span></text:h>
      <text:p text:style-name="P3"/>
      <text:p text:style-name="P1"><text:soft-page-break/><text:span text:style-name="T4">What</text:span><text:span text:style-name="T4"> </text:span><text:span text:style-name="T4">is</text:span><text:span text:style-name="T4"> </text:span><text:span text:style-name="T5">expected</text:span><text:span text:style-name="T5"> </text:span><text:span text:style-name="T5">SMOOTH</text:span><text:span text:style-name="T5"> </text:span><text:span text:style-name="T5">accretion</text:span><text:span text:style-name="T5"> </text:span><text:span text:style-name="T5">rate</text:span><text:span text:style-name="T5"> </text:span><text:span text:style-name="T5">of</text:span><text:span text:style-name="T5"> </text:span><text:span text:style-name="T5">galaxies</text:span><text:span text:style-name="T5"> </text:span><text:span text:style-name="T5">at</text:span><text:span text:style-name="T5"> </text:span><text:span text:style-name="T5">z</text:span><text:span text:style-name="T5">=0 </text:span><text:span text:style-name="T4">(</text:span><text:span text:style-name="T4">Mh</text:span><text:span text:style-name="T4">&lt;1</text:span><text:span text:style-name="T4">e</text:span><text:span text:style-name="T4">9, </text:span><text:span text:style-name="T4">star</text:span><text:span text:style-name="T4">-</text:span><text:span text:style-name="T4">less</text:span><text:span text:style-name="T4"> </text:span><text:span text:style-name="T4">clumps</text:span><text:span text:style-name="T4">) </text:span></text:p>
      <text:p text:style-name="P1"><text:span text:style-name="T4">-- </text:span><text:span text:style-name="T4">should</text:span><text:span text:style-name="T4"> </text:span><text:span text:style-name="T4">the</text:span><text:span text:style-name="T4"> </text:span><text:span text:style-name="T4">MW</text:span><text:span text:style-name="T4"> </text:span><text:span text:style-name="T4">be</text:span><text:span text:style-name="T4"> </text:span><text:span text:style-name="T4">accreting</text:span><text:span text:style-name="T4"> </text:span><text:span text:style-name="T4">more</text:span><text:span text:style-name="T4"> </text:span><text:span text:style-name="T4">dwarfs</text:span><text:span text:style-name="T4">? </text:span><text:span text:style-name="T4">no</text:span><text:span text:style-name="T4">...</text:span><text:span text:style-name="T4">LMC</text:span><text:span text:style-name="T4">/</text:span><text:span text:style-name="T4">SMC</text:span><text:span text:style-name="T4"> </text:span><text:span text:style-name="T4">unusual</text:span><text:span text:style-name="T4"> </text:span><text:span text:style-name="T4">already</text:span><text:span text:style-name="T4">.)</text:span></text:p>
      <text:p text:style-name="P1"><text:span text:style-name="T4">-- </text:span><text:span text:style-name="T4">how</text:span><text:span text:style-name="T4"> </text:span><text:span text:style-name="T4">competitive</text:span><text:span text:style-name="T4"> </text:span><text:span text:style-name="T4">is</text:span><text:span text:style-name="T4"> </text:span><text:span text:style-name="T4">smooth</text:span><text:span text:style-name="T4"> </text:span><text:span text:style-name="T4">accretion</text:span><text:span text:style-name="T4"> </text:span><text:span text:style-name="T4">with</text:span><text:span text:style-name="T4"> </text:span><text:span text:style-name="T4">merger</text:span><text:span text:style-name="T4">/</text:span><text:span text:style-name="T4">disruption</text:span><text:span text:style-name="T4"> </text:span><text:span text:style-name="T4">events</text:span><text:span text:style-name="T4"> </text:span><text:span text:style-name="T4">anyway</text:span><text:span text:style-name="T4">?</text:span></text:p>
      <text:p text:style-name="P2"/>
      <text:p text:style-name="P1"><text:span text:style-name="T5">Does</text:span><text:span text:style-name="T5"> </text:span><text:span text:style-name="T5">the</text:span><text:span text:style-name="T5"> </text:span><text:span text:style-name="T5">Bell</text:span><text:span text:style-name="T5">2007 </text:span><text:span text:style-name="T5">stuff</text:span><text:span text:style-name="T5"> </text:span><text:span text:style-name="T5">match</text:span><text:span text:style-name="T5"> </text:span><text:span text:style-name="T5">up</text:span><text:span text:style-name="T5"> </text:span><text:span text:style-name="T5">with</text:span><text:span text:style-name="T5"> </text:span><text:span text:style-name="T5">quenching</text:span><text:span text:style-name="T5"> </text:span><text:span text:style-name="T5">via</text:span><text:span text:style-name="T5"> </text:span><text:span text:style-name="T5">merging</text:span><text:span text:style-name="T5"> </text:span><text:span text:style-name="T5">and</text:span><text:span text:style-name="T5"> </text:span><text:span text:style-name="T5">stripping</text:span><text:span text:style-name="T5">?</text:span></text:p>
      <text:p text:style-name="P2"/>
      <text:p text:style-name="P1"><text:span text:style-name="T4">*</text:span><text:span text:style-name="T4">al</text:span><text:span text:style-name="T4"> </text:span><text:span text:style-name="T4">la</text:span><text:span text:style-name="T4"> </text:span><text:span text:style-name="T4">Oscar</text:span><text:span text:style-name="T4">/</text:span><text:span text:style-name="T4">Romaine</text:span><text:span text:style-name="T4">: </text:span><text:span text:style-name="T4">If</text:span><text:span text:style-name="T4"> </text:span><text:span text:style-name="T4">different</text:span><text:span text:style-name="T4"> </text:span><text:span text:style-name="T4">disk</text:span><text:span text:style-name="T4"> </text:span><text:span text:style-name="T4">morphologies</text:span><text:span text:style-name="T4"> </text:span><text:span text:style-name="T4">are</text:span><text:span text:style-name="T4"> </text:span><text:span text:style-name="T4">set</text:span><text:span text:style-name="T4"> </text:span><text:span text:style-name="T4">up</text:span><text:span text:style-name="T4"> </text:span><text:span text:style-name="T4">by</text:span><text:span text:style-name="T4"> </text:span><text:span text:style-name="T4">different</text:span><text:span text:style-name="T4"> </text:span><text:span text:style-name="T4">efficiencies</text:span><text:span text:style-name="T4">, </text:span><text:span text:style-name="T4">is</text:span><text:span text:style-name="T4"> </text:span><text:span text:style-name="T4">this</text:span><text:span text:style-name="T4"> </text:span><text:span text:style-name="T4">observable</text:span><text:span text:style-name="T4">? </text:span><text:span text:style-name="T4">What</text:span><text:span text:style-name="T4"> </text:span><text:span text:style-name="T4">is</text:span><text:span text:style-name="T4"> </text:span><text:span text:style-name="T4">the</text:span><text:span text:style-name="T4"> </text:span><text:span text:style-name="T4">mechanism</text:span><text:span text:style-name="T4">?</text:span></text:p>
      <text:p text:style-name="P2"/>
      <text:p text:style-name="P1"><text:span text:style-name="T4">Is</text:span><text:span text:style-name="T4"> </text:span><text:span text:style-name="T4">the</text:span><text:span text:style-name="T4"> </text:span><text:span text:style-name="T5">prochaska</text:span><text:span text:style-name="T5"> </text:span><text:span text:style-name="T5">and</text:span><text:span text:style-name="T5"> </text:span><text:span text:style-name="T5">chen</text:span><text:span text:style-name="T5"> </text:span><text:span text:style-name="T5">SFE</text:span><text:span text:style-name="T5"> </text:span><text:span text:style-name="T4">a</text:span><text:span text:style-name="T4"> </text:span><text:span text:style-name="T4">quantity</text:span><text:span text:style-name="T4"> </text:span><text:span text:style-name="T4">that</text:span><text:span text:style-name="T4"> </text:span><text:span text:style-name="T4">can</text:span><text:span text:style-name="T4"> </text:span><text:span text:style-name="T4">be</text:span><text:span text:style-name="T4"> </text:span><text:span text:style-name="T4">plotted</text:span><text:span text:style-name="T4"> </text:span><text:span text:style-name="T4">on</text:span><text:span text:style-name="T4"> </text:span><text:span text:style-name="T4">the</text:span><text:span text:style-name="T4"> </text:span><text:span text:style-name="T4">K</text:span><text:span text:style-name="T4">-</text:span><text:span text:style-name="T4">S</text:span><text:span text:style-name="T4"> </text:span><text:span text:style-name="T4">diagram</text:span><text:span text:style-name="T4">? </text:span><text:span text:style-name="T4">Is</text:span><text:span text:style-name="T4"> </text:span><text:span text:style-name="T4">it</text:span><text:span text:style-name="T4"> </text:span><text:span text:style-name="T4">actually</text:span><text:span text:style-name="T4"> </text:span><text:span text:style-name="T4">a</text:span><text:span text:style-name="T4"> </text:span><text:span text:style-name="T4">fair</text:span><text:span text:style-name="T4"> </text:span><text:span text:style-name="T4">sample</text:span><text:span text:style-name="T4">? </text:span></text:p>
      <text:p text:style-name="P1"><text:span text:style-name="T4">----- </text:span><text:span text:style-name="T4">maybe</text:span><text:span text:style-name="T4"> </text:span><text:span text:style-name="T4">the</text:span><text:span text:style-name="T4"> </text:span><text:span text:style-name="T4">disks</text:span><text:span text:style-name="T4"> </text:span><text:span text:style-name="T4">are</text:span><text:span text:style-name="T4"> </text:span><text:span text:style-name="T4">thicker</text:span><text:span text:style-name="T4"> </text:span><text:span text:style-name="T4">so</text:span><text:span text:style-name="T4"> </text:span><text:span text:style-name="T4">that</text:span><text:span text:style-name="T4"> </text:span><text:span text:style-name="T4">the</text:span><text:span text:style-name="T4"> </text:span><text:span text:style-name="T4">column</text:span><text:span text:style-name="T4"> </text:span><text:span text:style-name="T4">densities</text:span><text:span text:style-name="T4"> </text:span><text:span text:style-name="T4">look</text:span><text:span text:style-name="T4"> </text:span><text:span text:style-name="T4">higher</text:span><text:span text:style-name="T4">, </text:span><text:span text:style-name="T4">but</text:span><text:span text:style-name="T4"> </text:span><text:span text:style-name="T4">the</text:span><text:span text:style-name="T4"> </text:span><text:span text:style-name="T4">intrinsic</text:span><text:span text:style-name="T4"> </text:span><text:span text:style-name="T4">densities</text:span><text:span text:style-name="T4"> </text:span><text:span text:style-name="T4">are</text:span><text:span text:style-name="T4"> </text:span><text:span text:style-name="T4">lower</text:span><text:span text:style-name="T4">, </text:span><text:span text:style-name="T4">too</text:span><text:span text:style-name="T4">? </text:span><text:span text:style-name="T4">This</text:span><text:span text:style-name="T4"> </text:span><text:span text:style-name="T4">would</text:span><text:span text:style-name="T4"> </text:span><text:span text:style-name="T4">mean</text:span><text:span text:style-name="T4"> </text:span><text:span text:style-name="T4">they</text:span><text:span text:style-name="T4"> </text:span><text:span text:style-name="T4">actually</text:span><text:span text:style-name="T4"> </text:span><text:span text:style-name="T4">observe</text:span><text:span text:style-name="T4"> </text:span><text:span text:style-name="T4">lower</text:span><text:span text:style-name="T4"> </text:span><text:span text:style-name="T4">density</text:span><text:span text:style-name="T4"> </text:span><text:span text:style-name="T4">gas</text:span><text:span text:style-name="T4">, </text:span><text:span text:style-name="T4">or</text:span><text:span text:style-name="T4"> </text:span><text:span text:style-name="T4">sit</text:span><text:span text:style-name="T4"> </text:span><text:span text:style-name="T4">on</text:span><text:span text:style-name="T4"> </text:span><text:span text:style-name="T4">a</text:span><text:span text:style-name="T4"> </text:span><text:span text:style-name="T4">higher</text:span><text:span text:style-name="T4"> </text:span><text:span text:style-name="T4">SF</text:span><text:span text:style-name="T4">(</text:span><text:span text:style-name="T4">rho</text:span><text:span text:style-name="T4">) </text:span><text:span text:style-name="T4">relation</text:span><text:span text:style-name="T4"> </text:span><text:span text:style-name="T4">than</text:span><text:span text:style-name="T4"> </text:span><text:span text:style-name="T4">they</text:span><text:span text:style-name="T4"> </text:span><text:span text:style-name="T4">think</text:span><text:span text:style-name="T4">...</text:span></text:p>
      <text:p text:style-name="P2"/>
      <text:p text:style-name="P2"/>
      <text:p text:style-name="P7"/>
      <text:h text:style-name="P44" text:outline-level="10"><text:bookmark-start text:name="h.c7iguek8vjj6"/><text:span text:style-name="T2">Metallicity</text:span><text:bookmark-end text:name="h.c7iguek8vjj6"/><text:span text:style-name="T2"> </text:span><text:span text:style-name="T2">predictions</text:span></text:h>
      <text:p text:style-name="P3"/>
      <text:p text:style-name="P2"/>
      <text:p text:style-name="P1"><text:span text:style-name="T4">SFR</text:span><text:span text:style-name="T4">+</text:span><text:span text:style-name="T4">M</text:span><text:span text:style-name="T4">* -&gt; </text:span><text:span text:style-name="T4">SFH</text:span><text:span text:style-name="T4">... </text:span><text:span text:style-name="T4">SFH</text:span><text:span text:style-name="T4"> + </text:span><text:span text:style-name="T4">HI</text:span><text:span text:style-name="T4"> </text:span><text:span text:style-name="T4">mass</text:span><text:span text:style-name="T4"> </text:span><text:span text:style-name="T4">function</text:span><text:span text:style-name="T4"> = </text:span><text:span text:style-name="T4">Z</text:span><text:span text:style-name="T4">(</text:span><text:span text:style-name="T4">Mh</text:span><text:span text:style-name="T4">)</text:span></text:p>
      <text:p text:style-name="P2"/>
      <text:p text:style-name="P1"><text:span text:style-name="T4">double</text:span><text:span text:style-name="T4"> </text:span><text:span text:style-name="T4">check</text:span><text:span text:style-name="T4"> </text:span><text:span text:style-name="T4">SFR</text:span><text:span text:style-name="T4">+</text:span><text:span text:style-name="T4">M</text:span><text:span text:style-name="T4">*-&gt;</text:span><text:span text:style-name="T4">SFH</text:span><text:span text:style-name="T4"> -&gt; </text:span><text:span text:style-name="T4">build</text:span><text:span text:style-name="T4"> </text:span><text:span text:style-name="T4">up</text:span><text:span text:style-name="T4"> </text:span><text:span text:style-name="T4">of</text:span><text:span text:style-name="T4"> </text:span><text:span text:style-name="T4">instantaneous</text:span><text:span text:style-name="T4"> </text:span><text:span text:style-name="T4">stellar</text:span><text:span text:style-name="T4"> </text:span><text:span text:style-name="T4">mass</text:span><text:span text:style-name="T4"> </text:span><text:span text:style-name="T4">function</text:span></text:p>
      <text:p text:style-name="P2"/>
      <text:p text:style-name="P2"/>
      <text:p text:style-name="P1"><text:soft-page-break/><text:span text:style-name="T4">*</text:span><text:span text:style-name="T4">metallicity</text:span><text:span text:style-name="T4"> </text:span><text:span text:style-name="T4">predictions</text:span><text:span text:style-name="T4"> </text:span><text:span text:style-name="T4">of</text:span><text:span text:style-name="T4"> </text:span><text:span text:style-name="T4">momentum</text:span><text:span text:style-name="T4"> </text:span><text:span text:style-name="T4">driven</text:span><text:span text:style-name="T4"> </text:span><text:span text:style-name="T4">winds</text:span><text:span text:style-name="T4"> </text:span><text:span text:style-name="T4">models</text:span><text:span text:style-name="T4">?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9">Future</text:p>
      <text:p text:style-name="P7"/>
      <text:h text:style-name="P44" text:outline-level="10"><text:bookmark-start text:name="h.j9kzdab22244"/><text:span text:style-name="T2">Exploring</text:span><text:bookmark-end text:name="h.j9kzdab22244"/><text:span text:style-name="T2"> </text:span><text:span text:style-name="T2">Star</text:span><text:span text:style-name="T2"> </text:span><text:span text:style-name="T2">Formation</text:span><text:span text:style-name="T2"> </text:span><text:span text:style-name="T2">Efficiency</text:span><text:span text:style-name="T2"> </text:span><text:span text:style-name="T2">and</text:span><text:span text:style-name="T2"> </text:span><text:span text:style-name="T2">Thresholds</text:span></text:h>
      <text:p text:style-name="P3"/>
      <text:p text:style-name="P2"/>
      <text:p text:style-name="P1"><text:span text:style-name="T4">The</text:span><text:span text:style-name="T4"> </text:span><text:span text:style-name="T4">impact</text:span><text:span text:style-name="T4"> </text:span><text:span text:style-name="T4">of</text:span><text:span text:style-name="T4"> </text:span><text:span text:style-name="T4">the</text:span><text:span text:style-name="T4"> </text:span><text:span text:style-name="T4">efficiency</text:span><text:span text:style-name="T4"> </text:span><text:span text:style-name="T4">of</text:span><text:span text:style-name="T4"> </text:span><text:span text:style-name="T4">star</text:span><text:span text:style-name="T4"> </text:span><text:span text:style-name="T4">formation</text:span><text:span text:style-name="T4"> </text:span><text:span text:style-name="T4">on</text:span><text:span text:style-name="T4"> </text:span><text:span text:style-name="T4">galaxy</text:span><text:span text:style-name="T4"> </text:span><text:span text:style-name="T4">and</text:span><text:span text:style-name="T4"> </text:span><text:span text:style-name="T4">cluster</text:span><text:span text:style-name="T4"> </text:span><text:span text:style-name="T4">properties</text:span><text:span text:style-name="T4">.</text:span></text:p>
      <text:p text:style-name="P2"/>
      <text:p text:style-name="P1"><text:span text:style-name="T4">Buyle</text:span><text:span text:style-name="T4"> </text:span><text:span text:style-name="T4">et</text:span><text:span text:style-name="T4"> </text:span><text:span text:style-name="T4">al</text:span><text:span text:style-name="T4">. (2005) </text:span><text:span text:style-name="T4">argued</text:span><text:span text:style-name="T4"> </text:span><text:span text:style-name="T4">that</text:span><text:span text:style-name="T4"> </text:span><text:span text:style-name="T4">the</text:span><text:span text:style-name="T4"> </text:span><text:span text:style-name="T4">low</text:span><text:span text:style-name="T4"> </text:span><text:span text:style-name="T4">values</text:span><text:span text:style-name="T4"> </text:span><text:span text:style-name="T4">of</text:span><text:span text:style-name="T4"> </text:span><text:span text:style-name="T4">MH</text:span><text:span text:style-name="T4"> </text:span><text:span text:style-name="T4">i</text:span><text:span text:style-name="T4"> /</text:span><text:span text:style-name="T4">LB</text:span><text:span text:style-name="T4"> </text:span><text:span text:style-name="T4">typically</text:span></text:p>
      <text:p text:style-name="P1"><text:span text:style-name="T4">found</text:span><text:span text:style-name="T4"> </text:span><text:span text:style-name="T4">in</text:span><text:span text:style-name="T4"> </text:span><text:span text:style-name="T4">dEs</text:span><text:span text:style-name="T4"> </text:span><text:span text:style-name="T4">may</text:span><text:span text:style-name="T4"> </text:span><text:span text:style-name="T4">be</text:span><text:span text:style-name="T4"> </text:span><text:span text:style-name="T4">a</text:span><text:span text:style-name="T4"> </text:span><text:span text:style-name="T4">direct</text:span><text:span text:style-name="T4"> </text:span><text:span text:style-name="T4">result</text:span><text:span text:style-name="T4"> </text:span><text:span text:style-name="T4">of</text:span><text:span text:style-name="T4"> </text:span><text:span text:style-name="T4">a</text:span><text:span text:style-name="T4"> </text:span><text:span text:style-name="T4">near</text:span><text:span text:style-name="T4">-</text:span><text:span text:style-name="T4">complete</text:span><text:span text:style-name="T4"> </text:span><text:span text:style-name="T4">gas</text:span></text:p>
      <text:p text:style-name="P1"><text:span text:style-name="T4">depletion</text:span><text:span text:style-name="T4"> </text:span><text:span text:style-name="T4">due</text:span><text:span text:style-name="T4"> </text:span><text:span text:style-name="T4">to</text:span><text:span text:style-name="T4"> </text:span><text:span text:style-name="T4">enhanced</text:span><text:span text:style-name="T4"> </text:span><text:span text:style-name="T4">star</text:span><text:span text:style-name="T4"> </text:span><text:span text:style-name="T4">formation</text:span><text:span text:style-name="T4"> </text:span><text:span text:style-name="T4">efficiency</text:span><text:span text:style-name="T4">. </text:span><text:span text:style-name="T4">They</text:span><text:span text:style-name="T4"> </text:span><text:span text:style-name="T4">were</text:span></text:p>
      <text:p text:style-name="P1"><text:span text:style-name="T4">using</text:span><text:span text:style-name="T4"> </text:span><text:span text:style-name="T4">the</text:span><text:span text:style-name="T4"> </text:span><text:span text:style-name="T4">results</text:span><text:span text:style-name="T4"> </text:span><text:span text:style-name="T4">of</text:span><text:span text:style-name="T4"> </text:span><text:span text:style-name="T4">an</text:span><text:span text:style-name="T4"> </text:span><text:span text:style-name="T4">analytical</text:span><text:span text:style-name="T4"> </text:span><text:span text:style-name="T4">chemical</text:span><text:span text:style-name="T4"> </text:span><text:span text:style-name="T4">evolution</text:span><text:span text:style-name="T4"> </text:span><text:span text:style-name="T4">model</text:span><text:span text:style-name="T4"> (</text:span><text:span text:style-name="T4">Pagel</text:span></text:p>
      <text:p text:style-name="P1"><text:span text:style-name="T4">&amp;</text:span><text:span text:style-name="T4">Tautvaisiene</text:span><text:span text:style-name="T4"> 1998) </text:span><text:span text:style-name="T4">and</text:span><text:span text:style-name="T4"> </text:span><text:span text:style-name="T4">stellarmass</text:span><text:span text:style-name="T4">-</text:span><text:span text:style-name="T4">to</text:span><text:span text:style-name="T4">-</text:span><text:span text:style-name="T4">light</text:span><text:span text:style-name="T4"> </text:span><text:span text:style-name="T4">ratios</text:span><text:span text:style-name="T4"> (</text:span><text:span text:style-name="T4">M</text:span><text:span text:style-name="T4"> /</text:span><text:span text:style-name="T4">LB</text:span><text:span text:style-name="T4">) </text:span><text:span text:style-name="T4">from</text:span></text:p>
      <text:p text:style-name="P1"><text:span text:style-name="T4">a</text:span><text:span text:style-name="T4"> </text:span><text:span text:style-name="T4">simple</text:span><text:span text:style-name="T4"> </text:span><text:span text:style-name="T4">stellar</text:span><text:span text:style-name="T4"> </text:span><text:span text:style-name="T4">population</text:span><text:span text:style-name="T4"> (</text:span><text:span text:style-name="T4">SSP</text:span><text:span text:style-name="T4">) </text:span><text:span text:style-name="T4">model</text:span><text:span text:style-name="T4"> (</text:span><text:span text:style-name="T4">Vazdekis</text:span><text:span text:style-name="T4"> </text:span><text:span text:style-name="T4">et</text:span><text:span text:style-name="T4"> </text:span><text:span text:style-name="T4">al</text:span><text:span text:style-name="T4">. 1996</text:span></text:p>
      <text:p text:style-name="P2"/>
      <text:p text:style-name="P2"/>
      <text:p text:style-name="P2">--------------</text:p>
      <text:p text:style-name="P2">------------------</text:p>
      <text:p text:style-name="P2"/>
      <text:p text:style-name="P2"/>
      <text:p text:style-name="P1"><text:span text:style-name="T4">total</text:span><text:span text:style-name="T4"> </text:span><text:span text:style-name="T4">baryonic</text:span><text:span text:style-name="T4"> </text:span><text:span text:style-name="T4">mass</text:span><text:span text:style-name="T4"> </text:span><text:span text:style-name="T4">in</text:span><text:span text:style-name="T4"> </text:span><text:span text:style-name="T4">the</text:span><text:span text:style-name="T4"> </text:span><text:span text:style-name="T4">low</text:span><text:span text:style-name="T4"> </text:span><text:span text:style-name="T4">efficiency</text:span><text:span text:style-name="T4"> </text:span><text:span text:style-name="T4">runs</text:span><text:span text:style-name="T4"> </text:span><text:span text:style-name="T4">should</text:span><text:span text:style-name="T4"> </text:span><text:span text:style-name="T4">always</text:span><text:span text:style-name="T4"> </text:span><text:span text:style-name="T4">be</text:span><text:span text:style-name="T4"> </text:span><text:span text:style-name="T4">higher</text:span><text:span text:style-name="T4">.</text:span></text:p>
      <text:p text:style-name="P2"/>
      <text:p text:style-name="P1"><text:soft-page-break/><text:span text:style-name="T4">1) </text:span><text:span text:style-name="T4">How</text:span><text:span text:style-name="T4"> </text:span><text:span text:style-name="T4">much</text:span><text:span text:style-name="T4"> </text:span><text:span text:style-name="T4">more</text:span><text:span text:style-name="T4"> </text:span><text:span text:style-name="T4">energy</text:span><text:span text:style-name="T4"> </text:span><text:span text:style-name="T4">is</text:span><text:span text:style-name="T4"> </text:span><text:span text:style-name="T4">radiated</text:span><text:span text:style-name="T4"> </text:span><text:span text:style-name="T4">away</text:span><text:span text:style-name="T4"> </text:span><text:span text:style-name="T4">waiting</text:span><text:span text:style-name="T4"> </text:span><text:span text:style-name="T4">for</text:span><text:span text:style-name="T4"> </text:span><text:span text:style-name="T4">stars</text:span><text:span text:style-name="T4"> </text:span><text:span text:style-name="T4">to</text:span><text:span text:style-name="T4"> </text:span><text:span text:style-name="T4">form</text:span><text:span text:style-name="T4">?</text:span></text:p>
      <text:p text:style-name="P2"/>
      <text:p text:style-name="P1"><text:span text:style-name="T4">2) </text:span><text:span text:style-name="T4">How</text:span><text:span text:style-name="T4"> </text:span><text:span text:style-name="T4">does</text:span><text:span text:style-name="T4"> </text:span><text:span text:style-name="T4">this</text:span><text:span text:style-name="T4"> </text:span><text:span text:style-name="T4">affect</text:span><text:span text:style-name="T4"> </text:span><text:span text:style-name="T4">adiabatic</text:span><text:span text:style-name="T4"> </text:span><text:span text:style-name="T4">contraction</text:span><text:span text:style-name="T4"> </text:span><text:span text:style-name="T4">of</text:span><text:span text:style-name="T4"> </text:span><text:span text:style-name="T4">the</text:span><text:span text:style-name="T4"> </text:span><text:span text:style-name="T4">halo</text:span><text:span text:style-name="T4">?</text:span></text:p>
      <text:p text:style-name="P2"/>
      <text:p text:style-name="P1"><text:span text:style-name="T4">3) </text:span><text:span text:style-name="T4">How</text:span><text:span text:style-name="T4"> </text:span><text:span text:style-name="T4">does</text:span><text:span text:style-name="T4"> </text:span><text:span text:style-name="T4">low</text:span><text:span text:style-name="T4"> </text:span><text:span text:style-name="T4">resolution</text:span><text:span text:style-name="T4"> </text:span><text:span text:style-name="T4">mimic</text:span><text:span text:style-name="T4"> </text:span><text:span text:style-name="T4">high</text:span><text:span text:style-name="T4"> </text:span><text:span text:style-name="T4">efficiency</text:span><text:span text:style-name="T4">?</text:span></text:p>
      <text:p text:style-name="P2">---&gt;</text:p>
      <text:p text:style-name="P2"/>
      <text:p text:style-name="P1"><text:span text:style-name="T4">4) </text:span><text:span text:style-name="T4">What</text:span><text:span text:style-name="T4"> </text:span><text:span text:style-name="T4">is</text:span><text:span text:style-name="T4"> </text:span><text:span text:style-name="T4">the</text:span><text:span text:style-name="T4"> </text:span><text:span text:style-name="T4">cooling</text:span><text:span text:style-name="T4"> </text:span><text:span text:style-name="T4">time</text:span><text:span text:style-name="T4"> </text:span><text:span text:style-name="T4">story</text:span><text:span text:style-name="T4">? <text:s/></text:span></text:p>
      <text:p text:style-name="P1"><text:span text:style-name="T4">---&gt; </text:span><text:span text:style-name="T4">At</text:span><text:span text:style-name="T4"> </text:span><text:span text:style-name="T4">high</text:span><text:span text:style-name="T4"> </text:span><text:span text:style-name="T4">redshift</text:span><text:span text:style-name="T4">, </text:span><text:span text:style-name="T4">cooling</text:span><text:span text:style-name="T4"> </text:span><text:span text:style-name="T4">times</text:span><text:span text:style-name="T4"> </text:span><text:span text:style-name="T4">are</text:span><text:span text:style-name="T4"> </text:span><text:span text:style-name="T4">short</text:span><text:span text:style-name="T4">, </text:span><text:span text:style-name="T4">so</text:span><text:span text:style-name="T4"> </text:span><text:span text:style-name="T4">everything</text:span><text:span text:style-name="T4"> </text:span><text:span text:style-name="T4">cools</text:span><text:span text:style-name="T4">. </text:span><text:span text:style-name="T4">Stars</text:span><text:span text:style-name="T4"> </text:span><text:span text:style-name="T4">therefore</text:span><text:span text:style-name="T4"> </text:span><text:span text:style-name="T4">form</text:span><text:span text:style-name="T4"> </text:span><text:span text:style-name="T4">on</text:span><text:span text:style-name="T4"> </text:span><text:span text:style-name="T4">the</text:span><text:span text:style-name="T4"> </text:span><text:span text:style-name="T4">gas</text:span><text:span text:style-name="T4"> </text:span><text:span text:style-name="T4">consumption</text:span><text:span text:style-name="T4"> </text:span><text:span text:style-name="T4">timescale</text:span><text:span text:style-name="T4">. <text:s/></text:span></text:p>
      <text:p text:style-name="P1"><text:span text:style-name="T4">----&gt; </text:span><text:span text:style-name="T4">At</text:span><text:span text:style-name="T4"> </text:span><text:span text:style-name="T4">intermediate</text:span><text:span text:style-name="T4"> </text:span><text:span text:style-name="T4">redshift</text:span><text:span text:style-name="T4"> </text:span><text:span text:style-name="T4">the</text:span><text:span text:style-name="T4"> </text:span><text:span text:style-name="T4">cooling</text:span><text:span text:style-name="T4"> </text:span><text:span text:style-name="T4">time</text:span><text:span text:style-name="T4"> </text:span><text:span text:style-name="T4">slows</text:span><text:span text:style-name="T4"> </text:span><text:span text:style-name="T4">to</text:span><text:span text:style-name="T4"> </text:span><text:span text:style-name="T4">depend</text:span><text:span text:style-name="T4"> </text:span><text:span text:style-name="T4">on</text:span><text:span text:style-name="T4"> </text:span><text:span text:style-name="T4">the</text:span><text:span text:style-name="T4"> </text:span><text:span text:style-name="T4">mass</text:span><text:span text:style-name="T4"> </text:span><text:span text:style-name="T4">of</text:span><text:span text:style-name="T4"> </text:span><text:span text:style-name="T4">gas</text:span><text:span text:style-name="T4"> <text:s/></text:span><text:span text:style-name="T4">gas</text:span><text:span text:style-name="T4"> </text:span><text:span text:style-name="T4">forms</text:span><text:span text:style-name="T4"> </text:span><text:span text:style-name="T4">stars</text:span><text:span text:style-name="T4">, </text:span><text:span text:style-name="T4">and</text:span><text:span text:style-name="T4"> </text:span><text:span text:style-name="T4">pushes</text:span><text:span text:style-name="T4"> </text:span><text:span text:style-name="T4">down</text:span><text:span text:style-name="T4"> </text:span><text:span text:style-name="T4">the</text:span><text:span text:style-name="T4"> **</text:span><text:span text:style-name="T4">cooling</text:span><text:span text:style-name="T4"> </text:span><text:span text:style-name="T4">rate</text:span><text:span text:style-name="T4">**</text:span></text:p>
      <text:p text:style-name="P2"/>
      <text:h text:style-name="P41" text:outline-level="10"><text:bookmark-start text:name="h.2eufnc5zdtzx"/><text:bookmark-end text:name="h.2eufnc5zdtzx"/></text:h>
      <text:h text:style-name="P48" text:outline-level="10"><text:bookmark-start text:name="h.nvhj3pvy34uy"/><text:span text:style-name="T2">Reproduce</text:span><text:bookmark-end text:name="h.nvhj3pvy34uy"/><text:span text:style-name="T2"> </text:span><text:span text:style-name="T2">high</text:span><text:span text:style-name="T2"> </text:span><text:span text:style-name="T2">gas</text:span><text:span text:style-name="T2"> </text:span><text:span text:style-name="T2">densities</text:span><text:span text:style-name="T2"> </text:span><text:span text:style-name="T2">seen</text:span><text:span text:style-name="T2"> </text:span><text:span text:style-name="T2">in</text:span><text:span text:style-name="T2"> </text:span><text:span text:style-name="T2">submm</text:span><text:span text:style-name="T2"> </text:span><text:span text:style-name="T2">galaxies</text:span></text:h>
      <text:h text:style-name="P44" text:outline-level="10"><text:span text:style-name="T2">Reproduce</text:span><text:span text:style-name="T2"> </text:span><text:span text:style-name="T2">Observed</text:span><text:span text:style-name="T2"> </text:span><text:span text:style-name="T2">Velocity</text:span><text:span text:style-name="T2"> </text:span><text:span text:style-name="T2">Dispersion</text:span><text:span text:style-name="T2"> </text:span><text:span text:style-name="T2">in</text:span><text:span text:style-name="T2"> </text:span><text:span text:style-name="T2">Disks</text:span><text:span text:style-name="T2">?</text:span></text:h>
      <text:p text:style-name="P2"/>
      <text:h text:style-name="P43" text:outline-level="10"><text:bookmark-start text:name="h.z9drmx7cie2x"/><text:span text:style-name="T2">Simulation</text:span><text:bookmark-end text:name="h.z9drmx7cie2x"/><text:span text:style-name="T2"> </text:span><text:span text:style-name="T2">Bugs</text:span></text:h>
      <text:p text:style-name="P8"/>
      <text:h text:style-name="P44" text:outline-level="10"><text:bookmark-start text:name="h.48hexbl4s1un"/><text:span text:style-name="T2">Central</text:span><text:bookmark-end text:name="h.48hexbl4s1un"/><text:span text:style-name="T2"> </text:span><text:span text:style-name="T2">Spike</text:span></text:h>
      <text:p text:style-name="P1"><text:span text:style-name="T4">today</text:span><text:span text:style-name="T4">:</text:span></text:p>
      <text:p text:style-name="P1"><text:span text:style-name="T4">+) </text:span><text:span text:style-name="T4">how</text:span><text:span text:style-name="T4"> </text:span><text:span text:style-name="T4">do</text:span><text:span text:style-name="T4"> </text:span><text:span text:style-name="T4">stellar</text:span><text:span text:style-name="T4"> </text:span><text:span text:style-name="T4">surface</text:span><text:span text:style-name="T4"> </text:span><text:span text:style-name="T4">densities</text:span><text:span text:style-name="T4"> </text:span><text:span text:style-name="T4">change</text:span><text:span text:style-name="T4"> </text:span><text:span text:style-name="T4">for</text:span><text:span text:style-name="T4"> </text:span><text:span text:style-name="T4">your</text:span><text:span text:style-name="T4"> </text:span><text:span text:style-name="T4">higher</text:span><text:span text:style-name="T4"> </text:span><text:span text:style-name="T4">resolution</text:span><text:span text:style-name="T4"> </text:span><text:span text:style-name="T4">run</text:span><text:span text:style-name="T4">?</text:span></text:p>
      <text:p text:style-name="P2"/>
      <text:p text:style-name="P1"><text:span text:style-name="T4">+) </text:span><text:span text:style-name="T4">how</text:span><text:span text:style-name="T4"> </text:span><text:span text:style-name="T4">does</text:span><text:span text:style-name="T4"> </text:span><text:span text:style-name="T4">gas</text:span><text:span text:style-name="T4"> </text:span><text:span text:style-name="T4">get</text:span><text:span text:style-name="T4"> </text:span><text:span text:style-name="T4">to</text:span><text:span text:style-name="T4"> </text:span><text:span text:style-name="T4">the</text:span><text:span text:style-name="T4"> </text:span><text:span text:style-name="T4">center</text:span><text:span text:style-name="T4"> </text:span><text:span text:style-name="T4">of</text:span><text:span text:style-name="T4"> </text:span><text:span text:style-name="T4">the</text:span><text:span text:style-name="T4"> </text:span><text:span text:style-name="T4">galaxy</text:span><text:span text:style-name="T4">? </text:span><text:span text:style-name="T4">Is</text:span><text:span text:style-name="T4"> </text:span><text:span text:style-name="T4">it</text:span><text:span text:style-name="T4"> </text:span><text:span text:style-name="T4">merging</text:span><text:span text:style-name="T4"> </text:span><text:span text:style-name="T4">of</text:span><text:span text:style-name="T4"> </text:span><text:span text:style-name="T4">gas</text:span><text:span text:style-name="T4"> </text:span><text:span text:style-name="T4">density</text:span><text:span text:style-name="T4"> </text:span><text:span text:style-name="T4">spikes</text:span><text:span text:style-name="T4">?</text:span></text:p>
      <text:p text:style-name="P1"><text:span text:style-name="T4">++) </text:span><text:span text:style-name="T4">Is</text:span><text:span text:style-name="T4"> </text:span><text:span text:style-name="T4">there</text:span><text:span text:style-name="T4"> </text:span><text:span text:style-name="T4">some</text:span><text:span text:style-name="T4"> </text:span><text:span text:style-name="T4">easy</text:span><text:span text:style-name="T4"> </text:span><text:span text:style-name="T4">way</text:span><text:span text:style-name="T4"> </text:span><text:span text:style-name="T4">of</text:span><text:span text:style-name="T4"> </text:span><text:span text:style-name="T4">tracking</text:span><text:span text:style-name="T4"> </text:span><text:span text:style-name="T4">the</text:span><text:span text:style-name="T4"> </text:span><text:span text:style-name="T4">position</text:span><text:span text:style-name="T4"> </text:span><text:span text:style-name="T4">of</text:span><text:span text:style-name="T4"> </text:span><text:span text:style-name="T4">stuff</text:span><text:span text:style-name="T4"> </text:span><text:span text:style-name="T4">that</text:span><text:span text:style-name="T4"> </text:span><text:span text:style-name="T4">ends</text:span><text:span text:style-name="T4"> </text:span><text:span text:style-name="T4">up</text:span><text:span text:style-name="T4"> </text:span><text:span text:style-name="T4">at</text:span><text:span text:style-name="T4"> </text:span><text:span text:style-name="T4">the</text:span><text:span text:style-name="T4"> </text:span><text:span text:style-name="T4">spike</text:span><text:span text:style-name="T4">?</text:span></text:p>
      <text:p text:style-name="P2"/>
      <text:p text:style-name="P1"><text:span text:style-name="T4">+) </text:span><text:span text:style-name="T4">when</text:span><text:span text:style-name="T4"> </text:span><text:span text:style-name="T4">do</text:span><text:span text:style-name="T4"> </text:span><text:span text:style-name="T4">the</text:span><text:span text:style-name="T4"> </text:span><text:span text:style-name="T4">density</text:span><text:span text:style-name="T4"> </text:span><text:span text:style-name="T4">spikes</text:span><text:span text:style-name="T4"> </text:span><text:span text:style-name="T4">form</text:span><text:span text:style-name="T4">?</text:span></text:p>
      <text:p text:style-name="P1"><text:span text:style-name="T4">+++) </text:span><text:span text:style-name="T4">can</text:span><text:span text:style-name="T4"> </text:span><text:span text:style-name="T4">you</text:span><text:span text:style-name="T4"> </text:span><text:span text:style-name="T5">kill</text:span><text:span text:style-name="T5"> </text:span><text:span text:style-name="T4">them</text:span><text:span text:style-name="T4"> </text:span><text:span text:style-name="T4">with</text:span><text:span text:style-name="T4"> </text:span><text:span text:style-name="T4">resolution</text:span><text:span text:style-name="T4">??</text:span></text:p>
      <text:p text:style-name="P1"><text:span text:style-name="T4">+++++) </text:span><text:span text:style-name="T4">resolution</text:span><text:span text:style-name="T4"> </text:span><text:span text:style-name="T4">helps</text:span><text:span text:style-name="T4"> </text:span><text:span text:style-name="T4">when</text:span><text:span text:style-name="T4"> </text:span><text:span text:style-name="T4">it</text:span><text:span text:style-name="T4"> </text:span><text:span text:style-name="T4">lets</text:span><text:span text:style-name="T4"> </text:span><text:span text:style-name="T4">you</text:span><text:span text:style-name="T4"> </text:span><text:span text:style-name="T4">resolve</text:span><text:span text:style-name="T4"> </text:span><text:span text:style-name="T4">the</text:span><text:span text:style-name="T4"> </text:span><text:span text:style-name="T4">most</text:span><text:span text:style-name="T4"> </text:span><text:span text:style-name="T4">important</text:span><text:span text:style-name="T4"> </text:span><text:span text:style-name="T4">scale</text:span><text:span text:style-name="T4"> </text:span><text:span text:style-name="T4">of</text:span><text:span text:style-name="T4"> </text:span><text:span text:style-name="T4">the</text:span><text:span text:style-name="T4"> </text:span><text:span text:style-name="T4">problem</text:span><text:span text:style-name="T4">. </text:span></text:p>
      <text:p text:style-name="P1"><text:span text:style-name="T4">+++++) </text:span><text:span text:style-name="T4">peak</text:span><text:span text:style-name="T4"> </text:span><text:span text:style-name="T4">might</text:span><text:span text:style-name="T4"> </text:span><text:span text:style-name="T4">broken</text:span><text:span text:style-name="T4"> </text:span><text:span text:style-name="T4">up</text:span><text:span text:style-name="T4"> </text:span><text:span text:style-name="T4">by</text:span><text:span text:style-name="T4"> </text:span><text:span text:style-name="T4">having</text:span><text:span text:style-name="T4"> </text:span><text:span text:style-name="T4">a</text:span><text:span text:style-name="T4"> </text:span><text:span text:style-name="T4">million</text:span><text:span text:style-name="T4"> </text:span><text:span text:style-name="T4">tiny</text:span><text:span text:style-name="T4"> </text:span><text:span text:style-name="T4">peaks</text:span><text:span text:style-name="T4"> </text:span><text:span text:style-name="T4">with</text:span><text:span text:style-name="T4"> </text:span><text:span text:style-name="T4">much</text:span><text:span text:style-name="T4"> </text:span><text:span text:style-name="T4">longer</text:span><text:span text:style-name="T4"> </text:span><text:span text:style-name="T5">dynamical</text:span><text:span text:style-name="T5"> </text:span><text:span text:style-name="T5">friction</text:span><text:span text:style-name="T5"> </text:span><text:span text:style-name="T5">timescales</text:span></text:p>
      <text:p text:style-name="P1"><text:span text:style-name="T4">+++++) </text:span><text:span text:style-name="T4">HOWEVER</text:span><text:span text:style-name="T4">, </text:span><text:span text:style-name="T4">if</text:span><text:span text:style-name="T4"> </text:span><text:span text:style-name="T4">peaks</text:span><text:span text:style-name="T4"> </text:span><text:span text:style-name="T5">merge</text:span><text:span text:style-name="T5"> </text:span><text:span text:style-name="T5">on</text:span><text:span text:style-name="T5"> </text:span><text:span text:style-name="T5">many</text:span><text:span text:style-name="T5"> </text:span><text:span text:style-name="T5">scales</text:span><text:span text:style-name="T5"> </text:span><text:span text:style-name="T4">before</text:span><text:span text:style-name="T4"> </text:span><text:span text:style-name="T4">coalescing</text:span><text:span text:style-name="T4"> </text:span><text:span text:style-name="T4">into</text:span><text:span text:style-name="T4"> </text:span><text:span text:style-name="T4">a</text:span><text:span text:style-name="T4"> </text:span><text:span text:style-name="T4">central</text:span><text:span text:style-name="T4"> </text:span><text:span text:style-name="T4">peak</text:span><text:span text:style-name="T4"> </text:span><text:span text:style-name="T4">then</text:span><text:span text:style-name="T4"> </text:span><text:span text:style-name="T4">there</text:span><text:span text:style-name="T4">'</text:span><text:span text:style-name="T4">s</text:span><text:span text:style-name="T4"> </text:span><text:span text:style-name="T4">no</text:span><text:span text:style-name="T4"> </text:span><text:span text:style-name="T4">hope</text:span></text:p>
      <text:p text:style-name="P1"><text:span text:style-name="T4">+++++) </text:span><text:span text:style-name="T4">the</text:span><text:span text:style-name="T4"> </text:span><text:span text:style-name="T4">power</text:span><text:span text:style-name="T4"> </text:span><text:span text:style-name="T4">spectrum</text:span><text:span text:style-name="T4"> </text:span><text:span text:style-name="T4">is</text:span><text:span text:style-name="T4"> </text:span><text:span text:style-name="T5">scale</text:span><text:span text:style-name="T5"> </text:span><text:span text:style-name="T5">invariant</text:span><text:span text:style-name="T4"> </text:span><text:span text:style-name="T4">so</text:span><text:span text:style-name="T4"> </text:span><text:span text:style-name="T4">without</text:span><text:span text:style-name="T4"> </text:span><text:span text:style-name="T4">feedback</text:span><text:span text:style-name="T4"> </text:span><text:span text:style-name="T4">there</text:span><text:span text:style-name="T4">'</text:span><text:span text:style-name="T4">s</text:span><text:span text:style-name="T4"> </text:span><text:span text:style-name="T4">no</text:span><text:span text:style-name="T4"> </text:span><text:span text:style-name="T4">scale</text:span><text:span text:style-name="T4"> </text:span><text:span text:style-name="T4">that</text:span><text:span text:style-name="T4"> </text:span><text:span text:style-name="T4">you</text:span><text:span text:style-name="T4"> </text:span><text:span text:style-name="T4">can</text:span><text:span text:style-name="T4"> </text:span><text:span text:style-name="T4">get</text:span><text:span text:style-name="T4"> </text:span><text:span text:style-name="T4">down</text:span><text:span text:style-name="T4"> </text:span><text:span text:style-name="T4">to</text:span><text:span text:style-name="T4"> </text:span><text:span text:style-name="T4">that</text:span><text:span text:style-name="T4"> </text:span><text:span text:style-name="T4">will</text:span><text:span text:style-name="T4"> </text:span><text:span text:style-name="T4">prevent</text:span><text:span text:style-name="T4"> </text:span><text:span text:style-name="T4">the</text:span><text:span text:style-name="T4"> </text:span><text:span text:style-name="T4">density</text:span><text:span text:style-name="T4"> </text:span><text:span text:style-name="T4">spikes</text:span><text:span text:style-name="T4"> </text:span><text:span text:style-name="T4">from</text:span><text:span text:style-name="T4"> </text:span><text:span text:style-name="T4">occuring</text:span></text:p>
      <text:p text:style-name="P2"/>
      <text:p text:style-name="P2">.</text:p>
      <text:p text:style-name="P1"><text:span text:style-name="T4">+++++)++) </text:span><text:span text:style-name="T5">reionization</text:span><text:span text:style-name="T4">, </text:span><text:span text:style-name="T4">might</text:span><text:span text:style-name="T4"> </text:span><text:span text:style-name="T4">prevent</text:span><text:span text:style-name="T4"> </text:span><text:span text:style-name="T4">density</text:span><text:span text:style-name="T4"> </text:span><text:span text:style-name="T4">spikes</text:span><text:span text:style-name="T4"> </text:span><text:span text:style-name="T4">and</text:span><text:span text:style-name="T4"> </text:span><text:span text:style-name="T4">preserve</text:span><text:span text:style-name="T4"> </text:span><text:span text:style-name="T4">some</text:span><text:span text:style-name="T4"> </text:span><text:span text:style-name="T4">halos</text:span><text:span text:style-name="T4"> </text:span><text:span text:style-name="T4">over</text:span><text:span text:style-name="T4"> </text:span><text:span text:style-name="T4">some</text:span><text:span text:style-name="T4"> </text:span><text:span text:style-name="T4">scale</text:span><text:span text:style-name="T4"> </text:span><text:span text:style-name="T4">thereby</text:span><text:span text:style-name="T4"> </text:span><text:span text:style-name="T4">preventing</text:span><text:span text:style-name="T4"> </text:span><text:span text:style-name="T4">collapse</text:span><text:span text:style-name="T4"> </text:span><text:span text:style-name="T4">and</text:span><text:span text:style-name="T4"> </text:span><text:span text:style-name="T4">coalescence</text:span></text:p>
      <text:p text:style-name="P1"><text:span text:style-name="T4">++++++++)++) </text:span><text:span text:style-name="T4">doesn</text:span><text:span text:style-name="T4">'</text:span><text:span text:style-name="T4">t</text:span><text:span text:style-name="T4"> </text:span><text:span text:style-name="T4">it</text:span><text:span text:style-name="T4"> </text:span><text:span text:style-name="T4">just</text:span><text:span text:style-name="T4"> </text:span><text:span text:style-name="T4">happen</text:span><text:span text:style-name="T4"> </text:span><text:span text:style-name="T4">AFTER</text:span><text:span text:style-name="T4"> </text:span><text:span text:style-name="T4">reionization</text:span><text:span text:style-name="T4"> </text:span><text:span text:style-name="T4">in</text:span><text:span text:style-name="T4"> </text:span><text:span text:style-name="T4">anycase</text:span><text:span text:style-name="T4">? </text:span></text:p>
      <text:p text:style-name="P1"><text:span text:style-name="T4">--------------------------------------&gt; </text:span><text:span text:style-name="T4">one</text:span><text:span text:style-name="T4"> </text:span><text:span text:style-name="T4">limit</text:span><text:span text:style-name="T4"> </text:span><text:span text:style-name="T4">check</text:span><text:span text:style-name="T4"> </text:span><text:span text:style-name="T4">might</text:span><text:span text:style-name="T4"> </text:span><text:span text:style-name="T4">be</text:span><text:span text:style-name="T4"> </text:span><text:span text:style-name="T4">to</text:span><text:span text:style-name="T4"> </text:span><text:span text:style-name="T4">heat</text:span><text:span text:style-name="T4"> </text:span><text:span text:style-name="T4">the</text:span><text:span text:style-name="T4"> </text:span><text:span text:style-name="T4">gas</text:span><text:span text:style-name="T4"> </text:span><text:span text:style-name="T4">until</text:span><text:span text:style-name="T4"> </text:span><text:span text:style-name="T4">z</text:span><text:span text:style-name="T4">=10, </text:span><text:span text:style-name="T4">to</text:span><text:span text:style-name="T4"> </text:span><text:span text:style-name="T4">each</text:span><text:span text:style-name="T4"> </text:span><text:span text:style-name="T4">halos</text:span><text:span text:style-name="T4"> </text:span><text:span text:style-name="T4">virial</text:span><text:span text:style-name="T4"> </text:span><text:span text:style-name="T4">temperature</text:span><text:span text:style-name="T4">, </text:span><text:span text:style-name="T4">and</text:span><text:span text:style-name="T4"> </text:span><text:span text:style-name="T4">then</text:span><text:span text:style-name="T4"> </text:span><text:span text:style-name="T4">let</text:span><text:span text:style-name="T4"> </text:span><text:span text:style-name="T4">it</text:span><text:span text:style-name="T4"> </text:span><text:span text:style-name="T4">coalesce</text:span></text:p>
      <text:p text:style-name="P2"><text:s/></text:p>
      <text:p text:style-name="P2"><text:soft-page-break/></text:p>
      <text:p text:style-name="P1"><text:span text:style-name="T4">+) </text:span><text:span text:style-name="T4">what</text:span><text:span text:style-name="T4"> </text:span><text:span text:style-name="T4">do</text:span><text:span text:style-name="T4"> </text:span><text:span text:style-name="T4">the</text:span><text:span text:style-name="T4"> </text:span><text:span text:style-name="T4">density</text:span><text:span text:style-name="T4"> </text:span><text:span text:style-name="T4">spikes</text:span><text:span text:style-name="T4"> </text:span><text:span text:style-name="T4">look</text:span><text:span text:style-name="T4"> </text:span><text:span text:style-name="T4">like</text:span><text:span text:style-name="T4"> </text:span><text:span text:style-name="T4">in</text:span><text:span text:style-name="T4"> </text:span><text:span text:style-name="T4">Nick</text:span><text:span text:style-name="T4">'</text:span><text:span text:style-name="T4">s</text:span><text:span text:style-name="T4"> </text:span><text:span text:style-name="T4">runs</text:span><text:span text:style-name="T4">?</text:span></text:p>
      <text:p text:style-name="P1"><text:span text:style-name="T4">... </text:span><text:span text:style-name="T4">do</text:span><text:span text:style-name="T4"> </text:span><text:span text:style-name="T4">a</text:span><text:span text:style-name="T4"> </text:span><text:span text:style-name="T4">little</text:span><text:span text:style-name="T4"> </text:span><text:span text:style-name="T4">analysis</text:span><text:span text:style-name="T4"> </text:span><text:span text:style-name="T4">of</text:span><text:span text:style-name="T4"> </text:span><text:span text:style-name="T4">Nick</text:span><text:span text:style-name="T4">'</text:span><text:span text:style-name="T4">s</text:span><text:span text:style-name="T4"> 30 </text:span><text:span text:style-name="T4">Mpc</text:span><text:span text:style-name="T4"> </text:span><text:span text:style-name="T4">box</text:span><text:span text:style-name="T4">.</text:span></text:p>
      <text:p text:style-name="P2"/>
      <text:p text:style-name="P1"><text:span text:style-name="T4">3) </text:span><text:span text:style-name="T4">what</text:span><text:span text:style-name="T4"> </text:span><text:span text:style-name="T4">stellar</text:span><text:span text:style-name="T4"> </text:span><text:span text:style-name="T4">component</text:span><text:span text:style-name="T4"> </text:span><text:span text:style-name="T4">loses</text:span><text:span text:style-name="T4"> </text:span><text:span text:style-name="T4">most</text:span><text:span text:style-name="T4"> </text:span><text:span text:style-name="T4">of</text:span><text:span text:style-name="T4"> </text:span><text:span text:style-name="T4">the</text:span><text:span text:style-name="T4"> </text:span><text:span text:style-name="T4">mass</text:span><text:span text:style-name="T4">-</text:span><text:span text:style-name="T4">loss</text:span><text:span text:style-name="T4">?</text:span></text:p>
      <text:p text:style-name="P1"><text:span text:style-name="T4">PNe</text:span><text:span text:style-name="T4">/</text:span><text:span text:style-name="T4">AGB</text:span><text:span text:style-name="T4">, </text:span><text:span text:style-name="T4">RGB</text:span><text:span text:style-name="T4">, </text:span><text:span text:style-name="T4">SNII</text:span><text:span text:style-name="T4">, </text:span><text:span text:style-name="T4">SNIA</text:span></text:p>
      <text:p text:style-name="P2"/>
      <text:p text:style-name="P2"/>
      <text:p text:style-name="P2"/>
      <text:h text:style-name="P45" text:outline-level="10"><text:bookmark-start text:name="h.8ubnmewueyto"/>Chaos<text:bookmark-end text:name="h.8ubnmewueyto"/></text:h>
      <text:p text:style-name="P3"/>
      <text:p text:style-name="P1"><text:span text:style-name="T4">figure</text:span><text:span text:style-name="T4"> </text:span><text:span text:style-name="T4">out</text:span><text:span text:style-name="T4"> </text:span><text:span text:style-name="T4">when</text:span><text:span text:style-name="T4"> </text:span><text:span text:style-name="T4">the</text:span><text:span text:style-name="T4"> </text:span><text:span text:style-name="T4">kick</text:span><text:span text:style-name="T4"> </text:span><text:span text:style-name="T4">happens</text:span><text:span text:style-name="T4"> </text:span><text:span text:style-name="T4">and</text:span><text:span text:style-name="T4"> </text:span></text:p>
      <text:p text:style-name="P1"><text:span text:style-name="T4">1) </text:span><text:span text:style-name="T4">rerun</text:span><text:span text:style-name="T4"> </text:span><text:span text:style-name="T4">h</text:span><text:span text:style-name="T4">48 </text:span><text:span text:style-name="T4">with</text:span><text:span text:style-name="T4"> </text:span><text:span text:style-name="T4">smaller</text:span><text:span text:style-name="T4"> </text:span><text:span text:style-name="T4">timesteps</text:span><text:span text:style-name="T4"> </text:span><text:span text:style-name="T4">in</text:span><text:span text:style-name="T4"> </text:span><text:span text:style-name="T4">both</text:span><text:span text:style-name="T4"> </text:span><text:span text:style-name="T4">adiabatic</text:span><text:span text:style-name="T4"> </text:span><text:span text:style-name="T4">and</text:span><text:span text:style-name="T4"> </text:span><text:span text:style-name="T4">cooling</text:span><text:span text:style-name="T4"> </text:span><text:span text:style-name="T4">run</text:span><text:span text:style-name="T4">.</text:span></text:p>
      <text:p text:style-name="P1"><text:span text:style-name="T4">2) </text:span><text:span text:style-name="T4">check</text:span><text:span text:style-name="T4"> </text:span><text:span text:style-name="T4">conservation</text:span><text:span text:style-name="T4"> </text:span><text:span text:style-name="T4">of</text:span><text:span text:style-name="T4"> </text:span><text:span text:style-name="T4">angular</text:span><text:span text:style-name="T4"> </text:span><text:span text:style-name="T4">momentum</text:span><text:span text:style-name="T4">.</text:span></text:p>
      <text:p text:style-name="P2"/>
      <text:p text:style-name="P2"/>
      <text:p text:style-name="P2"/>
      <text:p text:style-name="P2"/>
      <text:p text:style-name="P1"><text:span text:style-name="T4">"</text:span><text:span text:style-name="T4">chaos</text:span><text:span text:style-name="T4">" </text:span><text:span text:style-name="T4">related</text:span><text:span text:style-name="T4">: </text:span></text:p>
      <text:p text:style-name="P1"><text:span text:style-name="T4">-- </text:span><text:span text:style-name="T4">systematic</text:span><text:span text:style-name="T4"> </text:span><text:span text:style-name="T4">program</text:span><text:span text:style-name="T4"> </text:span><text:span text:style-name="T4">for</text:span><text:span text:style-name="T4"> </text:span><text:span text:style-name="T4">assessing</text:span><text:span text:style-name="T4"> </text:span><text:span text:style-name="T4">differences</text:span><text:span text:style-name="T4"> </text:span><text:span text:style-name="T4">between</text:span><text:span text:style-name="T4"> </text:span><text:span text:style-name="T4">runs</text:span><text:span text:style-name="T4">.</text:span></text:p>
      <text:p text:style-name="P1"><text:span text:style-name="T4">-----&gt; </text:span><text:span text:style-name="T4">run</text:span><text:span text:style-name="T4"> </text:span><text:span text:style-name="T4">to</text:span><text:span text:style-name="T4"> </text:span><text:span text:style-name="T4">scattering</text:span><text:span text:style-name="T4"> </text:span><text:span text:style-name="T4">and</text:span><text:span text:style-name="T4"> </text:span><text:span text:style-name="T4">then</text:span><text:span text:style-name="T4"> </text:span><text:span text:style-name="T4">bump</text:span><text:span text:style-name="T4"> </text:span><text:span text:style-name="T4">up</text:span><text:span text:style-name="T4"> </text:span><text:span text:style-name="T4">the</text:span><text:span text:style-name="T4"> </text:span><text:span text:style-name="T4">number</text:span><text:span text:style-name="T4"> </text:span><text:span text:style-name="T4">of</text:span><text:span text:style-name="T4"> </text:span><text:span text:style-name="T4">time</text:span><text:span text:style-name="T4"> </text:span><text:span text:style-name="T4">steps</text:span></text:p>
      <text:p text:style-name="P2"><text:soft-page-break/>-----&gt; -----&gt; </text:p>
      <text:p text:style-name="P2">-----&gt; </text:p>
      <text:p text:style-name="P1"><text:span text:style-name="T4">-----&gt; </text:span><text:span text:style-name="T4">ask</text:span><text:span text:style-name="T4"> </text:span><text:span text:style-name="T4">Oscar</text:span><text:span text:style-name="T4"> </text:span><text:span text:style-name="T4">and</text:span><text:span text:style-name="T4"> </text:span><text:span text:style-name="T4">Robert</text:span><text:span text:style-name="T4"> </text:span><text:span text:style-name="T4">about</text:span><text:span text:style-name="T4"> </text:span><text:span text:style-name="T4">quantifying</text:span><text:span text:style-name="T4"> </text:span><text:span text:style-name="T4">galaxy</text:span><text:span text:style-name="T4"> </text:span><text:span text:style-name="T4">displacements</text:span></text:p>
      <text:p text:style-name="P1"><text:span text:style-name="T4">-----&gt; (</text:span><text:span text:style-name="T4">Robert</text:span><text:span text:style-name="T4">: </text:span><text:span text:style-name="T4">You</text:span><text:span text:style-name="T4"> </text:span><text:span text:style-name="T4">don</text:span><text:span text:style-name="T4">'</text:span><text:span text:style-name="T4">t</text:span><text:span text:style-name="T4"> </text:span><text:span text:style-name="T4">really</text:span><text:span text:style-name="T4"> </text:span><text:span text:style-name="T4">need</text:span><text:span text:style-name="T4"> </text:span><text:span text:style-name="T4">to</text:span><text:span text:style-name="T4"> </text:span><text:span text:style-name="T4">see</text:span><text:span text:style-name="T4"> </text:span><text:span text:style-name="T4">the</text:span><text:span text:style-name="T4"> </text:span><text:span text:style-name="T4">high</text:span><text:span text:style-name="T4"> </text:span><text:span text:style-name="T4">surface</text:span><text:span text:style-name="T4"> </text:span><text:span text:style-name="T4">density</text:span><text:span text:style-name="T4"> </text:span><text:span text:style-name="T4">point</text:span><text:span text:style-name="T4"> </text:span><text:span text:style-name="T4">in</text:span><text:span text:style-name="T4"> </text:span><text:span text:style-name="T4">the</text:span><text:span text:style-name="T4"> </text:span><text:span text:style-name="T4">KS</text:span><text:span text:style-name="T4"> </text:span><text:span text:style-name="T4">plot</text:span><text:span text:style-name="T4"> </text:span><text:span text:style-name="T4">in</text:span><text:span text:style-name="T4"> </text:span><text:span text:style-name="T4">order</text:span><text:span text:style-name="T4"> </text:span><text:span text:style-name="T4">to</text:span><text:span text:style-name="T4"> </text:span><text:span text:style-name="T4">have</text:span><text:span text:style-name="T4"> </text:span><text:span text:style-name="T4">a</text:span><text:span text:style-name="T4"> </text:span><text:span text:style-name="T4">good</text:span><text:span text:style-name="T4"> </text:span><text:span text:style-name="T4">idea</text:span><text:span text:style-name="T4"> </text:span><text:span text:style-name="T4">of</text:span><text:span text:style-name="T4"> </text:span><text:span text:style-name="T4">what</text:span><text:span text:style-name="T4"> </text:span><text:span text:style-name="T4">it</text:span><text:span text:style-name="T4"> </text:span><text:span text:style-name="T4">will</text:span><text:span text:style-name="T4"> </text:span><text:span text:style-name="T4">be</text:span><text:span text:style-name="T4">).</text:span></text:p>
      <text:p text:style-name="P2">-----&gt; </text:p>
      <text:p text:style-name="P2">-----&gt; </text:p>
      <text:p text:style-name="P2">-----&gt; </text:p>
      <text:p text:style-name="P2"/>
      <text:p text:style-name="P2">------------------------------------------------------------------</text:p>
      <text:p text:style-name="P1"><text:span text:style-name="T4">why</text:span><text:span text:style-name="T4"> </text:span><text:span text:style-name="T4">is</text:span><text:span text:style-name="T4"> </text:span><text:span text:style-name="T4">SF</text:span><text:span text:style-name="T4"> </text:span><text:span text:style-name="T4">spikey</text:span><text:span text:style-name="T4"> </text:span></text:p>
      <text:p text:style-name="P1"><text:span text:style-name="T4">plot</text:span><text:span text:style-name="T4"> '</text:span><text:span text:style-name="T4">log</text:span><text:span text:style-name="T4">/</text:span><text:span text:style-name="T4">sf</text:span><text:span text:style-name="T4">.</text:span><text:span text:style-name="T4">log</text:span><text:span text:style-name="T4">' </text:span><text:span text:style-name="T4">u</text:span><text:span text:style-name="T4"> 4:8 </text:span><text:span text:style-name="T4">w</text:span><text:span text:style-name="T4"> </text:span><text:span text:style-name="T4">lp</text:span><text:span text:style-name="T4">, '../../</text:span><text:span text:style-name="T4">s</text:span><text:span text:style-name="T4">4</text:span><text:span text:style-name="T4">zm</text:span><text:span text:style-name="T4">4</text:span><text:span text:style-name="T4">h</text:span><text:span text:style-name="T4">139-</text:span><text:span text:style-name="T4">r</text:span><text:span text:style-name="T4">2</text:span><text:span text:style-name="T4">u</text:span><text:span text:style-name="T4">10-</text:span><text:span text:style-name="T4">rs</text:span><text:span text:style-name="T4">10/</text:span><text:span text:style-name="T4">out</text:span><text:span text:style-name="T4">/</text:span><text:span text:style-name="T4">log</text:span><text:span text:style-name="T4">/</text:span><text:span text:style-name="T4">sf</text:span><text:span text:style-name="T4">.</text:span><text:span text:style-name="T4">log</text:span><text:span text:style-name="T4">' </text:span><text:span text:style-name="T4">u</text:span><text:span text:style-name="T4"> 4:8 </text:span><text:span text:style-name="T4">w</text:span><text:span text:style-name="T4"> </text:span><text:span text:style-name="T4">lp</text:span><text:span text:style-name="T4">, '../../</text:span><text:span text:style-name="T4">s</text:span><text:span text:style-name="T4">4</text:span><text:span text:style-name="T4">zm</text:span><text:span text:style-name="T4">4</text:span><text:span text:style-name="T4">h</text:span><text:span text:style-name="T4">139-</text:span><text:span text:style-name="T4">fid</text:span><text:span text:style-name="T4">-</text:span><text:span text:style-name="T4">rs</text:span><text:span text:style-name="T4">10/</text:span><text:span text:style-name="T4">out</text:span><text:span text:style-name="T4">/</text:span><text:span text:style-name="T4">log</text:span><text:span text:style-name="T4">/</text:span><text:span text:style-name="T4">sf</text:span><text:span text:style-name="T4">.</text:span><text:span text:style-name="T4">log</text:span><text:span text:style-name="T4">' </text:span><text:span text:style-name="T4">u</text:span><text:span text:style-name="T4"> 4:8 </text:span><text:span text:style-name="T4">w</text:span><text:span text:style-name="T4"> </text:span><text:span text:style-name="T4">l</text:span><text:span text:style-name="T4">, '../../</text:span><text:span text:style-name="T4">s</text:span><text:span text:style-name="T4">4</text:span><text:span text:style-name="T4">zm</text:span><text:span text:style-name="T4">4</text:span><text:span text:style-name="T4">h</text:span><text:span text:style-name="T4">139-</text:span><text:span text:style-name="T4">fid</text:span><text:span text:style-name="T4">-</text:span><text:span text:style-name="T4">rs</text:span><text:span text:style-name="T4">10/</text:span><text:span text:style-name="T4">out</text:span><text:span text:style-name="T4">/</text:span><text:span text:style-name="T4">log</text:span><text:span text:style-name="T4">/</text:span><text:span text:style-name="T4">sf</text:span><text:span text:style-name="T4">.</text:span><text:span text:style-name="T4">log</text:span><text:span text:style-name="T4">' </text:span><text:span text:style-name="T4">u</text:span><text:span text:style-name="T4"> 4:(50*$11) </text:span><text:span text:style-name="T4">w</text:span><text:span text:style-name="T4"> </text:span><text:span text:style-name="T4">lp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mic Sans MS1" svg:font-family="'Comic Sans MS'"/>
    <style:font-face style:name="Georgia" svg:font-family="Georgia"/>
    <style:font-face style:name="Comic Sans MS" svg:font-family="'Comic Sans MS'" style:font-family-generic="scrip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3335in" fo:margin-bottom="0.0835in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1528in" fo:margin-bottom="0.028in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3335in" fo:margin-bottom="0.0835in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25in" fo:margin-bottom="0.0555in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Comic Sans MS1" fo:font-size="11pt" fo:font-style="normal" style:text-underline-style="none" fo:font-weight="bold" style:font-name-asian="Comic Sans MS1" style:font-size-asian="11pt" style:font-style-asian="normal" style:font-weight-asian="bold" style:font-name-complex="Comic Sans MS1" style:font-size-complex="11pt" style:font-style-complex="normal" style:font-weight-complex="bold"/>
    </style:style>
    <style:style style:name="List1Level1" style:family="text">
      <style:text-properties fo:color="#000000" style:text-line-through-style="none" style:font-name="Comic Sans MS1" fo:font-size="11pt" fo:font-style="normal" style:text-underline-style="none" fo:font-weight="bold" style:font-name-asian="Comic Sans MS1" style:font-size-asian="11pt" style:font-style-asian="normal" style:font-weight-asian="bold" style:font-name-complex="Comic Sans MS1" style:font-size-complex="11pt" style:font-style-complex="normal" style:font-weight-complex="bold"/>
    </style:style>
    <style:style style:name="List1Level2" style:family="text">
      <style:text-properties fo:color="#000000" style:text-line-through-style="none" style:font-name="Comic Sans MS1" fo:font-size="11pt" fo:font-style="normal" style:text-underline-style="none" fo:font-weight="bold" style:font-name-asian="Comic Sans MS1" style:font-size-asian="11pt" style:font-style-asian="normal" style:font-weight-asian="bold" style:font-name-complex="Comic Sans MS1" style:font-size-complex="11pt" style:font-style-complex="normal" style:font-weight-complex="bold"/>
    </style:style>
    <style:style style:name="List1Level3" style:family="text">
      <style:text-properties fo:color="#000000" style:text-line-through-style="none" style:font-name="Comic Sans MS1" fo:font-size="11pt" fo:font-style="normal" style:text-underline-style="none" fo:font-weight="bold" style:font-name-asian="Comic Sans MS1" style:font-size-asian="11pt" style:font-style-asian="normal" style:font-weight-asian="bold" style:font-name-complex="Comic Sans MS1" style:font-size-complex="11pt" style:font-style-complex="normal" style:font-weight-complex="bold"/>
    </style:style>
    <style:style style:name="List1Level4" style:family="text">
      <style:text-properties fo:color="#000000" style:text-line-through-style="none" style:font-name="Comic Sans MS1" fo:font-size="11pt" fo:font-style="normal" style:text-underline-style="none" fo:font-weight="bold" style:font-name-asian="Comic Sans MS1" style:font-size-asian="11pt" style:font-style-asian="normal" style:font-weight-asian="bold" style:font-name-complex="Comic Sans MS1" style:font-size-complex="11pt" style:font-style-complex="normal" style:font-weight-complex="bold"/>
    </style:style>
    <style:style style:name="List1Level5" style:family="text">
      <style:text-properties fo:color="#000000" style:text-line-through-style="none" style:font-name="Comic Sans MS1" fo:font-size="11pt" fo:font-style="normal" style:text-underline-style="none" fo:font-weight="bold" style:font-name-asian="Comic Sans MS1" style:font-size-asian="11pt" style:font-style-asian="normal" style:font-weight-asian="bold" style:font-name-complex="Comic Sans MS1" style:font-size-complex="11pt" style:font-style-complex="normal" style:font-weight-complex="bold"/>
    </style:style>
    <style:style style:name="List1Level6" style:family="text">
      <style:text-properties fo:color="#000000" style:text-line-through-style="none" style:font-name="Comic Sans MS1" fo:font-size="11pt" fo:font-style="normal" style:text-underline-style="none" fo:font-weight="bold" style:font-name-asian="Comic Sans MS1" style:font-size-asian="11pt" style:font-style-asian="normal" style:font-weight-asian="bold" style:font-name-complex="Comic Sans MS1" style:font-size-complex="11pt" style:font-style-complex="normal" style:font-weight-complex="bold"/>
    </style:style>
    <style:style style:name="List1Level7" style:family="text">
      <style:text-properties fo:color="#000000" style:text-line-through-style="none" style:font-name="Comic Sans MS1" fo:font-size="11pt" fo:font-style="normal" style:text-underline-style="none" fo:font-weight="bold" style:font-name-asian="Comic Sans MS1" style:font-size-asian="11pt" style:font-style-asian="normal" style:font-weight-asian="bold" style:font-name-complex="Comic Sans MS1" style:font-size-complex="11pt" style:font-style-complex="normal" style:font-weight-complex="bold"/>
    </style:style>
    <style:style style:name="List1Level8" style:family="text">
      <style:text-properties fo:color="#000000" style:text-line-through-style="none" style:font-name="Comic Sans MS1" fo:font-size="11pt" fo:font-style="normal" style:text-underline-style="none" fo:font-weight="bold" style:font-name-asian="Comic Sans MS1" style:font-size-asian="11pt" style:font-style-asian="normal" style:font-weight-asian="bold" style:font-name-complex="Comic Sans MS1" style:font-size-complex="11pt" style:font-style-complex="normal" style:font-weight-complex="bold"/>
    </style:style>
    <style:style style:name="List2Level0" style:family="text">
      <style:text-properties fo:color="#000000" style:text-line-through-style="none" style:font-name="Comic Sans MS1" fo:font-size="11pt" fo:font-style="normal" style:text-underline-style="none" fo:font-weight="normal" style:font-name-asian="Comic Sans MS1" style:font-size-asian="11pt" style:font-style-asian="normal" style:font-weight-asian="normal" style:font-name-complex="Comic Sans MS1" style:font-size-complex="11pt" style:font-style-complex="normal" style:font-weight-complex="normal"/>
    </style:style>
    <style:style style:name="List2Level1" style:family="text">
      <style:text-properties fo:color="#000000" style:text-line-through-style="none" style:font-name="Comic Sans MS1" fo:font-size="11pt" fo:font-style="normal" style:text-underline-style="none" fo:font-weight="normal" style:font-name-asian="Comic Sans MS1" style:font-size-asian="11pt" style:font-style-asian="normal" style:font-weight-asian="normal" style:font-name-complex="Comic Sans MS1" style:font-size-complex="11pt" style:font-style-complex="normal" style:font-weight-complex="normal"/>
    </style:style>
    <style:style style:name="List2Level2" style:family="text">
      <style:text-properties fo:color="#000000" style:text-line-through-style="none" style:font-name="Comic Sans MS1" fo:font-size="11pt" fo:font-style="normal" style:text-underline-style="none" fo:font-weight="normal" style:font-name-asian="Comic Sans MS1" style:font-size-asian="11pt" style:font-style-asian="normal" style:font-weight-asian="normal" style:font-name-complex="Comic Sans MS1" style:font-size-complex="11pt" style:font-style-complex="normal" style:font-weight-complex="normal"/>
    </style:style>
    <style:style style:name="List2Level3" style:family="text">
      <style:text-properties fo:color="#000000" style:text-line-through-style="none" style:font-name="Comic Sans MS1" fo:font-size="11pt" fo:font-style="normal" style:text-underline-style="none" fo:font-weight="normal" style:font-name-asian="Comic Sans MS1" style:font-size-asian="11pt" style:font-style-asian="normal" style:font-weight-asian="normal" style:font-name-complex="Comic Sans MS1" style:font-size-complex="11pt" style:font-style-complex="normal" style:font-weight-complex="normal"/>
    </style:style>
    <style:style style:name="List2Level4" style:family="text">
      <style:text-properties fo:color="#000000" style:text-line-through-style="none" style:font-name="Comic Sans MS1" fo:font-size="11pt" fo:font-style="normal" style:text-underline-style="none" fo:font-weight="normal" style:font-name-asian="Comic Sans MS1" style:font-size-asian="11pt" style:font-style-asian="normal" style:font-weight-asian="normal" style:font-name-complex="Comic Sans MS1" style:font-size-complex="11pt" style:font-style-complex="normal" style:font-weight-complex="normal"/>
    </style:style>
    <style:style style:name="List2Level5" style:family="text">
      <style:text-properties fo:color="#000000" style:text-line-through-style="none" style:font-name="Comic Sans MS1" fo:font-size="11pt" fo:font-style="normal" style:text-underline-style="none" fo:font-weight="normal" style:font-name-asian="Comic Sans MS1" style:font-size-asian="11pt" style:font-style-asian="normal" style:font-weight-asian="normal" style:font-name-complex="Comic Sans MS1" style:font-size-complex="11pt" style:font-style-complex="normal" style:font-weight-complex="normal"/>
    </style:style>
    <style:style style:name="List2Level6" style:family="text">
      <style:text-properties fo:color="#000000" style:text-line-through-style="none" style:font-name="Comic Sans MS1" fo:font-size="11pt" fo:font-style="normal" style:text-underline-style="none" fo:font-weight="normal" style:font-name-asian="Comic Sans MS1" style:font-size-asian="11pt" style:font-style-asian="normal" style:font-weight-asian="normal" style:font-name-complex="Comic Sans MS1" style:font-size-complex="11pt" style:font-style-complex="normal" style:font-weight-complex="normal"/>
    </style:style>
    <style:style style:name="List2Level7" style:family="text">
      <style:text-properties fo:color="#000000" style:text-line-through-style="none" style:font-name="Comic Sans MS1" fo:font-size="11pt" fo:font-style="normal" style:text-underline-style="none" fo:font-weight="normal" style:font-name-asian="Comic Sans MS1" style:font-size-asian="11pt" style:font-style-asian="normal" style:font-weight-asian="normal" style:font-name-complex="Comic Sans MS1" style:font-size-complex="11pt" style:font-style-complex="normal" style:font-weight-complex="normal"/>
    </style:style>
    <style:style style:name="List2Level8" style:family="text">
      <style:text-properties fo:color="#000000" style:text-line-through-style="none" style:font-name="Comic Sans MS1" fo:font-size="11pt" fo:font-style="normal" style:text-underline-style="none" fo:font-weight="normal" style:font-name-asian="Comic Sans MS1" style:font-size-asian="11pt" style:font-style-asian="normal" style:font-weight-asian="normal" style:font-name-complex="Comic Sans MS1" style:font-size-complex="11pt" style:font-style-complex="normal" style:font-weight-complex="normal"/>
    </style:style>
    <style:style style:name="List3Level0" style:family="text">
      <style:text-properties fo:color="#000000" style:text-line-through-style="none" style:font-name="Comic Sans MS1" fo:font-size="11pt" fo:font-style="normal" style:text-underline-style="none" fo:font-weight="normal" style:font-name-asian="Comic Sans MS1" style:font-size-asian="11pt" style:font-style-asian="normal" style:font-weight-asian="normal" style:font-name-complex="Comic Sans MS1" style:font-size-complex="11pt" style:font-style-complex="normal" style:font-weight-complex="normal"/>
    </style:style>
    <style:style style:name="List3Level1" style:family="text">
      <style:text-properties fo:color="#000000" style:text-line-through-style="none" style:font-name="Comic Sans MS1" fo:font-size="11pt" fo:font-style="normal" style:text-underline-style="none" fo:font-weight="normal" style:font-name-asian="Comic Sans MS1" style:font-size-asian="11pt" style:font-style-asian="normal" style:font-weight-asian="normal" style:font-name-complex="Comic Sans MS1" style:font-size-complex="11pt" style:font-style-complex="normal" style:font-weight-complex="normal"/>
    </style:style>
    <style:style style:name="List3Level2" style:family="text">
      <style:text-properties fo:color="#000000" style:text-line-through-style="none" style:font-name="Comic Sans MS1" fo:font-size="11pt" fo:font-style="normal" style:text-underline-style="none" fo:font-weight="normal" style:font-name-asian="Comic Sans MS1" style:font-size-asian="11pt" style:font-style-asian="normal" style:font-weight-asian="normal" style:font-name-complex="Comic Sans MS1" style:font-size-complex="11pt" style:font-style-complex="normal" style:font-weight-complex="normal"/>
    </style:style>
    <style:style style:name="List3Level3" style:family="text">
      <style:text-properties fo:color="#000000" style:text-line-through-style="none" style:font-name="Comic Sans MS1" fo:font-size="11pt" fo:font-style="normal" style:text-underline-style="none" fo:font-weight="normal" style:font-name-asian="Comic Sans MS1" style:font-size-asian="11pt" style:font-style-asian="normal" style:font-weight-asian="normal" style:font-name-complex="Comic Sans MS1" style:font-size-complex="11pt" style:font-style-complex="normal" style:font-weight-complex="normal"/>
    </style:style>
    <style:style style:name="List3Level4" style:family="text">
      <style:text-properties fo:color="#000000" style:text-line-through-style="none" style:font-name="Comic Sans MS1" fo:font-size="11pt" fo:font-style="normal" style:text-underline-style="none" fo:font-weight="normal" style:font-name-asian="Comic Sans MS1" style:font-size-asian="11pt" style:font-style-asian="normal" style:font-weight-asian="normal" style:font-name-complex="Comic Sans MS1" style:font-size-complex="11pt" style:font-style-complex="normal" style:font-weight-complex="normal"/>
    </style:style>
    <style:style style:name="List3Level5" style:family="text">
      <style:text-properties fo:color="#000000" style:text-line-through-style="none" style:font-name="Comic Sans MS1" fo:font-size="11pt" fo:font-style="normal" style:text-underline-style="none" fo:font-weight="normal" style:font-name-asian="Comic Sans MS1" style:font-size-asian="11pt" style:font-style-asian="normal" style:font-weight-asian="normal" style:font-name-complex="Comic Sans MS1" style:font-size-complex="11pt" style:font-style-complex="normal" style:font-weight-complex="normal"/>
    </style:style>
    <style:style style:name="List3Level6" style:family="text">
      <style:text-properties fo:color="#000000" style:text-line-through-style="none" style:font-name="Comic Sans MS1" fo:font-size="11pt" fo:font-style="normal" style:text-underline-style="none" fo:font-weight="normal" style:font-name-asian="Comic Sans MS1" style:font-size-asian="11pt" style:font-style-asian="normal" style:font-weight-asian="normal" style:font-name-complex="Comic Sans MS1" style:font-size-complex="11pt" style:font-style-complex="normal" style:font-weight-complex="normal"/>
    </style:style>
    <style:style style:name="List3Level7" style:family="text">
      <style:text-properties fo:color="#000000" style:text-line-through-style="none" style:font-name="Comic Sans MS1" fo:font-size="11pt" fo:font-style="normal" style:text-underline-style="none" fo:font-weight="normal" style:font-name-asian="Comic Sans MS1" style:font-size-asian="11pt" style:font-style-asian="normal" style:font-weight-asian="normal" style:font-name-complex="Comic Sans MS1" style:font-size-complex="11pt" style:font-style-complex="normal" style:font-weight-complex="normal"/>
    </style:style>
    <style:style style:name="List3Level8" style:family="text">
      <style:text-properties fo:color="#000000" style:text-line-through-style="none" style:font-name="Comic Sans MS1" fo:font-size="11pt" fo:font-style="normal" style:text-underline-style="none" fo:font-weight="normal" style:font-name-asian="Comic Sans MS1" style:font-size-asian="11pt" style:font-style-asian="normal" style:font-weight-asian="normal" style:font-name-complex="Comic Sans MS1" style:font-size-complex="11pt" style:font-style-complex="normal" style:font-weight-complex="normal"/>
    </style:style>
    <style:style style:name="List4Level0" style:family="text">
      <style:text-properties fo:color="#000000" style:text-line-through-style="none" style:font-name="Comic Sans MS1" fo:font-size="11pt" fo:font-style="normal" style:text-underline-style="none" fo:font-weight="normal" style:font-name-asian="Comic Sans MS1" style:font-size-asian="11pt" style:font-style-asian="normal" style:font-weight-asian="normal" style:font-name-complex="Comic Sans MS1" style:font-size-complex="11pt" style:font-style-complex="normal" style:font-weight-complex="normal"/>
    </style:style>
    <style:style style:name="List4Level1" style:family="text">
      <style:text-properties fo:color="#000000" style:text-line-through-style="none" style:font-name="Comic Sans MS1" fo:font-size="11pt" fo:font-style="normal" style:text-underline-style="none" fo:font-weight="normal" style:font-name-asian="Comic Sans MS1" style:font-size-asian="11pt" style:font-style-asian="normal" style:font-weight-asian="normal" style:font-name-complex="Comic Sans MS1" style:font-size-complex="11pt" style:font-style-complex="normal" style:font-weight-complex="normal"/>
    </style:style>
    <style:style style:name="List4Level2" style:family="text">
      <style:text-properties fo:color="#000000" style:text-line-through-style="none" style:font-name="Comic Sans MS1" fo:font-size="11pt" fo:font-style="normal" style:text-underline-style="none" fo:font-weight="normal" style:font-name-asian="Comic Sans MS1" style:font-size-asian="11pt" style:font-style-asian="normal" style:font-weight-asian="normal" style:font-name-complex="Comic Sans MS1" style:font-size-complex="11pt" style:font-style-complex="normal" style:font-weight-complex="normal"/>
    </style:style>
    <style:style style:name="List4Level3" style:family="text">
      <style:text-properties fo:color="#000000" style:text-line-through-style="none" style:font-name="Comic Sans MS1" fo:font-size="11pt" fo:font-style="normal" style:text-underline-style="none" fo:font-weight="normal" style:font-name-asian="Comic Sans MS1" style:font-size-asian="11pt" style:font-style-asian="normal" style:font-weight-asian="normal" style:font-name-complex="Comic Sans MS1" style:font-size-complex="11pt" style:font-style-complex="normal" style:font-weight-complex="normal"/>
    </style:style>
    <style:style style:name="List4Level4" style:family="text">
      <style:text-properties fo:color="#000000" style:text-line-through-style="none" style:font-name="Comic Sans MS1" fo:font-size="11pt" fo:font-style="normal" style:text-underline-style="none" fo:font-weight="normal" style:font-name-asian="Comic Sans MS1" style:font-size-asian="11pt" style:font-style-asian="normal" style:font-weight-asian="normal" style:font-name-complex="Comic Sans MS1" style:font-size-complex="11pt" style:font-style-complex="normal" style:font-weight-complex="normal"/>
    </style:style>
    <style:style style:name="List4Level5" style:family="text">
      <style:text-properties fo:color="#000000" style:text-line-through-style="none" style:font-name="Comic Sans MS1" fo:font-size="11pt" fo:font-style="normal" style:text-underline-style="none" fo:font-weight="normal" style:font-name-asian="Comic Sans MS1" style:font-size-asian="11pt" style:font-style-asian="normal" style:font-weight-asian="normal" style:font-name-complex="Comic Sans MS1" style:font-size-complex="11pt" style:font-style-complex="normal" style:font-weight-complex="normal"/>
    </style:style>
    <style:style style:name="List4Level6" style:family="text">
      <style:text-properties fo:color="#000000" style:text-line-through-style="none" style:font-name="Comic Sans MS1" fo:font-size="11pt" fo:font-style="normal" style:text-underline-style="none" fo:font-weight="normal" style:font-name-asian="Comic Sans MS1" style:font-size-asian="11pt" style:font-style-asian="normal" style:font-weight-asian="normal" style:font-name-complex="Comic Sans MS1" style:font-size-complex="11pt" style:font-style-complex="normal" style:font-weight-complex="normal"/>
    </style:style>
    <style:style style:name="List4Level7" style:family="text">
      <style:text-properties fo:color="#000000" style:text-line-through-style="none" style:font-name="Comic Sans MS1" fo:font-size="11pt" fo:font-style="normal" style:text-underline-style="none" fo:font-weight="normal" style:font-name-asian="Comic Sans MS1" style:font-size-asian="11pt" style:font-style-asian="normal" style:font-weight-asian="normal" style:font-name-complex="Comic Sans MS1" style:font-size-complex="11pt" style:font-style-complex="normal" style:font-weight-complex="normal"/>
    </style:style>
    <style:style style:name="List4Level8" style:family="text">
      <style:text-properties fo:color="#000000" style:text-line-through-style="none" style:font-name="Comic Sans MS1" fo:font-size="11pt" fo:font-style="normal" style:text-underline-style="none" fo:font-weight="normal" style:font-name-asian="Comic Sans MS1" style:font-size-asian="11pt" style:font-style-asian="normal" style:font-weight-asian="normal" style:font-name-complex="Comic Sans MS1" style:font-size-complex="11pt" style:font-style-complex="normal" style:font-weight-complex="normal"/>
    </style:style>
    <style:style style:name="List5Level0" style:family="text">
      <style:text-properties fo:color="#000000" style:text-line-through-style="none" style:font-name="Comic Sans MS1" fo:font-size="11pt" fo:font-style="normal" style:text-underline-style="none" fo:font-weight="normal" style:font-name-asian="Comic Sans MS1" style:font-size-asian="11pt" style:font-style-asian="normal" style:font-weight-asian="normal" style:font-name-complex="Comic Sans MS1" style:font-size-complex="11pt" style:font-style-complex="normal" style:font-weight-complex="normal"/>
    </style:style>
    <style:style style:name="List5Level1" style:family="text">
      <style:text-properties fo:color="#000000" style:text-line-through-style="none" style:font-name="Comic Sans MS1" fo:font-size="11pt" fo:font-style="normal" style:text-underline-style="none" fo:font-weight="normal" style:font-name-asian="Comic Sans MS1" style:font-size-asian="11pt" style:font-style-asian="normal" style:font-weight-asian="normal" style:font-name-complex="Comic Sans MS1" style:font-size-complex="11pt" style:font-style-complex="normal" style:font-weight-complex="normal"/>
    </style:style>
    <style:style style:name="List5Level2" style:family="text">
      <style:text-properties fo:color="#000000" style:text-line-through-style="none" style:font-name="Comic Sans MS1" fo:font-size="11pt" fo:font-style="normal" style:text-underline-style="none" fo:font-weight="normal" style:font-name-asian="Comic Sans MS1" style:font-size-asian="11pt" style:font-style-asian="normal" style:font-weight-asian="normal" style:font-name-complex="Comic Sans MS1" style:font-size-complex="11pt" style:font-style-complex="normal" style:font-weight-complex="normal"/>
    </style:style>
    <style:style style:name="List5Level3" style:family="text">
      <style:text-properties fo:color="#000000" style:text-line-through-style="none" style:font-name="Comic Sans MS1" fo:font-size="11pt" fo:font-style="normal" style:text-underline-style="none" fo:font-weight="normal" style:font-name-asian="Comic Sans MS1" style:font-size-asian="11pt" style:font-style-asian="normal" style:font-weight-asian="normal" style:font-name-complex="Comic Sans MS1" style:font-size-complex="11pt" style:font-style-complex="normal" style:font-weight-complex="normal"/>
    </style:style>
    <style:style style:name="List5Level4" style:family="text">
      <style:text-properties fo:color="#000000" style:text-line-through-style="none" style:font-name="Comic Sans MS1" fo:font-size="11pt" fo:font-style="normal" style:text-underline-style="none" fo:font-weight="normal" style:font-name-asian="Comic Sans MS1" style:font-size-asian="11pt" style:font-style-asian="normal" style:font-weight-asian="normal" style:font-name-complex="Comic Sans MS1" style:font-size-complex="11pt" style:font-style-complex="normal" style:font-weight-complex="normal"/>
    </style:style>
    <style:style style:name="List5Level5" style:family="text">
      <style:text-properties fo:color="#000000" style:text-line-through-style="none" style:font-name="Comic Sans MS1" fo:font-size="11pt" fo:font-style="normal" style:text-underline-style="none" fo:font-weight="normal" style:font-name-asian="Comic Sans MS1" style:font-size-asian="11pt" style:font-style-asian="normal" style:font-weight-asian="normal" style:font-name-complex="Comic Sans MS1" style:font-size-complex="11pt" style:font-style-complex="normal" style:font-weight-complex="normal"/>
    </style:style>
    <style:style style:name="List5Level6" style:family="text">
      <style:text-properties fo:color="#000000" style:text-line-through-style="none" style:font-name="Comic Sans MS1" fo:font-size="11pt" fo:font-style="normal" style:text-underline-style="none" fo:font-weight="normal" style:font-name-asian="Comic Sans MS1" style:font-size-asian="11pt" style:font-style-asian="normal" style:font-weight-asian="normal" style:font-name-complex="Comic Sans MS1" style:font-size-complex="11pt" style:font-style-complex="normal" style:font-weight-complex="normal"/>
    </style:style>
    <style:style style:name="List5Level7" style:family="text">
      <style:text-properties fo:color="#000000" style:text-line-through-style="none" style:font-name="Comic Sans MS1" fo:font-size="11pt" fo:font-style="normal" style:text-underline-style="none" fo:font-weight="normal" style:font-name-asian="Comic Sans MS1" style:font-size-asian="11pt" style:font-style-asian="normal" style:font-weight-asian="normal" style:font-name-complex="Comic Sans MS1" style:font-size-complex="11pt" style:font-style-complex="normal" style:font-weight-complex="normal"/>
    </style:style>
    <style:style style:name="List5Level8" style:family="text">
      <style:text-properties fo:color="#000000" style:text-line-through-style="none" style:font-name="Comic Sans MS1" fo:font-size="11pt" fo:font-style="normal" style:text-underline-style="none" fo:font-weight="normal" style:font-name-asian="Comic Sans MS1" style:font-size-asian="11pt" style:font-style-asian="normal" style:font-weight-asian="normal" style:font-name-complex="Comic Sans MS1" style:font-size-complex="11pt" style:font-style-complex="normal" style:font-weight-complex="normal"/>
    </style:style>
    <style:style style:name="List6Level0" style:family="text">
      <style:text-properties fo:color="#000000" style:text-line-through-style="none" style:font-name="Comic Sans MS1" fo:font-size="11pt" fo:font-style="normal" style:text-underline-style="none" fo:font-weight="normal" style:font-name-asian="Comic Sans MS1" style:font-size-asian="11pt" style:font-style-asian="normal" style:font-weight-asian="normal" style:font-name-complex="Comic Sans MS1" style:font-size-complex="11pt" style:font-style-complex="normal" style:font-weight-complex="normal"/>
    </style:style>
    <style:style style:name="List6Level1" style:family="text">
      <style:text-properties fo:color="#000000" style:text-line-through-style="none" style:font-name="Comic Sans MS1" fo:font-size="11pt" fo:font-style="normal" style:text-underline-style="none" fo:font-weight="normal" style:font-name-asian="Comic Sans MS1" style:font-size-asian="11pt" style:font-style-asian="normal" style:font-weight-asian="normal" style:font-name-complex="Comic Sans MS1" style:font-size-complex="11pt" style:font-style-complex="normal" style:font-weight-complex="normal"/>
    </style:style>
    <style:style style:name="List6Level2" style:family="text">
      <style:text-properties fo:color="#000000" style:text-line-through-style="none" style:font-name="Comic Sans MS1" fo:font-size="11pt" fo:font-style="normal" style:text-underline-style="none" fo:font-weight="normal" style:font-name-asian="Comic Sans MS1" style:font-size-asian="11pt" style:font-style-asian="normal" style:font-weight-asian="normal" style:font-name-complex="Comic Sans MS1" style:font-size-complex="11pt" style:font-style-complex="normal" style:font-weight-complex="normal"/>
    </style:style>
    <style:style style:name="List6Level3" style:family="text">
      <style:text-properties fo:color="#000000" style:text-line-through-style="none" style:font-name="Comic Sans MS1" fo:font-size="11pt" fo:font-style="normal" style:text-underline-style="none" fo:font-weight="normal" style:font-name-asian="Comic Sans MS1" style:font-size-asian="11pt" style:font-style-asian="normal" style:font-weight-asian="normal" style:font-name-complex="Comic Sans MS1" style:font-size-complex="11pt" style:font-style-complex="normal" style:font-weight-complex="normal"/>
    </style:style>
    <style:style style:name="List6Level4" style:family="text">
      <style:text-properties fo:color="#000000" style:text-line-through-style="none" style:font-name="Comic Sans MS1" fo:font-size="11pt" fo:font-style="normal" style:text-underline-style="none" fo:font-weight="normal" style:font-name-asian="Comic Sans MS1" style:font-size-asian="11pt" style:font-style-asian="normal" style:font-weight-asian="normal" style:font-name-complex="Comic Sans MS1" style:font-size-complex="11pt" style:font-style-complex="normal" style:font-weight-complex="normal"/>
    </style:style>
    <style:style style:name="List6Level5" style:family="text">
      <style:text-properties fo:color="#000000" style:text-line-through-style="none" style:font-name="Comic Sans MS1" fo:font-size="11pt" fo:font-style="normal" style:text-underline-style="none" fo:font-weight="normal" style:font-name-asian="Comic Sans MS1" style:font-size-asian="11pt" style:font-style-asian="normal" style:font-weight-asian="normal" style:font-name-complex="Comic Sans MS1" style:font-size-complex="11pt" style:font-style-complex="normal" style:font-weight-complex="normal"/>
    </style:style>
    <style:style style:name="List6Level6" style:family="text">
      <style:text-properties fo:color="#000000" style:text-line-through-style="none" style:font-name="Comic Sans MS1" fo:font-size="11pt" fo:font-style="normal" style:text-underline-style="none" fo:font-weight="normal" style:font-name-asian="Comic Sans MS1" style:font-size-asian="11pt" style:font-style-asian="normal" style:font-weight-asian="normal" style:font-name-complex="Comic Sans MS1" style:font-size-complex="11pt" style:font-style-complex="normal" style:font-weight-complex="normal"/>
    </style:style>
    <style:style style:name="List6Level7" style:family="text">
      <style:text-properties fo:color="#000000" style:text-line-through-style="none" style:font-name="Comic Sans MS1" fo:font-size="11pt" fo:font-style="normal" style:text-underline-style="none" fo:font-weight="normal" style:font-name-asian="Comic Sans MS1" style:font-size-asian="11pt" style:font-style-asian="normal" style:font-weight-asian="normal" style:font-name-complex="Comic Sans MS1" style:font-size-complex="11pt" style:font-style-complex="normal" style:font-weight-complex="normal"/>
    </style:style>
    <style:style style:name="List6Level8" style:family="text">
      <style:text-properties fo:color="#000000" style:text-line-through-style="none" style:font-name="Comic Sans MS1" fo:font-size="11pt" fo:font-style="normal" style:text-underline-style="none" fo:font-weight="normal" style:font-name-asian="Comic Sans MS1" style:font-size-asian="11pt" style:font-style-asian="normal" style:font-weight-asian="normal" style:font-name-complex="Comic Sans MS1" style:font-size-complex="11pt" style:font-style-complex="normal" style:font-weight-complex="normal"/>
    </style:style>
    <style:style style:name="List7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4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4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4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4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4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4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4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4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4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5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5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5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5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5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5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5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5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5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6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6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6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6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6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6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6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6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6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7Level0" style:family="text">
      <style:text-properties fo:color="#000000" style:text-line-through-style="none" style:font-name="Comic Sans MS1" fo:font-size="11pt" fo:font-style="normal" style:text-underline-style="none" fo:font-weight="normal" style:font-name-asian="Comic Sans MS1" style:font-size-asian="11pt" style:font-style-asian="normal" style:font-weight-asian="normal" style:font-name-complex="Comic Sans MS1" style:font-size-complex="11pt" style:font-style-complex="normal" style:font-weight-complex="normal"/>
    </style:style>
    <style:style style:name="List17Level1" style:family="text">
      <style:text-properties fo:color="#000000" style:text-line-through-style="none" style:font-name="Comic Sans MS1" fo:font-size="11pt" fo:font-style="normal" style:text-underline-style="none" fo:font-weight="normal" style:font-name-asian="Comic Sans MS1" style:font-size-asian="11pt" style:font-style-asian="normal" style:font-weight-asian="normal" style:font-name-complex="Comic Sans MS1" style:font-size-complex="11pt" style:font-style-complex="normal" style:font-weight-complex="normal"/>
    </style:style>
    <style:style style:name="List17Level2" style:family="text">
      <style:text-properties fo:color="#000000" style:text-line-through-style="none" style:font-name="Comic Sans MS1" fo:font-size="11pt" fo:font-style="normal" style:text-underline-style="none" fo:font-weight="normal" style:font-name-asian="Comic Sans MS1" style:font-size-asian="11pt" style:font-style-asian="normal" style:font-weight-asian="normal" style:font-name-complex="Comic Sans MS1" style:font-size-complex="11pt" style:font-style-complex="normal" style:font-weight-complex="normal"/>
    </style:style>
    <style:style style:name="List17Level3" style:family="text">
      <style:text-properties fo:color="#000000" style:text-line-through-style="none" style:font-name="Comic Sans MS1" fo:font-size="11pt" fo:font-style="normal" style:text-underline-style="none" fo:font-weight="normal" style:font-name-asian="Comic Sans MS1" style:font-size-asian="11pt" style:font-style-asian="normal" style:font-weight-asian="normal" style:font-name-complex="Comic Sans MS1" style:font-size-complex="11pt" style:font-style-complex="normal" style:font-weight-complex="normal"/>
    </style:style>
    <style:style style:name="List17Level4" style:family="text">
      <style:text-properties fo:color="#000000" style:text-line-through-style="none" style:font-name="Comic Sans MS1" fo:font-size="11pt" fo:font-style="normal" style:text-underline-style="none" fo:font-weight="normal" style:font-name-asian="Comic Sans MS1" style:font-size-asian="11pt" style:font-style-asian="normal" style:font-weight-asian="normal" style:font-name-complex="Comic Sans MS1" style:font-size-complex="11pt" style:font-style-complex="normal" style:font-weight-complex="normal"/>
    </style:style>
    <style:style style:name="List17Level5" style:family="text">
      <style:text-properties fo:color="#000000" style:text-line-through-style="none" style:font-name="Comic Sans MS1" fo:font-size="11pt" fo:font-style="normal" style:text-underline-style="none" fo:font-weight="normal" style:font-name-asian="Comic Sans MS1" style:font-size-asian="11pt" style:font-style-asian="normal" style:font-weight-asian="normal" style:font-name-complex="Comic Sans MS1" style:font-size-complex="11pt" style:font-style-complex="normal" style:font-weight-complex="normal"/>
    </style:style>
    <style:style style:name="List17Level6" style:family="text">
      <style:text-properties fo:color="#000000" style:text-line-through-style="none" style:font-name="Comic Sans MS1" fo:font-size="11pt" fo:font-style="normal" style:text-underline-style="none" fo:font-weight="normal" style:font-name-asian="Comic Sans MS1" style:font-size-asian="11pt" style:font-style-asian="normal" style:font-weight-asian="normal" style:font-name-complex="Comic Sans MS1" style:font-size-complex="11pt" style:font-style-complex="normal" style:font-weight-complex="normal"/>
    </style:style>
    <style:style style:name="List17Level7" style:family="text">
      <style:text-properties fo:color="#000000" style:text-line-through-style="none" style:font-name="Comic Sans MS1" fo:font-size="11pt" fo:font-style="normal" style:text-underline-style="none" fo:font-weight="normal" style:font-name-asian="Comic Sans MS1" style:font-size-asian="11pt" style:font-style-asian="normal" style:font-weight-asian="normal" style:font-name-complex="Comic Sans MS1" style:font-size-complex="11pt" style:font-style-complex="normal" style:font-weight-complex="normal"/>
    </style:style>
    <style:style style:name="List17Level8" style:family="text">
      <style:text-properties fo:color="#000000" style:text-line-through-style="none" style:font-name="Comic Sans MS1" fo:font-size="11pt" fo:font-style="normal" style:text-underline-style="none" fo:font-weight="normal" style:font-name-asian="Comic Sans MS1" style:font-size-asian="11pt" style:font-style-asian="normal" style:font-weight-asian="normal" style:font-name-complex="Comic Sans MS1" style:font-size-complex="11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25in" text:min-label-width="0.25in"/>
        <style:text-properties style:font-name="Comic Sans MS"/>
      </text:list-level-style-bullet>
      <text:list-level-style-bullet text:level="2" text:style-name="List1Level1" text:bullet-char="○">
        <style:list-level-properties text:space-before="0.75in" text:min-label-width="0.25in"/>
        <style:text-properties style:font-name="Comic Sans MS"/>
      </text:list-level-style-bullet>
      <text:list-level-style-bullet text:level="3" text:style-name="List1Level2" text:bullet-char="■">
        <style:list-level-properties text:min-label-width="1.5in" text:min-label-distance="0.1252in" fo:text-align="end"/>
        <style:text-properties style:font-name="Comic Sans MS"/>
      </text:list-level-style-bullet>
      <text:list-level-style-bullet text:level="4" text:style-name="List1Level3" text:bullet-char="●">
        <style:list-level-properties text:space-before="1.75in" text:min-label-width="0.25in"/>
        <style:text-properties style:font-name="Comic Sans MS"/>
      </text:list-level-style-bullet>
      <text:list-level-style-bullet text:level="5" text:style-name="List1Level4" text:bullet-char="○">
        <style:list-level-properties text:space-before="2.25in" text:min-label-width="0.25in"/>
        <style:text-properties style:font-name="Comic Sans MS"/>
      </text:list-level-style-bullet>
      <text:list-level-style-bullet text:level="6" text:style-name="List1Level5" text:bullet-char="■">
        <style:list-level-properties text:min-label-width="3in" text:min-label-distance="0.1252in" fo:text-align="end"/>
        <style:text-properties style:font-name="Comic Sans MS"/>
      </text:list-level-style-bullet>
      <text:list-level-style-bullet text:level="7" text:style-name="List1Level6" text:bullet-char="●">
        <style:list-level-properties text:space-before="3.25in" text:min-label-width="0.25in"/>
        <style:text-properties style:font-name="Comic Sans MS"/>
      </text:list-level-style-bullet>
      <text:list-level-style-bullet text:level="8" text:style-name="List1Level7" text:bullet-char="○">
        <style:list-level-properties text:space-before="3.75in" text:min-label-width="0.25in"/>
        <style:text-properties style:font-name="Comic Sans MS"/>
      </text:list-level-style-bullet>
      <text:list-level-style-bullet text:level="9" text:style-name="List1Level8" text:bullet-char="■">
        <style:list-level-properties text:min-label-width="4.5in" text:min-label-distance="0.1252in" fo:text-align="end"/>
        <style:text-properties style:font-name="Comic Sans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25in" text:min-label-width="0.25in"/>
        <style:text-properties style:font-name="Comic Sans MS"/>
      </text:list-level-style-bullet>
      <text:list-level-style-bullet text:level="2" text:style-name="List2Level1" text:bullet-char="○">
        <style:list-level-properties text:space-before="0.75in" text:min-label-width="0.25in"/>
        <style:text-properties style:font-name="Comic Sans MS"/>
      </text:list-level-style-bullet>
      <text:list-level-style-bullet text:level="3" text:style-name="List2Level2" text:bullet-char="■">
        <style:list-level-properties text:min-label-width="1.5in" text:min-label-distance="0.1252in" fo:text-align="end"/>
        <style:text-properties style:font-name="Comic Sans MS"/>
      </text:list-level-style-bullet>
      <text:list-level-style-bullet text:level="4" text:style-name="List2Level3" text:bullet-char="●">
        <style:list-level-properties text:space-before="1.75in" text:min-label-width="0.25in"/>
        <style:text-properties style:font-name="Comic Sans MS"/>
      </text:list-level-style-bullet>
      <text:list-level-style-bullet text:level="5" text:style-name="List2Level4" text:bullet-char="○">
        <style:list-level-properties text:space-before="2.25in" text:min-label-width="0.25in"/>
        <style:text-properties style:font-name="Comic Sans MS"/>
      </text:list-level-style-bullet>
      <text:list-level-style-bullet text:level="6" text:style-name="List2Level5" text:bullet-char="■">
        <style:list-level-properties text:min-label-width="3in" text:min-label-distance="0.1252in" fo:text-align="end"/>
        <style:text-properties style:font-name="Comic Sans MS"/>
      </text:list-level-style-bullet>
      <text:list-level-style-bullet text:level="7" text:style-name="List2Level6" text:bullet-char="●">
        <style:list-level-properties text:space-before="3.25in" text:min-label-width="0.25in"/>
        <style:text-properties style:font-name="Comic Sans MS"/>
      </text:list-level-style-bullet>
      <text:list-level-style-bullet text:level="8" text:style-name="List2Level7" text:bullet-char="○">
        <style:list-level-properties text:space-before="3.75in" text:min-label-width="0.25in"/>
        <style:text-properties style:font-name="Comic Sans MS"/>
      </text:list-level-style-bullet>
      <text:list-level-style-bullet text:level="9" text:style-name="List2Level8" text:bullet-char="■">
        <style:list-level-properties text:min-label-width="4.5in" text:min-label-distance="0.1252in" fo:text-align="end"/>
        <style:text-properties style:font-name="Comic Sans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25in" text:min-label-width="0.25in"/>
        <style:text-properties style:font-name="Comic Sans MS"/>
      </text:list-level-style-bullet>
      <text:list-level-style-bullet text:level="2" text:style-name="List3Level1" text:bullet-char="○">
        <style:list-level-properties text:space-before="0.75in" text:min-label-width="0.25in"/>
        <style:text-properties style:font-name="Comic Sans MS"/>
      </text:list-level-style-bullet>
      <text:list-level-style-bullet text:level="3" text:style-name="List3Level2" text:bullet-char="■">
        <style:list-level-properties text:min-label-width="1.5in" text:min-label-distance="0.1252in" fo:text-align="end"/>
        <style:text-properties style:font-name="Comic Sans MS"/>
      </text:list-level-style-bullet>
      <text:list-level-style-bullet text:level="4" text:style-name="List3Level3" text:bullet-char="●">
        <style:list-level-properties text:space-before="1.75in" text:min-label-width="0.25in"/>
        <style:text-properties style:font-name="Comic Sans MS"/>
      </text:list-level-style-bullet>
      <text:list-level-style-bullet text:level="5" text:style-name="List3Level4" text:bullet-char="○">
        <style:list-level-properties text:space-before="2.25in" text:min-label-width="0.25in"/>
        <style:text-properties style:font-name="Comic Sans MS"/>
      </text:list-level-style-bullet>
      <text:list-level-style-bullet text:level="6" text:style-name="List3Level5" text:bullet-char="■">
        <style:list-level-properties text:min-label-width="3in" text:min-label-distance="0.1252in" fo:text-align="end"/>
        <style:text-properties style:font-name="Comic Sans MS"/>
      </text:list-level-style-bullet>
      <text:list-level-style-bullet text:level="7" text:style-name="List3Level6" text:bullet-char="●">
        <style:list-level-properties text:space-before="3.25in" text:min-label-width="0.25in"/>
        <style:text-properties style:font-name="Comic Sans MS"/>
      </text:list-level-style-bullet>
      <text:list-level-style-bullet text:level="8" text:style-name="List3Level7" text:bullet-char="○">
        <style:list-level-properties text:space-before="3.75in" text:min-label-width="0.25in"/>
        <style:text-properties style:font-name="Comic Sans MS"/>
      </text:list-level-style-bullet>
      <text:list-level-style-bullet text:level="9" text:style-name="List3Level8" text:bullet-char="■">
        <style:list-level-properties text:min-label-width="4.5in" text:min-label-distance="0.1252in" fo:text-align="end"/>
        <style:text-properties style:font-name="Comic Sans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25in" text:min-label-width="0.25in"/>
        <style:text-properties style:font-name="Comic Sans MS"/>
      </text:list-level-style-bullet>
      <text:list-level-style-bullet text:level="2" text:style-name="List4Level1" text:bullet-char="○">
        <style:list-level-properties text:space-before="0.75in" text:min-label-width="0.25in"/>
        <style:text-properties style:font-name="Comic Sans MS"/>
      </text:list-level-style-bullet>
      <text:list-level-style-bullet text:level="3" text:style-name="List4Level2" text:bullet-char="■">
        <style:list-level-properties text:min-label-width="1.5in" text:min-label-distance="0.1252in" fo:text-align="end"/>
        <style:text-properties style:font-name="Comic Sans MS"/>
      </text:list-level-style-bullet>
      <text:list-level-style-bullet text:level="4" text:style-name="List4Level3" text:bullet-char="●">
        <style:list-level-properties text:space-before="1.75in" text:min-label-width="0.25in"/>
        <style:text-properties style:font-name="Comic Sans MS"/>
      </text:list-level-style-bullet>
      <text:list-level-style-bullet text:level="5" text:style-name="List4Level4" text:bullet-char="○">
        <style:list-level-properties text:space-before="2.25in" text:min-label-width="0.25in"/>
        <style:text-properties style:font-name="Comic Sans MS"/>
      </text:list-level-style-bullet>
      <text:list-level-style-bullet text:level="6" text:style-name="List4Level5" text:bullet-char="■">
        <style:list-level-properties text:min-label-width="3in" text:min-label-distance="0.1252in" fo:text-align="end"/>
        <style:text-properties style:font-name="Comic Sans MS"/>
      </text:list-level-style-bullet>
      <text:list-level-style-bullet text:level="7" text:style-name="List4Level6" text:bullet-char="●">
        <style:list-level-properties text:space-before="3.25in" text:min-label-width="0.25in"/>
        <style:text-properties style:font-name="Comic Sans MS"/>
      </text:list-level-style-bullet>
      <text:list-level-style-bullet text:level="8" text:style-name="List4Level7" text:bullet-char="○">
        <style:list-level-properties text:space-before="3.75in" text:min-label-width="0.25in"/>
        <style:text-properties style:font-name="Comic Sans MS"/>
      </text:list-level-style-bullet>
      <text:list-level-style-bullet text:level="9" text:style-name="List4Level8" text:bullet-char="■">
        <style:list-level-properties text:min-label-width="4.5in" text:min-label-distance="0.1252in" fo:text-align="end"/>
        <style:text-properties style:font-name="Comic Sans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25in" text:min-label-width="0.25in"/>
        <style:text-properties style:font-name="Comic Sans MS"/>
      </text:list-level-style-bullet>
      <text:list-level-style-bullet text:level="2" text:style-name="List5Level1" text:bullet-char="○">
        <style:list-level-properties text:space-before="0.75in" text:min-label-width="0.25in"/>
        <style:text-properties style:font-name="Comic Sans MS"/>
      </text:list-level-style-bullet>
      <text:list-level-style-bullet text:level="3" text:style-name="List5Level2" text:bullet-char="■">
        <style:list-level-properties text:min-label-width="1.5in" text:min-label-distance="0.1252in" fo:text-align="end"/>
        <style:text-properties style:font-name="Comic Sans MS"/>
      </text:list-level-style-bullet>
      <text:list-level-style-bullet text:level="4" text:style-name="List5Level3" text:bullet-char="●">
        <style:list-level-properties text:space-before="1.75in" text:min-label-width="0.25in"/>
        <style:text-properties style:font-name="Comic Sans MS"/>
      </text:list-level-style-bullet>
      <text:list-level-style-bullet text:level="5" text:style-name="List5Level4" text:bullet-char="○">
        <style:list-level-properties text:space-before="2.25in" text:min-label-width="0.25in"/>
        <style:text-properties style:font-name="Comic Sans MS"/>
      </text:list-level-style-bullet>
      <text:list-level-style-bullet text:level="6" text:style-name="List5Level5" text:bullet-char="■">
        <style:list-level-properties text:min-label-width="3in" text:min-label-distance="0.1252in" fo:text-align="end"/>
        <style:text-properties style:font-name="Comic Sans MS"/>
      </text:list-level-style-bullet>
      <text:list-level-style-bullet text:level="7" text:style-name="List5Level6" text:bullet-char="●">
        <style:list-level-properties text:space-before="3.25in" text:min-label-width="0.25in"/>
        <style:text-properties style:font-name="Comic Sans MS"/>
      </text:list-level-style-bullet>
      <text:list-level-style-bullet text:level="8" text:style-name="List5Level7" text:bullet-char="○">
        <style:list-level-properties text:space-before="3.75in" text:min-label-width="0.25in"/>
        <style:text-properties style:font-name="Comic Sans MS"/>
      </text:list-level-style-bullet>
      <text:list-level-style-bullet text:level="9" text:style-name="List5Level8" text:bullet-char="■">
        <style:list-level-properties text:min-label-width="4.5in" text:min-label-distance="0.1252in" fo:text-align="end"/>
        <style:text-properties style:font-name="Comic Sans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">
      <text:list-level-style-bullet text:level="1" text:style-name="List6Level0" text:bullet-char="●">
        <style:list-level-properties text:space-before="0.25in" text:min-label-width="0.25in"/>
        <style:text-properties style:font-name="Comic Sans MS"/>
      </text:list-level-style-bullet>
      <text:list-level-style-bullet text:level="2" text:style-name="List6Level1" text:bullet-char="○">
        <style:list-level-properties text:space-before="0.75in" text:min-label-width="0.25in"/>
        <style:text-properties style:font-name="Comic Sans MS"/>
      </text:list-level-style-bullet>
      <text:list-level-style-bullet text:level="3" text:style-name="List6Level2" text:bullet-char="■">
        <style:list-level-properties text:min-label-width="1.5in" text:min-label-distance="0.1252in" fo:text-align="end"/>
        <style:text-properties style:font-name="Comic Sans MS"/>
      </text:list-level-style-bullet>
      <text:list-level-style-bullet text:level="4" text:style-name="List6Level3" text:bullet-char="●">
        <style:list-level-properties text:space-before="1.75in" text:min-label-width="0.25in"/>
        <style:text-properties style:font-name="Comic Sans MS"/>
      </text:list-level-style-bullet>
      <text:list-level-style-bullet text:level="5" text:style-name="List6Level4" text:bullet-char="○">
        <style:list-level-properties text:space-before="2.25in" text:min-label-width="0.25in"/>
        <style:text-properties style:font-name="Comic Sans MS"/>
      </text:list-level-style-bullet>
      <text:list-level-style-bullet text:level="6" text:style-name="List6Level5" text:bullet-char="■">
        <style:list-level-properties text:min-label-width="3in" text:min-label-distance="0.1252in" fo:text-align="end"/>
        <style:text-properties style:font-name="Comic Sans MS"/>
      </text:list-level-style-bullet>
      <text:list-level-style-bullet text:level="7" text:style-name="List6Level6" text:bullet-char="●">
        <style:list-level-properties text:space-before="3.25in" text:min-label-width="0.25in"/>
        <style:text-properties style:font-name="Comic Sans MS"/>
      </text:list-level-style-bullet>
      <text:list-level-style-bullet text:level="8" text:style-name="List6Level7" text:bullet-char="○">
        <style:list-level-properties text:space-before="3.75in" text:min-label-width="0.25in"/>
        <style:text-properties style:font-name="Comic Sans MS"/>
      </text:list-level-style-bullet>
      <text:list-level-style-bullet text:level="9" text:style-name="List6Level8" text:bullet-char="■">
        <style:list-level-properties text:min-label-width="4.5in" text:min-label-distance="0.1252in" fo:text-align="end"/>
        <style:text-properties style:font-name="Comic Sans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">
      <text:list-level-style-bullet text:level="1" text:style-name="List7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7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7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7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7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7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7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7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7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">
      <text:list-level-style-bullet text:level="1" text:style-name="List8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8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8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8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8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8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8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8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8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9">
      <text:list-level-style-bullet text:level="1" text:style-name="List9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9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9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9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9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9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9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9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9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0">
      <text:list-level-style-bullet text:level="1" text:style-name="List10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10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10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10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10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10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10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10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10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1">
      <text:list-level-style-bullet text:level="1" text:style-name="List11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11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11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11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11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11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11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11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11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2">
      <text:list-level-style-bullet text:level="1" text:style-name="List12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12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12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12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12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12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12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12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12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3">
      <text:list-level-style-bullet text:level="1" text:style-name="List13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13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13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13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13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13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13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13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13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4">
      <text:list-level-style-bullet text:level="1" text:style-name="List14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14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14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14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14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14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14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14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14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5">
      <text:list-level-style-bullet text:level="1" text:style-name="List15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15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15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15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15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15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15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15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15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6">
      <text:list-level-style-bullet text:level="1" text:style-name="List16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16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16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16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16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16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16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16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16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7">
      <text:list-level-style-bullet text:level="1" text:style-name="List17Level0" text:bullet-char="●">
        <style:list-level-properties text:space-before="0.25in" text:min-label-width="0.25in"/>
        <style:text-properties style:font-name="Comic Sans MS"/>
      </text:list-level-style-bullet>
      <text:list-level-style-bullet text:level="2" text:style-name="List17Level1" text:bullet-char="○">
        <style:list-level-properties text:space-before="0.75in" text:min-label-width="0.25in"/>
        <style:text-properties style:font-name="Comic Sans MS"/>
      </text:list-level-style-bullet>
      <text:list-level-style-bullet text:level="3" text:style-name="List17Level2" text:bullet-char="■">
        <style:list-level-properties text:min-label-width="1.5in" text:min-label-distance="0.1252in" fo:text-align="end"/>
        <style:text-properties style:font-name="Comic Sans MS"/>
      </text:list-level-style-bullet>
      <text:list-level-style-bullet text:level="4" text:style-name="List17Level3" text:bullet-char="●">
        <style:list-level-properties text:space-before="1.75in" text:min-label-width="0.25in"/>
        <style:text-properties style:font-name="Comic Sans MS"/>
      </text:list-level-style-bullet>
      <text:list-level-style-bullet text:level="5" text:style-name="List17Level4" text:bullet-char="○">
        <style:list-level-properties text:space-before="2.25in" text:min-label-width="0.25in"/>
        <style:text-properties style:font-name="Comic Sans MS"/>
      </text:list-level-style-bullet>
      <text:list-level-style-bullet text:level="6" text:style-name="List17Level5" text:bullet-char="■">
        <style:list-level-properties text:min-label-width="3in" text:min-label-distance="0.1252in" fo:text-align="end"/>
        <style:text-properties style:font-name="Comic Sans MS"/>
      </text:list-level-style-bullet>
      <text:list-level-style-bullet text:level="7" text:style-name="List17Level6" text:bullet-char="●">
        <style:list-level-properties text:space-before="3.25in" text:min-label-width="0.25in"/>
        <style:text-properties style:font-name="Comic Sans MS"/>
      </text:list-level-style-bullet>
      <text:list-level-style-bullet text:level="8" text:style-name="List17Level7" text:bullet-char="○">
        <style:list-level-properties text:space-before="3.75in" text:min-label-width="0.25in"/>
        <style:text-properties style:font-name="Comic Sans MS"/>
      </text:list-level-style-bullet>
      <text:list-level-style-bullet text:level="9" text:style-name="List17Level8" text:bullet-char="■">
        <style:list-level-properties text:min-label-width="4.5in" text:min-label-distance="0.1252in" fo:text-align="end"/>
        <style:text-properties style:font-name="Comic Sans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16.5354in" style:num-format="1" style:print-orientation="portrait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dc:title/>
    <meta:initial-creator/>
    <dc:creator/>
    <meta:editing-cycles>1</meta:editing-cycles>
    <meta:document-statistic meta:table-count="0" meta:image-count="0" meta:object-count="0" meta:page-count="31" meta:paragraph-count="353" meta:word-count="4239" meta:character-count="29697"/>
  </office:meta>
</office:document-meta>
</file>